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6.599cm"/>
    </style:style>
    <style:style style:name="co3" style:family="table-column">
      <style:table-column-properties fo:break-before="auto" style:column-width="2.431cm"/>
    </style:style>
    <style:style style:name="co4" style:family="table-column">
      <style:table-column-properties fo:break-before="auto" style:column-width="4.334cm"/>
    </style:style>
    <style:style style:name="co5" style:family="table-column">
      <style:table-column-properties fo:break-before="auto" style:column-width="4.893cm"/>
    </style:style>
    <style:style style:name="co6" style:family="table-column">
      <style:table-column-properties fo:break-before="auto" style:column-width="6.516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1.773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padding="0.071cm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4" table:default-cell-style-name="ce7"/>
        <table:table-column table:style-name="co6" table:default-cell-style-name="ce5"/>
        <table:table-column table:style-name="co7" table:default-cell-style-name="ce5"/>
        <table:table-column table:style-name="co8" table:number-columns-repeated="56" table:default-cell-style-name="Default"/>
        <table:table-row table:style-name="ro1">
          <table:table-cell table:style-name="ce1" office:value-type="string" calcext:value-type="string">
            <text:p>T.C. Kimlik Numarası</text:p>
          </table:table-cell>
          <table:table-cell table:style-name="ce3" office:value-type="string" calcext:value-type="string">
            <text:p>Ad Soyad</text:p>
          </table:table-cell>
          <table:table-cell table:style-name="ce3" office:value-type="string" calcext:value-type="string">
            <text:p>Cinsiyet</text:p>
          </table:table-cell>
          <table:table-cell table:style-name="ce6" office:value-type="string" calcext:value-type="string">
            <text:p>Doğum Tarihi</text:p>
          </table:table-cell>
          <table:table-cell table:style-name="ce3" office:value-type="string" calcext:value-type="string">
            <text:p>Tetkik</text:p>
          </table:table-cell>
          <table:table-cell table:style-name="ce6" office:value-type="string" calcext:value-type="string">
            <text:p>Tarih</text:p>
          </table:table-cell>
          <table:table-cell table:style-name="ce3" office:value-type="string" calcext:value-type="string">
            <text:p>Sonuç</text:p>
          </table:table-cell>
          <table:table-cell table:style-name="ce6" office:value-type="string" calcext:value-type="string">
            <text:p>Cihaz</text:p>
          </table:table-cell>
          <table:table-cell table:number-columns-repeated="56"/>
        </table:table-row>
        <table:table-row table:style-name="ro1">
          <table:table-cell office:value-type="float" office:value="99910255159" calcext:value-type="float">
            <text:p>99910255159</text:p>
          </table:table-cell>
          <table:table-cell table:style-name="ce4" office:value-type="string" calcext:value-type="string">
            <text:p>nuriye bilek tap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12-17" calcext:value-type="date">
            <text:p>17.12.1987</text:p>
          </table:table-cell>
          <table:table-cell table:style-name="ce4" office:value-type="string" calcext:value-type="string">
            <text:p>HBV DNA (Kantitatif)</text:p>
          </table:table-cell>
          <table:table-cell office:value-type="date" office:date-value="2020-03-26T10:19:55" calcext:value-type="date">
            <text:p>26.03.2020</text:p>
          </table:table-cell>
          <table:table-cell table:style-name="ce4" office:value-type="string" calcext:value-type="string">
            <text:p>Pozitif 6.228x10^1</text:p>
            <text:p/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12-03" calcext:value-type="date">
            <text:p>03.12.1979</text:p>
          </table:table-cell>
          <table:table-cell table:style-name="ce4" office:value-type="string" calcext:value-type="string">
            <text:p>HBV DNA (Kantitatif)</text:p>
          </table:table-cell>
          <table:table-cell office:value-type="date" office:date-value="2020-04-01T11:07:25" calcext:value-type="date">
            <text:p>01.04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4-01" calcext:value-type="date">
            <text:p>01.04.1985</text:p>
          </table:table-cell>
          <table:table-cell table:style-name="ce4" office:value-type="string" calcext:value-type="string">
            <text:p>HBV DNA (Kantitatif)</text:p>
          </table:table-cell>
          <table:table-cell office:value-type="date" office:date-value="2020-04-09T12:32:35" calcext:value-type="date">
            <text:p>09.04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99910262557" calcext:value-type="float">
            <text:p>99910262557</text:p>
          </table:table-cell>
          <table:table-cell table:style-name="ce4" office:value-type="string" calcext:value-type="string">
            <text:p>sezai istira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1-01" calcext:value-type="date">
            <text:p>01.01.1972</text:p>
          </table:table-cell>
          <table:table-cell table:style-name="ce4" office:value-type="string" calcext:value-type="string">
            <text:p>HBV DNA (Kantitatif)</text:p>
          </table:table-cell>
          <table:table-cell office:value-type="date" office:date-value="2020-07-15T14:03:49" calcext:value-type="date">
            <text:p>15.07.2020</text:p>
          </table:table-cell>
          <table:table-cell table:style-name="ce4" office:value-type="string" calcext:value-type="string">
            <text:p>Pozitif 130,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99431429146" calcext:value-type="float">
            <text:p>99431429146</text:p>
          </table:table-cell>
          <table:table-cell table:style-name="ce4" office:value-type="string" calcext:value-type="string">
            <text:p>BAHAREH MOHAMMAD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1-07-16" calcext:value-type="date">
            <text:p>16.07.1991</text:p>
          </table:table-cell>
          <table:table-cell table:style-name="ce4" office:value-type="string" calcext:value-type="string">
            <text:p>HBV DNA (Kantitatif)</text:p>
          </table:table-cell>
          <table:table-cell office:value-type="date" office:date-value="2020-07-15T14:55:05" calcext:value-type="date">
            <text:p>15.07.2020</text:p>
          </table:table-cell>
          <table:table-cell table:style-name="ce4" office:value-type="string" calcext:value-type="string">
            <text:p>Pozitif 6.790x10^3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99910263595" calcext:value-type="float">
            <text:p>99910263595</text:p>
          </table:table-cell>
          <table:table-cell table:style-name="ce4" office:value-type="string" calcext:value-type="string">
            <text:p>nurgül şen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1-01" calcext:value-type="date">
            <text:p>01.01.1986</text:p>
          </table:table-cell>
          <table:table-cell table:style-name="ce4" office:value-type="string" calcext:value-type="string">
            <text:p>HBV DNA (Kantitatif)</text:p>
          </table:table-cell>
          <table:table-cell office:value-type="date" office:date-value="2020-07-28T10:29:16" calcext:value-type="date">
            <text:p>28.07.2020</text:p>
          </table:table-cell>
          <table:table-cell table:style-name="ce4" office:value-type="string" calcext:value-type="string">
            <text:p>YETERSİZ NUMUNE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3970682716" calcext:value-type="float">
            <text:p>33970682716</text:p>
          </table:table-cell>
          <table:table-cell table:style-name="ce4" office:value-type="string" calcext:value-type="string">
            <text:p>ÜNAL AYD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10-01" calcext:value-type="date">
            <text:p>01.10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10T11:09:25" calcext:value-type="date">
            <text:p>10.04.2020</text:p>
          </table:table-cell>
          <table:table-cell table:style-name="ce4" office:value-type="string" calcext:value-type="string">
            <text:p>Pozitif 2.216x10^3</text:p>
            <text:p/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22190076030" calcext:value-type="float">
            <text:p>22190076030</text:p>
          </table:table-cell>
          <table:table-cell table:style-name="ce4" office:value-type="string" calcext:value-type="string">
            <text:p>SÜLEYMAN AK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1-01" calcext:value-type="date">
            <text:p>01.01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17T10:11:13" calcext:value-type="date">
            <text:p>17.04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18305204924" calcext:value-type="float">
            <text:p>18305204924</text:p>
          </table:table-cell>
          <table:table-cell table:style-name="ce4" office:value-type="string" calcext:value-type="string">
            <text:p>ALİ ÇAK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2-10" calcext:value-type="date">
            <text:p>10.0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17T10:11:34" calcext:value-type="date">
            <text:p>17.04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14774352104" calcext:value-type="float">
            <text:p>14774352104</text:p>
          </table:table-cell>
          <table:table-cell table:style-name="ce4" office:value-type="string" calcext:value-type="string">
            <text:p>SULTAN CEY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7-06-04" calcext:value-type="date">
            <text:p>04.06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21T12:52:10" calcext:value-type="date">
            <text:p>21.04.2020</text:p>
          </table:table-cell>
          <table:table-cell table:style-name="ce4" office:value-type="string" calcext:value-type="string">
            <text:p>Pozitif 1.148x10^2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65317007548" calcext:value-type="float">
            <text:p>65317007548</text:p>
          </table:table-cell>
          <table:table-cell table:style-name="ce4" office:value-type="string" calcext:value-type="string">
            <text:p>ESENGÜL YILMAZ BASK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9-09-04" calcext:value-type="date">
            <text:p>04.09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27T10:52:17" calcext:value-type="date">
            <text:p>27.04.2020</text:p>
          </table:table-cell>
          <table:table-cell table:style-name="ce4" office:value-type="string" calcext:value-type="string">
            <text:p>Pozitif 1.282x10^3</text:p>
            <text:p/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28714368100" calcext:value-type="float">
            <text:p>28714368100</text:p>
          </table:table-cell>
          <table:table-cell table:style-name="ce4" office:value-type="string" calcext:value-type="string">
            <text:p>İSMAİL ÖZTÜR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7-28" calcext:value-type="date">
            <text:p>28.07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28T11:40:11" calcext:value-type="date">
            <text:p>28.04.2020</text:p>
          </table:table-cell>
          <table:table-cell table:style-name="ce4" office:value-type="string" calcext:value-type="string">
            <text:p>Pozitif 3.833x10^2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37837537430" calcext:value-type="float">
            <text:p>37837537430</text:p>
          </table:table-cell>
          <table:table-cell table:style-name="ce4" office:value-type="string" calcext:value-type="string">
            <text:p>SÜMEYYE ÇAKMA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8-25" calcext:value-type="date">
            <text:p>25.08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4-30T11:09:26" calcext:value-type="date">
            <text:p>30.04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08T09:47:57" calcext:value-type="date">
            <text:p>08.05.2020</text:p>
          </table:table-cell>
          <table:table-cell table:style-name="ce4" office:value-type="string" calcext:value-type="string">
            <text:p>Pozitif 5.882x10^2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32218740850" calcext:value-type="float">
            <text:p>32218740850</text:p>
          </table:table-cell>
          <table:table-cell table:style-name="ce4" office:value-type="string" calcext:value-type="string">
            <text:p>DURSUN SANS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12-01" calcext:value-type="date">
            <text:p>01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2T08:27:58" calcext:value-type="date">
            <text:p>12.05.2020</text:p>
          </table:table-cell>
          <table:table-cell table:style-name="ce4" office:value-type="string" calcext:value-type="string">
            <text:p>Pozitif 3.360x10^1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20777123436" calcext:value-type="float">
            <text:p>20777123436</text:p>
          </table:table-cell>
          <table:table-cell table:style-name="ce4" office:value-type="string" calcext:value-type="string">
            <text:p>HÜSEYİN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05-05" calcext:value-type="date">
            <text:p>05.05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2T10:03:14" calcext:value-type="date">
            <text:p>12.05.2020</text:p>
          </table:table-cell>
          <table:table-cell table:style-name="ce4" office:value-type="string" calcext:value-type="string">
            <text:p>Pozitif 1.883x10^7</text:p>
            <text:p/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47929218192" calcext:value-type="float">
            <text:p>47929218192</text:p>
          </table:table-cell>
          <table:table-cell table:style-name="ce4" office:value-type="string" calcext:value-type="string">
            <text:p>SALİHA AKIN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2-01" calcext:value-type="date">
            <text:p>01.0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2T10:03:15" calcext:value-type="date">
            <text:p>12.05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37193132942" calcext:value-type="float">
            <text:p>37193132942</text:p>
          </table:table-cell>
          <table:table-cell table:style-name="ce4" office:value-type="string" calcext:value-type="string">
            <text:p>RECEP BAY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01-01" calcext:value-type="date">
            <text:p>01.01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4T08:52:33" calcext:value-type="date">
            <text:p>14.05.2020</text:p>
          </table:table-cell>
          <table:table-cell table:style-name="ce4" office:value-type="string" calcext:value-type="string">
            <text:p>Pozitif 1.832x10^1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36448599592" calcext:value-type="float">
            <text:p>36448599592</text:p>
          </table:table-cell>
          <table:table-cell table:style-name="ce4" office:value-type="string" calcext:value-type="string">
            <text:p>FATMA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6-26" calcext:value-type="date">
            <text:p>26.06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4T09:42:22" calcext:value-type="date">
            <text:p>14.05.2020</text:p>
          </table:table-cell>
          <table:table-cell table:style-name="ce4" office:value-type="string" calcext:value-type="string">
            <text:p>Pozitif 6.079x10^3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15" calcext:value-type="date">
            <text:p>15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4T10:01:46" calcext:value-type="date">
            <text:p>14.05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36151610294" calcext:value-type="float">
            <text:p>36151610294</text:p>
          </table:table-cell>
          <table:table-cell table:style-name="ce4" office:value-type="string" calcext:value-type="string">
            <text:p>FÜLYA SÜZ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6-21" calcext:value-type="date">
            <text:p>2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4T10:01:47" calcext:value-type="date">
            <text:p>14.05.2020</text:p>
          </table:table-cell>
          <table:table-cell table:style-name="ce4" office:value-type="string" calcext:value-type="string">
            <text:p>Pozitif 1.400x10^3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9-18" calcext:value-type="date">
            <text:p>18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15T12:25:59" calcext:value-type="date">
            <text:p>15.05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18716191318" calcext:value-type="float">
            <text:p>18716191318</text:p>
          </table:table-cell>
          <table:table-cell table:style-name="ce4" office:value-type="string" calcext:value-type="string">
            <text:p>SİNAN ALTIN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4-06-08" calcext:value-type="date">
            <text:p>08.06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0T10:57:59" calcext:value-type="date">
            <text:p>20.05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24601995466" calcext:value-type="float">
            <text:p>24601995466</text:p>
          </table:table-cell>
          <table:table-cell table:style-name="ce4" office:value-type="string" calcext:value-type="string">
            <text:p>MURAT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5-24" calcext:value-type="date">
            <text:p>24.05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2T09:18:13" calcext:value-type="date">
            <text:p>22.05.2020</text:p>
          </table:table-cell>
          <table:table-cell table:style-name="ce4" office:value-type="string" calcext:value-type="string">
            <text:p>Pozitif 2.491x10^2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15608294386" calcext:value-type="float">
            <text:p>15608294386</text:p>
          </table:table-cell>
          <table:table-cell table:style-name="ce4" office:value-type="string" calcext:value-type="string">
            <text:p>ABDULLAH AY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06-04" calcext:value-type="date">
            <text:p>04.06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2T10:11:14" calcext:value-type="date">
            <text:p>22.05.2020</text:p>
          </table:table-cell>
          <table:table-cell table:style-name="ce4" office:value-type="string" calcext:value-type="string">
            <text:p>Pozitif 1.642x10^2</text:p>
            <text:p/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59236129412" calcext:value-type="float">
            <text:p>59236129412</text:p>
          </table:table-cell>
          <table:table-cell table:style-name="ce4" office:value-type="string" calcext:value-type="string">
            <text:p>FATMA GÖZCÜ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10-25" calcext:value-type="date">
            <text:p>25.10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2T11:46:16" calcext:value-type="date">
            <text:p>22.05.2020</text:p>
          </table:table-cell>
          <table:table-cell table:style-name="ce4" office:value-type="string" calcext:value-type="string">
            <text:p>Pozitif 2.842x10^4</text:p>
            <text:p/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41797421814" calcext:value-type="float">
            <text:p>41797421814</text:p>
          </table:table-cell>
          <table:table-cell table:style-name="ce4" office:value-type="string" calcext:value-type="string">
            <text:p>ÇETİN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3-05" calcext:value-type="date">
            <text:p>05.03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1:55:39" calcext:value-type="date">
            <text:p>28.05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47425536950" calcext:value-type="float">
            <text:p>47425536950</text:p>
          </table:table-cell>
          <table:table-cell table:style-name="ce4" office:value-type="string" calcext:value-type="string">
            <text:p>MEHMET GÖKTEPE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5-10" calcext:value-type="date">
            <text:p>10.05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1:55:39" calcext:value-type="date">
            <text:p>28.05.2020</text:p>
          </table:table-cell>
          <table:table-cell table:style-name="ce4" office:value-type="string" calcext:value-type="string">
            <text:p>Pozitif 4.284x10^2</text:p>
            <text:p/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2:13:01" calcext:value-type="date">
            <text:p>28.05.2020</text:p>
          </table:table-cell>
          <table:table-cell table:style-name="ce4" office:value-type="string" calcext:value-type="string">
            <text:p>Pozitif 1.114x10^2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28871222406" calcext:value-type="float">
            <text:p>28871222406</text:p>
          </table:table-cell>
          <table:table-cell table:style-name="ce4" office:value-type="string" calcext:value-type="string">
            <text:p>ÜMMÜHAN ÖZYU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06-10" calcext:value-type="date">
            <text:p>10.06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2:13:03" calcext:value-type="date">
            <text:p>28.05.2020</text:p>
          </table:table-cell>
          <table:table-cell table:style-name="ce4" office:value-type="string" calcext:value-type="string">
            <text:p>Pozitif 6.606x10^3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29906187608" calcext:value-type="float">
            <text:p>29906187608</text:p>
          </table:table-cell>
          <table:table-cell table:style-name="ce4" office:value-type="string" calcext:value-type="string">
            <text:p>YUSUF Ş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5-20" calcext:value-type="date">
            <text:p>20.05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8T12:13:04" calcext:value-type="date">
            <text:p>28.05.2020</text:p>
          </table:table-cell>
          <table:table-cell table:style-name="ce4" office:value-type="string" calcext:value-type="string">
            <text:p>Pozitif 2.294x10^7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45892285722" calcext:value-type="float">
            <text:p>45892285722</text:p>
          </table:table-cell>
          <table:table-cell table:style-name="ce4" office:value-type="string" calcext:value-type="string">
            <text:p>İLHAN YÜCE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5-29T13:19:53" calcext:value-type="date">
            <text:p>29.05.2020</text:p>
          </table:table-cell>
          <table:table-cell table:style-name="ce4" office:value-type="string" calcext:value-type="string">
            <text:p>Pozitif 1.449x10^3</text:p>
            <text:p/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14774352104" calcext:value-type="float">
            <text:p>14774352104</text:p>
          </table:table-cell>
          <table:table-cell table:style-name="ce4" office:value-type="string" calcext:value-type="string">
            <text:p>SULTAN CEY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7-06-04" calcext:value-type="date">
            <text:p>04.06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1T14:51:49" calcext:value-type="date">
            <text:p>01.06.2020</text:p>
          </table:table-cell>
          <table:table-cell table:style-name="ce4" office:value-type="string" calcext:value-type="string">
            <text:p>Pozitif 2.218x10^5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1-18" calcext:value-type="date">
            <text:p>1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3T11:44:32" calcext:value-type="date">
            <text:p>03.06.2020</text:p>
          </table:table-cell>
          <table:table-cell table:style-name="ce4" office:value-type="string" calcext:value-type="string">
            <text:p>Pozitif 7.805x10^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3328931796" calcext:value-type="float">
            <text:p>13328931796</text:p>
          </table:table-cell>
          <table:table-cell table:style-name="ce4" office:value-type="string" calcext:value-type="string">
            <text:p>ARİFE ERT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10-08" calcext:value-type="date">
            <text:p>08.10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0:57:35" calcext:value-type="date">
            <text:p>04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4067240130" calcext:value-type="float">
            <text:p>34067240130</text:p>
          </table:table-cell>
          <table:table-cell table:style-name="ce4" office:value-type="string" calcext:value-type="string">
            <text:p>REMZİ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3-15" calcext:value-type="date">
            <text:p>15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0:57:39" calcext:value-type="date">
            <text:p>04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3301371908" calcext:value-type="float">
            <text:p>13301371908</text:p>
          </table:table-cell>
          <table:table-cell table:style-name="ce4" office:value-type="string" calcext:value-type="string">
            <text:p>ABBAS KÖYL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2-28" calcext:value-type="date">
            <text:p>28.02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0:59:24" calcext:value-type="date">
            <text:p>04.06.2020</text:p>
          </table:table-cell>
          <table:table-cell table:style-name="ce4" office:value-type="string" calcext:value-type="string">
            <text:p>Pozitif 1.778x10^4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4681324560" calcext:value-type="float">
            <text:p>14681324560</text:p>
          </table:table-cell>
          <table:table-cell table:style-name="ce4" office:value-type="string" calcext:value-type="string">
            <text:p>CEVAT ÇELTE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1-10" calcext:value-type="date">
            <text:p>10.01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1:18:23" calcext:value-type="date">
            <text:p>04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3535927476" calcext:value-type="float">
            <text:p>13535927476</text:p>
          </table:table-cell>
          <table:table-cell table:style-name="ce4" office:value-type="string" calcext:value-type="string">
            <text:p>SALİHA ONARO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8-03" calcext:value-type="date">
            <text:p>03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4T11:18:23" calcext:value-type="date">
            <text:p>04.06.2020</text:p>
          </table:table-cell>
          <table:table-cell table:style-name="ce4" office:value-type="string" calcext:value-type="string">
            <text:p>Pozitif 3.511x10^4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9292735446" calcext:value-type="float">
            <text:p>19292735446</text:p>
          </table:table-cell>
          <table:table-cell table:style-name="ce4" office:value-type="string" calcext:value-type="string">
            <text:p>ZEYNEP ÇEVİ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12-20" calcext:value-type="date">
            <text:p>20.12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8T11:00:53" calcext:value-type="date">
            <text:p>08.06.2020</text:p>
          </table:table-cell>
          <table:table-cell table:style-name="ce4" office:value-type="string" calcext:value-type="string">
            <text:p>Pozitif 1.177x10^3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9294172468" calcext:value-type="float">
            <text:p>49294172468</text:p>
          </table:table-cell>
          <table:table-cell table:style-name="ce4" office:value-type="string" calcext:value-type="string">
            <text:p>EMİNE İÇAĞAS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3-24" calcext:value-type="date">
            <text:p>24.03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8T11:22:10" calcext:value-type="date">
            <text:p>08.06.2020</text:p>
          </table:table-cell>
          <table:table-cell table:style-name="ce4" office:value-type="string" calcext:value-type="string">
            <text:p>Pozitif 1.784x10^3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9285172750" calcext:value-type="float">
            <text:p>49285172750</text:p>
          </table:table-cell>
          <table:table-cell table:style-name="ce4" office:value-type="string" calcext:value-type="string">
            <text:p>İSA İÇAĞAS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12-15" calcext:value-type="date">
            <text:p>15.1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8T11:22:10" calcext:value-type="date">
            <text:p>08.06.2020</text:p>
          </table:table-cell>
          <table:table-cell table:style-name="ce4" office:value-type="string" calcext:value-type="string">
            <text:p>Pozitif 1.144x10^5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5298677930" calcext:value-type="float">
            <text:p>45298677930</text:p>
          </table:table-cell>
          <table:table-cell table:style-name="ce4" office:value-type="string" calcext:value-type="string">
            <text:p>SAFFET SATILMI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3-11" calcext:value-type="date">
            <text:p>11.03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0:18:26" calcext:value-type="date">
            <text:p>09.06.2020</text:p>
          </table:table-cell>
          <table:table-cell table:style-name="ce4" office:value-type="string" calcext:value-type="string">
            <text:p>Pozitif 1.702x10^2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7041246660" calcext:value-type="float">
            <text:p>47041246660</text:p>
          </table:table-cell>
          <table:table-cell table:style-name="ce4" office:value-type="string" calcext:value-type="string">
            <text:p>BİLAL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1-01" calcext:value-type="date">
            <text:p>01.01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0:45:10" calcext:value-type="date">
            <text:p>09.06.2020</text:p>
          </table:table-cell>
          <table:table-cell table:style-name="ce4" office:value-type="string" calcext:value-type="string">
            <text:p>Pozitif 6.977x10^2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1" calcext:value-type="date">
            <text:p>01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3:22:48" calcext:value-type="date">
            <text:p>09.06.2020</text:p>
          </table:table-cell>
          <table:table-cell table:style-name="ce4" office:value-type="string" calcext:value-type="string">
            <text:p>Pozitif 2.798x10^3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5567626302" calcext:value-type="float">
            <text:p>25567626302</text:p>
          </table:table-cell>
          <table:table-cell table:style-name="ce4" office:value-type="string" calcext:value-type="string">
            <text:p>ÖMER ÇET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6-03-21" calcext:value-type="date">
            <text:p>21.03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3:23:01" calcext:value-type="date">
            <text:p>09.06.2020</text:p>
          </table:table-cell>
          <table:table-cell table:style-name="ce4" office:value-type="string" calcext:value-type="string">
            <text:p>Pozitif 3.248x10^3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9582198622" calcext:value-type="float">
            <text:p>29582198622</text:p>
          </table:table-cell>
          <table:table-cell table:style-name="ce4" office:value-type="string" calcext:value-type="string">
            <text:p>NARGÜL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6-06" calcext:value-type="date">
            <text:p>06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09T15:11:09" calcext:value-type="date">
            <text:p>09.06.2020</text:p>
          </table:table-cell>
          <table:table-cell table:style-name="ce4" office:value-type="string" calcext:value-type="string">
            <text:p>Pozitif 4.358x10^3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7-01" calcext:value-type="date">
            <text:p>01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0T13:14:29" calcext:value-type="date">
            <text:p>10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5509297974" calcext:value-type="float">
            <text:p>15509297974</text:p>
          </table:table-cell>
          <table:table-cell table:style-name="ce4" office:value-type="string" calcext:value-type="string">
            <text:p>YASİN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2-06-25" calcext:value-type="date">
            <text:p>25.06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0T13:21:23" calcext:value-type="date">
            <text:p>10.06.2020</text:p>
          </table:table-cell>
          <table:table-cell table:style-name="ce4" office:value-type="string" calcext:value-type="string">
            <text:p>Pozitif 2.676x10^4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3153530034" calcext:value-type="float">
            <text:p>13153530034</text:p>
          </table:table-cell>
          <table:table-cell table:style-name="ce4" office:value-type="string" calcext:value-type="string">
            <text:p>ADALET FATMA BAŞAR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12-22" calcext:value-type="date">
            <text:p>22.12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0T13:26:28" calcext:value-type="date">
            <text:p>10.06.2020</text:p>
          </table:table-cell>
          <table:table-cell table:style-name="ce4" office:value-type="string" calcext:value-type="string">
            <text:p>Pozitif 7.692x10^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4591698980" calcext:value-type="float">
            <text:p>14591698980</text:p>
          </table:table-cell>
          <table:table-cell table:style-name="ce4" office:value-type="string" calcext:value-type="string">
            <text:p>ZEKİYE ÖN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3-06" calcext:value-type="date">
            <text:p>06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0T13:26:29" calcext:value-type="date">
            <text:p>10.06.2020</text:p>
          </table:table-cell>
          <table:table-cell table:style-name="ce4" office:value-type="string" calcext:value-type="string">
            <text:p>Pozitif 4.637x10^3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2526344568" calcext:value-type="float">
            <text:p>12526344568</text:p>
          </table:table-cell>
          <table:table-cell table:style-name="ce4" office:value-type="string" calcext:value-type="string">
            <text:p>AYŞE ESM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11-25" calcext:value-type="date">
            <text:p>25.1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1T13:46:08" calcext:value-type="date">
            <text:p>11.06.2020</text:p>
          </table:table-cell>
          <table:table-cell table:style-name="ce4" office:value-type="string" calcext:value-type="string">
            <text:p>3109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9812048948" calcext:value-type="float">
            <text:p>39812048948</text:p>
          </table:table-cell>
          <table:table-cell table:style-name="ce4" office:value-type="string" calcext:value-type="string">
            <text:p>HATİCE BAŞCI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1-01" calcext:value-type="date">
            <text:p>01.01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1T13:51:33" calcext:value-type="date">
            <text:p>11.06.2020</text:p>
          </table:table-cell>
          <table:table-cell table:style-name="ce4" office:value-type="string" calcext:value-type="string">
            <text:p>Pozitif 6.260x10^2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1-05" calcext:value-type="date">
            <text:p>05.01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1T13:54:25" calcext:value-type="date">
            <text:p>11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1791794822" calcext:value-type="float">
            <text:p>41791794822</text:p>
          </table:table-cell>
          <table:table-cell table:style-name="ce4" office:value-type="string" calcext:value-type="string">
            <text:p>NURİ BÜYÜK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8-15" calcext:value-type="date">
            <text:p>15.08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2T11:55:30" calcext:value-type="date">
            <text:p>12.06.2020</text:p>
          </table:table-cell>
          <table:table-cell table:style-name="ce4" office:value-type="string" calcext:value-type="string">
            <text:p>Pozitif 4.390x10^3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2T12:02:07" calcext:value-type="date">
            <text:p>12.06.2020</text:p>
          </table:table-cell>
          <table:table-cell table:style-name="ce4" office:value-type="string" calcext:value-type="string">
            <text:p>Pozitif 2.130x10^2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2799055054" calcext:value-type="float">
            <text:p>22799055054</text:p>
          </table:table-cell>
          <table:table-cell table:style-name="ce4" office:value-type="string" calcext:value-type="string">
            <text:p>SAMET BİÇ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4-18" calcext:value-type="date">
            <text:p>18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2T12:02:08" calcext:value-type="date">
            <text:p>12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8376572394" calcext:value-type="float">
            <text:p>48376572394</text:p>
          </table:table-cell>
          <table:table-cell table:style-name="ce4" office:value-type="string" calcext:value-type="string">
            <text:p>SATİ UR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01-01" calcext:value-type="date">
            <text:p>01.01.19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2T12:02:08" calcext:value-type="date">
            <text:p>12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9430267486" calcext:value-type="float">
            <text:p>39430267486</text:p>
          </table:table-cell>
          <table:table-cell table:style-name="ce4" office:value-type="string" calcext:value-type="string">
            <text:p>KUDRET MUMC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9-01-23" calcext:value-type="date">
            <text:p>23.01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5T11:51:32" calcext:value-type="date">
            <text:p>15.06.2020</text:p>
          </table:table-cell>
          <table:table-cell table:style-name="ce4" office:value-type="string" calcext:value-type="string">
            <text:p>Pozitif 2.686x10^3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0373802208" calcext:value-type="float">
            <text:p>30373802208</text:p>
          </table:table-cell>
          <table:table-cell table:style-name="ce4" office:value-type="string" calcext:value-type="string">
            <text:p>SABRİ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3-02" calcext:value-type="date">
            <text:p>02.03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5T12:51:35" calcext:value-type="date">
            <text:p>15.06.2020</text:p>
          </table:table-cell>
          <table:table-cell table:style-name="ce4" office:value-type="string" calcext:value-type="string">
            <text:p>Pozitif 4.863x10^3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1707984606" calcext:value-type="float">
            <text:p>41707984606</text:p>
          </table:table-cell>
          <table:table-cell table:style-name="ce4" office:value-type="string" calcext:value-type="string">
            <text:p>NAHİDE GÜNAYD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2-02" calcext:value-type="date">
            <text:p>02.02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5T12:54:11" calcext:value-type="date">
            <text:p>15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2762056092" calcext:value-type="float">
            <text:p>52762056092</text:p>
          </table:table-cell>
          <table:table-cell table:style-name="ce4" office:value-type="string" calcext:value-type="string">
            <text:p>MURTAZA GÜR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2-07-01" calcext:value-type="date">
            <text:p>01.07.19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5T15:28:05" calcext:value-type="date">
            <text:p>15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3998573100" calcext:value-type="float">
            <text:p>53998573100</text:p>
          </table:table-cell>
          <table:table-cell table:style-name="ce4" office:value-type="string" calcext:value-type="string">
            <text:p>YETER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6T12:43:05" calcext:value-type="date">
            <text:p>16.06.2020</text:p>
          </table:table-cell>
          <table:table-cell table:style-name="ce4" office:value-type="string" calcext:value-type="string">
            <text:p>Pozitif 7.158x10^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4188325364" calcext:value-type="float">
            <text:p>44188325364</text:p>
          </table:table-cell>
          <table:table-cell table:style-name="ce4" office:value-type="string" calcext:value-type="string">
            <text:p>AHMET ÇETİN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1-01" calcext:value-type="date">
            <text:p>01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6T12:58:25" calcext:value-type="date">
            <text:p>16.06.2020</text:p>
          </table:table-cell>
          <table:table-cell table:style-name="ce4" office:value-type="string" calcext:value-type="string">
            <text:p>Pozitif 2.986x10^3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1967308816" calcext:value-type="float">
            <text:p>31967308816</text:p>
          </table:table-cell>
          <table:table-cell table:style-name="ce4" office:value-type="string" calcext:value-type="string">
            <text:p>MERVE ÇAĞ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4-11-10" calcext:value-type="date">
            <text:p>10.11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6T14:05:34" calcext:value-type="date">
            <text:p>16.06.2020</text:p>
          </table:table-cell>
          <table:table-cell table:style-name="ce4" office:value-type="string" calcext:value-type="string">
            <text:p>Pozitif 5.936x10^4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9229507366" calcext:value-type="float">
            <text:p>39229507366</text:p>
          </table:table-cell>
          <table:table-cell table:style-name="ce4" office:value-type="string" calcext:value-type="string">
            <text:p>İBRAHİM UZU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2-02-07" calcext:value-type="date">
            <text:p>07.02.19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7T10:15:49" calcext:value-type="date">
            <text:p>17.06.2020</text:p>
          </table:table-cell>
          <table:table-cell table:style-name="ce4" office:value-type="string" calcext:value-type="string">
            <text:p>Pozitif 1.352x10^2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7T10:43:08" calcext:value-type="date">
            <text:p>17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9338838048" calcext:value-type="float">
            <text:p>29338838048</text:p>
          </table:table-cell>
          <table:table-cell table:style-name="ce4" office:value-type="string" calcext:value-type="string">
            <text:p>NEVİN E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5-20" calcext:value-type="date">
            <text:p>20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7T10:43:27" calcext:value-type="date">
            <text:p>17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1145004624" calcext:value-type="float">
            <text:p>11145004624</text:p>
          </table:table-cell>
          <table:table-cell table:style-name="ce4" office:value-type="string" calcext:value-type="string">
            <text:p>ZÜBEYDE ÇOKO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9-01" calcext:value-type="date">
            <text:p>01.09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1:50:23" calcext:value-type="date">
            <text:p>18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8827521040" calcext:value-type="float">
            <text:p>38827521040</text:p>
          </table:table-cell>
          <table:table-cell table:style-name="ce4" office:value-type="string" calcext:value-type="string">
            <text:p>DÜRDANE SAĞDI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1-28" calcext:value-type="date">
            <text:p>28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3:40:12" calcext:value-type="date">
            <text:p>18.06.2020</text:p>
          </table:table-cell>
          <table:table-cell table:style-name="ce4" office:value-type="string" calcext:value-type="string">
            <text:p>Pozitif 5.323x10^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2336061686" calcext:value-type="float">
            <text:p>12336061686</text:p>
          </table:table-cell>
          <table:table-cell table:style-name="ce4" office:value-type="string" calcext:value-type="string">
            <text:p>GONCAGÜL NALÇ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1-01-25" calcext:value-type="date">
            <text:p>25.01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3:40:12" calcext:value-type="date">
            <text:p>18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99831284048" calcext:value-type="float">
            <text:p>99831284048</text:p>
          </table:table-cell>
          <table:table-cell table:style-name="ce4" office:value-type="string" calcext:value-type="string">
            <text:p>MOHAMMAD JAVID AHMAD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3-01-01" calcext:value-type="date">
            <text:p>01.01.200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5:48:44" calcext:value-type="date">
            <text:p>18.06.2020</text:p>
          </table:table-cell>
          <table:table-cell table:style-name="ce4" office:value-type="string" calcext:value-type="string">
            <text:p>Pozitif 1.367x10^3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2214408678" calcext:value-type="float">
            <text:p>42214408678</text:p>
          </table:table-cell>
          <table:table-cell table:style-name="ce4" office:value-type="string" calcext:value-type="string">
            <text:p>REFİKA ŞEN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4-11-21" calcext:value-type="date">
            <text:p>21.1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5:51:26" calcext:value-type="date">
            <text:p>18.06.2020</text:p>
          </table:table-cell>
          <table:table-cell table:style-name="ce4" office:value-type="string" calcext:value-type="string">
            <text:p>Pozitif 3.015x10^1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99573292646" calcext:value-type="float">
            <text:p>99573292646</text:p>
          </table:table-cell>
          <table:table-cell table:style-name="ce4" office:value-type="string" calcext:value-type="string">
            <text:p>MOHAMMAD NAWID AHMAD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4-04-19" calcext:value-type="date">
            <text:p>19.04.200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8T15:51:27" calcext:value-type="date">
            <text:p>18.06.2020</text:p>
          </table:table-cell>
          <table:table-cell table:style-name="ce4" office:value-type="string" calcext:value-type="string">
            <text:p>Pozitif 9.611x10^5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7093951704" calcext:value-type="float">
            <text:p>37093951704</text:p>
          </table:table-cell>
          <table:table-cell table:style-name="ce4" office:value-type="string" calcext:value-type="string">
            <text:p>GÜLENDAM AKKILÇ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1-15" calcext:value-type="date">
            <text:p>15.01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9T11:20:26" calcext:value-type="date">
            <text:p>19.06.2020</text:p>
          </table:table-cell>
          <table:table-cell table:style-name="ce4" office:value-type="string" calcext:value-type="string">
            <text:p>Pozitif 4.458x10^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6445827300" calcext:value-type="float">
            <text:p>16445827300</text:p>
          </table:table-cell>
          <table:table-cell table:style-name="ce4" office:value-type="string" calcext:value-type="string">
            <text:p>YETER GÜRBÜ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13" calcext:value-type="date">
            <text:p>13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9T11:20:28" calcext:value-type="date">
            <text:p>19.06.2020</text:p>
          </table:table-cell>
          <table:table-cell table:style-name="ce4" office:value-type="string" calcext:value-type="string">
            <text:p>Pozitif 1.938x10^1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9499164520" calcext:value-type="float">
            <text:p>19499164520</text:p>
          </table:table-cell>
          <table:table-cell table:style-name="ce4" office:value-type="string" calcext:value-type="string">
            <text:p>MURAT YÜZBAŞ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12-12" calcext:value-type="date">
            <text:p>12.12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9T11:21:53" calcext:value-type="date">
            <text:p>19.06.2020</text:p>
          </table:table-cell>
          <table:table-cell table:style-name="ce4" office:value-type="string" calcext:value-type="string">
            <text:p>Pozitif 4.171x10^3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5-13" calcext:value-type="date">
            <text:p>13.05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19T11:21:54" calcext:value-type="date">
            <text:p>19.06.2020</text:p>
          </table:table-cell>
          <table:table-cell table:style-name="ce4" office:value-type="string" calcext:value-type="string">
            <text:p>Pozitif 1.658x10^4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1258809420" calcext:value-type="float">
            <text:p>11258809420</text:p>
          </table:table-cell>
          <table:table-cell table:style-name="ce4" office:value-type="string" calcext:value-type="string">
            <text:p>SANİYE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5" calcext:value-type="date">
            <text:p>05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2T12:42:29" calcext:value-type="date">
            <text:p>22.06.2020</text:p>
          </table:table-cell>
          <table:table-cell table:style-name="ce4" office:value-type="string" calcext:value-type="string">
            <text:p>Pozitif 1.132x10^3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1836421188" calcext:value-type="float">
            <text:p>41836421188</text:p>
          </table:table-cell>
          <table:table-cell table:style-name="ce4" office:value-type="string" calcext:value-type="string">
            <text:p>ZEYNEP ÇAĞ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7-20" calcext:value-type="date">
            <text:p>20.07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2T12:42:29" calcext:value-type="date">
            <text:p>22.06.2020</text:p>
          </table:table-cell>
          <table:table-cell table:style-name="ce4" office:value-type="string" calcext:value-type="string">
            <text:p>Pozitif 6.630x10^2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2302738794" calcext:value-type="float">
            <text:p>32302738794</text:p>
          </table:table-cell>
          <table:table-cell table:style-name="ce4" office:value-type="string" calcext:value-type="string">
            <text:p>NECLA KORKU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1-02-23" calcext:value-type="date">
            <text:p>23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0:28:41" calcext:value-type="date">
            <text:p>23.06.2020</text:p>
          </table:table-cell>
          <table:table-cell table:style-name="ce4" office:value-type="string" calcext:value-type="string">
            <text:p>Pozitif 1.081x10^3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5-13" calcext:value-type="date">
            <text:p>13.05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1:42:23" calcext:value-type="date">
            <text:p>23.06.2020</text:p>
          </table:table-cell>
          <table:table-cell table:style-name="ce4" office:value-type="string" calcext:value-type="string">
            <text:p>Pozitif 3.495x10^2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68863078994" calcext:value-type="float">
            <text:p>68863078994</text:p>
          </table:table-cell>
          <table:table-cell table:style-name="ce4" office:value-type="string" calcext:value-type="string">
            <text:p>MEHTİ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0-10" calcext:value-type="date">
            <text:p>10.10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1:42:23" calcext:value-type="date">
            <text:p>23.06.2020</text:p>
          </table:table-cell>
          <table:table-cell table:style-name="ce4" office:value-type="string" calcext:value-type="string">
            <text:p>Pozitif 1.266x10^2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9931149962" calcext:value-type="float">
            <text:p>19931149962</text:p>
          </table:table-cell>
          <table:table-cell table:style-name="ce4" office:value-type="string" calcext:value-type="string">
            <text:p>OSMAN ALTUNOR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8-21" calcext:value-type="date">
            <text:p>21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3:32:09" calcext:value-type="date">
            <text:p>23.06.2020</text:p>
          </table:table-cell>
          <table:table-cell table:style-name="ce4" office:value-type="string" calcext:value-type="string">
            <text:p>Pozitif 7.242x10^2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8006882048" calcext:value-type="float">
            <text:p>28006882048</text:p>
          </table:table-cell>
          <table:table-cell table:style-name="ce4" office:value-type="string" calcext:value-type="string">
            <text:p>SERKAN BELGÜZ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6-28" calcext:value-type="date">
            <text:p>28.06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4:38:05" calcext:value-type="date">
            <text:p>23.06.2020</text:p>
          </table:table-cell>
          <table:table-cell table:style-name="ce4" office:value-type="string" calcext:value-type="string">
            <text:p>Pozitif 4.418x10^2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1812421362" calcext:value-type="float">
            <text:p>41812421362</text:p>
          </table:table-cell>
          <table:table-cell table:style-name="ce4" office:value-type="string" calcext:value-type="string">
            <text:p>ŞAHİN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5-01" calcext:value-type="date">
            <text:p>01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4:38:06" calcext:value-type="date">
            <text:p>23.06.2020</text:p>
          </table:table-cell>
          <table:table-cell table:style-name="ce4" office:value-type="string" calcext:value-type="string">
            <text:p>Pozitif 1.917x10^2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6165265588" calcext:value-type="float">
            <text:p>46165265588</text:p>
          </table:table-cell>
          <table:table-cell table:style-name="ce4" office:value-type="string" calcext:value-type="string">
            <text:p>EMİNE BİRC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8-03" calcext:value-type="date">
            <text:p>03.08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3T14:46:21" calcext:value-type="date">
            <text:p>23.06.2020</text:p>
          </table:table-cell>
          <table:table-cell table:style-name="ce4" office:value-type="string" calcext:value-type="string">
            <text:p>Pozitif 9.442x10^1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3957017150" calcext:value-type="float">
            <text:p>23957017150</text:p>
          </table:table-cell>
          <table:table-cell table:style-name="ce4" office:value-type="string" calcext:value-type="string">
            <text:p>YAŞAR İBRAHİM KARD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04-13" calcext:value-type="date">
            <text:p>13.04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4T12:13:15" calcext:value-type="date">
            <text:p>24.06.2020</text:p>
          </table:table-cell>
          <table:table-cell table:style-name="ce4" office:value-type="string" calcext:value-type="string">
            <text:p>Pozitif 3.769x10^2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8804415858" calcext:value-type="float">
            <text:p>58804415858</text:p>
          </table:table-cell>
          <table:table-cell table:style-name="ce4" office:value-type="string" calcext:value-type="string">
            <text:p>GÜLAY DUR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6-20" calcext:value-type="date">
            <text:p>20.06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1:28:13" calcext:value-type="date">
            <text:p>25.06.2020</text:p>
          </table:table-cell>
          <table:table-cell table:style-name="ce4" office:value-type="string" calcext:value-type="string">
            <text:p>Pozitif 2.926x10^2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3286705970" calcext:value-type="float">
            <text:p>33286705970</text:p>
          </table:table-cell>
          <table:table-cell table:style-name="ce4" office:value-type="string" calcext:value-type="string">
            <text:p>RIZA H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1:28:13" calcext:value-type="date">
            <text:p>25.06.2020</text:p>
          </table:table-cell>
          <table:table-cell table:style-name="ce4" office:value-type="string" calcext:value-type="string">
            <text:p>Pozitif 9.044x10^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1982641590" calcext:value-type="float">
            <text:p>51982641590</text:p>
          </table:table-cell>
          <table:table-cell table:style-name="ce4" office:value-type="string" calcext:value-type="string">
            <text:p>NURAN ŞEN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7-25" calcext:value-type="date">
            <text:p>25.07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2:05" calcext:value-type="date">
            <text:p>25.06.2020</text:p>
          </table:table-cell>
          <table:table-cell table:style-name="ce4" office:value-type="string" calcext:value-type="string">
            <text:p>Pozitif 5.585x10^2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8696019068" calcext:value-type="float">
            <text:p>38696019068</text:p>
          </table:table-cell>
          <table:table-cell table:style-name="ce4" office:value-type="string" calcext:value-type="string">
            <text:p>MAKSUT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9-01" calcext:value-type="date">
            <text:p>01.09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7:15" calcext:value-type="date">
            <text:p>25.06.2020</text:p>
          </table:table-cell>
          <table:table-cell table:style-name="ce4" office:value-type="string" calcext:value-type="string">
            <text:p>Pozitif 1.656x10^2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2181445074" calcext:value-type="float">
            <text:p>22181445074</text:p>
          </table:table-cell>
          <table:table-cell table:style-name="ce4" office:value-type="string" calcext:value-type="string">
            <text:p>REFREF DU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9-01" calcext:value-type="date">
            <text:p>01.09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7:15" calcext:value-type="date">
            <text:p>25.06.2020</text:p>
          </table:table-cell>
          <table:table-cell table:style-name="ce4" office:value-type="string" calcext:value-type="string">
            <text:p>Pozitif 2.330x10^2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7535118038" calcext:value-type="float">
            <text:p>57535118038</text:p>
          </table:table-cell>
          <table:table-cell table:style-name="ce4" office:value-type="string" calcext:value-type="string">
            <text:p>MAHMUT AKB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0-11" calcext:value-type="date">
            <text:p>11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8:09" calcext:value-type="date">
            <text:p>25.06.2020</text:p>
          </table:table-cell>
          <table:table-cell table:style-name="ce4" office:value-type="string" calcext:value-type="string">
            <text:p>Pozitif 9.535x10^5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02" calcext:value-type="date">
            <text:p>02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5T14:08:09" calcext:value-type="date">
            <text:p>25.06.2020</text:p>
          </table:table-cell>
          <table:table-cell table:style-name="ce4" office:value-type="string" calcext:value-type="string">
            <text:p>Pozitif 1.841x10^2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4372208490" calcext:value-type="float">
            <text:p>14372208490</text:p>
          </table:table-cell>
          <table:table-cell table:style-name="ce4" office:value-type="string" calcext:value-type="string">
            <text:p>HÜSEYİN ÇARIKCİ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01" calcext:value-type="date">
            <text:p>01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6T11:13:11" calcext:value-type="date">
            <text:p>26.06.2020</text:p>
          </table:table-cell>
          <table:table-cell table:style-name="ce4" office:value-type="string" calcext:value-type="string">
            <text:p>Pozitif 9.984x10^2</text:p>
            <text:p> 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1854977780" calcext:value-type="float">
            <text:p>41854977780</text:p>
          </table:table-cell>
          <table:table-cell table:style-name="ce4" office:value-type="string" calcext:value-type="string">
            <text:p>SAFİYE İP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2-04" calcext:value-type="date">
            <text:p>04.02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6T13:20:37" calcext:value-type="date">
            <text:p>26.06.2020</text:p>
          </table:table-cell>
          <table:table-cell table:style-name="ce4" office:value-type="string" calcext:value-type="string">
            <text:p>Pozitif 6.037x10^2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2949423016" calcext:value-type="float">
            <text:p>22949423016</text:p>
          </table:table-cell>
          <table:table-cell table:style-name="ce4" office:value-type="string" calcext:value-type="string">
            <text:p>SADİ DAĞDEL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9-12" calcext:value-type="date">
            <text:p>12.09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9T12:21:56" calcext:value-type="date">
            <text:p>29.06.2020</text:p>
          </table:table-cell>
          <table:table-cell table:style-name="ce4" office:value-type="string" calcext:value-type="string">
            <text:p>Pozitif 1.405x10^4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0805444770" calcext:value-type="float">
            <text:p>10805444770</text:p>
          </table:table-cell>
          <table:table-cell table:style-name="ce4" office:value-type="string" calcext:value-type="string">
            <text:p>GÜLBEYAZ POL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10-10" calcext:value-type="date">
            <text:p>10.10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29T13:35:18" calcext:value-type="date">
            <text:p>29.06.2020</text:p>
          </table:table-cell>
          <table:table-cell table:style-name="ce4" office:value-type="string" calcext:value-type="string">
            <text:p>Pozitif 2.163x10^3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8722191180" calcext:value-type="float">
            <text:p>18722191180</text:p>
          </table:table-cell>
          <table:table-cell table:style-name="ce4" office:value-type="string" calcext:value-type="string">
            <text:p>SABRİYE ALTIN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2-04" calcext:value-type="date">
            <text:p>04.02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6-30T14:33:57" calcext:value-type="date">
            <text:p>30.06.2020</text:p>
          </table:table-cell>
          <table:table-cell table:style-name="ce4" office:value-type="string" calcext:value-type="string">
            <text:p>Pozitif 3.027x10^3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0161038460" calcext:value-type="float">
            <text:p>10161038460</text:p>
          </table:table-cell>
          <table:table-cell table:style-name="ce4" office:value-type="string" calcext:value-type="string">
            <text:p>ALAATTİ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1-01" calcext:value-type="date">
            <text:p>01.01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1T10:46:54" calcext:value-type="date">
            <text:p>01.07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3860245540" calcext:value-type="float">
            <text:p>33860245540</text:p>
          </table:table-cell>
          <table:table-cell table:style-name="ce4" office:value-type="string" calcext:value-type="string">
            <text:p>AHMET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1-25" calcext:value-type="date">
            <text:p>25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3T11:50:25" calcext:value-type="date">
            <text:p>03.07.2020</text:p>
          </table:table-cell>
          <table:table-cell table:style-name="ce4" office:value-type="string" calcext:value-type="string">
            <text:p>Pozitif 316,5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7491051630" calcext:value-type="float">
            <text:p>47491051630</text:p>
          </table:table-cell>
          <table:table-cell table:style-name="ce4" office:value-type="string" calcext:value-type="string">
            <text:p>AHMET CAMU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12-20" calcext:value-type="date">
            <text:p>20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3T11:50:26" calcext:value-type="date">
            <text:p>03.07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12-13" calcext:value-type="date">
            <text:p>13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3T11:51:12" calcext:value-type="date">
            <text:p>03.07.2020</text:p>
          </table:table-cell>
          <table:table-cell table:style-name="ce4" office:value-type="string" calcext:value-type="string">
            <text:p>Pozitif 2525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3545588328" calcext:value-type="float">
            <text:p>53545588328</text:p>
          </table:table-cell>
          <table:table-cell table:style-name="ce4" office:value-type="string" calcext:value-type="string">
            <text:p>RECEP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12-20" calcext:value-type="date">
            <text:p>20.12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3T14:38:33" calcext:value-type="date">
            <text:p>03.07.2020</text:p>
          </table:table-cell>
          <table:table-cell table:style-name="ce4" office:value-type="string" calcext:value-type="string">
            <text:p>Pozitif 13,65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74725020636" calcext:value-type="float">
            <text:p>74725020636</text:p>
          </table:table-cell>
          <table:table-cell table:style-name="ce4" office:value-type="string" calcext:value-type="string">
            <text:p>BURAK UZUN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1-06-10" calcext:value-type="date">
            <text:p>10.06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9T10:19:50" calcext:value-type="date">
            <text:p>09.07.2020</text:p>
          </table:table-cell>
          <table:table-cell table:style-name="ce4" office:value-type="string" calcext:value-type="string">
            <text:p>Pozitif 8197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6784627326" calcext:value-type="float">
            <text:p>16784627326</text:p>
          </table:table-cell>
          <table:table-cell table:style-name="ce4" office:value-type="string" calcext:value-type="string">
            <text:p>MELİKE CEB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6-15" calcext:value-type="date">
            <text:p>15.06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09T11:03:09" calcext:value-type="date">
            <text:p>09.07.2020</text:p>
          </table:table-cell>
          <table:table-cell table:style-name="ce4" office:value-type="string" calcext:value-type="string">
            <text:p>Pozitif 2.488x10^4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7584229618" calcext:value-type="float">
            <text:p>47584229618</text:p>
          </table:table-cell>
          <table:table-cell table:style-name="ce4" office:value-type="string" calcext:value-type="string">
            <text:p>MERT ALTUNÖ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6-05-20" calcext:value-type="date">
            <text:p>20.05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4T14:14:07" calcext:value-type="date">
            <text:p>14.07.2020</text:p>
          </table:table-cell>
          <table:table-cell table:style-name="ce4" office:value-type="string" calcext:value-type="string">
            <text:p>8148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2406067838" calcext:value-type="float">
            <text:p>22406067838</text:p>
          </table:table-cell>
          <table:table-cell table:style-name="ce4" office:value-type="string" calcext:value-type="string">
            <text:p>NURCAN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2-01" calcext:value-type="date">
            <text:p>01.02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4T14:15:55" calcext:value-type="date">
            <text:p>14.07.2020</text:p>
          </table:table-cell>
          <table:table-cell table:style-name="ce4" office:value-type="string" calcext:value-type="string">
            <text:p>28.40 POZİTİ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2856052460" calcext:value-type="float">
            <text:p>22856052460</text:p>
          </table:table-cell>
          <table:table-cell table:style-name="ce4" office:value-type="string" calcext:value-type="string">
            <text:p>AYSEL SOY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5-12" calcext:value-type="date">
            <text:p>12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4T14:39:25" calcext:value-type="date">
            <text:p>14.07.2020</text:p>
          </table:table-cell>
          <table:table-cell table:style-name="ce4" office:value-type="string" calcext:value-type="string">
            <text:p>4051 POZİTİ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7750224334" calcext:value-type="float">
            <text:p>17750224334</text:p>
          </table:table-cell>
          <table:table-cell table:style-name="ce4" office:value-type="string" calcext:value-type="string">
            <text:p>HALİME GÜMÜ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1-01-15" calcext:value-type="date">
            <text:p>15.01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6T12:10:54" calcext:value-type="date">
            <text:p>16.07.2020</text:p>
          </table:table-cell>
          <table:table-cell table:style-name="ce4" office:value-type="string" calcext:value-type="string">
            <text:p>3897 POZİTİ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0348700868" calcext:value-type="float">
            <text:p>20348700868</text:p>
          </table:table-cell>
          <table:table-cell table:style-name="ce4" office:value-type="string" calcext:value-type="string">
            <text:p>MEHMET ÜNV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9-03" calcext:value-type="date">
            <text:p>03.09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6T12:10:55" calcext:value-type="date">
            <text:p>16.07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6-10" calcext:value-type="date">
            <text:p>10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6T12:39:36" calcext:value-type="date">
            <text:p>16.07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2745390442" calcext:value-type="float">
            <text:p>42745390442</text:p>
          </table:table-cell>
          <table:table-cell table:style-name="ce4" office:value-type="string" calcext:value-type="string">
            <text:p>SADIK GEÇG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8-01" calcext:value-type="date">
            <text:p>01.08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6T14:16:33" calcext:value-type="date">
            <text:p>16.07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6841623988" calcext:value-type="float">
            <text:p>16841623988</text:p>
          </table:table-cell>
          <table:table-cell table:style-name="ce4" office:value-type="string" calcext:value-type="string">
            <text:p>MUSTAFA İLG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6-01" calcext:value-type="date">
            <text:p>0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7T10:08:24" calcext:value-type="date">
            <text:p>17.07.2020</text:p>
          </table:table-cell>
          <table:table-cell table:style-name="ce4" office:value-type="string" calcext:value-type="string">
            <text:p>293.4 POZİTİ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2054640534" calcext:value-type="float">
            <text:p>52054640534</text:p>
          </table:table-cell>
          <table:table-cell table:style-name="ce4" office:value-type="string" calcext:value-type="string">
            <text:p>YAKUP ÇÖRDÜ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6-07-20" calcext:value-type="date">
            <text:p>20.07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7T13:49:44" calcext:value-type="date">
            <text:p>17.07.2020</text:p>
          </table:table-cell>
          <table:table-cell table:style-name="ce4" office:value-type="string" calcext:value-type="string">
            <text:p>1.398x10^9 POZİTİ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61036344254" calcext:value-type="float">
            <text:p>61036344254</text:p>
          </table:table-cell>
          <table:table-cell table:style-name="ce4" office:value-type="string" calcext:value-type="string">
            <text:p>ZÜBEYDE ATABE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9-10" calcext:value-type="date">
            <text:p>10.09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17T14:05:10" calcext:value-type="date">
            <text:p>17.07.2020</text:p>
          </table:table-cell>
          <table:table-cell table:style-name="ce4" office:value-type="string" calcext:value-type="string">
            <text:p>108.0 POZİTİ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0937823238" calcext:value-type="float">
            <text:p>10937823238</text:p>
          </table:table-cell>
          <table:table-cell table:style-name="ce4" office:value-type="string" calcext:value-type="string">
            <text:p>HACI ALİ İŞL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12-30" calcext:value-type="date">
            <text:p>30.12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0T12:39:54" calcext:value-type="date">
            <text:p>20.07.2020</text:p>
          </table:table-cell>
          <table:table-cell table:style-name="ce4" office:value-type="string" calcext:value-type="string">
            <text:p>Pozitif 3.270x10^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7773451310" calcext:value-type="float">
            <text:p>27773451310</text:p>
          </table:table-cell>
          <table:table-cell table:style-name="ce4" office:value-type="string" calcext:value-type="string">
            <text:p>KAYA ÇAĞM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6-10" calcext:value-type="date">
            <text:p>10.06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0T12:39:54" calcext:value-type="date">
            <text:p>20.07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0777123436" calcext:value-type="float">
            <text:p>20777123436</text:p>
          </table:table-cell>
          <table:table-cell table:style-name="ce4" office:value-type="string" calcext:value-type="string">
            <text:p>HÜSEYİN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05-05" calcext:value-type="date">
            <text:p>05.05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0T13:57:13" calcext:value-type="date">
            <text:p>20.07.2020</text:p>
          </table:table-cell>
          <table:table-cell table:style-name="ce4" office:value-type="string" calcext:value-type="string">
            <text:p>5618 POZİTİ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9313170218" calcext:value-type="float">
            <text:p>19313170218</text:p>
          </table:table-cell>
          <table:table-cell table:style-name="ce4" office:value-type="string" calcext:value-type="string">
            <text:p>KÜBRA NUR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12-21" calcext:value-type="date">
            <text:p>21.12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0T14:52:03" calcext:value-type="date">
            <text:p>20.07.2020</text:p>
          </table:table-cell>
          <table:table-cell table:style-name="ce4" office:value-type="string" calcext:value-type="string">
            <text:p>155,6 POZİTİ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0163809448" calcext:value-type="float">
            <text:p>30163809448</text:p>
          </table:table-cell>
          <table:table-cell table:style-name="ce4" office:value-type="string" calcext:value-type="string">
            <text:p>ALTUN POL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01-01" calcext:value-type="date">
            <text:p>01.01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1:27:36" calcext:value-type="date">
            <text:p>21.07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6460827262" calcext:value-type="float">
            <text:p>16460827262</text:p>
          </table:table-cell>
          <table:table-cell table:style-name="ce4" office:value-type="string" calcext:value-type="string">
            <text:p>LÜTFİYE SEZ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12-10" calcext:value-type="date">
            <text:p>10.1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1:27:41" calcext:value-type="date">
            <text:p>21.07.2020</text:p>
          </table:table-cell>
          <table:table-cell table:style-name="ce4" office:value-type="string" calcext:value-type="string">
            <text:p>Pozitif 181,4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5219347590" calcext:value-type="float">
            <text:p>55219347590</text:p>
          </table:table-cell>
          <table:table-cell table:style-name="ce4" office:value-type="string" calcext:value-type="string">
            <text:p>MUSTAFA ES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5-13" calcext:value-type="date">
            <text:p>13.05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1:27:41" calcext:value-type="date">
            <text:p>21.07.2020</text:p>
          </table:table-cell>
          <table:table-cell table:style-name="ce4" office:value-type="string" calcext:value-type="string">
            <text:p>Pozitif 37,06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2-01" calcext:value-type="date">
            <text:p>01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3:25:09" calcext:value-type="date">
            <text:p>21.07.2020</text:p>
          </table:table-cell>
          <table:table-cell table:style-name="ce4" office:value-type="string" calcext:value-type="string">
            <text:p>Pozitif 2763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6645260058" calcext:value-type="float">
            <text:p>46645260058</text:p>
          </table:table-cell>
          <table:table-cell table:style-name="ce4" office:value-type="string" calcext:value-type="string">
            <text:p>ZÜLFİYE US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2-10" calcext:value-type="date">
            <text:p>10.02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1T14:30:44" calcext:value-type="date">
            <text:p>21.07.2020</text:p>
          </table:table-cell>
          <table:table-cell table:style-name="ce4" office:value-type="string" calcext:value-type="string">
            <text:p>Pozitif 1.918x10^1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8270244686" calcext:value-type="float">
            <text:p>58270244686</text:p>
          </table:table-cell>
          <table:table-cell table:style-name="ce4" office:value-type="string" calcext:value-type="string">
            <text:p>DURDANE TE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10" calcext:value-type="date">
            <text:p>10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2T11:49:52" calcext:value-type="date">
            <text:p>22.07.2020</text:p>
          </table:table-cell>
          <table:table-cell table:style-name="ce4" office:value-type="string" calcext:value-type="string">
            <text:p>Pozitif 1.648x10^4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0162142592" calcext:value-type="float">
            <text:p>20162142592</text:p>
          </table:table-cell>
          <table:table-cell table:style-name="ce4" office:value-type="string" calcext:value-type="string">
            <text:p>HÜSEYİN 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1-01" calcext:value-type="date">
            <text:p>01.0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2T13:06:19" calcext:value-type="date">
            <text:p>22.07.2020</text:p>
          </table:table-cell>
          <table:table-cell table:style-name="ce4" office:value-type="string" calcext:value-type="string">
            <text:p>Pozitif 477,2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7395234580" calcext:value-type="float">
            <text:p>47395234580</text:p>
          </table:table-cell>
          <table:table-cell table:style-name="ce4" office:value-type="string" calcext:value-type="string">
            <text:p>NAGİHAN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01-29" calcext:value-type="date">
            <text:p>29.01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2T13:06:19" calcext:value-type="date">
            <text:p>22.07.2020</text:p>
          </table:table-cell>
          <table:table-cell table:style-name="ce4" office:value-type="string" calcext:value-type="string">
            <text:p>Pozitif 68203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2812388788" calcext:value-type="float">
            <text:p>12812388788</text:p>
          </table:table-cell>
          <table:table-cell table:style-name="ce4" office:value-type="string" calcext:value-type="string">
            <text:p>MESUDE KAR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10-04" calcext:value-type="date">
            <text:p>04.10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1:25:24" calcext:value-type="date">
            <text:p>23.07.2020</text:p>
          </table:table-cell>
          <table:table-cell table:style-name="ce4" office:value-type="string" calcext:value-type="string">
            <text:p>Pozitif 67,35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2165306826" calcext:value-type="float">
            <text:p>32165306826</text:p>
          </table:table-cell>
          <table:table-cell table:style-name="ce4" office:value-type="string" calcext:value-type="string">
            <text:p>RIZA İMD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1-08" calcext:value-type="date">
            <text:p>08.11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1:25:25" calcext:value-type="date">
            <text:p>23.07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5934664584" calcext:value-type="float">
            <text:p>45934664584</text:p>
          </table:table-cell>
          <table:table-cell table:style-name="ce4" office:value-type="string" calcext:value-type="string">
            <text:p>AYŞE ŞAN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13" calcext:value-type="date">
            <text:p>13.04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4:20:46" calcext:value-type="date">
            <text:p>23.07.2020</text:p>
          </table:table-cell>
          <table:table-cell table:style-name="ce4" office:value-type="string" calcext:value-type="string">
            <text:p>Pozitif 1.753x10^4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6643593920" calcext:value-type="float">
            <text:p>36643593920</text:p>
          </table:table-cell>
          <table:table-cell table:style-name="ce4" office:value-type="string" calcext:value-type="string">
            <text:p>BAHAR İPEK AR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2-02" calcext:value-type="date">
            <text:p>02.0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4:20:46" calcext:value-type="date">
            <text:p>23.07.2020</text:p>
          </table:table-cell>
          <table:table-cell table:style-name="ce4" office:value-type="string" calcext:value-type="string">
            <text:p>Pozitif 20,9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9982148518" calcext:value-type="float">
            <text:p>19982148518</text:p>
          </table:table-cell>
          <table:table-cell table:style-name="ce4" office:value-type="string" calcext:value-type="string">
            <text:p>ENGİN KARS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7-04" calcext:value-type="date">
            <text:p>04.07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3T14:20:47" calcext:value-type="date">
            <text:p>23.07.2020</text:p>
          </table:table-cell>
          <table:table-cell table:style-name="ce4" office:value-type="string" calcext:value-type="string">
            <text:p>Pozitif 4.443x10^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9310544074" calcext:value-type="float">
            <text:p>19310544074</text:p>
          </table:table-cell>
          <table:table-cell table:style-name="ce4" office:value-type="string" calcext:value-type="string">
            <text:p>ALİ AK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11-05" calcext:value-type="date">
            <text:p>05.1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02:24" calcext:value-type="date">
            <text:p>24.07.2020</text:p>
          </table:table-cell>
          <table:table-cell table:style-name="ce4" office:value-type="string" calcext:value-type="string">
            <text:p>Pozitif 199,3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6193275408" calcext:value-type="float">
            <text:p>16193275408</text:p>
          </table:table-cell>
          <table:table-cell table:style-name="ce4" office:value-type="string" calcext:value-type="string">
            <text:p>RECEP ÇA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11-25" calcext:value-type="date">
            <text:p>25.1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02:24" calcext:value-type="date">
            <text:p>24.07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5778517338" calcext:value-type="float">
            <text:p>25778517338</text:p>
          </table:table-cell>
          <table:table-cell table:style-name="ce4" office:value-type="string" calcext:value-type="string">
            <text:p>ASIM KAP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04:24" calcext:value-type="date">
            <text:p>24.07.2020</text:p>
          </table:table-cell>
          <table:table-cell table:style-name="ce4" office:value-type="string" calcext:value-type="string">
            <text:p>Pozitif 2.914x10^2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7-10" calcext:value-type="date">
            <text:p>10.07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13:13" calcext:value-type="date">
            <text:p>24.07.2020</text:p>
          </table:table-cell>
          <table:table-cell table:style-name="ce4" office:value-type="string" calcext:value-type="string">
            <text:p>Pozitif 59,34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2140974042" calcext:value-type="float">
            <text:p>12140974042</text:p>
          </table:table-cell>
          <table:table-cell table:style-name="ce4" office:value-type="string" calcext:value-type="string">
            <text:p>NERİMAN DEMİR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10-09" calcext:value-type="date">
            <text:p>09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2:13:13" calcext:value-type="date">
            <text:p>24.07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9900381934" calcext:value-type="float">
            <text:p>29900381934</text:p>
          </table:table-cell>
          <table:table-cell table:style-name="ce4" office:value-type="string" calcext:value-type="string">
            <text:p>KAYA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5-15" calcext:value-type="date">
            <text:p>15.05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4:29:47" calcext:value-type="date">
            <text:p>24.07.2020</text:p>
          </table:table-cell>
          <table:table-cell table:style-name="ce4" office:value-type="string" calcext:value-type="string">
            <text:p>Pozitif 4.620x10^3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6711262504" calcext:value-type="float">
            <text:p>46711262504</text:p>
          </table:table-cell>
          <table:table-cell table:style-name="ce4" office:value-type="string" calcext:value-type="string">
            <text:p>ALİ ALK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3-25" calcext:value-type="date">
            <text:p>25.03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4T14:58:25" calcext:value-type="date">
            <text:p>24.07.2020</text:p>
          </table:table-cell>
          <table:table-cell table:style-name="ce4" office:value-type="string" calcext:value-type="string">
            <text:p>Pozitif 9.792x10^6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60409181830" calcext:value-type="float">
            <text:p>60409181830</text:p>
          </table:table-cell>
          <table:table-cell table:style-name="ce4" office:value-type="string" calcext:value-type="string">
            <text:p>BÜNYAMİN BULU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0-09-25" calcext:value-type="date">
            <text:p>25.09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39" calcext:value-type="date">
            <text:p>27.07.2020</text:p>
          </table:table-cell>
          <table:table-cell table:style-name="ce4" office:value-type="string" calcext:value-type="string">
            <text:p>Pozitif 20,89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3073900274" calcext:value-type="float">
            <text:p>33073900274</text:p>
          </table:table-cell>
          <table:table-cell table:style-name="ce4" office:value-type="string" calcext:value-type="string">
            <text:p>FATİH AL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6-23" calcext:value-type="date">
            <text:p>23.06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39" calcext:value-type="date">
            <text:p>27.07.2020</text:p>
          </table:table-cell>
          <table:table-cell table:style-name="ce4" office:value-type="string" calcext:value-type="string">
            <text:p>Pozitif 2429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3341214516" calcext:value-type="float">
            <text:p>23341214516</text:p>
          </table:table-cell>
          <table:table-cell table:style-name="ce4" office:value-type="string" calcext:value-type="string">
            <text:p>HAVVA PI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1-12" calcext:value-type="date">
            <text:p>12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40" calcext:value-type="date">
            <text:p>27.07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3633924688" calcext:value-type="float">
            <text:p>43633924688</text:p>
          </table:table-cell>
          <table:table-cell table:style-name="ce4" office:value-type="string" calcext:value-type="string">
            <text:p>SEVİM TE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01-30" calcext:value-type="date">
            <text:p>30.01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40" calcext:value-type="date">
            <text:p>27.07.2020</text:p>
          </table:table-cell>
          <table:table-cell table:style-name="ce4" office:value-type="string" calcext:value-type="string">
            <text:p>Pozitif 71,23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99318352864" calcext:value-type="float">
            <text:p>99318352864</text:p>
          </table:table-cell>
          <table:table-cell table:style-name="ce4" office:value-type="string" calcext:value-type="string">
            <text:p>SOAD ALSULAI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1-02" calcext:value-type="date">
            <text:p>02.01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1:55:40" calcext:value-type="date">
            <text:p>27.07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6842146330" calcext:value-type="float">
            <text:p>36842146330</text:p>
          </table:table-cell>
          <table:table-cell table:style-name="ce4" office:value-type="string" calcext:value-type="string">
            <text:p>SEMİH TANRIVERD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9-06-07" calcext:value-type="date">
            <text:p>07.06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7T14:35:24" calcext:value-type="date">
            <text:p>27.07.2020</text:p>
          </table:table-cell>
          <table:table-cell table:style-name="ce4" office:value-type="string" calcext:value-type="string">
            <text:p>Pozitif 253,2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1789794400" calcext:value-type="float">
            <text:p>11789794400</text:p>
          </table:table-cell>
          <table:table-cell table:style-name="ce4" office:value-type="string" calcext:value-type="string">
            <text:p>AYHAN SARAÇL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7-07" calcext:value-type="date">
            <text:p>07.07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8T11:42:15" calcext:value-type="date">
            <text:p>28.07.2020</text:p>
          </table:table-cell>
          <table:table-cell table:style-name="ce4" office:value-type="string" calcext:value-type="string">
            <text:p>Pozitif 29,09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8535423798" calcext:value-type="float">
            <text:p>28535423798</text:p>
          </table:table-cell>
          <table:table-cell table:style-name="ce4" office:value-type="string" calcext:value-type="string">
            <text:p>MUSTAFA BO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7-01" calcext:value-type="date">
            <text:p>01.07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8T12:36:55" calcext:value-type="date">
            <text:p>28.07.2020</text:p>
          </table:table-cell>
          <table:table-cell table:style-name="ce4" office:value-type="string" calcext:value-type="string">
            <text:p>Pozitif 1648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2614767408" calcext:value-type="float">
            <text:p>12614767408</text:p>
          </table:table-cell>
          <table:table-cell table:style-name="ce4" office:value-type="string" calcext:value-type="string">
            <text:p>SONER SAP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9-02" calcext:value-type="date">
            <text:p>02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8T12:42:08" calcext:value-type="date">
            <text:p>28.07.2020</text:p>
          </table:table-cell>
          <table:table-cell table:style-name="ce4" office:value-type="string" calcext:value-type="string">
            <text:p>Pozitif 5.502x10^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9906187608" calcext:value-type="float">
            <text:p>29906187608</text:p>
          </table:table-cell>
          <table:table-cell table:style-name="ce4" office:value-type="string" calcext:value-type="string">
            <text:p>YUSUF Ş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5-20" calcext:value-type="date">
            <text:p>20.05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8T15:05:48" calcext:value-type="date">
            <text:p>28.07.2020</text:p>
          </table:table-cell>
          <table:table-cell table:style-name="ce4" office:value-type="string" calcext:value-type="string">
            <text:p>Pozitif 318,3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2" calcext:value-type="date">
            <text:p>02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9T11:24:54" calcext:value-type="date">
            <text:p>29.07.2020</text:p>
          </table:table-cell>
          <table:table-cell table:style-name="ce4" office:value-type="string" calcext:value-type="string">
            <text:p>Pozitif 1147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2514065252" calcext:value-type="float">
            <text:p>22514065252</text:p>
          </table:table-cell>
          <table:table-cell table:style-name="ce4" office:value-type="string" calcext:value-type="string">
            <text:p>SEHER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03-10" calcext:value-type="date">
            <text:p>10.03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9T13:40:34" calcext:value-type="date">
            <text:p>29.07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12-03" calcext:value-type="date">
            <text:p>03.1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7-29T15:14:31" calcext:value-type="date">
            <text:p>29.07.2020</text:p>
          </table:table-cell>
          <table:table-cell table:style-name="ce4" office:value-type="string" calcext:value-type="string">
            <text:p>Pozitif 120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8483866128" calcext:value-type="float">
            <text:p>28483866128</text:p>
          </table:table-cell>
          <table:table-cell table:style-name="ce4" office:value-type="string" calcext:value-type="string">
            <text:p>CEMAL SİN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6-04" calcext:value-type="date">
            <text:p>04.06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4T12:35:58" calcext:value-type="date">
            <text:p>04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67150137796" calcext:value-type="float">
            <text:p>67150137796</text:p>
          </table:table-cell>
          <table:table-cell table:style-name="ce4" office:value-type="string" calcext:value-type="string">
            <text:p>ŞÜKRÜYE DU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4T13:22:26" calcext:value-type="date">
            <text:p>04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6769629062" calcext:value-type="float">
            <text:p>16769629062</text:p>
          </table:table-cell>
          <table:table-cell table:style-name="ce4" office:value-type="string" calcext:value-type="string">
            <text:p>MEHMET ÇAK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3-16" calcext:value-type="date">
            <text:p>16.03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4T13:28:43" calcext:value-type="date">
            <text:p>04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1141777360" calcext:value-type="float">
            <text:p>31141777360</text:p>
          </table:table-cell>
          <table:table-cell table:style-name="ce4" office:value-type="string" calcext:value-type="string">
            <text:p>İSMAİL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0-11-29" calcext:value-type="date">
            <text:p>29.11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4T14:01:45" calcext:value-type="date">
            <text:p>04.08.2020</text:p>
          </table:table-cell>
          <table:table-cell table:style-name="ce4" office:value-type="string" calcext:value-type="string">
            <text:p>Pozitif 9.341x10^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1147021718" calcext:value-type="float">
            <text:p>41147021718</text:p>
          </table:table-cell>
          <table:table-cell table:style-name="ce4" office:value-type="string" calcext:value-type="string">
            <text:p>MEDİNE ÖZ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8-13" calcext:value-type="date">
            <text:p>13.08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4T14:01:46" calcext:value-type="date">
            <text:p>04.08.2020</text:p>
          </table:table-cell>
          <table:table-cell table:style-name="ce4" office:value-type="string" calcext:value-type="string">
            <text:p>ÇALISMADAN SONUÇ ALINAMIYOR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6810627228" calcext:value-type="float">
            <text:p>46810627228</text:p>
          </table:table-cell>
          <table:table-cell table:style-name="ce4" office:value-type="string" calcext:value-type="string">
            <text:p>HİMMET BAŞTU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4-20" calcext:value-type="date">
            <text:p>20.04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5T13:19:44" calcext:value-type="date">
            <text:p>05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4178237432" calcext:value-type="float">
            <text:p>34178237432</text:p>
          </table:table-cell>
          <table:table-cell table:style-name="ce4" office:value-type="string" calcext:value-type="string">
            <text:p>NECATİ YÜKS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12-15" calcext:value-type="date">
            <text:p>15.12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5T13:20:55" calcext:value-type="date">
            <text:p>05.08.2020</text:p>
          </table:table-cell>
          <table:table-cell table:style-name="ce4" office:value-type="string" calcext:value-type="string">
            <text:p>Pozitif 10,03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0036516542" calcext:value-type="float">
            <text:p>20036516542</text:p>
          </table:table-cell>
          <table:table-cell table:style-name="ce4" office:value-type="string" calcext:value-type="string">
            <text:p>CEVRİYE KARACA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7-15" calcext:value-type="date">
            <text:p>15.07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6T12:33:49" calcext:value-type="date">
            <text:p>06.08.2020</text:p>
          </table:table-cell>
          <table:table-cell table:style-name="ce4" office:value-type="string" calcext:value-type="string">
            <text:p>ÇALISMADAN SONUÇ ALINAMIYOR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0470361004" calcext:value-type="float">
            <text:p>30470361004</text:p>
          </table:table-cell>
          <table:table-cell table:style-name="ce4" office:value-type="string" calcext:value-type="string">
            <text:p>HASAN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4-14" calcext:value-type="date">
            <text:p>14.04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6T14:30:42" calcext:value-type="date">
            <text:p>06.08.2020</text:p>
          </table:table-cell>
          <table:table-cell table:style-name="ce4" office:value-type="string" calcext:value-type="string">
            <text:p>Pozitif 37,44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3222040746" calcext:value-type="float">
            <text:p>23222040746</text:p>
          </table:table-cell>
          <table:table-cell table:style-name="ce4" office:value-type="string" calcext:value-type="string">
            <text:p>NECMİ ÇETİNB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8-10" calcext:value-type="date">
            <text:p>10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6T14:30:42" calcext:value-type="date">
            <text:p>06.08.2020</text:p>
          </table:table-cell>
          <table:table-cell table:style-name="ce4" office:value-type="string" calcext:value-type="string">
            <text:p>ÇALISMADAN SONUÇ ALINAMAMISTIR.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1996972868" calcext:value-type="float">
            <text:p>11996972868</text:p>
          </table:table-cell>
          <table:table-cell table:style-name="ce4" office:value-type="string" calcext:value-type="string">
            <text:p>SÜHEYLA ÇİĞDE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7T13:40:31" calcext:value-type="date">
            <text:p>07.08.2020</text:p>
          </table:table-cell>
          <table:table-cell table:style-name="ce4" office:value-type="string" calcext:value-type="string">
            <text:p>ÇALISMADAN SONUÇ ALINAMAMISTIR.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3043381104" calcext:value-type="float">
            <text:p>13043381104</text:p>
          </table:table-cell>
          <table:table-cell table:style-name="ce4" office:value-type="string" calcext:value-type="string">
            <text:p>ŞÜKRAN TOPA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7T13:40:31" calcext:value-type="date">
            <text:p>07.08.2020</text:p>
          </table:table-cell>
          <table:table-cell table:style-name="ce4" office:value-type="string" calcext:value-type="string">
            <text:p>ÇALISMADAN SONUÇ ALINAMAMISTIR.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7933777374" calcext:value-type="float">
            <text:p>17933777374</text:p>
          </table:table-cell>
          <table:table-cell table:style-name="ce4" office:value-type="string" calcext:value-type="string">
            <text:p>ŞEMSİ KARAGÖ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4-26" calcext:value-type="date">
            <text:p>26.04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07T15:21:53" calcext:value-type="date">
            <text:p>07.08.2020</text:p>
          </table:table-cell>
          <table:table-cell table:style-name="ce4" office:value-type="string" calcext:value-type="string">
            <text:p>ÇALISMADAN SONUÇ ALINAMAMISTIR.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9341065348" calcext:value-type="float">
            <text:p>39341065348</text:p>
          </table:table-cell>
          <table:table-cell table:style-name="ce4" office:value-type="string" calcext:value-type="string">
            <text:p>RIZA YEŞİLIR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10-13" calcext:value-type="date">
            <text:p>13.10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0T11:15:51" calcext:value-type="date">
            <text:p>10.08.2020</text:p>
          </table:table-cell>
          <table:table-cell table:style-name="ce4" office:value-type="string" calcext:value-type="string">
            <text:p>ÇALISMADAN SONUÇ ALINAMAMISTIR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3387369216" calcext:value-type="float">
            <text:p>43387369216</text:p>
          </table:table-cell>
          <table:table-cell table:style-name="ce4" office:value-type="string" calcext:value-type="string">
            <text:p>DAMLA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0-05-17" calcext:value-type="date">
            <text:p>17.05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1T14:36:13" calcext:value-type="date">
            <text:p>11.08.2020</text:p>
          </table:table-cell>
          <table:table-cell table:style-name="ce4" office:value-type="string" calcext:value-type="string">
            <text:p>5,811x10^2POZI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4151010456" calcext:value-type="float">
            <text:p>54151010456</text:p>
          </table:table-cell>
          <table:table-cell table:style-name="ce4" office:value-type="string" calcext:value-type="string">
            <text:p>MÜZEYYEN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7-11" calcext:value-type="date">
            <text:p>11.07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1T14:36:13" calcext:value-type="date">
            <text:p>11.08.2020</text:p>
          </table:table-cell>
          <table:table-cell table:style-name="ce4" office:value-type="string" calcext:value-type="string">
            <text:p>ÇALISMADAN SONUÇ ALINAMAMISTIR.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7957216514" calcext:value-type="float">
            <text:p>17957216514</text:p>
          </table:table-cell>
          <table:table-cell table:style-name="ce4" office:value-type="string" calcext:value-type="string">
            <text:p>RIDVAN KORK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12-03" calcext:value-type="date">
            <text:p>03.12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1T14:36:14" calcext:value-type="date">
            <text:p>11.08.2020</text:p>
          </table:table-cell>
          <table:table-cell table:style-name="ce4" office:value-type="string" calcext:value-type="string">
            <text:p>2,619x10^2POZI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0510464824" calcext:value-type="float">
            <text:p>40510464824</text:p>
          </table:table-cell>
          <table:table-cell table:style-name="ce4" office:value-type="string" calcext:value-type="string">
            <text:p>HALİL İBRAHİM UĞU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1T14:39:57" calcext:value-type="date">
            <text:p>11.08.2020</text:p>
          </table:table-cell>
          <table:table-cell table:style-name="ce4" office:value-type="string" calcext:value-type="string">
            <text:p>9,626x10^2POZI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8789416390" calcext:value-type="float">
            <text:p>58789416390</text:p>
          </table:table-cell>
          <table:table-cell table:style-name="ce4" office:value-type="string" calcext:value-type="string">
            <text:p>FUNDA DUR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9-08-24" calcext:value-type="date">
            <text:p>24.08.199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2T12:33:27" calcext:value-type="date">
            <text:p>12.08.2020</text:p>
          </table:table-cell>
          <table:table-cell table:style-name="ce4" office:value-type="string" calcext:value-type="string">
            <text:p>9,937x10^3</text:p>
            <text:p>9,937x10^3POZITIF</text:p>
            <text:p>9,937x10^3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99729150530" calcext:value-type="float">
            <text:p>99729150530</text:p>
          </table:table-cell>
          <table:table-cell table:style-name="ce4" office:value-type="string" calcext:value-type="string">
            <text:p>TEMOOR SHAH TOWHID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9-05" calcext:value-type="date">
            <text:p>05.09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2T12:33:28" calcext:value-type="date">
            <text:p>12.08.2020</text:p>
          </table:table-cell>
          <table:table-cell table:style-name="ce4" office:value-type="string" calcext:value-type="string">
            <text:p>2,247x10^3POZITIF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0345700922" calcext:value-type="float">
            <text:p>20345700922</text:p>
          </table:table-cell>
          <table:table-cell table:style-name="ce4" office:value-type="string" calcext:value-type="string">
            <text:p>SÜNDÜS ÜNV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5-15" calcext:value-type="date">
            <text:p>15.05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2T13:46:27" calcext:value-type="date">
            <text:p>12.08.2020</text:p>
          </table:table-cell>
          <table:table-cell table:style-name="ce4" office:value-type="string" calcext:value-type="string">
            <text:p>8,263x10^2POZI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3790688790" calcext:value-type="float">
            <text:p>33790688790</text:p>
          </table:table-cell>
          <table:table-cell table:style-name="ce4" office:value-type="string" calcext:value-type="string">
            <text:p>AYSEL KES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05-01" calcext:value-type="date">
            <text:p>01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2T15:14:07" calcext:value-type="date">
            <text:p>12.08.2020</text:p>
          </table:table-cell>
          <table:table-cell table:style-name="ce4" office:value-type="string" calcext:value-type="string">
            <text:p>4,218x10^2POZI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5514857290" calcext:value-type="float">
            <text:p>45514857290</text:p>
          </table:table-cell>
          <table:table-cell table:style-name="ce4" office:value-type="string" calcext:value-type="string">
            <text:p>RIZA KÜS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9-21" calcext:value-type="date">
            <text:p>21.09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0:33:06" calcext:value-type="date">
            <text:p>14.08.2020</text:p>
          </table:table-cell>
          <table:table-cell table:style-name="ce4" office:value-type="string" calcext:value-type="string">
            <text:p>POZİTİF12,19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7077285536" calcext:value-type="float">
            <text:p>27077285536</text:p>
          </table:table-cell>
          <table:table-cell table:style-name="ce4" office:value-type="string" calcext:value-type="string">
            <text:p>DURSUN ÖNEN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6-10" calcext:value-type="date">
            <text:p>10.06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2:51:03" calcext:value-type="date">
            <text:p>14.08.2020</text:p>
          </table:table-cell>
          <table:table-cell table:style-name="ce4" office:value-type="string" calcext:value-type="string">
            <text:p>1,083x10^3POZI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0043480516" calcext:value-type="float">
            <text:p>10043480516</text:p>
          </table:table-cell>
          <table:table-cell table:style-name="ce4" office:value-type="string" calcext:value-type="string">
            <text:p>HAYDAR UÇ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4-04" calcext:value-type="date">
            <text:p>04.04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2:51:04" calcext:value-type="date">
            <text:p>14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3267372992" calcext:value-type="float">
            <text:p>43267372992</text:p>
          </table:table-cell>
          <table:table-cell table:style-name="ce4" office:value-type="string" calcext:value-type="string">
            <text:p>FAİK DALG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3-05" calcext:value-type="date">
            <text:p>05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3:49:26" calcext:value-type="date">
            <text:p>14.08.2020</text:p>
          </table:table-cell>
          <table:table-cell table:style-name="ce4" office:value-type="string" calcext:value-type="string">
            <text:p>4,965x10^1POZI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0245139324" calcext:value-type="float">
            <text:p>50245139324</text:p>
          </table:table-cell>
          <table:table-cell table:style-name="ce4" office:value-type="string" calcext:value-type="string">
            <text:p>İLHAMİ ÇELİKKAN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9-18" calcext:value-type="date">
            <text:p>18.09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4T14:08:41" calcext:value-type="date">
            <text:p>14.08.2020</text:p>
          </table:table-cell>
          <table:table-cell table:style-name="ce4" office:value-type="string" calcext:value-type="string">
            <text:p>POZİTİF358,9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5378969278" calcext:value-type="float">
            <text:p>25378969278</text:p>
          </table:table-cell>
          <table:table-cell table:style-name="ce4" office:value-type="string" calcext:value-type="string">
            <text:p>EROL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4-10" calcext:value-type="date">
            <text:p>10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8T12:05:26" calcext:value-type="date">
            <text:p>18.08.2020</text:p>
          </table:table-cell>
          <table:table-cell table:style-name="ce4" office:value-type="string" calcext:value-type="string">
            <text:p>POZİTİF10,86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0488131932" calcext:value-type="float">
            <text:p>50488131932</text:p>
          </table:table-cell>
          <table:table-cell table:style-name="ce4" office:value-type="string" calcext:value-type="string">
            <text:p>FADİME YETİ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08-03" calcext:value-type="date">
            <text:p>03.08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8T14:06:32" calcext:value-type="date">
            <text:p>18.08.2020</text:p>
          </table:table-cell>
          <table:table-cell table:style-name="ce4" office:value-type="string" calcext:value-type="string">
            <text:p>POZİTİF444,8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8696019068" calcext:value-type="float">
            <text:p>38696019068</text:p>
          </table:table-cell>
          <table:table-cell table:style-name="ce4" office:value-type="string" calcext:value-type="string">
            <text:p>MAKSUT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9-01" calcext:value-type="date">
            <text:p>01.09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8T15:41:26" calcext:value-type="date">
            <text:p>18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0236140360" calcext:value-type="float">
            <text:p>50236140360</text:p>
          </table:table-cell>
          <table:table-cell table:style-name="ce4" office:value-type="string" calcext:value-type="string">
            <text:p>SUNA ER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12-15" calcext:value-type="date">
            <text:p>15.1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9T13:09:26" calcext:value-type="date">
            <text:p>19.08.2020</text:p>
          </table:table-cell>
          <table:table-cell table:style-name="ce4" office:value-type="string" calcext:value-type="string">
            <text:p>POZİTİF31,75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9236129412" calcext:value-type="float">
            <text:p>59236129412</text:p>
          </table:table-cell>
          <table:table-cell table:style-name="ce4" office:value-type="string" calcext:value-type="string">
            <text:p>FATMA GÖZCÜ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10-25" calcext:value-type="date">
            <text:p>25.10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19T13:25:01" calcext:value-type="date">
            <text:p>19.08.2020</text:p>
          </table:table-cell>
          <table:table-cell table:style-name="ce4" office:value-type="string" calcext:value-type="string">
            <text:p>POZITIF5674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6855817240" calcext:value-type="float">
            <text:p>46855817240</text:p>
          </table:table-cell>
          <table:table-cell table:style-name="ce4" office:value-type="string" calcext:value-type="string">
            <text:p>ARİFE ER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1-03-10" calcext:value-type="date">
            <text:p>10.03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0T11:23:54" calcext:value-type="date">
            <text:p>20.08.2020</text:p>
          </table:table-cell>
          <table:table-cell table:style-name="ce4" office:value-type="string" calcext:value-type="string">
            <text:p>POZITIF209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6377165806" calcext:value-type="float">
            <text:p>36377165806</text:p>
          </table:table-cell>
          <table:table-cell table:style-name="ce4" office:value-type="string" calcext:value-type="string">
            <text:p>DÖNDÜ GÖKM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2-17" calcext:value-type="date">
            <text:p>17.02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0T11:26:02" calcext:value-type="date">
            <text:p>20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2372632808" calcext:value-type="float">
            <text:p>52372632808</text:p>
          </table:table-cell>
          <table:table-cell table:style-name="ce4" office:value-type="string" calcext:value-type="string">
            <text:p>ESRA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4-10" calcext:value-type="date">
            <text:p>10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0T13:47:59" calcext:value-type="date">
            <text:p>20.08.2020</text:p>
          </table:table-cell>
          <table:table-cell table:style-name="ce4" office:value-type="string" calcext:value-type="string">
            <text:p>POZITIF 687,2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7909207454" calcext:value-type="float">
            <text:p>17909207454</text:p>
          </table:table-cell>
          <table:table-cell table:style-name="ce4" office:value-type="string" calcext:value-type="string">
            <text:p>AHMET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5-02" calcext:value-type="date">
            <text:p>02.05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1T13:32:47" calcext:value-type="date">
            <text:p>21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4164379512" calcext:value-type="float">
            <text:p>24164379512</text:p>
          </table:table-cell>
          <table:table-cell table:style-name="ce4" office:value-type="string" calcext:value-type="string">
            <text:p>HAMZA ERİLG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7-31" calcext:value-type="date">
            <text:p>31.07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1T14:18:01" calcext:value-type="date">
            <text:p>21.08.2020</text:p>
          </table:table-cell>
          <table:table-cell table:style-name="ce4" office:value-type="string" calcext:value-type="string">
            <text:p>POZITIF661,2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7044620344" calcext:value-type="float">
            <text:p>47044620344</text:p>
          </table:table-cell>
          <table:table-cell table:style-name="ce4" office:value-type="string" calcext:value-type="string">
            <text:p>HAYDAR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3-10" calcext:value-type="date">
            <text:p>10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1T14:18:01" calcext:value-type="date">
            <text:p>21.08.2020</text:p>
          </table:table-cell>
          <table:table-cell table:style-name="ce4" office:value-type="string" calcext:value-type="string">
            <text:p>POZITIF30,82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3266075888" calcext:value-type="float">
            <text:p>33266075888</text:p>
          </table:table-cell>
          <table:table-cell table:style-name="ce4" office:value-type="string" calcext:value-type="string">
            <text:p>LEMAN AYTA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6-01" calcext:value-type="date">
            <text:p>01.06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1T14:18:01" calcext:value-type="date">
            <text:p>21.08.2020</text:p>
          </table:table-cell>
          <table:table-cell table:style-name="ce4" office:value-type="string" calcext:value-type="string">
            <text:p>POZITIF10,97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4-01" calcext:value-type="date">
            <text:p>01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1:12:09" calcext:value-type="date">
            <text:p>24.08.2020</text:p>
          </table:table-cell>
          <table:table-cell table:style-name="ce4" office:value-type="string" calcext:value-type="string">
            <text:p>POZITIF25,0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0311174404" calcext:value-type="float">
            <text:p>30311174404</text:p>
          </table:table-cell>
          <table:table-cell table:style-name="ce4" office:value-type="string" calcext:value-type="string">
            <text:p>FERHAT AK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0-02-03" calcext:value-type="date">
            <text:p>03.02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2:39:22" calcext:value-type="date">
            <text:p>24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1696758296" calcext:value-type="float">
            <text:p>31696758296</text:p>
          </table:table-cell>
          <table:table-cell table:style-name="ce4" office:value-type="string" calcext:value-type="string">
            <text:p>HATİCE MEL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1-06-02" calcext:value-type="date">
            <text:p>02.06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2:39:23" calcext:value-type="date">
            <text:p>24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7824203460" calcext:value-type="float">
            <text:p>47824203460</text:p>
          </table:table-cell>
          <table:table-cell table:style-name="ce4" office:value-type="string" calcext:value-type="string">
            <text:p>DURSUN YOKU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3-30" calcext:value-type="date">
            <text:p>30.03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4:15:28" calcext:value-type="date">
            <text:p>24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9-18" calcext:value-type="date">
            <text:p>18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4:15:28" calcext:value-type="date">
            <text:p>24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4380895078" calcext:value-type="float">
            <text:p>44380895078</text:p>
          </table:table-cell>
          <table:table-cell table:style-name="ce4" office:value-type="string" calcext:value-type="string">
            <text:p>SADAT ÇABU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1-20" calcext:value-type="date">
            <text:p>20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4T14:15:29" calcext:value-type="date">
            <text:p>24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6786628052" calcext:value-type="float">
            <text:p>46786628052</text:p>
          </table:table-cell>
          <table:table-cell table:style-name="ce4" office:value-type="string" calcext:value-type="string">
            <text:p>ERKAN BAŞTU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04-10" calcext:value-type="date">
            <text:p>10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5T11:45:19" calcext:value-type="date">
            <text:p>25.08.2020</text:p>
          </table:table-cell>
          <table:table-cell table:style-name="ce4" office:value-type="string" calcext:value-type="string">
            <text:p>POZITIF3009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5174345778" calcext:value-type="float">
            <text:p>55174345778</text:p>
          </table:table-cell>
          <table:table-cell table:style-name="ce4" office:value-type="string" calcext:value-type="string">
            <text:p>RIZA ÇIN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9-26" calcext:value-type="date">
            <text:p>26.09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6T10:23:35" calcext:value-type="date">
            <text:p>26.08.2020</text:p>
          </table:table-cell>
          <table:table-cell table:style-name="ce4" office:value-type="string" calcext:value-type="string">
            <text:p>POZITIF263,6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6640594074" calcext:value-type="float">
            <text:p>36640594074</text:p>
          </table:table-cell>
          <table:table-cell table:style-name="ce4" office:value-type="string" calcext:value-type="string">
            <text:p>GÜLCAN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02-19" calcext:value-type="date">
            <text:p>19.0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6T13:29:52" calcext:value-type="date">
            <text:p>26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5369969560" calcext:value-type="float">
            <text:p>25369969560</text:p>
          </table:table-cell>
          <table:table-cell table:style-name="ce4" office:value-type="string" calcext:value-type="string">
            <text:p>ŞAHİN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11-01" calcext:value-type="date">
            <text:p>01.1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6T13:29:52" calcext:value-type="date">
            <text:p>26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2789056068" calcext:value-type="float">
            <text:p>52789056068</text:p>
          </table:table-cell>
          <table:table-cell table:style-name="ce4" office:value-type="string" calcext:value-type="string">
            <text:p>AYCAN AKDA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09-11" calcext:value-type="date">
            <text:p>11.09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3:33:50" calcext:value-type="date">
            <text:p>27.08.2020</text:p>
          </table:table-cell>
          <table:table-cell table:style-name="ce4" office:value-type="string" calcext:value-type="string">
            <text:p>Pozitif 2.232x10^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0036516542" calcext:value-type="float">
            <text:p>20036516542</text:p>
          </table:table-cell>
          <table:table-cell table:style-name="ce4" office:value-type="string" calcext:value-type="string">
            <text:p>CEVRİYE KARACA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7-15" calcext:value-type="date">
            <text:p>15.07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3:33:50" calcext:value-type="date">
            <text:p>27.08.2020</text:p>
          </table:table-cell>
          <table:table-cell table:style-name="ce4" office:value-type="string" calcext:value-type="string">
            <text:p>Pozitif 18560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12-17" calcext:value-type="date">
            <text:p>17.1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3:33:50" calcext:value-type="date">
            <text:p>27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4591698980" calcext:value-type="float">
            <text:p>14591698980</text:p>
          </table:table-cell>
          <table:table-cell table:style-name="ce4" office:value-type="string" calcext:value-type="string">
            <text:p>ZEKİYE ÖN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3-06" calcext:value-type="date">
            <text:p>06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3:39:03" calcext:value-type="date">
            <text:p>27.08.2020</text:p>
          </table:table-cell>
          <table:table-cell table:style-name="ce4" office:value-type="string" calcext:value-type="string">
            <text:p>Pozitif 3.576x10^2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1929083868" calcext:value-type="float">
            <text:p>21929083868</text:p>
          </table:table-cell>
          <table:table-cell table:style-name="ce4" office:value-type="string" calcext:value-type="string">
            <text:p>NURAN AK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7-01" calcext:value-type="date">
            <text:p>01.07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4:22:02" calcext:value-type="date">
            <text:p>27.08.2020</text:p>
          </table:table-cell>
          <table:table-cell table:style-name="ce4" office:value-type="string" calcext:value-type="string">
            <text:p>Pozitif 8,918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0349027740" calcext:value-type="float">
            <text:p>40349027740</text:p>
          </table:table-cell>
          <table:table-cell table:style-name="ce4" office:value-type="string" calcext:value-type="string">
            <text:p>YUSUF ÇAK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2-26" calcext:value-type="date">
            <text:p>26.1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7T14:22:02" calcext:value-type="date">
            <text:p>27.08.2020</text:p>
          </table:table-cell>
          <table:table-cell table:style-name="ce4" office:value-type="string" calcext:value-type="string">
            <text:p>Pozitif 17,7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3043381104" calcext:value-type="float">
            <text:p>13043381104</text:p>
          </table:table-cell>
          <table:table-cell table:style-name="ce4" office:value-type="string" calcext:value-type="string">
            <text:p>ŞÜKRAN TOPA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8T09:08:53" calcext:value-type="date">
            <text:p>28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0022485440" calcext:value-type="float">
            <text:p>10022485440</text:p>
          </table:table-cell>
          <table:table-cell table:style-name="ce4" office:value-type="string" calcext:value-type="string">
            <text:p>GÜLHANIM KARAKELLE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28T12:18:08" calcext:value-type="date">
            <text:p>28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31T12:32:29" calcext:value-type="date">
            <text:p>31.08.2020</text:p>
          </table:table-cell>
          <table:table-cell table:style-name="ce4" office:value-type="string" calcext:value-type="string">
            <text:p>POZITIF37,89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5224307194" calcext:value-type="float">
            <text:p>15224307194</text:p>
          </table:table-cell>
          <table:table-cell table:style-name="ce4" office:value-type="string" calcext:value-type="string">
            <text:p>CELİL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6-19" calcext:value-type="date">
            <text:p>19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31T12:46:25" calcext:value-type="date">
            <text:p>31.08.2020</text:p>
          </table:table-cell>
          <table:table-cell table:style-name="ce4" office:value-type="string" calcext:value-type="string">
            <text:p>POZITIF15,54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5906175804" calcext:value-type="float">
            <text:p>35906175804</text:p>
          </table:table-cell>
          <table:table-cell table:style-name="ce4" office:value-type="string" calcext:value-type="string">
            <text:p>HALİT DEMİR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5-25" calcext:value-type="date">
            <text:p>25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8-31T15:05:31" calcext:value-type="date">
            <text:p>31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9554201876" calcext:value-type="float">
            <text:p>59554201876</text:p>
          </table:table-cell>
          <table:table-cell table:style-name="ce4" office:value-type="string" calcext:value-type="string">
            <text:p>BİBİŞİRİN KUREYŞ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8-06" calcext:value-type="date">
            <text:p>06.08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2:21:18" calcext:value-type="date">
            <text:p>01.09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3072936914" calcext:value-type="float">
            <text:p>43072936914</text:p>
          </table:table-cell>
          <table:table-cell table:style-name="ce4" office:value-type="string" calcext:value-type="string">
            <text:p>SÜLEYMAN UÇ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8-01" calcext:value-type="date">
            <text:p>01.08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2:21:18" calcext:value-type="date">
            <text:p>01.09.2020</text:p>
          </table:table-cell>
          <table:table-cell table:style-name="ce4" office:value-type="string" calcext:value-type="string">
            <text:p>POZITIF57,74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6395496300" calcext:value-type="float">
            <text:p>56395496300</text:p>
          </table:table-cell>
          <table:table-cell table:style-name="ce4" office:value-type="string" calcext:value-type="string">
            <text:p>YASİN US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2-05-09" calcext:value-type="date">
            <text:p>09.05.200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2:21:18" calcext:value-type="date">
            <text:p>01.09.2020</text:p>
          </table:table-cell>
          <table:table-cell table:style-name="ce4" office:value-type="string" calcext:value-type="string">
            <text:p>POZITIF872400000</text:p>
            <text:p/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7661117372" calcext:value-type="float">
            <text:p>37661117372</text:p>
          </table:table-cell>
          <table:table-cell table:style-name="ce4" office:value-type="string" calcext:value-type="string">
            <text:p>MUSTAFA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9-19" calcext:value-type="date">
            <text:p>19.09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4:38:45" calcext:value-type="date">
            <text:p>01.09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7933777374" calcext:value-type="float">
            <text:p>17933777374</text:p>
          </table:table-cell>
          <table:table-cell table:style-name="ce4" office:value-type="string" calcext:value-type="string">
            <text:p>ŞEMSİ KARAGÖ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4-26" calcext:value-type="date">
            <text:p>26.04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5:00:58" calcext:value-type="date">
            <text:p>01.09.2020</text:p>
          </table:table-cell>
          <table:table-cell table:style-name="ce4" office:value-type="string" calcext:value-type="string">
            <text:p>Pozitif 188,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5780955944" calcext:value-type="float">
            <text:p>25780955944</text:p>
          </table:table-cell>
          <table:table-cell table:style-name="ce4" office:value-type="string" calcext:value-type="string">
            <text:p>MURAT UZUNOV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8-05" calcext:value-type="date">
            <text:p>05.08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1T15:01:03" calcext:value-type="date">
            <text:p>01.09.2020</text:p>
          </table:table-cell>
          <table:table-cell table:style-name="ce4" office:value-type="string" calcext:value-type="string">
            <text:p>Pozitif 1248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8950184152" calcext:value-type="float">
            <text:p>18950184152</text:p>
          </table:table-cell>
          <table:table-cell table:style-name="ce4" office:value-type="string" calcext:value-type="string">
            <text:p>NEVİN 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7-16" calcext:value-type="date">
            <text:p>16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2T10:06:52" calcext:value-type="date">
            <text:p>02.09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2T10:40:57" calcext:value-type="date">
            <text:p>02.09.2020</text:p>
          </table:table-cell>
          <table:table-cell table:style-name="ce4" office:value-type="string" calcext:value-type="string">
            <text:p>Pozitif 106,2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2265405480" calcext:value-type="float">
            <text:p>42265405480</text:p>
          </table:table-cell>
          <table:table-cell table:style-name="ce4" office:value-type="string" calcext:value-type="string">
            <text:p>SEVİM 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4-12" calcext:value-type="date">
            <text:p>12.04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2T10:40:57" calcext:value-type="date">
            <text:p>02.09.2020</text:p>
          </table:table-cell>
          <table:table-cell table:style-name="ce4" office:value-type="string" calcext:value-type="string">
            <text:p>Pozitif 2525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7770261912" calcext:value-type="float">
            <text:p>27770261912</text:p>
          </table:table-cell>
          <table:table-cell table:style-name="ce4" office:value-type="string" calcext:value-type="string">
            <text:p>ALİ YÜKS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11-15" calcext:value-type="date">
            <text:p>15.1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2T13:52:00" calcext:value-type="date">
            <text:p>02.09.2020</text:p>
          </table:table-cell>
          <table:table-cell table:style-name="ce4" office:value-type="string" calcext:value-type="string">
            <text:p>Pozitif 10720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9341065348" calcext:value-type="float">
            <text:p>39341065348</text:p>
          </table:table-cell>
          <table:table-cell table:style-name="ce4" office:value-type="string" calcext:value-type="string">
            <text:p>RIZA YEŞİLIR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10-13" calcext:value-type="date">
            <text:p>13.10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4T10:36:17" calcext:value-type="date">
            <text:p>04.09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1-18" calcext:value-type="date">
            <text:p>1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4T10:36:17" calcext:value-type="date">
            <text:p>04.09.2020</text:p>
          </table:table-cell>
          <table:table-cell table:style-name="ce4" office:value-type="string" calcext:value-type="string">
            <text:p>Pozitif 39,07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3984910514" calcext:value-type="float">
            <text:p>43984910514</text:p>
          </table:table-cell>
          <table:table-cell table:style-name="ce4" office:value-type="string" calcext:value-type="string">
            <text:p>ASLAN ÖZTÜR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5-15" calcext:value-type="date">
            <text:p>15.05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4T13:08:22" calcext:value-type="date">
            <text:p>04.09.2020</text:p>
          </table:table-cell>
          <table:table-cell table:style-name="ce4" office:value-type="string" calcext:value-type="string">
            <text:p>Pozitif 267,5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0078515480" calcext:value-type="float">
            <text:p>20078515480</text:p>
          </table:table-cell>
          <table:table-cell table:style-name="ce4" office:value-type="string" calcext:value-type="string">
            <text:p>AVNİ ÖN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1-12" calcext:value-type="date">
            <text:p>12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7T14:37:59" calcext:value-type="date">
            <text:p>07.09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6445827300" calcext:value-type="float">
            <text:p>16445827300</text:p>
          </table:table-cell>
          <table:table-cell table:style-name="ce4" office:value-type="string" calcext:value-type="string">
            <text:p>YETER GÜRBÜ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13" calcext:value-type="date">
            <text:p>13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8T13:50:46" calcext:value-type="date">
            <text:p>08.09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7271906510" calcext:value-type="float">
            <text:p>27271906510</text:p>
          </table:table-cell>
          <table:table-cell table:style-name="ce4" office:value-type="string" calcext:value-type="string">
            <text:p>HAVVA 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12-10" calcext:value-type="date">
            <text:p>10.1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8T13:55:29" calcext:value-type="date">
            <text:p>08.09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1873976934" calcext:value-type="float">
            <text:p>11873976934</text:p>
          </table:table-cell>
          <table:table-cell table:style-name="ce4" office:value-type="string" calcext:value-type="string">
            <text:p>FERHAT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11-11" calcext:value-type="date">
            <text:p>11.1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09T14:57:52" calcext:value-type="date">
            <text:p>09.09.2020</text:p>
          </table:table-cell>
          <table:table-cell table:style-name="ce4" office:value-type="string" calcext:value-type="string">
            <text:p>Pozitif 796,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7-01" calcext:value-type="date">
            <text:p>01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0T11:12:47" calcext:value-type="date">
            <text:p>10.09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2054640534" calcext:value-type="float">
            <text:p>52054640534</text:p>
          </table:table-cell>
          <table:table-cell table:style-name="ce4" office:value-type="string" calcext:value-type="string">
            <text:p>YAKUP ÇÖRDÜ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6-07-20" calcext:value-type="date">
            <text:p>20.07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0T11:12:48" calcext:value-type="date">
            <text:p>10.09.2020</text:p>
          </table:table-cell>
          <table:table-cell table:style-name="ce4" office:value-type="string" calcext:value-type="string">
            <text:p>POZITIF290600000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70228037560" calcext:value-type="float">
            <text:p>70228037560</text:p>
          </table:table-cell>
          <table:table-cell table:style-name="ce4" office:value-type="string" calcext:value-type="string">
            <text:p>SABRİ BENG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1-03" calcext:value-type="date">
            <text:p>03.0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0T13:30:56" calcext:value-type="date">
            <text:p>10.09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5-13" calcext:value-type="date">
            <text:p>13.05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1T14:27:32" calcext:value-type="date">
            <text:p>11.09.2020</text:p>
          </table:table-cell>
          <table:table-cell table:style-name="ce4" office:value-type="string" calcext:value-type="string">
            <text:p>POZITIF6,93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2589061654" calcext:value-type="float">
            <text:p>22589061654</text:p>
          </table:table-cell>
          <table:table-cell table:style-name="ce4" office:value-type="string" calcext:value-type="string">
            <text:p>ADEM 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7-22" calcext:value-type="date">
            <text:p>22.07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1T14:52:43" calcext:value-type="date">
            <text:p>11.09.2020</text:p>
          </table:table-cell>
          <table:table-cell table:style-name="ce4" office:value-type="string" calcext:value-type="string">
            <text:p>POZITIF 5397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0373802208" calcext:value-type="float">
            <text:p>30373802208</text:p>
          </table:table-cell>
          <table:table-cell table:style-name="ce4" office:value-type="string" calcext:value-type="string">
            <text:p>SABRİ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3-02" calcext:value-type="date">
            <text:p>02.03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1T14:52:43" calcext:value-type="date">
            <text:p>11.09.2020</text:p>
          </table:table-cell>
          <table:table-cell table:style-name="ce4" office:value-type="string" calcext:value-type="string">
            <text:p>POZITIF2676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6401495396" calcext:value-type="float">
            <text:p>56401495396</text:p>
          </table:table-cell>
          <table:table-cell table:style-name="ce4" office:value-type="string" calcext:value-type="string">
            <text:p>ONUR BARU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1-13" calcext:value-type="date">
            <text:p>13.01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4T13:35:35" calcext:value-type="date">
            <text:p>14.09.2020</text:p>
          </table:table-cell>
          <table:table-cell table:style-name="ce4" office:value-type="string" calcext:value-type="string">
            <text:p>POZITIF259400000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1854977780" calcext:value-type="float">
            <text:p>41854977780</text:p>
          </table:table-cell>
          <table:table-cell table:style-name="ce4" office:value-type="string" calcext:value-type="string">
            <text:p>SAFİYE İP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2-04" calcext:value-type="date">
            <text:p>04.02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4T13:35:35" calcext:value-type="date">
            <text:p>14.09.2020</text:p>
          </table:table-cell>
          <table:table-cell table:style-name="ce4" office:value-type="string" calcext:value-type="string">
            <text:p>POZITIF49,02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0487464622" calcext:value-type="float">
            <text:p>10487464622</text:p>
          </table:table-cell>
          <table:table-cell table:style-name="ce4" office:value-type="string" calcext:value-type="string">
            <text:p>SERPİL SULUK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8-15" calcext:value-type="date">
            <text:p>15.08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4T14:52:15" calcext:value-type="date">
            <text:p>14.09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4462333668" calcext:value-type="float">
            <text:p>14462333668</text:p>
          </table:table-cell>
          <table:table-cell table:style-name="ce4" office:value-type="string" calcext:value-type="string">
            <text:p>SEVGİ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1-02" calcext:value-type="date">
            <text:p>02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5T11:18:56" calcext:value-type="date">
            <text:p>15.09.2020</text:p>
          </table:table-cell>
          <table:table-cell table:style-name="ce4" office:value-type="string" calcext:value-type="string">
            <text:p>POZITIF195,3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5626999964" calcext:value-type="float">
            <text:p>35626999964</text:p>
          </table:table-cell>
          <table:table-cell table:style-name="ce4" office:value-type="string" calcext:value-type="string">
            <text:p>ÜMMÜGÜLSÜM SEVİN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10-20" calcext:value-type="date">
            <text:p>20.10.19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5T11:18:57" calcext:value-type="date">
            <text:p>15.09.2020</text:p>
          </table:table-cell>
          <table:table-cell table:style-name="ce4" office:value-type="string" calcext:value-type="string">
            <text:p>Pozitif236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7123243542" calcext:value-type="float">
            <text:p>17123243542</text:p>
          </table:table-cell>
          <table:table-cell table:style-name="ce4" office:value-type="string" calcext:value-type="string">
            <text:p>DİLEK 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1-17" calcext:value-type="date">
            <text:p>17.01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5T14:31:39" calcext:value-type="date">
            <text:p>15.09.2020</text:p>
          </table:table-cell>
          <table:table-cell table:style-name="ce4" office:value-type="string" calcext:value-type="string">
            <text:p>POZITIF577,5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99431429146" calcext:value-type="float">
            <text:p>99431429146</text:p>
          </table:table-cell>
          <table:table-cell table:style-name="ce4" office:value-type="string" calcext:value-type="string">
            <text:p>BAHAREH MOHAMMAD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1-07-16" calcext:value-type="date">
            <text:p>16.07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0-09-16T09:09:07" calcext:value-type="date">
            <text:p>16.09.2020</text:p>
          </table:table-cell>
          <table:table-cell table:style-name="ce4" office:value-type="string" calcext:value-type="string">
            <text:p>POZITIF690,4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4-01" calcext:value-type="date">
            <text:p>01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2T13:10:07" calcext:value-type="date">
            <text:p>12.0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1-18" calcext:value-type="date">
            <text:p>1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2T13:12:42" calcext:value-type="date">
            <text:p>12.0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8789416390" calcext:value-type="float">
            <text:p>58789416390</text:p>
          </table:table-cell>
          <table:table-cell table:style-name="ce4" office:value-type="string" calcext:value-type="string">
            <text:p>FUNDA DUR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9-08-24" calcext:value-type="date">
            <text:p>24.08.199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3T11:47:52" calcext:value-type="date">
            <text:p>13.0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472542960" calcext:value-type="float">
            <text:p>10472542960</text:p>
          </table:table-cell>
          <table:table-cell table:style-name="ce4" office:value-type="string" calcext:value-type="string">
            <text:p>SÜLEYMAN MAHMUT KAYAGİ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1-22" calcext:value-type="date">
            <text:p>22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3T14:57:00" calcext:value-type="date">
            <text:p>13.01.2021</text:p>
          </table:table-cell>
          <table:table-cell table:style-name="ce4" office:value-type="string" calcext:value-type="string">
            <text:p>50.12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12-13" calcext:value-type="date">
            <text:p>13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5T13:17:33" calcext:value-type="date">
            <text:p>15.01.2021</text:p>
          </table:table-cell>
          <table:table-cell table:style-name="ce4" office:value-type="string" calcext:value-type="string">
            <text:p>17160 <text:s/>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6789819440" calcext:value-type="float">
            <text:p>46789819440</text:p>
          </table:table-cell>
          <table:table-cell table:style-name="ce4" office:value-type="string" calcext:value-type="string">
            <text:p>SAMED ER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8-03" calcext:value-type="date">
            <text:p>03.08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8T13:38:16" calcext:value-type="date">
            <text:p>18.01.2021</text:p>
          </table:table-cell>
          <table:table-cell table:style-name="ce4" office:value-type="string" calcext:value-type="string">
            <text:p>1635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445266970" calcext:value-type="float">
            <text:p>16445266970</text:p>
          </table:table-cell>
          <table:table-cell table:style-name="ce4" office:value-type="string" calcext:value-type="string">
            <text:p>HAVANUR KORK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03-03" calcext:value-type="date">
            <text:p>03.03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8T13:39:07" calcext:value-type="date">
            <text:p>18.01.2021</text:p>
          </table:table-cell>
          <table:table-cell table:style-name="ce4" office:value-type="string" calcext:value-type="string">
            <text:p>99.25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582198622" calcext:value-type="float">
            <text:p>29582198622</text:p>
          </table:table-cell>
          <table:table-cell table:style-name="ce4" office:value-type="string" calcext:value-type="string">
            <text:p>NARGÜL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6-06" calcext:value-type="date">
            <text:p>06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8T13:39:07" calcext:value-type="date">
            <text:p>18.01.2021</text:p>
          </table:table-cell>
          <table:table-cell table:style-name="ce4" office:value-type="string" calcext:value-type="string">
            <text:p>5643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640594074" calcext:value-type="float">
            <text:p>36640594074</text:p>
          </table:table-cell>
          <table:table-cell table:style-name="ce4" office:value-type="string" calcext:value-type="string">
            <text:p>GÜLCAN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02-19" calcext:value-type="date">
            <text:p>19.0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8T15:14:51" calcext:value-type="date">
            <text:p>18.01.2021</text:p>
          </table:table-cell>
          <table:table-cell table:style-name="ce4" office:value-type="string" calcext:value-type="string">
            <text:p>374.9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9167406828" calcext:value-type="float">
            <text:p>59167406828</text:p>
          </table:table-cell>
          <table:table-cell table:style-name="ce4" office:value-type="string" calcext:value-type="string">
            <text:p>TURGUT GEN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6-05" calcext:value-type="date">
            <text:p>05.06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9T13:10:06" calcext:value-type="date">
            <text:p>19.01.2021</text:p>
          </table:table-cell>
          <table:table-cell table:style-name="ce4" office:value-type="string" calcext:value-type="string">
            <text:p>462.4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4507225922" calcext:value-type="float">
            <text:p>64507225922</text:p>
          </table:table-cell>
          <table:table-cell table:style-name="ce4" office:value-type="string" calcext:value-type="string">
            <text:p>SALİHA ALEV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3-14" calcext:value-type="date">
            <text:p>14.03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9T13:12:19" calcext:value-type="date">
            <text:p>19.01.2021</text:p>
          </table:table-cell>
          <table:table-cell table:style-name="ce4" office:value-type="string" calcext:value-type="string">
            <text:p>43.06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863882946" calcext:value-type="float">
            <text:p>44863882946</text:p>
          </table:table-cell>
          <table:table-cell table:style-name="ce4" office:value-type="string" calcext:value-type="string">
            <text:p>ÜMİT O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7-25" calcext:value-type="date">
            <text:p>25.07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9T13:12:20" calcext:value-type="date">
            <text:p>19.01.2021</text:p>
          </table:table-cell>
          <table:table-cell table:style-name="ce4" office:value-type="string" calcext:value-type="string">
            <text:p>696.4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984673212" calcext:value-type="float">
            <text:p>20984673212</text:p>
          </table:table-cell>
          <table:table-cell table:style-name="ce4" office:value-type="string" calcext:value-type="string">
            <text:p>GÜLHAN KIYMET SAR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9-01-20" calcext:value-type="date">
            <text:p>20.01.199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19T13:15:32" calcext:value-type="date">
            <text:p>19.01.2021</text:p>
          </table:table-cell>
          <table:table-cell table:style-name="ce4" office:value-type="string" calcext:value-type="string">
            <text:p>156.4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856052460" calcext:value-type="float">
            <text:p>22856052460</text:p>
          </table:table-cell>
          <table:table-cell table:style-name="ce4" office:value-type="string" calcext:value-type="string">
            <text:p>AYSEL SOY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5-12" calcext:value-type="date">
            <text:p>12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0T12:22:28" calcext:value-type="date">
            <text:p>20.01.2021</text:p>
          </table:table-cell>
          <table:table-cell table:style-name="ce4" office:value-type="string" calcext:value-type="string">
            <text:p>807.6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2" calcext:value-type="date">
            <text:p>02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0T15:53:29" calcext:value-type="date">
            <text:p>20.01.2021</text:p>
          </table:table-cell>
          <table:table-cell table:style-name="ce4" office:value-type="string" calcext:value-type="string">
            <text:p><text:s/>1242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1714129708" calcext:value-type="float">
            <text:p>61714129708</text:p>
          </table:table-cell>
          <table:table-cell table:style-name="ce4" office:value-type="string" calcext:value-type="string">
            <text:p>HÜSEYİN ŞİMŞE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1-01" calcext:value-type="date">
            <text:p>01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1T14:50:31" calcext:value-type="date">
            <text:p>21.01.2021</text:p>
          </table:table-cell>
          <table:table-cell table:style-name="ce4" office:value-type="string" calcext:value-type="string">
            <text:p>2609000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9-18" calcext:value-type="date">
            <text:p>18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2T13:00:56" calcext:value-type="date">
            <text:p>22.01.2021</text:p>
          </table:table-cell>
          <table:table-cell table:style-name="ce4" office:value-type="string" calcext:value-type="string">
            <text:p>1.071x10^2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926416834" calcext:value-type="float">
            <text:p>41926416834</text:p>
          </table:table-cell>
          <table:table-cell table:style-name="ce4" office:value-type="string" calcext:value-type="string">
            <text:p>HANDAN EŞMEL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11-27" calcext:value-type="date">
            <text:p>27.1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2T13:41:56" calcext:value-type="date">
            <text:p>22.01.2021</text:p>
          </table:table-cell>
          <table:table-cell table:style-name="ce4" office:value-type="string" calcext:value-type="string">
            <text:p>2.172x10^3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931149962" calcext:value-type="float">
            <text:p>19931149962</text:p>
          </table:table-cell>
          <table:table-cell table:style-name="ce4" office:value-type="string" calcext:value-type="string">
            <text:p>OSMAN ALTUNOR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8-21" calcext:value-type="date">
            <text:p>21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5T11:06:47" calcext:value-type="date">
            <text:p>25.0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6-10" calcext:value-type="date">
            <text:p>10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5T11:20:52" calcext:value-type="date">
            <text:p>25.01.2021</text:p>
          </table:table-cell>
          <table:table-cell table:style-name="ce4" office:value-type="string" calcext:value-type="string">
            <text:p>3.063&lt;1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321701714" calcext:value-type="float">
            <text:p>20321701714</text:p>
          </table:table-cell>
          <table:table-cell table:style-name="ce4" office:value-type="string" calcext:value-type="string">
            <text:p>CANAN ÖZ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5-20" calcext:value-type="date">
            <text:p>20.05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5T12:03:47" calcext:value-type="date">
            <text:p>25.01.2021</text:p>
          </table:table-cell>
          <table:table-cell table:style-name="ce4" office:value-type="string" calcext:value-type="string">
            <text:p>1.210x10^2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827521040" calcext:value-type="float">
            <text:p>38827521040</text:p>
          </table:table-cell>
          <table:table-cell table:style-name="ce4" office:value-type="string" calcext:value-type="string">
            <text:p>DÜRDANE SAĞDI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1-28" calcext:value-type="date">
            <text:p>28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5T12:04:49" calcext:value-type="date">
            <text:p>25.01.2021</text:p>
          </table:table-cell>
          <table:table-cell table:style-name="ce4" office:value-type="string" calcext:value-type="string">
            <text:p>8.840x10^1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372208490" calcext:value-type="float">
            <text:p>14372208490</text:p>
          </table:table-cell>
          <table:table-cell table:style-name="ce4" office:value-type="string" calcext:value-type="string">
            <text:p>HÜSEYİN ÇARIKCİ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01" calcext:value-type="date">
            <text:p>01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7T12:17:21" calcext:value-type="date">
            <text:p>27.01.2021</text:p>
          </table:table-cell>
          <table:table-cell table:style-name="ce4" office:value-type="string" calcext:value-type="string">
            <text:p>3485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911648518" calcext:value-type="float">
            <text:p>21911648518</text:p>
          </table:table-cell>
          <table:table-cell table:style-name="ce4" office:value-type="string" calcext:value-type="string">
            <text:p>MÖTEBER BAY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07-03" calcext:value-type="date">
            <text:p>03.07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9T11:35:52" calcext:value-type="date">
            <text:p>29.01.2021</text:p>
          </table:table-cell>
          <table:table-cell table:style-name="ce4" office:value-type="string" calcext:value-type="string">
            <text:p>10.78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7989439898" calcext:value-type="float">
            <text:p>27989439898</text:p>
          </table:table-cell>
          <table:table-cell table:style-name="ce4" office:value-type="string" calcext:value-type="string">
            <text:p>ZÖHRE EDİZ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02-01" calcext:value-type="date">
            <text:p>01.0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1-29T11:35:52" calcext:value-type="date">
            <text:p>29.01.2021</text:p>
          </table:table-cell>
          <table:table-cell table:style-name="ce4" office:value-type="string" calcext:value-type="string">
            <text:p>656.6</text:p>
            <text:p>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3644584504" calcext:value-type="float">
            <text:p>53644584504</text:p>
          </table:table-cell>
          <table:table-cell table:style-name="ce4" office:value-type="string" calcext:value-type="string">
            <text:p>SULTAN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11-20" calcext:value-type="date">
            <text:p>20.1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1T10:41:23" calcext:value-type="date">
            <text:p>01.02.2021</text:p>
          </table:table-cell>
          <table:table-cell table:style-name="ce4" office:value-type="string" calcext:value-type="string">
            <text:p>994100</text:p>
            <text:p>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151610294" calcext:value-type="float">
            <text:p>36151610294</text:p>
          </table:table-cell>
          <table:table-cell table:style-name="ce4" office:value-type="string" calcext:value-type="string">
            <text:p>FÜLYA SÜZ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6-21" calcext:value-type="date">
            <text:p>2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1T12:34:37" calcext:value-type="date">
            <text:p>01.02.2021</text:p>
          </table:table-cell>
          <table:table-cell table:style-name="ce4" office:value-type="string" calcext:value-type="string">
            <text:p>323.8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15" calcext:value-type="date">
            <text:p>15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1T12:35:06" calcext:value-type="date">
            <text:p>01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780955944" calcext:value-type="float">
            <text:p>25780955944</text:p>
          </table:table-cell>
          <table:table-cell table:style-name="ce4" office:value-type="string" calcext:value-type="string">
            <text:p>MURAT UZUNOV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8-05" calcext:value-type="date">
            <text:p>05.08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1T14:01:08" calcext:value-type="date">
            <text:p>01.02.2021</text:p>
          </table:table-cell>
          <table:table-cell table:style-name="ce4" office:value-type="string" calcext:value-type="string">
            <text:p>1451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636026244" calcext:value-type="float">
            <text:p>23636026244</text:p>
          </table:table-cell>
          <table:table-cell table:style-name="ce4" office:value-type="string" calcext:value-type="string">
            <text:p>ARİF GÜNE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02-05" calcext:value-type="date">
            <text:p>05.0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2T11:15:24" calcext:value-type="date">
            <text:p>02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592132084" calcext:value-type="float">
            <text:p>31592132084</text:p>
          </table:table-cell>
          <table:table-cell table:style-name="ce4" office:value-type="string" calcext:value-type="string">
            <text:p>ALİ ZENG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1-05" calcext:value-type="date">
            <text:p>05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2T13:27:23" calcext:value-type="date">
            <text:p>02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590154632" calcext:value-type="float">
            <text:p>36590154632</text:p>
          </table:table-cell>
          <table:table-cell table:style-name="ce4" office:value-type="string" calcext:value-type="string">
            <text:p>HİLMİ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7-01" calcext:value-type="date">
            <text:p>01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3T14:22:28" calcext:value-type="date">
            <text:p>03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5090348846" calcext:value-type="float">
            <text:p>55090348846</text:p>
          </table:table-cell>
          <table:table-cell table:style-name="ce4" office:value-type="string" calcext:value-type="string">
            <text:p>MÜZEYYEN AYBARS KARAC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2-20" calcext:value-type="date">
            <text:p>20.02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4T11:32:33" calcext:value-type="date">
            <text:p>04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3073900274" calcext:value-type="float">
            <text:p>33073900274</text:p>
          </table:table-cell>
          <table:table-cell table:style-name="ce4" office:value-type="string" calcext:value-type="string">
            <text:p>FATİH AL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6-23" calcext:value-type="date">
            <text:p>23.06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4T14:15:43" calcext:value-type="date">
            <text:p>04.02.2021</text:p>
          </table:table-cell>
          <table:table-cell table:style-name="ce4" office:value-type="string" calcext:value-type="string">
            <text:p>78.75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4070240370" calcext:value-type="float">
            <text:p>34070240370</text:p>
          </table:table-cell>
          <table:table-cell table:style-name="ce4" office:value-type="string" calcext:value-type="string">
            <text:p>FATMA H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8-05" calcext:value-type="date">
            <text:p>05.08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4T14:15:46" calcext:value-type="date">
            <text:p>04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3538368108" calcext:value-type="float">
            <text:p>13538368108</text:p>
          </table:table-cell>
          <table:table-cell table:style-name="ce4" office:value-type="string" calcext:value-type="string">
            <text:p>GIYASETTİN Ö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12-25" calcext:value-type="date">
            <text:p>25.12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5T11:38:30" calcext:value-type="date">
            <text:p>05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287234678" calcext:value-type="float">
            <text:p>36287234678</text:p>
          </table:table-cell>
          <table:table-cell table:style-name="ce4" office:value-type="string" calcext:value-type="string">
            <text:p>MİYASE YA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10-10" calcext:value-type="date">
            <text:p>10.10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5T11:39:27" calcext:value-type="date">
            <text:p>05.02.2021</text:p>
          </table:table-cell>
          <table:table-cell table:style-name="ce4" office:value-type="string" calcext:value-type="string">
            <text:p>11.6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7179282020" calcext:value-type="float">
            <text:p>27179282020</text:p>
          </table:table-cell>
          <table:table-cell table:style-name="ce4" office:value-type="string" calcext:value-type="string">
            <text:p>SEMİHA GÜH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5-03" calcext:value-type="date">
            <text:p>03.05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5T12:15:33" calcext:value-type="date">
            <text:p>05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313170218" calcext:value-type="float">
            <text:p>19313170218</text:p>
          </table:table-cell>
          <table:table-cell table:style-name="ce4" office:value-type="string" calcext:value-type="string">
            <text:p>KÜBRA NUR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12-21" calcext:value-type="date">
            <text:p>21.12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8T13:31:46" calcext:value-type="date">
            <text:p>08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1" calcext:value-type="date">
            <text:p>01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8T13:32:05" calcext:value-type="date">
            <text:p>08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115612128" calcext:value-type="float">
            <text:p>36115612128</text:p>
          </table:table-cell>
          <table:table-cell table:style-name="ce4" office:value-type="string" calcext:value-type="string">
            <text:p>DÜRDANE ÇELİ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9-07" calcext:value-type="date">
            <text:p>07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8T13:32:13" calcext:value-type="date">
            <text:p>08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743881458" calcext:value-type="float">
            <text:p>44743881458</text:p>
          </table:table-cell>
          <table:table-cell table:style-name="ce4" office:value-type="string" calcext:value-type="string">
            <text:p>HASAN ERG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3:55:10" calcext:value-type="date">
            <text:p>09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548296662" calcext:value-type="float">
            <text:p>15548296662</text:p>
          </table:table-cell>
          <table:table-cell table:style-name="ce4" office:value-type="string" calcext:value-type="string">
            <text:p>YUNİS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2-15" calcext:value-type="date">
            <text:p>15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3:58:54" calcext:value-type="date">
            <text:p>09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176738498" calcext:value-type="float">
            <text:p>21176738498</text:p>
          </table:table-cell>
          <table:table-cell table:style-name="ce4" office:value-type="string" calcext:value-type="string">
            <text:p>BAYRAM EYİ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8-10" calcext:value-type="date">
            <text:p>10.08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4:02:34" calcext:value-type="date">
            <text:p>09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02" calcext:value-type="date">
            <text:p>02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4:02:39" calcext:value-type="date">
            <text:p>09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2877385958" calcext:value-type="float">
            <text:p>42877385958</text:p>
          </table:table-cell>
          <table:table-cell table:style-name="ce4" office:value-type="string" calcext:value-type="string">
            <text:p>LEYLA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2-18" calcext:value-type="date">
            <text:p>18.0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09T14:06:38" calcext:value-type="date">
            <text:p>09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153513448" calcext:value-type="float">
            <text:p>20153513448</text:p>
          </table:table-cell>
          <table:table-cell table:style-name="ce4" office:value-type="string" calcext:value-type="string">
            <text:p>HACER AT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4-15" calcext:value-type="date">
            <text:p>15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1:24:29" calcext:value-type="date">
            <text:p>10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110949414" calcext:value-type="float">
            <text:p>41110949414</text:p>
          </table:table-cell>
          <table:table-cell table:style-name="ce4" office:value-type="string" calcext:value-type="string">
            <text:p>SALİM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05-10" calcext:value-type="date">
            <text:p>10.05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1:33:00" calcext:value-type="date">
            <text:p>10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167040122" calcext:value-type="float">
            <text:p>10167040122</text:p>
          </table:table-cell>
          <table:table-cell table:style-name="ce4" office:value-type="string" calcext:value-type="string">
            <text:p>ESAT ÖL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03-01" calcext:value-type="date">
            <text:p>01.03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1:33:24" calcext:value-type="date">
            <text:p>10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487329018" calcext:value-type="float">
            <text:p>31487329018</text:p>
          </table:table-cell>
          <table:table-cell table:style-name="ce4" office:value-type="string" calcext:value-type="string">
            <text:p>MEHMET DİZ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5-01" calcext:value-type="date">
            <text:p>01.05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1:34:22" calcext:value-type="date">
            <text:p>10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729150530" calcext:value-type="float">
            <text:p>99729150530</text:p>
          </table:table-cell>
          <table:table-cell table:style-name="ce4" office:value-type="string" calcext:value-type="string">
            <text:p>TEMOOR SHAH TOWHID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9-05" calcext:value-type="date">
            <text:p>05.09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4:38:42" calcext:value-type="date">
            <text:p>10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6786628052" calcext:value-type="float">
            <text:p>46786628052</text:p>
          </table:table-cell>
          <table:table-cell table:style-name="ce4" office:value-type="string" calcext:value-type="string">
            <text:p>ERKAN BAŞTU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04-10" calcext:value-type="date">
            <text:p>10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0T14:39:02" calcext:value-type="date">
            <text:p>10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791794822" calcext:value-type="float">
            <text:p>41791794822</text:p>
          </table:table-cell>
          <table:table-cell table:style-name="ce4" office:value-type="string" calcext:value-type="string">
            <text:p>NURİ BÜYÜK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8-15" calcext:value-type="date">
            <text:p>15.08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1T11:10:46" calcext:value-type="date">
            <text:p>11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286279064" calcext:value-type="float">
            <text:p>31286279064</text:p>
          </table:table-cell>
          <table:table-cell table:style-name="ce4" office:value-type="string" calcext:value-type="string">
            <text:p>HASAN OC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10-09" calcext:value-type="date">
            <text:p>09.10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1T12:33:47" calcext:value-type="date">
            <text:p>11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784627326" calcext:value-type="float">
            <text:p>16784627326</text:p>
          </table:table-cell>
          <table:table-cell table:style-name="ce4" office:value-type="string" calcext:value-type="string">
            <text:p>MELİKE CEB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6-15" calcext:value-type="date">
            <text:p>15.06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1T12:33:49" calcext:value-type="date">
            <text:p>11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4232303370" calcext:value-type="float">
            <text:p>34232303370</text:p>
          </table:table-cell>
          <table:table-cell table:style-name="ce4" office:value-type="string" calcext:value-type="string">
            <text:p>ZÜLFİKAR ŞAHİNGÖ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1-01-01" calcext:value-type="date">
            <text:p>01.01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1T15:16:36" calcext:value-type="date">
            <text:p>11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7909551920" calcext:value-type="float">
            <text:p>37909551920</text:p>
          </table:table-cell>
          <table:table-cell table:style-name="ce4" office:value-type="string" calcext:value-type="string">
            <text:p>KAAN YENİL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3-06" calcext:value-type="date">
            <text:p>06.03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2T11:12:51" calcext:value-type="date">
            <text:p>12.02.2021</text:p>
          </table:table-cell>
          <table:table-cell table:style-name="ce4" office:value-type="string" calcext:value-type="string">
            <text:p>68310000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7-10" calcext:value-type="date">
            <text:p>10.07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2T12:32:44" calcext:value-type="date">
            <text:p>12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331075182" calcext:value-type="float">
            <text:p>22331075182</text:p>
          </table:table-cell>
          <table:table-cell table:style-name="ce4" office:value-type="string" calcext:value-type="string">
            <text:p>FİRDES KARAMEŞE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2T14:22:30" calcext:value-type="date">
            <text:p>12.02.2021</text:p>
          </table:table-cell>
          <table:table-cell table:style-name="ce4" office:value-type="string" calcext:value-type="string">
            <text:p>82.42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586061718" calcext:value-type="float">
            <text:p>22586061718</text:p>
          </table:table-cell>
          <table:table-cell table:style-name="ce4" office:value-type="string" calcext:value-type="string">
            <text:p>MEHTAP 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9-28" calcext:value-type="date">
            <text:p>28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5T11:47:28" calcext:value-type="date">
            <text:p>15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3089681752" calcext:value-type="float">
            <text:p>53089681752</text:p>
          </table:table-cell>
          <table:table-cell table:style-name="ce4" office:value-type="string" calcext:value-type="string">
            <text:p>SİNAN AT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5-03-14" calcext:value-type="date">
            <text:p>14.03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5T15:22:43" calcext:value-type="date">
            <text:p>15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875385908" calcext:value-type="float">
            <text:p>12875385908</text:p>
          </table:table-cell>
          <table:table-cell table:style-name="ce4" office:value-type="string" calcext:value-type="string">
            <text:p>AYŞE AĞI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07-10" calcext:value-type="date">
            <text:p>10.07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1:55:47" calcext:value-type="date">
            <text:p>16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25" calcext:value-type="date">
            <text:p>25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3:24:24" calcext:value-type="date">
            <text:p>16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345700922" calcext:value-type="float">
            <text:p>20345700922</text:p>
          </table:table-cell>
          <table:table-cell table:style-name="ce4" office:value-type="string" calcext:value-type="string">
            <text:p>SÜNDÜS ÜNV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5-15" calcext:value-type="date">
            <text:p>15.05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3:24:28" calcext:value-type="date">
            <text:p>16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633788250" calcext:value-type="float">
            <text:p>17633788250</text:p>
          </table:table-cell>
          <table:table-cell table:style-name="ce4" office:value-type="string" calcext:value-type="string">
            <text:p>METİN DEMİRP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6-08" calcext:value-type="date">
            <text:p>08.06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3:27:33" calcext:value-type="date">
            <text:p>16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3448269166" calcext:value-type="float">
            <text:p>33448269166</text:p>
          </table:table-cell>
          <table:table-cell table:style-name="ce4" office:value-type="string" calcext:value-type="string">
            <text:p>AHMET UYS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02-19" calcext:value-type="date">
            <text:p>19.02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6T15:32:38" calcext:value-type="date">
            <text:p>16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7487899330" calcext:value-type="float">
            <text:p>27487899330</text:p>
          </table:table-cell>
          <table:table-cell table:style-name="ce4" office:value-type="string" calcext:value-type="string">
            <text:p>HATİCE DEL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02-01" calcext:value-type="date">
            <text:p>01.0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7T11:14:08" calcext:value-type="date">
            <text:p>17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967308816" calcext:value-type="float">
            <text:p>31967308816</text:p>
          </table:table-cell>
          <table:table-cell table:style-name="ce4" office:value-type="string" calcext:value-type="string">
            <text:p>MERVE ÇAĞ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4-11-10" calcext:value-type="date">
            <text:p>10.11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7T15:03:00" calcext:value-type="date">
            <text:p>17.02.2021</text:p>
          </table:table-cell>
          <table:table-cell table:style-name="ce4" office:value-type="string" calcext:value-type="string">
            <text:p>266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416534734" calcext:value-type="float">
            <text:p>38416534734</text:p>
          </table:table-cell>
          <table:table-cell table:style-name="ce4" office:value-type="string" calcext:value-type="string">
            <text:p>KAZIM SAĞD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5-05" calcext:value-type="date">
            <text:p>05.05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8T13:34:57" calcext:value-type="date">
            <text:p>18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461026280" calcext:value-type="float">
            <text:p>10461026280</text:p>
          </table:table-cell>
          <table:table-cell table:style-name="ce4" office:value-type="string" calcext:value-type="string">
            <text:p>nurten hazined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3-18" calcext:value-type="date">
            <text:p>18.03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19T12:35:29" calcext:value-type="date">
            <text:p>19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873191134" calcext:value-type="float">
            <text:p>29873191134</text:p>
          </table:table-cell>
          <table:table-cell table:style-name="ce4" office:value-type="string" calcext:value-type="string">
            <text:p>FADİK SÜN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3T10:07:10" calcext:value-type="date">
            <text:p>23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3489923002" calcext:value-type="float">
            <text:p>43489923002</text:p>
          </table:table-cell>
          <table:table-cell table:style-name="ce4" office:value-type="string" calcext:value-type="string">
            <text:p>AYŞE Gİ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10-26" calcext:value-type="date">
            <text:p>26.10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3T11:39:41" calcext:value-type="date">
            <text:p>23.02.2021</text:p>
          </table:table-cell>
          <table:table-cell table:style-name="ce4" office:value-type="string" calcext:value-type="string">
            <text:p>ÇALIŞMADAN SONIÇ ALINAMAMIŞTIR.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335676882" calcext:value-type="float">
            <text:p>15335676882</text:p>
          </table:table-cell>
          <table:table-cell table:style-name="ce4" office:value-type="string" calcext:value-type="string">
            <text:p>TÜRKAN GÖBE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5-18" calcext:value-type="date">
            <text:p>18.05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3T11:52:49" calcext:value-type="date">
            <text:p>23.02.2021</text:p>
          </table:table-cell>
          <table:table-cell table:style-name="ce4" office:value-type="string" calcext:value-type="string">
            <text:p>591.6 <text:s/>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4732657850" calcext:value-type="float">
            <text:p>34732657850</text:p>
          </table:table-cell>
          <table:table-cell table:style-name="ce4" office:value-type="string" calcext:value-type="string">
            <text:p>ALİ AKAL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2-15" calcext:value-type="date">
            <text:p>15.0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3T12:10:59" calcext:value-type="date">
            <text:p>23.02.2021</text:p>
          </table:table-cell>
          <table:table-cell table:style-name="ce4" office:value-type="string" calcext:value-type="string">
            <text:p>794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0641497028" calcext:value-type="float">
            <text:p>50641497028</text:p>
          </table:table-cell>
          <table:table-cell table:style-name="ce4" office:value-type="string" calcext:value-type="string">
            <text:p>YUSUF ATE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3-01" calcext:value-type="date">
            <text:p>01.03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3T15:33:11" calcext:value-type="date">
            <text:p>23.02.2021</text:p>
          </table:table-cell>
          <table:table-cell table:style-name="ce4" office:value-type="string" calcext:value-type="string">
            <text:p>5244 POZİTİ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219040810" calcext:value-type="float">
            <text:p>23219040810</text:p>
          </table:table-cell>
          <table:table-cell table:style-name="ce4" office:value-type="string" calcext:value-type="string">
            <text:p>SALİH ÇETİNB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0-22" calcext:value-type="date">
            <text:p>22.10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4T14:48:06" calcext:value-type="date">
            <text:p>24.02.2021</text:p>
          </table:table-cell>
          <table:table-cell table:style-name="ce4" office:value-type="string" calcext:value-type="string">
            <text:p>12186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322075474" calcext:value-type="float">
            <text:p>22322075474</text:p>
          </table:table-cell>
          <table:table-cell table:style-name="ce4" office:value-type="string" calcext:value-type="string">
            <text:p>FATİH KARAMEŞE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1-12-20" calcext:value-type="date">
            <text:p>20.12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4T16:02:06" calcext:value-type="date">
            <text:p>24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2344737250" calcext:value-type="float">
            <text:p>32344737250</text:p>
          </table:table-cell>
          <table:table-cell table:style-name="ce4" office:value-type="string" calcext:value-type="string">
            <text:p>MEHMET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7-08" calcext:value-type="date">
            <text:p>08.07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5T12:09:59" calcext:value-type="date">
            <text:p>25.02.2021</text:p>
          </table:table-cell>
          <table:table-cell table:style-name="ce4" office:value-type="string" calcext:value-type="string">
            <text:p>969.9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7661117372" calcext:value-type="float">
            <text:p>37661117372</text:p>
          </table:table-cell>
          <table:table-cell table:style-name="ce4" office:value-type="string" calcext:value-type="string">
            <text:p>MUSTAFA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9-19" calcext:value-type="date">
            <text:p>19.09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5T12:10:01" calcext:value-type="date">
            <text:p>25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3301371908" calcext:value-type="float">
            <text:p>13301371908</text:p>
          </table:table-cell>
          <table:table-cell table:style-name="ce4" office:value-type="string" calcext:value-type="string">
            <text:p>ABBAS KÖYL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2-28" calcext:value-type="date">
            <text:p>28.02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5T12:12:28" calcext:value-type="date">
            <text:p>25.02.2021</text:p>
          </table:table-cell>
          <table:table-cell table:style-name="ce4" office:value-type="string" calcext:value-type="string">
            <text:p>1679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286836066" calcext:value-type="float">
            <text:p>16286836066</text:p>
          </table:table-cell>
          <table:table-cell table:style-name="ce4" office:value-type="string" calcext:value-type="string">
            <text:p>HASİNE CERT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1-11" calcext:value-type="date">
            <text:p>11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2-25T13:11:39" calcext:value-type="date">
            <text:p>25.02.2021</text:p>
          </table:table-cell>
          <table:table-cell table:style-name="ce4" office:value-type="string" calcext:value-type="string">
            <text:p>726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8804415858" calcext:value-type="float">
            <text:p>58804415858</text:p>
          </table:table-cell>
          <table:table-cell table:style-name="ce4" office:value-type="string" calcext:value-type="string">
            <text:p>GÜLAY DUR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6-20" calcext:value-type="date">
            <text:p>20.06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1T14:54:27" calcext:value-type="date">
            <text:p>01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817254284" calcext:value-type="float">
            <text:p>16817254284</text:p>
          </table:table-cell>
          <table:table-cell table:style-name="ce4" office:value-type="string" calcext:value-type="string">
            <text:p>SALİH ÖNC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1-07" calcext:value-type="date">
            <text:p>07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1T14:54:32" calcext:value-type="date">
            <text:p>01.03.2021</text:p>
          </table:table-cell>
          <table:table-cell table:style-name="ce4" office:value-type="string" calcext:value-type="string">
            <text:p>13130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417097818" calcext:value-type="float">
            <text:p>38417097818</text:p>
          </table:table-cell>
          <table:table-cell table:style-name="ce4" office:value-type="string" calcext:value-type="string">
            <text:p>HANİFE GÜNGÖ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30:03" calcext:value-type="date">
            <text:p>02.03.2021</text:p>
          </table:table-cell>
          <table:table-cell table:style-name="ce4" office:value-type="string" calcext:value-type="string">
            <text:p>7265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30:10" calcext:value-type="date">
            <text:p>02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993949112" calcext:value-type="float">
            <text:p>25993949112</text:p>
          </table:table-cell>
          <table:table-cell table:style-name="ce4" office:value-type="string" calcext:value-type="string">
            <text:p>RAMAZAN SER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7-21" calcext:value-type="date">
            <text:p>21.07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30:31" calcext:value-type="date">
            <text:p>02.03.2021</text:p>
          </table:table-cell>
          <table:table-cell table:style-name="ce4" office:value-type="string" calcext:value-type="string">
            <text:p>8774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555330062" calcext:value-type="float">
            <text:p>14555330062</text:p>
          </table:table-cell>
          <table:table-cell table:style-name="ce4" office:value-type="string" calcext:value-type="string">
            <text:p>BİLAL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5-05" calcext:value-type="date">
            <text:p>05.05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42:07" calcext:value-type="date">
            <text:p>02.03.2021</text:p>
          </table:table-cell>
          <table:table-cell table:style-name="ce4" office:value-type="string" calcext:value-type="string">
            <text:p>27.77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135444676" calcext:value-type="float">
            <text:p>11135444676</text:p>
          </table:table-cell>
          <table:table-cell table:style-name="ce4" office:value-type="string" calcext:value-type="string">
            <text:p>KEMAL YILDIRI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2-03" calcext:value-type="date">
            <text:p>03.02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42:16" calcext:value-type="date">
            <text:p>02.03.2021</text:p>
          </table:table-cell>
          <table:table-cell table:style-name="ce4" office:value-type="string" calcext:value-type="string">
            <text:p>435,7 <text:s/>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5-13" calcext:value-type="date">
            <text:p>13.05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2T13:42:41" calcext:value-type="date">
            <text:p>02.03.2021</text:p>
          </table:table-cell>
          <table:table-cell table:style-name="ce4" office:value-type="string" calcext:value-type="string">
            <text:p>161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769629062" calcext:value-type="float">
            <text:p>16769629062</text:p>
          </table:table-cell>
          <table:table-cell table:style-name="ce4" office:value-type="string" calcext:value-type="string">
            <text:p>MEHMET ÇAK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3-16" calcext:value-type="date">
            <text:p>16.03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3T11:46:03" calcext:value-type="date">
            <text:p>03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283805818" calcext:value-type="float">
            <text:p>30283805818</text:p>
          </table:table-cell>
          <table:table-cell table:style-name="ce4" office:value-type="string" calcext:value-type="string">
            <text:p>ZİYAATTİN ŞAHİNPIN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1-10" calcext:value-type="date">
            <text:p>10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25:26" calcext:value-type="date">
            <text:p>04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159704086" calcext:value-type="float">
            <text:p>20159704086</text:p>
          </table:table-cell>
          <table:table-cell table:style-name="ce4" office:value-type="string" calcext:value-type="string">
            <text:p>DURAN UL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10-21" calcext:value-type="date">
            <text:p>21.10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27:37" calcext:value-type="date">
            <text:p>04.03.2021</text:p>
          </table:table-cell>
          <table:table-cell table:style-name="ce4" office:value-type="string" calcext:value-type="string">
            <text:p>7099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8270244686" calcext:value-type="float">
            <text:p>58270244686</text:p>
          </table:table-cell>
          <table:table-cell table:style-name="ce4" office:value-type="string" calcext:value-type="string">
            <text:p>DURDANE TE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10" calcext:value-type="date">
            <text:p>10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48:14" calcext:value-type="date">
            <text:p>04.03.2021</text:p>
          </table:table-cell>
          <table:table-cell table:style-name="ce4" office:value-type="string" calcext:value-type="string">
            <text:p>1844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509297974" calcext:value-type="float">
            <text:p>15509297974</text:p>
          </table:table-cell>
          <table:table-cell table:style-name="ce4" office:value-type="string" calcext:value-type="string">
            <text:p>YASİN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2-06-25" calcext:value-type="date">
            <text:p>25.06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49:19" calcext:value-type="date">
            <text:p>04.03.2021</text:p>
          </table:table-cell>
          <table:table-cell table:style-name="ce4" office:value-type="string" calcext:value-type="string">
            <text:p>3192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0598356934" calcext:value-type="float">
            <text:p>60598356934</text:p>
          </table:table-cell>
          <table:table-cell table:style-name="ce4" office:value-type="string" calcext:value-type="string">
            <text:p>HAYRETTİN İN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2-02" calcext:value-type="date">
            <text:p>02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55:17" calcext:value-type="date">
            <text:p>04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4168056590" calcext:value-type="float">
            <text:p>64168056590</text:p>
          </table:table-cell>
          <table:table-cell table:style-name="ce4" office:value-type="string" calcext:value-type="string">
            <text:p>MURAT 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11-21" calcext:value-type="date">
            <text:p>21.11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4T12:56:00" calcext:value-type="date">
            <text:p>04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437897826" calcext:value-type="float">
            <text:p>44437897826</text:p>
          </table:table-cell>
          <table:table-cell table:style-name="ce4" office:value-type="string" calcext:value-type="string">
            <text:p>HANİFE İKİK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7-16" calcext:value-type="date">
            <text:p>16.07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1:13:00" calcext:value-type="date">
            <text:p>05.03.2021</text:p>
          </table:table-cell>
          <table:table-cell table:style-name="ce4" office:value-type="string" calcext:value-type="string">
            <text:p>3122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2:31:16" calcext:value-type="date">
            <text:p>05.03.2021</text:p>
          </table:table-cell>
          <table:table-cell table:style-name="ce4" office:value-type="string" calcext:value-type="string">
            <text:p>1989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1610095726" calcext:value-type="float">
            <text:p>51610095726</text:p>
          </table:table-cell>
          <table:table-cell table:style-name="ce4" office:value-type="string" calcext:value-type="string">
            <text:p>AYŞE MEL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9-01" calcext:value-type="date">
            <text:p>01.09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2:31:26" calcext:value-type="date">
            <text:p>05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528763870" calcext:value-type="float">
            <text:p>31528763870</text:p>
          </table:table-cell>
          <table:table-cell table:style-name="ce4" office:value-type="string" calcext:value-type="string">
            <text:p>EMİNE MELEK AK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7-10" calcext:value-type="date">
            <text:p>10.07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2:32:28" calcext:value-type="date">
            <text:p>05.03.2021</text:p>
          </table:table-cell>
          <table:table-cell table:style-name="ce4" office:value-type="string" calcext:value-type="string">
            <text:p>712,6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3410033380" calcext:value-type="float">
            <text:p>53410033380</text:p>
          </table:table-cell>
          <table:table-cell table:style-name="ce4" office:value-type="string" calcext:value-type="string">
            <text:p>MEHMET ERARS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10-13" calcext:value-type="date">
            <text:p>13.10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3:53:52" calcext:value-type="date">
            <text:p>05.03.2021</text:p>
          </table:table-cell>
          <table:table-cell table:style-name="ce4" office:value-type="string" calcext:value-type="string">
            <text:p>2060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009981228" calcext:value-type="float">
            <text:p>25009981228</text:p>
          </table:table-cell>
          <table:table-cell table:style-name="ce4" office:value-type="string" calcext:value-type="string">
            <text:p>AHMET UÇ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10-10" calcext:value-type="date">
            <text:p>10.10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5T13:59:06" calcext:value-type="date">
            <text:p>05.03.2021</text:p>
          </table:table-cell>
          <table:table-cell table:style-name="ce4" office:value-type="string" calcext:value-type="string">
            <text:p>82,83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992783804" calcext:value-type="float">
            <text:p>17992783804</text:p>
          </table:table-cell>
          <table:table-cell table:style-name="ce4" office:value-type="string" calcext:value-type="string">
            <text:p>HAYATİ UYS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8-10" calcext:value-type="date">
            <text:p>10.08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8T12:39:57" calcext:value-type="date">
            <text:p>08.03.2021</text:p>
          </table:table-cell>
          <table:table-cell table:style-name="ce4" office:value-type="string" calcext:value-type="string">
            <text:p>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2420612080" calcext:value-type="float">
            <text:p>52420612080</text:p>
          </table:table-cell>
          <table:table-cell table:style-name="ce4" office:value-type="string" calcext:value-type="string">
            <text:p>BİRCAN UZ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1-01" calcext:value-type="date">
            <text:p>01.01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8T12:40:55" calcext:value-type="date">
            <text:p>08.03.2021</text:p>
          </table:table-cell>
          <table:table-cell table:style-name="ce4" office:value-type="string" calcext:value-type="string">
            <text:p>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351409490" calcext:value-type="float">
            <text:p>23351409490</text:p>
          </table:table-cell>
          <table:table-cell table:style-name="ce4" office:value-type="string" calcext:value-type="string">
            <text:p>AYSEL ÖZC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4-11" calcext:value-type="date">
            <text:p>11.04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8T12:45:16" calcext:value-type="date">
            <text:p>08.03.2021</text:p>
          </table:table-cell>
          <table:table-cell table:style-name="ce4" office:value-type="string" calcext:value-type="string">
            <text:p>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612500010" calcext:value-type="float">
            <text:p>23612500010</text:p>
          </table:table-cell>
          <table:table-cell table:style-name="ce4" office:value-type="string" calcext:value-type="string">
            <text:p>MİHRİCAN ERG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01-13" calcext:value-type="date">
            <text:p>13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8T12:45:27" calcext:value-type="date">
            <text:p>08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4349233584" calcext:value-type="float">
            <text:p>34349233584</text:p>
          </table:table-cell>
          <table:table-cell table:style-name="ce4" office:value-type="string" calcext:value-type="string">
            <text:p>TUĞBA A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9-13" calcext:value-type="date">
            <text:p>13.09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9T12:14:20" calcext:value-type="date">
            <text:p>09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774352104" calcext:value-type="float">
            <text:p>14774352104</text:p>
          </table:table-cell>
          <table:table-cell table:style-name="ce4" office:value-type="string" calcext:value-type="string">
            <text:p>SULTAN CEY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7-06-04" calcext:value-type="date">
            <text:p>04.06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9T12:15:21" calcext:value-type="date">
            <text:p>09.03.2021</text:p>
          </table:table-cell>
          <table:table-cell table:style-name="ce4" office:value-type="string" calcext:value-type="string">
            <text:p>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311837532" calcext:value-type="float">
            <text:p>29311837532</text:p>
          </table:table-cell>
          <table:table-cell table:style-name="ce4" office:value-type="string" calcext:value-type="string">
            <text:p>ÜMMÜGÜLSÜM HALI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4-17" calcext:value-type="date">
            <text:p>17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09T12:16:35" calcext:value-type="date">
            <text:p>09.03.2021</text:p>
          </table:table-cell>
          <table:table-cell table:style-name="ce4" office:value-type="string" calcext:value-type="string">
            <text:p>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090778432" calcext:value-type="float">
            <text:p>31090778432</text:p>
          </table:table-cell>
          <table:table-cell table:style-name="ce4" office:value-type="string" calcext:value-type="string">
            <text:p>FADİK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4-01" calcext:value-type="date">
            <text:p>01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0T12:46:07" calcext:value-type="date">
            <text:p>10.03.2021</text:p>
          </table:table-cell>
          <table:table-cell table:style-name="ce4" office:value-type="string" calcext:value-type="string">
            <text:p>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5885513886" calcext:value-type="float">
            <text:p>55885513886</text:p>
          </table:table-cell>
          <table:table-cell table:style-name="ce4" office:value-type="string" calcext:value-type="string">
            <text:p>HATİCE ÇAKI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12-30" calcext:value-type="date">
            <text:p>30.12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1T11:20:31" calcext:value-type="date">
            <text:p>11.03.2021</text:p>
          </table:table-cell>
          <table:table-cell table:style-name="ce4" office:value-type="string" calcext:value-type="string">
            <text:p>966,7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245666158" calcext:value-type="float">
            <text:p>21245666158</text:p>
          </table:table-cell>
          <table:table-cell table:style-name="ce4" office:value-type="string" calcext:value-type="string">
            <text:p>SEMA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7-11-26" calcext:value-type="date">
            <text:p>26.11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1T12:44:15" calcext:value-type="date">
            <text:p>11.03.2021</text:p>
          </table:table-cell>
          <table:table-cell table:style-name="ce4" office:value-type="string" calcext:value-type="string">
            <text:p>2823000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953315958" calcext:value-type="float">
            <text:p>44953315958</text:p>
          </table:table-cell>
          <table:table-cell table:style-name="ce4" office:value-type="string" calcext:value-type="string">
            <text:p>HÜSEYİN DOMUR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2T11:11:42" calcext:value-type="date">
            <text:p>12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7050245838" calcext:value-type="float">
            <text:p>47050245838</text:p>
          </table:table-cell>
          <table:table-cell table:style-name="ce4" office:value-type="string" calcext:value-type="string">
            <text:p>ASIM ERS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08" calcext:value-type="date">
            <text:p>08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2T12:01:23" calcext:value-type="date">
            <text:p>12.03.2021</text:p>
          </table:table-cell>
          <table:table-cell table:style-name="ce4" office:value-type="string" calcext:value-type="string">
            <text:p>42,87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162142592" calcext:value-type="float">
            <text:p>20162142592</text:p>
          </table:table-cell>
          <table:table-cell table:style-name="ce4" office:value-type="string" calcext:value-type="string">
            <text:p>HÜSEYİN 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1-01" calcext:value-type="date">
            <text:p>01.0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2T12:01:36" calcext:value-type="date">
            <text:p>12.03.2021</text:p>
          </table:table-cell>
          <table:table-cell table:style-name="ce4" office:value-type="string" calcext:value-type="string">
            <text:p>5,734x10^1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0683125842" calcext:value-type="float">
            <text:p>50683125842</text:p>
          </table:table-cell>
          <table:table-cell table:style-name="ce4" office:value-type="string" calcext:value-type="string">
            <text:p>HACER ALT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7-13" calcext:value-type="date">
            <text:p>13.07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5T11:48:09" calcext:value-type="date">
            <text:p>15.03.2021</text:p>
          </table:table-cell>
          <table:table-cell table:style-name="ce4" office:value-type="string" calcext:value-type="string">
            <text:p>455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1982641590" calcext:value-type="float">
            <text:p>51982641590</text:p>
          </table:table-cell>
          <table:table-cell table:style-name="ce4" office:value-type="string" calcext:value-type="string">
            <text:p>NURAN ŞEN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7-25" calcext:value-type="date">
            <text:p>25.07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5T11:48:14" calcext:value-type="date">
            <text:p>15.03.2021</text:p>
          </table:table-cell>
          <table:table-cell table:style-name="ce4" office:value-type="string" calcext:value-type="string">
            <text:p>7977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1216332576" calcext:value-type="float">
            <text:p>61216332576</text:p>
          </table:table-cell>
          <table:table-cell table:style-name="ce4" office:value-type="string" calcext:value-type="string">
            <text:p>GANİ SALTI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5-01-01" calcext:value-type="date">
            <text:p>01.01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5T12:19:37" calcext:value-type="date">
            <text:p>15.03.2021</text:p>
          </table:table-cell>
          <table:table-cell table:style-name="ce4" office:value-type="string" calcext:value-type="string">
            <text:p>402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520497458" calcext:value-type="float">
            <text:p>39520497458</text:p>
          </table:table-cell>
          <table:table-cell table:style-name="ce4" office:value-type="string" calcext:value-type="string">
            <text:p>ARİFE DÖN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12-01" calcext:value-type="date">
            <text:p>01.12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5T13:41:33" calcext:value-type="date">
            <text:p>15.03.2021</text:p>
          </table:table-cell>
          <table:table-cell table:style-name="ce4" office:value-type="string" calcext:value-type="string">
            <text:p>238,6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348700868" calcext:value-type="float">
            <text:p>20348700868</text:p>
          </table:table-cell>
          <table:table-cell table:style-name="ce4" office:value-type="string" calcext:value-type="string">
            <text:p>MEHMET ÜNV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9-03" calcext:value-type="date">
            <text:p>03.09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1:55:33" calcext:value-type="date">
            <text:p>16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181445074" calcext:value-type="float">
            <text:p>22181445074</text:p>
          </table:table-cell>
          <table:table-cell table:style-name="ce4" office:value-type="string" calcext:value-type="string">
            <text:p>REFREF DU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9-01" calcext:value-type="date">
            <text:p>01.09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1:55:43" calcext:value-type="date">
            <text:p>16.03.2021</text:p>
          </table:table-cell>
          <table:table-cell table:style-name="ce4" office:value-type="string" calcext:value-type="string">
            <text:p>1527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169608368" calcext:value-type="float">
            <text:p>36169608368</text:p>
          </table:table-cell>
          <table:table-cell table:style-name="ce4" office:value-type="string" calcext:value-type="string">
            <text:p>TURAN ARS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6-06" calcext:value-type="date">
            <text:p>06.06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2:44:28" calcext:value-type="date">
            <text:p>16.03.2021</text:p>
          </table:table-cell>
          <table:table-cell table:style-name="ce4" office:value-type="string" calcext:value-type="string">
            <text:p>41.99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5-13" calcext:value-type="date">
            <text:p>13.05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2:44:48" calcext:value-type="date">
            <text:p>16.03.2021</text:p>
          </table:table-cell>
          <table:table-cell table:style-name="ce4" office:value-type="string" calcext:value-type="string">
            <text:p>6856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1-05" calcext:value-type="date">
            <text:p>05.01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6T14:34:45" calcext:value-type="date">
            <text:p>16.03.2021</text:p>
          </table:table-cell>
          <table:table-cell table:style-name="ce4" office:value-type="string" calcext:value-type="string">
            <text:p>11.22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3286705970" calcext:value-type="float">
            <text:p>33286705970</text:p>
          </table:table-cell>
          <table:table-cell table:style-name="ce4" office:value-type="string" calcext:value-type="string">
            <text:p>RIZA H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7T11:41:04" calcext:value-type="date">
            <text:p>17.03.2021</text:p>
          </table:table-cell>
          <table:table-cell table:style-name="ce4" office:value-type="string" calcext:value-type="string">
            <text:p>19.0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4067240130" calcext:value-type="float">
            <text:p>34067240130</text:p>
          </table:table-cell>
          <table:table-cell table:style-name="ce4" office:value-type="string" calcext:value-type="string">
            <text:p>REMZİ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3-15" calcext:value-type="date">
            <text:p>15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7T13:31:55" calcext:value-type="date">
            <text:p>17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332768086" calcext:value-type="float">
            <text:p>18332768086</text:p>
          </table:table-cell>
          <table:table-cell table:style-name="ce4" office:value-type="string" calcext:value-type="string">
            <text:p>MURAT BEK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2-01" calcext:value-type="date">
            <text:p>01.02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8T13:16:31" calcext:value-type="date">
            <text:p>18.03.2021</text:p>
          </table:table-cell>
          <table:table-cell table:style-name="ce4" office:value-type="string" calcext:value-type="string">
            <text:p>67.84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3761395526" calcext:value-type="float">
            <text:p>53761395526</text:p>
          </table:table-cell>
          <table:table-cell table:style-name="ce4" office:value-type="string" calcext:value-type="string">
            <text:p>SALİH AK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6-01" calcext:value-type="date">
            <text:p>01.06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8T13:16:47" calcext:value-type="date">
            <text:p>18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7151909228" calcext:value-type="float">
            <text:p>27151909228</text:p>
          </table:table-cell>
          <table:table-cell table:style-name="ce4" office:value-type="string" calcext:value-type="string">
            <text:p>ABDURRAHMAN GÜLER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6-29" calcext:value-type="date">
            <text:p>29.06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8T14:02:04" calcext:value-type="date">
            <text:p>18.03.2021</text:p>
          </table:table-cell>
          <table:table-cell table:style-name="ce4" office:value-type="string" calcext:value-type="string">
            <text:p>5084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6149943930" calcext:value-type="float">
            <text:p>26149943930</text:p>
          </table:table-cell>
          <table:table-cell table:style-name="ce4" office:value-type="string" calcext:value-type="string">
            <text:p>MEHTAP AK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11-01" calcext:value-type="date">
            <text:p>01.1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19T12:59:19" calcext:value-type="date">
            <text:p>19.03.2021</text:p>
          </table:table-cell>
          <table:table-cell table:style-name="ce4" office:value-type="string" calcext:value-type="string">
            <text:p>2871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266867236" calcext:value-type="float">
            <text:p>15266867236</text:p>
          </table:table-cell>
          <table:table-cell table:style-name="ce4" office:value-type="string" calcext:value-type="string">
            <text:p>MEHMET AYAT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3-01" calcext:value-type="date">
            <text:p>01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2T11:31:05" calcext:value-type="date">
            <text:p>22.03.2021</text:p>
          </table:table-cell>
          <table:table-cell table:style-name="ce4" office:value-type="string" calcext:value-type="string">
            <text:p>54.77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022638634" calcext:value-type="float">
            <text:p>22022638634</text:p>
          </table:table-cell>
          <table:table-cell table:style-name="ce4" office:value-type="string" calcext:value-type="string">
            <text:p>HATİCE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5-01" calcext:value-type="date">
            <text:p>01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3T11:16:41" calcext:value-type="date">
            <text:p>23.03.2021</text:p>
          </table:table-cell>
          <table:table-cell table:style-name="ce4" office:value-type="string" calcext:value-type="string">
            <text:p>318.5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805444770" calcext:value-type="float">
            <text:p>10805444770</text:p>
          </table:table-cell>
          <table:table-cell table:style-name="ce4" office:value-type="string" calcext:value-type="string">
            <text:p>GÜLBEYAZ POL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10-10" calcext:value-type="date">
            <text:p>10.10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3T12:46:44" calcext:value-type="date">
            <text:p>23.03.2021</text:p>
          </table:table-cell>
          <table:table-cell table:style-name="ce4" office:value-type="string" calcext:value-type="string">
            <text:p>93.55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923482832" calcext:value-type="float">
            <text:p>12923482832</text:p>
          </table:table-cell>
          <table:table-cell table:style-name="ce4" office:value-type="string" calcext:value-type="string">
            <text:p>YUNUS EMRE AK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04-01" calcext:value-type="date">
            <text:p>01.04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3T12:47:18" calcext:value-type="date">
            <text:p>23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591698980" calcext:value-type="float">
            <text:p>14591698980</text:p>
          </table:table-cell>
          <table:table-cell table:style-name="ce4" office:value-type="string" calcext:value-type="string">
            <text:p>ZEKİYE ÖN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3-06" calcext:value-type="date">
            <text:p>06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3T12:47:23" calcext:value-type="date">
            <text:p>23.03.2021</text:p>
          </table:table-cell>
          <table:table-cell table:style-name="ce4" office:value-type="string" calcext:value-type="string">
            <text:p>318.3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310544074" calcext:value-type="float">
            <text:p>19310544074</text:p>
          </table:table-cell>
          <table:table-cell table:style-name="ce4" office:value-type="string" calcext:value-type="string">
            <text:p>ALİ AK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11-05" calcext:value-type="date">
            <text:p>05.1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4T11:41:09" calcext:value-type="date">
            <text:p>24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4T11:45:31" calcext:value-type="date">
            <text:p>24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219040810" calcext:value-type="float">
            <text:p>23219040810</text:p>
          </table:table-cell>
          <table:table-cell table:style-name="ce4" office:value-type="string" calcext:value-type="string">
            <text:p>SALİH ÇETİNB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0-22" calcext:value-type="date">
            <text:p>22.10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4T11:45:42" calcext:value-type="date">
            <text:p>24.03.2021</text:p>
          </table:table-cell>
          <table:table-cell table:style-name="ce4" office:value-type="string" calcext:value-type="string">
            <text:p>270.1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9167406828" calcext:value-type="float">
            <text:p>59167406828</text:p>
          </table:table-cell>
          <table:table-cell table:style-name="ce4" office:value-type="string" calcext:value-type="string">
            <text:p>TURGUT GEN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6-05" calcext:value-type="date">
            <text:p>05.06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4T14:58:58" calcext:value-type="date">
            <text:p>24.03.2021</text:p>
          </table:table-cell>
          <table:table-cell table:style-name="ce4" office:value-type="string" calcext:value-type="string">
            <text:p>91.47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3489923002" calcext:value-type="float">
            <text:p>43489923002</text:p>
          </table:table-cell>
          <table:table-cell table:style-name="ce4" office:value-type="string" calcext:value-type="string">
            <text:p>AYŞE Gİ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10-26" calcext:value-type="date">
            <text:p>26.10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5T15:04:53" calcext:value-type="date">
            <text:p>25.03.2021</text:p>
          </table:table-cell>
          <table:table-cell table:style-name="ce4" office:value-type="string" calcext:value-type="string">
            <text:p>88.63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6789819440" calcext:value-type="float">
            <text:p>46789819440</text:p>
          </table:table-cell>
          <table:table-cell table:style-name="ce4" office:value-type="string" calcext:value-type="string">
            <text:p>SAMED ER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8-03" calcext:value-type="date">
            <text:p>03.08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6T10:18:35" calcext:value-type="date">
            <text:p>26.03.2021</text:p>
          </table:table-cell>
          <table:table-cell table:style-name="ce4" office:value-type="string" calcext:value-type="string">
            <text:p>205.9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70027042956" calcext:value-type="float">
            <text:p>70027042956</text:p>
          </table:table-cell>
          <table:table-cell table:style-name="ce4" office:value-type="string" calcext:value-type="string">
            <text:p>KAZIM UZU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10-22" calcext:value-type="date">
            <text:p>22.10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6T14:04:36" calcext:value-type="date">
            <text:p>26.03.2021</text:p>
          </table:table-cell>
          <table:table-cell table:style-name="ce4" office:value-type="string" calcext:value-type="string">
            <text:p>1472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371102490" calcext:value-type="float">
            <text:p>21371102490</text:p>
          </table:table-cell>
          <table:table-cell table:style-name="ce4" office:value-type="string" calcext:value-type="string">
            <text:p>İBRAHİM 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9-01-25" calcext:value-type="date">
            <text:p>25.01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6T14:07:04" calcext:value-type="date">
            <text:p>26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983652290" calcext:value-type="float">
            <text:p>15983652290</text:p>
          </table:table-cell>
          <table:table-cell table:style-name="ce4" office:value-type="string" calcext:value-type="string">
            <text:p>NURİYE BİLEK TAP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12-17" calcext:value-type="date">
            <text:p>17.1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6T14:07:09" calcext:value-type="date">
            <text:p>26.03.2021</text:p>
          </table:table-cell>
          <table:table-cell table:style-name="ce4" office:value-type="string" calcext:value-type="string">
            <text:p>69.34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981676032" calcext:value-type="float">
            <text:p>20981676032</text:p>
          </table:table-cell>
          <table:table-cell table:style-name="ce4" office:value-type="string" calcext:value-type="string">
            <text:p>ALİ DUR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3-08" calcext:value-type="date">
            <text:p>08.03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9T10:10:24" calcext:value-type="date">
            <text:p>29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2214408678" calcext:value-type="float">
            <text:p>42214408678</text:p>
          </table:table-cell>
          <table:table-cell table:style-name="ce4" office:value-type="string" calcext:value-type="string">
            <text:p>REFİKA ŞEN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4-11-21" calcext:value-type="date">
            <text:p>21.1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9T11:12:40" calcext:value-type="date">
            <text:p>29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377165806" calcext:value-type="float">
            <text:p>36377165806</text:p>
          </table:table-cell>
          <table:table-cell table:style-name="ce4" office:value-type="string" calcext:value-type="string">
            <text:p>DÖNDÜ GÖKM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2-17" calcext:value-type="date">
            <text:p>17.02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9T13:19:44" calcext:value-type="date">
            <text:p>29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604758934" calcext:value-type="float">
            <text:p>48604758934</text:p>
          </table:table-cell>
          <table:table-cell table:style-name="ce4" office:value-type="string" calcext:value-type="string">
            <text:p>NESİBE KAÇ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1-15" calcext:value-type="date">
            <text:p>15.01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29T13:22:31" calcext:value-type="date">
            <text:p>29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226846672" calcext:value-type="float">
            <text:p>10226846672</text:p>
          </table:table-cell>
          <table:table-cell table:style-name="ce4" office:value-type="string" calcext:value-type="string">
            <text:p>GÜLŞEN BAYS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4-05" calcext:value-type="date">
            <text:p>05.04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0T13:16:58" calcext:value-type="date">
            <text:p>30.03.2021</text:p>
          </table:table-cell>
          <table:table-cell table:style-name="ce4" office:value-type="string" calcext:value-type="string">
            <text:p>658.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165804596" calcext:value-type="float">
            <text:p>17165804596</text:p>
          </table:table-cell>
          <table:table-cell table:style-name="ce4" office:value-type="string" calcext:value-type="string">
            <text:p>MEHMET ÇET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6-15" calcext:value-type="date">
            <text:p>15.06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0T13:17:09" calcext:value-type="date">
            <text:p>30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217583368" calcext:value-type="float">
            <text:p>12217583368</text:p>
          </table:table-cell>
          <table:table-cell table:style-name="ce4" office:value-type="string" calcext:value-type="string">
            <text:p>SEMİHA BOZ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6-01" calcext:value-type="date">
            <text:p>0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0T13:17:24" calcext:value-type="date">
            <text:p>30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506804334" calcext:value-type="float">
            <text:p>41506804334</text:p>
          </table:table-cell>
          <table:table-cell table:style-name="ce4" office:value-type="string" calcext:value-type="string">
            <text:p>AHMET ÖZG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8-05" calcext:value-type="date">
            <text:p>05.08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0T14:53:01" calcext:value-type="date">
            <text:p>30.03.2021</text:p>
          </table:table-cell>
          <table:table-cell table:style-name="ce4" office:value-type="string" calcext:value-type="string">
            <text:p>213.8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728524706" calcext:value-type="float">
            <text:p>38728524706</text:p>
          </table:table-cell>
          <table:table-cell table:style-name="ce4" office:value-type="string" calcext:value-type="string">
            <text:p>ÜNZİLE ÖZ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1-01" calcext:value-type="date">
            <text:p>01.01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1:13:31" calcext:value-type="date">
            <text:p>31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540400154" calcext:value-type="float">
            <text:p>23540400154</text:p>
          </table:table-cell>
          <table:table-cell table:style-name="ce4" office:value-type="string" calcext:value-type="string">
            <text:p>GÜLSÜM TAŞK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01-19" calcext:value-type="date">
            <text:p>19.01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6:06" calcext:value-type="date">
            <text:p>31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760329116" calcext:value-type="float">
            <text:p>25760329116</text:p>
          </table:table-cell>
          <table:table-cell table:style-name="ce4" office:value-type="string" calcext:value-type="string">
            <text:p>NAZMİYE YILDIRI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10-04" calcext:value-type="date">
            <text:p>04.10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6:12" calcext:value-type="date">
            <text:p>31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5466299926" calcext:value-type="float">
            <text:p>45466299926</text:p>
          </table:table-cell>
          <table:table-cell table:style-name="ce4" office:value-type="string" calcext:value-type="string">
            <text:p>ŞERİFE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1-04" calcext:value-type="date">
            <text:p>04.0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6:22" calcext:value-type="date">
            <text:p>31.03.2021</text:p>
          </table:table-cell>
          <table:table-cell table:style-name="ce4" office:value-type="string" calcext:value-type="string">
            <text:p>300.2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116344962" calcext:value-type="float">
            <text:p>44116344962</text:p>
          </table:table-cell>
          <table:table-cell table:style-name="ce4" office:value-type="string" calcext:value-type="string">
            <text:p>ZÜHAL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4-20" calcext:value-type="date">
            <text:p>20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6:27" calcext:value-type="date">
            <text:p>31.03.2021</text:p>
          </table:table-cell>
          <table:table-cell table:style-name="ce4" office:value-type="string" calcext:value-type="string">
            <text:p>180.9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7-01" calcext:value-type="date">
            <text:p>01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8:06" calcext:value-type="date">
            <text:p>31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190076030" calcext:value-type="float">
            <text:p>22190076030</text:p>
          </table:table-cell>
          <table:table-cell table:style-name="ce4" office:value-type="string" calcext:value-type="string">
            <text:p>SÜLEYMAN AK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1-01" calcext:value-type="date">
            <text:p>01.01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3-31T14:08:11" calcext:value-type="date">
            <text:p>31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3328931796" calcext:value-type="float">
            <text:p>13328931796</text:p>
          </table:table-cell>
          <table:table-cell table:style-name="ce4" office:value-type="string" calcext:value-type="string">
            <text:p>ARİFE ERT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10-08" calcext:value-type="date">
            <text:p>08.10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1T13:12:15" calcext:value-type="date">
            <text:p>01.04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519892032" calcext:value-type="float">
            <text:p>14519892032</text:p>
          </table:table-cell>
          <table:table-cell table:style-name="ce4" office:value-type="string" calcext:value-type="string">
            <text:p>NECMETTİN AYI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11-10" calcext:value-type="date">
            <text:p>10.1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1T13:16:41" calcext:value-type="date">
            <text:p>01.04.2021</text:p>
          </table:table-cell>
          <table:table-cell table:style-name="ce4" office:value-type="string" calcext:value-type="string">
            <text:p>106300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827520814" calcext:value-type="float">
            <text:p>38827520814</text:p>
          </table:table-cell>
          <table:table-cell table:style-name="ce4" office:value-type="string" calcext:value-type="string">
            <text:p>DÜRDANE ALP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10-10" calcext:value-type="date">
            <text:p>10.10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1T14:50:14" calcext:value-type="date">
            <text:p>01.04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092173810" calcext:value-type="float">
            <text:p>36092173810</text:p>
          </table:table-cell>
          <table:table-cell table:style-name="ce4" office:value-type="string" calcext:value-type="string">
            <text:p>HANİFE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1-15" calcext:value-type="date">
            <text:p>15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2T12:19:20" calcext:value-type="date">
            <text:p>02.04.2021</text:p>
          </table:table-cell>
          <table:table-cell table:style-name="ce4" office:value-type="string" calcext:value-type="string">
            <text:p>767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369969560" calcext:value-type="float">
            <text:p>25369969560</text:p>
          </table:table-cell>
          <table:table-cell table:style-name="ce4" office:value-type="string" calcext:value-type="string">
            <text:p>ŞAHİN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11-01" calcext:value-type="date">
            <text:p>01.1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2T12:20:43" calcext:value-type="date">
            <text:p>02.04.2021</text:p>
          </table:table-cell>
          <table:table-cell table:style-name="ce4" office:value-type="string" calcext:value-type="string">
            <text:p>24.33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799055054" calcext:value-type="float">
            <text:p>22799055054</text:p>
          </table:table-cell>
          <table:table-cell table:style-name="ce4" office:value-type="string" calcext:value-type="string">
            <text:p>SAMET BİÇ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4-18" calcext:value-type="date">
            <text:p>18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2T14:11:07" calcext:value-type="date">
            <text:p>02.04.2021</text:p>
          </table:table-cell>
          <table:table-cell table:style-name="ce4" office:value-type="string" calcext:value-type="string">
            <text:p>13.4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920334084" calcext:value-type="float">
            <text:p>14920334084</text:p>
          </table:table-cell>
          <table:table-cell table:style-name="ce4" office:value-type="string" calcext:value-type="string">
            <text:p>NURGÜL YILDI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12-15" calcext:value-type="date">
            <text:p>15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2T14:37:40" calcext:value-type="date">
            <text:p>02.04.2021</text:p>
          </table:table-cell>
          <table:table-cell table:style-name="ce4" office:value-type="string" calcext:value-type="string">
            <text:p>2095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842950900" calcext:value-type="float">
            <text:p>12842950900</text:p>
          </table:table-cell>
          <table:table-cell table:style-name="ce4" office:value-type="string" calcext:value-type="string">
            <text:p>HAYRİYE AVŞ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10-27" calcext:value-type="date">
            <text:p>27.10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5T13:48:20" calcext:value-type="date">
            <text:p>05.04.2021</text:p>
          </table:table-cell>
          <table:table-cell table:style-name="ce4" office:value-type="string" calcext:value-type="string">
            <text:p>29.3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002114090" calcext:value-type="float">
            <text:p>21002114090</text:p>
          </table:table-cell>
          <table:table-cell table:style-name="ce4" office:value-type="string" calcext:value-type="string">
            <text:p>ESRA YAR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5-09" calcext:value-type="date">
            <text:p>09.05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1:53:38" calcext:value-type="date">
            <text:p>06.04.2021</text:p>
          </table:table-cell>
          <table:table-cell table:style-name="ce4" office:value-type="string" calcext:value-type="string">
            <text:p>1977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140974042" calcext:value-type="float">
            <text:p>12140974042</text:p>
          </table:table-cell>
          <table:table-cell table:style-name="ce4" office:value-type="string" calcext:value-type="string">
            <text:p>NERİMAN DEMİR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10-09" calcext:value-type="date">
            <text:p>09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3:16:44" calcext:value-type="date">
            <text:p>06.04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286071840" calcext:value-type="float">
            <text:p>22286071840</text:p>
          </table:table-cell>
          <table:table-cell table:style-name="ce4" office:value-type="string" calcext:value-type="string">
            <text:p>MUSTAFA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4-01" calcext:value-type="date">
            <text:p>01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3:17:56" calcext:value-type="date">
            <text:p>06.04.2021</text:p>
          </table:table-cell>
          <table:table-cell table:style-name="ce4" office:value-type="string" calcext:value-type="string">
            <text:p>627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2-01" calcext:value-type="date">
            <text:p>01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4:37:40" calcext:value-type="date">
            <text:p>06.04.2021</text:p>
          </table:table-cell>
          <table:table-cell table:style-name="ce4" office:value-type="string" calcext:value-type="string">
            <text:p>423.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9245404104" calcext:value-type="float">
            <text:p>59245404104</text:p>
          </table:table-cell>
          <table:table-cell table:style-name="ce4" office:value-type="string" calcext:value-type="string">
            <text:p>ZEYNEP İP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6-30" calcext:value-type="date">
            <text:p>30.06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6T14:38:12" calcext:value-type="date">
            <text:p>06.04.2021</text:p>
          </table:table-cell>
          <table:table-cell table:style-name="ce4" office:value-type="string" calcext:value-type="string">
            <text:p>622.9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836421188" calcext:value-type="float">
            <text:p>41836421188</text:p>
          </table:table-cell>
          <table:table-cell table:style-name="ce4" office:value-type="string" calcext:value-type="string">
            <text:p>ZEYNEP ÇAĞ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7-20" calcext:value-type="date">
            <text:p>20.07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7T09:05:21" calcext:value-type="date">
            <text:p>07.04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12-17" calcext:value-type="date">
            <text:p>17.1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7T12:17:29" calcext:value-type="date">
            <text:p>07.04.2021</text:p>
          </table:table-cell>
          <table:table-cell table:style-name="ce4" office:value-type="string" calcext:value-type="string">
            <text:p>1268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0795454312" calcext:value-type="float">
            <text:p>40795454312</text:p>
          </table:table-cell>
          <table:table-cell table:style-name="ce4" office:value-type="string" calcext:value-type="string">
            <text:p>SEVİM DON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5-25" calcext:value-type="date">
            <text:p>25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7T13:13:32" calcext:value-type="date">
            <text:p>07.04.2021</text:p>
          </table:table-cell>
          <table:table-cell table:style-name="ce4" office:value-type="string" calcext:value-type="string">
            <text:p>533.3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6220168180" calcext:value-type="float">
            <text:p>66220168180</text:p>
          </table:table-cell>
          <table:table-cell table:style-name="ce4" office:value-type="string" calcext:value-type="string">
            <text:p>SEMRA ÖZAYD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6-25" calcext:value-type="date">
            <text:p>25.06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7T14:44:13" calcext:value-type="date">
            <text:p>07.04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240974058" calcext:value-type="float">
            <text:p>25240974058</text:p>
          </table:table-cell>
          <table:table-cell table:style-name="ce4" office:value-type="string" calcext:value-type="string">
            <text:p>NECATİ AK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5-05" calcext:value-type="date">
            <text:p>05.05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8T11:20:40" calcext:value-type="date">
            <text:p>08.04.2021</text:p>
          </table:table-cell>
          <table:table-cell table:style-name="ce4" office:value-type="string" calcext:value-type="string">
            <text:p>81.59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9806194574" calcext:value-type="float">
            <text:p>59806194574</text:p>
          </table:table-cell>
          <table:table-cell table:style-name="ce4" office:value-type="string" calcext:value-type="string">
            <text:p>EYÜP PEKŞ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3-28" calcext:value-type="date">
            <text:p>28.03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8T12:03:01" calcext:value-type="date">
            <text:p>08.04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809421436" calcext:value-type="float">
            <text:p>41809421436</text:p>
          </table:table-cell>
          <table:table-cell table:style-name="ce4" office:value-type="string" calcext:value-type="string">
            <text:p>METİN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6-01" calcext:value-type="date">
            <text:p>01.06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9T11:30:18" calcext:value-type="date">
            <text:p>09.04.2021</text:p>
          </table:table-cell>
          <table:table-cell table:style-name="ce4" office:value-type="string" calcext:value-type="string">
            <text:p>16.8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9T12:17:13" calcext:value-type="date">
            <text:p>09.04.2021</text:p>
          </table:table-cell>
          <table:table-cell table:style-name="ce4" office:value-type="string" calcext:value-type="string">
            <text:p>177.6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12-13" calcext:value-type="date">
            <text:p>13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9T12:18:28" calcext:value-type="date">
            <text:p>09.04.2021</text:p>
          </table:table-cell>
          <table:table-cell table:style-name="ce4" office:value-type="string" calcext:value-type="string">
            <text:p>17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795582810" calcext:value-type="float">
            <text:p>23795582810</text:p>
          </table:table-cell>
          <table:table-cell table:style-name="ce4" office:value-type="string" calcext:value-type="string">
            <text:p>HÜSNE TÜRKT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1-01" calcext:value-type="date">
            <text:p>01.01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09T12:19:06" calcext:value-type="date">
            <text:p>09.04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129406036" calcext:value-type="float">
            <text:p>29129406036</text:p>
          </table:table-cell>
          <table:table-cell table:style-name="ce4" office:value-type="string" calcext:value-type="string">
            <text:p>KENAN ÇOB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11-28" calcext:value-type="date">
            <text:p>28.1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2T13:43:53" calcext:value-type="date">
            <text:p>12.04.2021</text:p>
          </table:table-cell>
          <table:table-cell table:style-name="ce4" office:value-type="string" calcext:value-type="string">
            <text:p>124.5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643593920" calcext:value-type="float">
            <text:p>36643593920</text:p>
          </table:table-cell>
          <table:table-cell table:style-name="ce4" office:value-type="string" calcext:value-type="string">
            <text:p>BAHAR İPEK AR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2-02" calcext:value-type="date">
            <text:p>02.0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2T13:48:57" calcext:value-type="date">
            <text:p>12.04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338676728" calcext:value-type="float">
            <text:p>15338676728</text:p>
          </table:table-cell>
          <table:table-cell table:style-name="ce4" office:value-type="string" calcext:value-type="string">
            <text:p>KENAN TÜFENKÇ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3-20" calcext:value-type="date">
            <text:p>20.03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2T13:54:07" calcext:value-type="date">
            <text:p>12.04.2021</text:p>
          </table:table-cell>
          <table:table-cell table:style-name="ce4" office:value-type="string" calcext:value-type="string">
            <text:p>117.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481826398" calcext:value-type="float">
            <text:p>16481826398</text:p>
          </table:table-cell>
          <table:table-cell table:style-name="ce4" office:value-type="string" calcext:value-type="string">
            <text:p>ÖMER KAVAK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38-07-01" calcext:value-type="date">
            <text:p>01.07.193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3T11:32:01" calcext:value-type="date">
            <text:p>13.04.2021</text:p>
          </table:table-cell>
          <table:table-cell table:style-name="ce4" office:value-type="string" calcext:value-type="string">
            <text:p>402.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714392508" calcext:value-type="float">
            <text:p>16714392508</text:p>
          </table:table-cell>
          <table:table-cell table:style-name="ce4" office:value-type="string" calcext:value-type="string">
            <text:p>NURCAN ŞİMŞ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8-02" calcext:value-type="date">
            <text:p>02.08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3T11:39:41" calcext:value-type="date">
            <text:p>13.04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614767408" calcext:value-type="float">
            <text:p>12614767408</text:p>
          </table:table-cell>
          <table:table-cell table:style-name="ce4" office:value-type="string" calcext:value-type="string">
            <text:p>SONER SAP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9-02" calcext:value-type="date">
            <text:p>02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3T12:06:30" calcext:value-type="date">
            <text:p>13.04.2021</text:p>
          </table:table-cell>
          <table:table-cell table:style-name="ce4" office:value-type="string" calcext:value-type="string">
            <text:p>77.53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150776224" calcext:value-type="float">
            <text:p>31150776224</text:p>
          </table:table-cell>
          <table:table-cell table:style-name="ce4" office:value-type="string" calcext:value-type="string">
            <text:p>OSMAN ÖND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5-20" calcext:value-type="date">
            <text:p>20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3T14:46:33" calcext:value-type="date">
            <text:p>13.04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30" calcext:value-type="date">
            <text:p>30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5T14:02:26" calcext:value-type="date">
            <text:p>15.04.2021</text:p>
          </table:table-cell>
          <table:table-cell table:style-name="ce4" office:value-type="string" calcext:value-type="string">
            <text:p>14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916605558" calcext:value-type="float">
            <text:p>10916605558</text:p>
          </table:table-cell>
          <table:table-cell table:style-name="ce4" office:value-type="string" calcext:value-type="string">
            <text:p>ÖZCAN KARAKUR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8-10-16" calcext:value-type="date">
            <text:p>16.10.199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5T14:02:28" calcext:value-type="date">
            <text:p>15.04.2021</text:p>
          </table:table-cell>
          <table:table-cell table:style-name="ce4" office:value-type="string" calcext:value-type="string">
            <text:p>121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4934984496" calcext:value-type="float">
            <text:p>24934984496</text:p>
          </table:table-cell>
          <table:table-cell table:style-name="ce4" office:value-type="string" calcext:value-type="string">
            <text:p>PERİHAN ÇAVU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4-01" calcext:value-type="date">
            <text:p>01.04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6T12:45:11" calcext:value-type="date">
            <text:p>16.04.2021</text:p>
          </table:table-cell>
          <table:table-cell table:style-name="ce4" office:value-type="string" calcext:value-type="string">
            <text:p>59.1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3192375396" calcext:value-type="float">
            <text:p>43192375396</text:p>
          </table:table-cell>
          <table:table-cell table:style-name="ce4" office:value-type="string" calcext:value-type="string">
            <text:p>FİKRİYE DİR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4-01" calcext:value-type="date">
            <text:p>01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6T13:16:44" calcext:value-type="date">
            <text:p>16.04.2021</text:p>
          </table:table-cell>
          <table:table-cell table:style-name="ce4" office:value-type="string" calcext:value-type="string">
            <text:p>30.06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3750916566" calcext:value-type="float">
            <text:p>43750916566</text:p>
          </table:table-cell>
          <table:table-cell table:style-name="ce4" office:value-type="string" calcext:value-type="string">
            <text:p>TANER DOĞR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1-08-18" calcext:value-type="date">
            <text:p>18.08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6T14:43:32" calcext:value-type="date">
            <text:p>16.04.2021</text:p>
          </table:table-cell>
          <table:table-cell table:style-name="ce4" office:value-type="string" calcext:value-type="string">
            <text:p>53.68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4169008766" calcext:value-type="float">
            <text:p>54169008766</text:p>
          </table:table-cell>
          <table:table-cell table:style-name="ce4" office:value-type="string" calcext:value-type="string">
            <text:p>BERRİN ERG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1-01-01" calcext:value-type="date">
            <text:p>01.01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19T13:16:53" calcext:value-type="date">
            <text:p>19.04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1685649824" calcext:value-type="float">
            <text:p>51685649824</text:p>
          </table:table-cell>
          <table:table-cell table:style-name="ce4" office:value-type="string" calcext:value-type="string">
            <text:p>HÜSEYİN ARS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8-03" calcext:value-type="date">
            <text:p>03.08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0T13:01:15" calcext:value-type="date">
            <text:p>20.04.2021</text:p>
          </table:table-cell>
          <table:table-cell table:style-name="ce4" office:value-type="string" calcext:value-type="string">
            <text:p>3287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0285844982" calcext:value-type="float">
            <text:p>40285844982</text:p>
          </table:table-cell>
          <table:table-cell table:style-name="ce4" office:value-type="string" calcext:value-type="string">
            <text:p>MEMNUNE G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4-18" calcext:value-type="date">
            <text:p>18.04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0T13:01:16" calcext:value-type="date">
            <text:p>20.04.2021</text:p>
          </table:table-cell>
          <table:table-cell table:style-name="ce4" office:value-type="string" calcext:value-type="string">
            <text:p>330.7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976809196" calcext:value-type="float">
            <text:p>16976809196</text:p>
          </table:table-cell>
          <table:table-cell table:style-name="ce4" office:value-type="string" calcext:value-type="string">
            <text:p>NAGİHAN TEMİ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10-10" calcext:value-type="date">
            <text:p>10.10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0T14:55:43" calcext:value-type="date">
            <text:p>20.04.2021</text:p>
          </table:table-cell>
          <table:table-cell table:style-name="ce4" office:value-type="string" calcext:value-type="string">
            <text:p>206.7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926416834" calcext:value-type="float">
            <text:p>41926416834</text:p>
          </table:table-cell>
          <table:table-cell table:style-name="ce4" office:value-type="string" calcext:value-type="string">
            <text:p>HANDAN EŞMEL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11-27" calcext:value-type="date">
            <text:p>27.1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1T14:34:45" calcext:value-type="date">
            <text:p>21.04.2021</text:p>
          </table:table-cell>
          <table:table-cell table:style-name="ce4" office:value-type="string" calcext:value-type="string">
            <text:p>2484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805187168" calcext:value-type="float">
            <text:p>48805187168</text:p>
          </table:table-cell>
          <table:table-cell table:style-name="ce4" office:value-type="string" calcext:value-type="string">
            <text:p>ÖMER Ö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1-04-15" calcext:value-type="date">
            <text:p>15.04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2T12:02:34" calcext:value-type="date">
            <text:p>22.04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239717704" calcext:value-type="float">
            <text:p>44239717704</text:p>
          </table:table-cell>
          <table:table-cell table:style-name="ce4" office:value-type="string" calcext:value-type="string">
            <text:p>SİNEM YAVU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2-15" calcext:value-type="date">
            <text:p>15.02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2T13:19:01" calcext:value-type="date">
            <text:p>22.04.2021</text:p>
          </table:table-cell>
          <table:table-cell table:style-name="ce4" office:value-type="string" calcext:value-type="string">
            <text:p>1916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958555920" calcext:value-type="float">
            <text:p>48958555920</text:p>
          </table:table-cell>
          <table:table-cell table:style-name="ce4" office:value-type="string" calcext:value-type="string">
            <text:p>ALİ GÜ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7-08" calcext:value-type="date">
            <text:p>08.07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2:45:37" calcext:value-type="date">
            <text:p>26.04.2021</text:p>
          </table:table-cell>
          <table:table-cell table:style-name="ce4" office:value-type="string" calcext:value-type="string">
            <text:p>577.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4817361106" calcext:value-type="float">
            <text:p>54817361106</text:p>
          </table:table-cell>
          <table:table-cell table:style-name="ce4" office:value-type="string" calcext:value-type="string">
            <text:p>HATUK ASAR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9-21" calcext:value-type="date">
            <text:p>21.09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2:45:39" calcext:value-type="date">
            <text:p>26.04.2021</text:p>
          </table:table-cell>
          <table:table-cell table:style-name="ce4" office:value-type="string" calcext:value-type="string">
            <text:p>87.85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5615333180" calcext:value-type="float">
            <text:p>55615333180</text:p>
          </table:table-cell>
          <table:table-cell table:style-name="ce4" office:value-type="string" calcext:value-type="string">
            <text:p>ABBAS YILDIRI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2-03" calcext:value-type="date">
            <text:p>03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2:49:12" calcext:value-type="date">
            <text:p>26.04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7127471992" calcext:value-type="float">
            <text:p>57127471992</text:p>
          </table:table-cell>
          <table:table-cell table:style-name="ce4" office:value-type="string" calcext:value-type="string">
            <text:p>SAADET SAĞLA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1-25" calcext:value-type="date">
            <text:p>25.01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2:49:14" calcext:value-type="date">
            <text:p>26.04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618571668" calcext:value-type="float">
            <text:p>99618571668</text:p>
          </table:table-cell>
          <table:table-cell table:style-name="ce4" office:value-type="string" calcext:value-type="string">
            <text:p>FADİLE ELRAŞİD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4-01-19" calcext:value-type="date">
            <text:p>19.01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6T13:57:45" calcext:value-type="date">
            <text:p>26.04.2021</text:p>
          </table:table-cell>
          <table:table-cell table:style-name="ce4" office:value-type="string" calcext:value-type="string">
            <text:p>56800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487329018" calcext:value-type="float">
            <text:p>31487329018</text:p>
          </table:table-cell>
          <table:table-cell table:style-name="ce4" office:value-type="string" calcext:value-type="string">
            <text:p>MEHMET DİZ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5-01" calcext:value-type="date">
            <text:p>01.05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7T12:30:26" calcext:value-type="date">
            <text:p>27.04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7138949802" calcext:value-type="float">
            <text:p>37138949802</text:p>
          </table:table-cell>
          <table:table-cell table:style-name="ce4" office:value-type="string" calcext:value-type="string">
            <text:p>SATİ SÜM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5-10" calcext:value-type="date">
            <text:p>10.05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7T12:39:14" calcext:value-type="date">
            <text:p>27.04.2021</text:p>
          </table:table-cell>
          <table:table-cell table:style-name="ce4" office:value-type="string" calcext:value-type="string">
            <text:p>101.3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716100402" calcext:value-type="float">
            <text:p>21716100402</text:p>
          </table:table-cell>
          <table:table-cell table:style-name="ce4" office:value-type="string" calcext:value-type="string">
            <text:p>MEHMET ERGİNYÜRE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1-01" calcext:value-type="date">
            <text:p>01.0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7T15:05:24" calcext:value-type="date">
            <text:p>27.04.2021</text:p>
          </table:table-cell>
          <table:table-cell table:style-name="ce4" office:value-type="string" calcext:value-type="string">
            <text:p>472.6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681324560" calcext:value-type="float">
            <text:p>14681324560</text:p>
          </table:table-cell>
          <table:table-cell table:style-name="ce4" office:value-type="string" calcext:value-type="string">
            <text:p>CEVAT ÇELTE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1-10" calcext:value-type="date">
            <text:p>10.01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4-28T12:02:09" calcext:value-type="date">
            <text:p>28.04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9155216576" calcext:value-type="float">
            <text:p>59155216576</text:p>
          </table:table-cell>
          <table:table-cell table:style-name="ce4" office:value-type="string" calcext:value-type="string">
            <text:p>CEM BEK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6-12-28" calcext:value-type="date">
            <text:p>28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3T08:45:47" calcext:value-type="date">
            <text:p>03.05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1-18" calcext:value-type="date">
            <text:p>1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3T12:08:14" calcext:value-type="date">
            <text:p>03.05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519892032" calcext:value-type="float">
            <text:p>14519892032</text:p>
          </table:table-cell>
          <table:table-cell table:style-name="ce4" office:value-type="string" calcext:value-type="string">
            <text:p>NECMETTİN AYI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11-10" calcext:value-type="date">
            <text:p>10.1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0:30:57" calcext:value-type="date">
            <text:p>05.05.2021</text:p>
          </table:table-cell>
          <table:table-cell table:style-name="ce4" office:value-type="string" calcext:value-type="string">
            <text:p>1292000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0414466818" calcext:value-type="float">
            <text:p>40414466818</text:p>
          </table:table-cell>
          <table:table-cell table:style-name="ce4" office:value-type="string" calcext:value-type="string">
            <text:p>YADİGAR SAKA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1-07" calcext:value-type="date">
            <text:p>07.0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0:30:57" calcext:value-type="date">
            <text:p>05.05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582198622" calcext:value-type="float">
            <text:p>29582198622</text:p>
          </table:table-cell>
          <table:table-cell table:style-name="ce4" office:value-type="string" calcext:value-type="string">
            <text:p>NARGÜL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6-06" calcext:value-type="date">
            <text:p>06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2:58:55" calcext:value-type="date">
            <text:p>05.05.2021</text:p>
          </table:table-cell>
          <table:table-cell table:style-name="ce4" office:value-type="string" calcext:value-type="string">
            <text:p>170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859716826" calcext:value-type="float">
            <text:p>19859716826</text:p>
          </table:table-cell>
          <table:table-cell table:style-name="ce4" office:value-type="string" calcext:value-type="string">
            <text:p>RIZA ÇEL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2-17" calcext:value-type="date">
            <text:p>17.02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2:58:57" calcext:value-type="date">
            <text:p>05.05.2021</text:p>
          </table:table-cell>
          <table:table-cell table:style-name="ce4" office:value-type="string" calcext:value-type="string">
            <text:p>964.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12-07" calcext:value-type="date">
            <text:p>07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5T14:32:08" calcext:value-type="date">
            <text:p>05.05.2021</text:p>
          </table:table-cell>
          <table:table-cell table:style-name="ce4" office:value-type="string" calcext:value-type="string">
            <text:p>1153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5569630276" calcext:value-type="float">
            <text:p>35569630276</text:p>
          </table:table-cell>
          <table:table-cell table:style-name="ce4" office:value-type="string" calcext:value-type="string">
            <text:p>AYKAN ENGÜZ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4-20" calcext:value-type="date">
            <text:p>20.04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6T10:50:18" calcext:value-type="date">
            <text:p>06.05.2021</text:p>
          </table:table-cell>
          <table:table-cell table:style-name="ce4" office:value-type="string" calcext:value-type="string">
            <text:p>23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0349027740" calcext:value-type="float">
            <text:p>40349027740</text:p>
          </table:table-cell>
          <table:table-cell table:style-name="ce4" office:value-type="string" calcext:value-type="string">
            <text:p>YUSUF ÇAK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2-26" calcext:value-type="date">
            <text:p>26.1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6T10:50:19" calcext:value-type="date">
            <text:p>06.05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680172788" calcext:value-type="float">
            <text:p>18680172788</text:p>
          </table:table-cell>
          <table:table-cell table:style-name="ce4" office:value-type="string" calcext:value-type="string">
            <text:p>DEMET IŞ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7-01" calcext:value-type="date">
            <text:p>01.07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6T14:35:38" calcext:value-type="date">
            <text:p>06.05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906187608" calcext:value-type="float">
            <text:p>29906187608</text:p>
          </table:table-cell>
          <table:table-cell table:style-name="ce4" office:value-type="string" calcext:value-type="string">
            <text:p>YUSUF Ş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5-20" calcext:value-type="date">
            <text:p>20.05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07T12:37:24" calcext:value-type="date">
            <text:p>07.05.2021</text:p>
          </table:table-cell>
          <table:table-cell table:style-name="ce4" office:value-type="string" calcext:value-type="string">
            <text:p>751.5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5280671946" calcext:value-type="float">
            <text:p>45280671946</text:p>
          </table:table-cell>
          <table:table-cell table:style-name="ce4" office:value-type="string" calcext:value-type="string">
            <text:p>FATMA ÖZC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03" calcext:value-type="date">
            <text:p>03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3:46:57" calcext:value-type="date">
            <text:p>17.05.2021</text:p>
          </table:table-cell>
          <table:table-cell table:style-name="ce4" office:value-type="string" calcext:value-type="string">
            <text:p>38.2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513204040" calcext:value-type="float">
            <text:p>29513204040</text:p>
          </table:table-cell>
          <table:table-cell table:style-name="ce4" office:value-type="string" calcext:value-type="string">
            <text:p>MEHMET KÖKS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3-17" calcext:value-type="date">
            <text:p>17.03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3:46:58" calcext:value-type="date">
            <text:p>17.05.2021</text:p>
          </table:table-cell>
          <table:table-cell table:style-name="ce4" office:value-type="string" calcext:value-type="string">
            <text:p>44470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999415256" calcext:value-type="float">
            <text:p>11999415256</text:p>
          </table:table-cell>
          <table:table-cell table:style-name="ce4" office:value-type="string" calcext:value-type="string">
            <text:p>RIZA 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4-01" calcext:value-type="date">
            <text:p>01.04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3:47:00" calcext:value-type="date">
            <text:p>17.05.2021</text:p>
          </table:table-cell>
          <table:table-cell table:style-name="ce4" office:value-type="string" calcext:value-type="string">
            <text:p>78040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633697278" calcext:value-type="float">
            <text:p>14633697278</text:p>
          </table:table-cell>
          <table:table-cell table:style-name="ce4" office:value-type="string" calcext:value-type="string">
            <text:p>SUAT GEY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8-01" calcext:value-type="date">
            <text:p>01.08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3:48:46" calcext:value-type="date">
            <text:p>17.05.2021</text:p>
          </table:table-cell>
          <table:table-cell table:style-name="ce4" office:value-type="string" calcext:value-type="string">
            <text:p>2252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25" calcext:value-type="date">
            <text:p>25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4:49:31" calcext:value-type="date">
            <text:p>17.05.2021</text:p>
          </table:table-cell>
          <table:table-cell table:style-name="ce4" office:value-type="string" calcext:value-type="string">
            <text:p>1445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8116099448" calcext:value-type="float">
            <text:p>68116099448</text:p>
          </table:table-cell>
          <table:table-cell table:style-name="ce4" office:value-type="string" calcext:value-type="string">
            <text:p>FAZLI ÇAĞLAY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4-12" calcext:value-type="date">
            <text:p>12.04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7T14:58:57" calcext:value-type="date">
            <text:p>17.05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7929218192" calcext:value-type="float">
            <text:p>47929218192</text:p>
          </table:table-cell>
          <table:table-cell table:style-name="ce4" office:value-type="string" calcext:value-type="string">
            <text:p>SALİHA AKIN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2-01" calcext:value-type="date">
            <text:p>01.0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09:57:35" calcext:value-type="date">
            <text:p>18.05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9204630378" calcext:value-type="float">
            <text:p>49204630378</text:p>
          </table:table-cell>
          <table:table-cell table:style-name="ce4" office:value-type="string" calcext:value-type="string">
            <text:p>RASIM ÖZ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10:10:59" calcext:value-type="date">
            <text:p>18.05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7972109438" calcext:value-type="float">
            <text:p>67972109438</text:p>
          </table:table-cell>
          <table:table-cell table:style-name="ce4" office:value-type="string" calcext:value-type="string">
            <text:p>MELİHAT EREKL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5" calcext:value-type="date">
            <text:p>15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10:29:47" calcext:value-type="date">
            <text:p>18.05.2021</text:p>
          </table:table-cell>
          <table:table-cell table:style-name="ce4" office:value-type="string" calcext:value-type="string">
            <text:p>26.05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0428133736" calcext:value-type="float">
            <text:p>50428133736</text:p>
          </table:table-cell>
          <table:table-cell table:style-name="ce4" office:value-type="string" calcext:value-type="string">
            <text:p>TALİP GÜNGÖ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1-01" calcext:value-type="date">
            <text:p>01.01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13:50:09" calcext:value-type="date">
            <text:p>18.05.2021</text:p>
          </table:table-cell>
          <table:table-cell table:style-name="ce4" office:value-type="string" calcext:value-type="string">
            <text:p>271.5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868152448" calcext:value-type="float">
            <text:p>19868152448</text:p>
          </table:table-cell>
          <table:table-cell table:style-name="ce4" office:value-type="string" calcext:value-type="string">
            <text:p>SEBAHATTİN Y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18T13:52:39" calcext:value-type="date">
            <text:p>18.05.2021</text:p>
          </table:table-cell>
          <table:table-cell table:style-name="ce4" office:value-type="string" calcext:value-type="string">
            <text:p>36.4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533217374" calcext:value-type="float">
            <text:p>12533217374</text:p>
          </table:table-cell>
          <table:table-cell table:style-name="ce4" office:value-type="string" calcext:value-type="string">
            <text:p>GÜLHAN AR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10-09" calcext:value-type="date">
            <text:p>09.10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0T14:39:43" calcext:value-type="date">
            <text:p>20.05.2021</text:p>
          </table:table-cell>
          <table:table-cell table:style-name="ce4" office:value-type="string" calcext:value-type="string">
            <text:p>14810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0414466818" calcext:value-type="float">
            <text:p>40414466818</text:p>
          </table:table-cell>
          <table:table-cell table:style-name="ce4" office:value-type="string" calcext:value-type="string">
            <text:p>YADİGAR SAKA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1-07" calcext:value-type="date">
            <text:p>07.0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0T14:39:46" calcext:value-type="date">
            <text:p>20.05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847423620" calcext:value-type="float">
            <text:p>22847423620</text:p>
          </table:table-cell>
          <table:table-cell table:style-name="ce4" office:value-type="string" calcext:value-type="string">
            <text:p>ALPER ÜSTÜ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1-01" calcext:value-type="date">
            <text:p>01.01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1T11:07:57" calcext:value-type="date">
            <text:p>21.05.2021</text:p>
          </table:table-cell>
          <table:table-cell table:style-name="ce4" office:value-type="string" calcext:value-type="string">
            <text:p>72.39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5634857552" calcext:value-type="float">
            <text:p>45634857552</text:p>
          </table:table-cell>
          <table:table-cell table:style-name="ce4" office:value-type="string" calcext:value-type="string">
            <text:p>FEYZULLAH BÜ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1-01" calcext:value-type="date">
            <text:p>01.01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1T14:25:12" calcext:value-type="date">
            <text:p>21.05.2021</text:p>
          </table:table-cell>
          <table:table-cell table:style-name="ce4" office:value-type="string" calcext:value-type="string">
            <text:p>3388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9138177932" calcext:value-type="float">
            <text:p>49138177932</text:p>
          </table:table-cell>
          <table:table-cell table:style-name="ce4" office:value-type="string" calcext:value-type="string">
            <text:p>FURKAN FEN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6-09-20" calcext:value-type="date">
            <text:p>20.09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1T14:41:24" calcext:value-type="date">
            <text:p>21.05.2021</text:p>
          </table:table-cell>
          <table:table-cell table:style-name="ce4" office:value-type="string" calcext:value-type="string">
            <text:p>113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616321104" calcext:value-type="float">
            <text:p>31616321104</text:p>
          </table:table-cell>
          <table:table-cell table:style-name="ce4" office:value-type="string" calcext:value-type="string">
            <text:p>AYDIN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5-16" calcext:value-type="date">
            <text:p>16.05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1:06:36" calcext:value-type="date">
            <text:p>24.05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058643572" calcext:value-type="float">
            <text:p>22058643572</text:p>
          </table:table-cell>
          <table:table-cell table:style-name="ce4" office:value-type="string" calcext:value-type="string">
            <text:p>ALİ GÜRBÜZ ÇEÇ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11-12" calcext:value-type="date">
            <text:p>12.1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1:09:16" calcext:value-type="date">
            <text:p>24.05.2021</text:p>
          </table:table-cell>
          <table:table-cell table:style-name="ce4" office:value-type="string" calcext:value-type="string">
            <text:p>337.2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15" calcext:value-type="date">
            <text:p>15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48:09" calcext:value-type="date">
            <text:p>24.05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7086284568" calcext:value-type="float">
            <text:p>27086284568</text:p>
          </table:table-cell>
          <table:table-cell table:style-name="ce4" office:value-type="string" calcext:value-type="string">
            <text:p>HURİYE ÖZEK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6-05" calcext:value-type="date">
            <text:p>05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48:10" calcext:value-type="date">
            <text:p>24.05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7181471082" calcext:value-type="float">
            <text:p>57181471082</text:p>
          </table:table-cell>
          <table:table-cell table:style-name="ce4" office:value-type="string" calcext:value-type="string">
            <text:p>ABBAS BOZKUR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1-25" calcext:value-type="date">
            <text:p>25.01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49:21" calcext:value-type="date">
            <text:p>24.05.2021</text:p>
          </table:table-cell>
          <table:table-cell table:style-name="ce4" office:value-type="string" calcext:value-type="string">
            <text:p>342.6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7083284622" calcext:value-type="float">
            <text:p>27083284622</text:p>
          </table:table-cell>
          <table:table-cell table:style-name="ce4" office:value-type="string" calcext:value-type="string">
            <text:p>NAZMİYE ÖZEK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2-02" calcext:value-type="date">
            <text:p>02.0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49:22" calcext:value-type="date">
            <text:p>24.05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345068790" calcext:value-type="float">
            <text:p>99345068790</text:p>
          </table:table-cell>
          <table:table-cell table:style-name="ce4" office:value-type="string" calcext:value-type="string">
            <text:p>RAZIA HAZAR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1-01" calcext:value-type="date">
            <text:p>01.0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3:52:23" calcext:value-type="date">
            <text:p>24.05.2021</text:p>
          </table:table-cell>
          <table:table-cell table:style-name="ce4" office:value-type="string" calcext:value-type="string">
            <text:p>103.3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467990058" calcext:value-type="float">
            <text:p>17467990058</text:p>
          </table:table-cell>
          <table:table-cell table:style-name="ce4" office:value-type="string" calcext:value-type="string">
            <text:p>AHMET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5-19" calcext:value-type="date">
            <text:p>19.05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4T14:57:39" calcext:value-type="date">
            <text:p>24.05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968073264" calcext:value-type="float">
            <text:p>21968073264</text:p>
          </table:table-cell>
          <table:table-cell table:style-name="ce4" office:value-type="string" calcext:value-type="string">
            <text:p>HASAN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9-02-05" calcext:value-type="date">
            <text:p>05.02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2:11:25" calcext:value-type="date">
            <text:p>25.05.2021</text:p>
          </table:table-cell>
          <table:table-cell table:style-name="ce4" office:value-type="string" calcext:value-type="string">
            <text:p>787.8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719763534" calcext:value-type="float">
            <text:p>12719763534</text:p>
          </table:table-cell>
          <table:table-cell table:style-name="ce4" office:value-type="string" calcext:value-type="string">
            <text:p>SADIK TELL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5-14" calcext:value-type="date">
            <text:p>14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2:11:28" calcext:value-type="date">
            <text:p>25.05.2021</text:p>
          </table:table-cell>
          <table:table-cell table:style-name="ce4" office:value-type="string" calcext:value-type="string">
            <text:p>59.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878647586" calcext:value-type="float">
            <text:p>21878647586</text:p>
          </table:table-cell>
          <table:table-cell table:style-name="ce4" office:value-type="string" calcext:value-type="string">
            <text:p>DÜRDANE CABAD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11-02" calcext:value-type="date">
            <text:p>02.11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2:11:42" calcext:value-type="date">
            <text:p>25.05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4077011530" calcext:value-type="float">
            <text:p>24077011530</text:p>
          </table:table-cell>
          <table:table-cell table:style-name="ce4" office:value-type="string" calcext:value-type="string">
            <text:p>GÜLDEN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2-01" calcext:value-type="date">
            <text:p>01.02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2:16:48" calcext:value-type="date">
            <text:p>25.05.2021</text:p>
          </table:table-cell>
          <table:table-cell table:style-name="ce4" office:value-type="string" calcext:value-type="string">
            <text:p>20.3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3046944214" calcext:value-type="float">
            <text:p>13046944214</text:p>
          </table:table-cell>
          <table:table-cell table:style-name="ce4" office:value-type="string" calcext:value-type="string">
            <text:p>ALİ GÜD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8-05" calcext:value-type="date">
            <text:p>05.08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5T14:38:15" calcext:value-type="date">
            <text:p>25.05.2021</text:p>
          </table:table-cell>
          <table:table-cell table:style-name="ce4" office:value-type="string" calcext:value-type="string">
            <text:p>9226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589061654" calcext:value-type="float">
            <text:p>22589061654</text:p>
          </table:table-cell>
          <table:table-cell table:style-name="ce4" office:value-type="string" calcext:value-type="string">
            <text:p>ADEM 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7-22" calcext:value-type="date">
            <text:p>22.07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6T10:58:36" calcext:value-type="date">
            <text:p>26.05.2021</text:p>
          </table:table-cell>
          <table:table-cell table:style-name="ce4" office:value-type="string" calcext:value-type="string">
            <text:p>183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550636248" calcext:value-type="float">
            <text:p>16550636248</text:p>
          </table:table-cell>
          <table:table-cell table:style-name="ce4" office:value-type="string" calcext:value-type="string">
            <text:p>MUHAMMET ÖMER FARUK ALTUN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4-05-13" calcext:value-type="date">
            <text:p>13.05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6T13:52:18" calcext:value-type="date">
            <text:p>26.05.2021</text:p>
          </table:table-cell>
          <table:table-cell table:style-name="ce4" office:value-type="string" calcext:value-type="string">
            <text:p>2856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513139408" calcext:value-type="float">
            <text:p>11513139408</text:p>
          </table:table-cell>
          <table:table-cell table:style-name="ce4" office:value-type="string" calcext:value-type="string">
            <text:p>EMİNE OKY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2-02" calcext:value-type="date">
            <text:p>02.02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6T13:53:49" calcext:value-type="date">
            <text:p>26.05.2021</text:p>
          </table:table-cell>
          <table:table-cell table:style-name="ce4" office:value-type="string" calcext:value-type="string">
            <text:p>69.38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816021878" calcext:value-type="float">
            <text:p>23816021878</text:p>
          </table:table-cell>
          <table:table-cell table:style-name="ce4" office:value-type="string" calcext:value-type="string">
            <text:p>AHMET SEMİH KO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05-11" calcext:value-type="date">
            <text:p>11.05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6T13:55:11" calcext:value-type="date">
            <text:p>26.05.2021</text:p>
          </table:table-cell>
          <table:table-cell table:style-name="ce4" office:value-type="string" calcext:value-type="string">
            <text:p>96640000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049213012" calcext:value-type="float">
            <text:p>48049213012</text:p>
          </table:table-cell>
          <table:table-cell table:style-name="ce4" office:value-type="string" calcext:value-type="string">
            <text:p>EMİNE COŞK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5-05" calcext:value-type="date">
            <text:p>05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7T14:49:03" calcext:value-type="date">
            <text:p>27.05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007345160" calcext:value-type="float">
            <text:p>31007345160</text:p>
          </table:table-cell>
          <table:table-cell table:style-name="ce4" office:value-type="string" calcext:value-type="string">
            <text:p>NURAN UZ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09-18" calcext:value-type="date">
            <text:p>18.09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8T12:04:51" calcext:value-type="date">
            <text:p>28.05.2021</text:p>
          </table:table-cell>
          <table:table-cell table:style-name="ce4" office:value-type="string" calcext:value-type="string">
            <text:p>575.5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856052460" calcext:value-type="float">
            <text:p>22856052460</text:p>
          </table:table-cell>
          <table:table-cell table:style-name="ce4" office:value-type="string" calcext:value-type="string">
            <text:p>AYSEL SOY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5-12" calcext:value-type="date">
            <text:p>12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8T12:11:29" calcext:value-type="date">
            <text:p>28.05.2021</text:p>
          </table:table-cell>
          <table:table-cell table:style-name="ce4" office:value-type="string" calcext:value-type="string">
            <text:p>122.5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022485440" calcext:value-type="float">
            <text:p>10022485440</text:p>
          </table:table-cell>
          <table:table-cell table:style-name="ce4" office:value-type="string" calcext:value-type="string">
            <text:p>GÜLHANIM KARAKELLE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8T12:11:31" calcext:value-type="date">
            <text:p>28.05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6150502720" calcext:value-type="float">
            <text:p>26150502720</text:p>
          </table:table-cell>
          <table:table-cell table:style-name="ce4" office:value-type="string" calcext:value-type="string">
            <text:p>ALİ TUR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3-15" calcext:value-type="date">
            <text:p>15.03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28T14:07:34" calcext:value-type="date">
            <text:p>28.05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482661190" calcext:value-type="float">
            <text:p>21482661190</text:p>
          </table:table-cell>
          <table:table-cell table:style-name="ce4" office:value-type="string" calcext:value-type="string">
            <text:p>HARU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0-10-30" calcext:value-type="date">
            <text:p>30.10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31T13:45:04" calcext:value-type="date">
            <text:p>31.05.2021</text:p>
          </table:table-cell>
          <table:table-cell table:style-name="ce4" office:value-type="string" calcext:value-type="string">
            <text:p>187.9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31T14:30:35" calcext:value-type="date">
            <text:p>31.05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2" calcext:value-type="date">
            <text:p>02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5-31T14:30:36" calcext:value-type="date">
            <text:p>31.05.2021</text:p>
          </table:table-cell>
          <table:table-cell table:style-name="ce4" office:value-type="string" calcext:value-type="string">
            <text:p>4337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854977780" calcext:value-type="float">
            <text:p>41854977780</text:p>
          </table:table-cell>
          <table:table-cell table:style-name="ce4" office:value-type="string" calcext:value-type="string">
            <text:p>SAFİYE İP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2-04" calcext:value-type="date">
            <text:p>04.02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1T13:25:47" calcext:value-type="date">
            <text:p>01.06.2021</text:p>
          </table:table-cell>
          <table:table-cell table:style-name="ce4" office:value-type="string" calcext:value-type="string">
            <text:p>354,9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841623988" calcext:value-type="float">
            <text:p>16841623988</text:p>
          </table:table-cell>
          <table:table-cell table:style-name="ce4" office:value-type="string" calcext:value-type="string">
            <text:p>MUSTAFA İLG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6-01" calcext:value-type="date">
            <text:p>0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1:28:24" calcext:value-type="date">
            <text:p>02.06.2021</text:p>
          </table:table-cell>
          <table:table-cell table:style-name="ce4" office:value-type="string" calcext:value-type="string">
            <text:p>105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067537252" calcext:value-type="float">
            <text:p>25067537252</text:p>
          </table:table-cell>
          <table:table-cell table:style-name="ce4" office:value-type="string" calcext:value-type="string">
            <text:p>BÜNYAMİN ES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11-28" calcext:value-type="date">
            <text:p>28.1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1:28:25" calcext:value-type="date">
            <text:p>02.06.2021</text:p>
          </table:table-cell>
          <table:table-cell table:style-name="ce4" office:value-type="string" calcext:value-type="string">
            <text:p>1332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891070628" calcext:value-type="float">
            <text:p>41891070628</text:p>
          </table:table-cell>
          <table:table-cell table:style-name="ce4" office:value-type="string" calcext:value-type="string">
            <text:p>HÜSEYİN ÇET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4-09-18" calcext:value-type="date">
            <text:p>18.09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4:24:45" calcext:value-type="date">
            <text:p>02.06.2021</text:p>
          </table:table-cell>
          <table:table-cell table:style-name="ce4" office:value-type="string" calcext:value-type="string">
            <text:p>344,9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71428085948" calcext:value-type="float">
            <text:p>71428085948</text:p>
          </table:table-cell>
          <table:table-cell table:style-name="ce4" office:value-type="string" calcext:value-type="string">
            <text:p>SERAP PE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5-28" calcext:value-type="date">
            <text:p>28.05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4:24:46" calcext:value-type="date">
            <text:p>02.06.2021</text:p>
          </table:table-cell>
          <table:table-cell table:style-name="ce4" office:value-type="string" calcext:value-type="string">
            <text:p>688100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4-01" calcext:value-type="date">
            <text:p>01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2T14:24:46" calcext:value-type="date">
            <text:p>02.06.2021</text:p>
          </table:table-cell>
          <table:table-cell table:style-name="ce4" office:value-type="string" calcext:value-type="string">
            <text:p>60,8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2372632808" calcext:value-type="float">
            <text:p>52372632808</text:p>
          </table:table-cell>
          <table:table-cell table:style-name="ce4" office:value-type="string" calcext:value-type="string">
            <text:p>ESRA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4-10" calcext:value-type="date">
            <text:p>10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3T14:11:32" calcext:value-type="date">
            <text:p>03.06.2021</text:p>
          </table:table-cell>
          <table:table-cell table:style-name="ce4" office:value-type="string" calcext:value-type="string">
            <text:p>152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839346444" calcext:value-type="float">
            <text:p>30839346444</text:p>
          </table:table-cell>
          <table:table-cell table:style-name="ce4" office:value-type="string" calcext:value-type="string">
            <text:p>NESLİHAN GÜZ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7-22" calcext:value-type="date">
            <text:p>22.07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3T14:21:26" calcext:value-type="date">
            <text:p>03.06.2021</text:p>
          </table:table-cell>
          <table:table-cell table:style-name="ce4" office:value-type="string" calcext:value-type="string">
            <text:p>76,95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6355161216" calcext:value-type="float">
            <text:p>66355161216</text:p>
          </table:table-cell>
          <table:table-cell table:style-name="ce4" office:value-type="string" calcext:value-type="string">
            <text:p>ÖZCAN GÜRBÜ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02-01" calcext:value-type="date">
            <text:p>01.02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3T14:21:27" calcext:value-type="date">
            <text:p>03.06.2021</text:p>
          </table:table-cell>
          <table:table-cell table:style-name="ce4" office:value-type="string" calcext:value-type="string">
            <text:p>857,3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092116394" calcext:value-type="float">
            <text:p>21092116394</text:p>
          </table:table-cell>
          <table:table-cell table:style-name="ce4" office:value-type="string" calcext:value-type="string">
            <text:p>SULTAN YURTKU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6-20" calcext:value-type="date">
            <text:p>20.06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4T11:35:29" calcext:value-type="date">
            <text:p>04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0430031106" calcext:value-type="float">
            <text:p>40430031106</text:p>
          </table:table-cell>
          <table:table-cell table:style-name="ce4" office:value-type="string" calcext:value-type="string">
            <text:p>ALİ OSMAN KO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5-22" calcext:value-type="date">
            <text:p>22.05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4T14:21:41" calcext:value-type="date">
            <text:p>04.06.2021</text:p>
          </table:table-cell>
          <table:table-cell table:style-name="ce4" office:value-type="string" calcext:value-type="string">
            <text:p>215,3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953315958" calcext:value-type="float">
            <text:p>44953315958</text:p>
          </table:table-cell>
          <table:table-cell table:style-name="ce4" office:value-type="string" calcext:value-type="string">
            <text:p>HÜSEYİN DOMUR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09:30:18" calcext:value-type="date">
            <text:p>07.06.2021</text:p>
          </table:table-cell>
          <table:table-cell table:style-name="ce4" office:value-type="string" calcext:value-type="string">
            <text:p>81,92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3664254882" calcext:value-type="float">
            <text:p>63664254882</text:p>
          </table:table-cell>
          <table:table-cell table:style-name="ce4" office:value-type="string" calcext:value-type="string">
            <text:p>KIYMET GÜLD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7" calcext:value-type="date">
            <text:p>07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1:54:43" calcext:value-type="date">
            <text:p>07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152073662" calcext:value-type="float">
            <text:p>39152073662</text:p>
          </table:table-cell>
          <table:table-cell table:style-name="ce4" office:value-type="string" calcext:value-type="string">
            <text:p>NEVİN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3-15" calcext:value-type="date">
            <text:p>15.03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1:59:49" calcext:value-type="date">
            <text:p>07.06.2021</text:p>
          </table:table-cell>
          <table:table-cell table:style-name="ce4" office:value-type="string" calcext:value-type="string">
            <text:p>2.632x10^2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5067312840" calcext:value-type="float">
            <text:p>45067312840</text:p>
          </table:table-cell>
          <table:table-cell table:style-name="ce4" office:value-type="string" calcext:value-type="string">
            <text:p>OSMAN ALP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6-22" calcext:value-type="date">
            <text:p>22.06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1:59:50" calcext:value-type="date">
            <text:p>07.06.2021</text:p>
          </table:table-cell>
          <table:table-cell table:style-name="ce4" office:value-type="string" calcext:value-type="string">
            <text:p>210,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931149962" calcext:value-type="float">
            <text:p>19931149962</text:p>
          </table:table-cell>
          <table:table-cell table:style-name="ce4" office:value-type="string" calcext:value-type="string">
            <text:p>OSMAN ALTUNOR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8-21" calcext:value-type="date">
            <text:p>21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3:53:12" calcext:value-type="date">
            <text:p>07.06.2021</text:p>
          </table:table-cell>
          <table:table-cell table:style-name="ce4" office:value-type="string" calcext:value-type="string">
            <text:p>201,6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078515480" calcext:value-type="float">
            <text:p>20078515480</text:p>
          </table:table-cell>
          <table:table-cell table:style-name="ce4" office:value-type="string" calcext:value-type="string">
            <text:p>AVNİ ÖN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1-12" calcext:value-type="date">
            <text:p>12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7T15:14:12" calcext:value-type="date">
            <text:p>07.06.2021</text:p>
          </table:table-cell>
          <table:table-cell table:style-name="ce4" office:value-type="string" calcext:value-type="string">
            <text:p>85,7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925123512" calcext:value-type="float">
            <text:p>31925123512</text:p>
          </table:table-cell>
          <table:table-cell table:style-name="ce4" office:value-type="string" calcext:value-type="string">
            <text:p>HABİBE TEZ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06-09" calcext:value-type="date">
            <text:p>09.06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8T11:34:14" calcext:value-type="date">
            <text:p>08.06.2021</text:p>
          </table:table-cell>
          <table:table-cell table:style-name="ce4" office:value-type="string" calcext:value-type="string">
            <text:p>390,6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7405129712" calcext:value-type="float">
            <text:p>67405129712</text:p>
          </table:table-cell>
          <table:table-cell table:style-name="ce4" office:value-type="string" calcext:value-type="string">
            <text:p>MUSTAFA DUR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3-01" calcext:value-type="date">
            <text:p>01.03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8T11:34:16" calcext:value-type="date">
            <text:p>08.06.2021</text:p>
          </table:table-cell>
          <table:table-cell table:style-name="ce4" office:value-type="string" calcext:value-type="string">
            <text:p>594,3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644766488" calcext:value-type="float">
            <text:p>12644766488</text:p>
          </table:table-cell>
          <table:table-cell table:style-name="ce4" office:value-type="string" calcext:value-type="string">
            <text:p>ALİ DURAN SAP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5-03-18" calcext:value-type="date">
            <text:p>18.03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8T13:56:11" calcext:value-type="date">
            <text:p>08.06.2021</text:p>
          </table:table-cell>
          <table:table-cell table:style-name="ce4" office:value-type="string" calcext:value-type="string">
            <text:p>5687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340071458" calcext:value-type="float">
            <text:p>22340071458</text:p>
          </table:table-cell>
          <table:table-cell table:style-name="ce4" office:value-type="string" calcext:value-type="string">
            <text:p>ZEYCAN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7-01" calcext:value-type="date">
            <text:p>01.07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8T13:56:11" calcext:value-type="date">
            <text:p>08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4732657850" calcext:value-type="float">
            <text:p>34732657850</text:p>
          </table:table-cell>
          <table:table-cell table:style-name="ce4" office:value-type="string" calcext:value-type="string">
            <text:p>ALİ AKAL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2-15" calcext:value-type="date">
            <text:p>15.0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0" calcext:value-type="date">
            <text:p>09.06.2021</text:p>
          </table:table-cell>
          <table:table-cell table:style-name="ce4" office:value-type="string" calcext:value-type="string">
            <text:p>165,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778517338" calcext:value-type="float">
            <text:p>25778517338</text:p>
          </table:table-cell>
          <table:table-cell table:style-name="ce4" office:value-type="string" calcext:value-type="string">
            <text:p>ASIM KAP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1" calcext:value-type="date">
            <text:p>09.06.2021</text:p>
          </table:table-cell>
          <table:table-cell table:style-name="ce4" office:value-type="string" calcext:value-type="string">
            <text:p>186,9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417097818" calcext:value-type="float">
            <text:p>38417097818</text:p>
          </table:table-cell>
          <table:table-cell table:style-name="ce4" office:value-type="string" calcext:value-type="string">
            <text:p>HANİFE GÜNGÖ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2" calcext:value-type="date">
            <text:p>09.06.2021</text:p>
          </table:table-cell>
          <table:table-cell table:style-name="ce4" office:value-type="string" calcext:value-type="string">
            <text:p>9973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1982641590" calcext:value-type="float">
            <text:p>51982641590</text:p>
          </table:table-cell>
          <table:table-cell table:style-name="ce4" office:value-type="string" calcext:value-type="string">
            <text:p>NURAN ŞEN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7-25" calcext:value-type="date">
            <text:p>25.07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3" calcext:value-type="date">
            <text:p>09.06.2021</text:p>
          </table:table-cell>
          <table:table-cell table:style-name="ce4" office:value-type="string" calcext:value-type="string">
            <text:p>3179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548296662" calcext:value-type="float">
            <text:p>15548296662</text:p>
          </table:table-cell>
          <table:table-cell table:style-name="ce4" office:value-type="string" calcext:value-type="string">
            <text:p>YUNİS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2-15" calcext:value-type="date">
            <text:p>15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32:24" calcext:value-type="date">
            <text:p>09.06.2021</text:p>
          </table:table-cell>
          <table:table-cell table:style-name="ce4" office:value-type="string" calcext:value-type="string">
            <text:p>220,3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909207454" calcext:value-type="float">
            <text:p>17909207454</text:p>
          </table:table-cell>
          <table:table-cell table:style-name="ce4" office:value-type="string" calcext:value-type="string">
            <text:p>AHMET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5-02" calcext:value-type="date">
            <text:p>02.05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1:42:38" calcext:value-type="date">
            <text:p>09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0496023244" calcext:value-type="float">
            <text:p>40496023244</text:p>
          </table:table-cell>
          <table:table-cell table:style-name="ce4" office:value-type="string" calcext:value-type="string">
            <text:p>SEVİM KARADA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5-11" calcext:value-type="date">
            <text:p>11.05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2:47:41" calcext:value-type="date">
            <text:p>09.06.2021</text:p>
          </table:table-cell>
          <table:table-cell table:style-name="ce4" office:value-type="string" calcext:value-type="string">
            <text:p>276,7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7007207668" calcext:value-type="float">
            <text:p>37007207668</text:p>
          </table:table-cell>
          <table:table-cell table:style-name="ce4" office:value-type="string" calcext:value-type="string">
            <text:p>AYÇA KELKİ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12-10" calcext:value-type="date">
            <text:p>10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09T15:27:08" calcext:value-type="date">
            <text:p>09.06.2021</text:p>
          </table:table-cell>
          <table:table-cell table:style-name="ce4" office:value-type="string" calcext:value-type="string">
            <text:p>250,2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3230604654" calcext:value-type="float">
            <text:p>53230604654</text:p>
          </table:table-cell>
          <table:table-cell table:style-name="ce4" office:value-type="string" calcext:value-type="string">
            <text:p>FATMA KOVA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1:48:51" calcext:value-type="date">
            <text:p>10.06.2021</text:p>
          </table:table-cell>
          <table:table-cell table:style-name="ce4" office:value-type="string" calcext:value-type="string">
            <text:p>8869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734460748" calcext:value-type="float">
            <text:p>21734460748</text:p>
          </table:table-cell>
          <table:table-cell table:style-name="ce4" office:value-type="string" calcext:value-type="string">
            <text:p>MUSTAFA BA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3-05" calcext:value-type="date">
            <text:p>05.03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1:48:51" calcext:value-type="date">
            <text:p>10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797421814" calcext:value-type="float">
            <text:p>41797421814</text:p>
          </table:table-cell>
          <table:table-cell table:style-name="ce4" office:value-type="string" calcext:value-type="string">
            <text:p>ÇETİN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3-05" calcext:value-type="date">
            <text:p>05.03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4:39:41" calcext:value-type="date">
            <text:p>10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7850886936" calcext:value-type="float">
            <text:p>27850886936</text:p>
          </table:table-cell>
          <table:table-cell table:style-name="ce4" office:value-type="string" calcext:value-type="string">
            <text:p>MUSTAFA ÇALK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4:39:42" calcext:value-type="date">
            <text:p>10.06.2021</text:p>
          </table:table-cell>
          <table:table-cell table:style-name="ce4" office:value-type="string" calcext:value-type="string">
            <text:p>1058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321701714" calcext:value-type="float">
            <text:p>20321701714</text:p>
          </table:table-cell>
          <table:table-cell table:style-name="ce4" office:value-type="string" calcext:value-type="string">
            <text:p>CANAN ÖZ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5-20" calcext:value-type="date">
            <text:p>20.05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0T15:11:31" calcext:value-type="date">
            <text:p>10.06.2021</text:p>
          </table:table-cell>
          <table:table-cell table:style-name="ce4" office:value-type="string" calcext:value-type="string">
            <text:p>429,9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1096339658" calcext:value-type="float">
            <text:p>61096339658</text:p>
          </table:table-cell>
          <table:table-cell table:style-name="ce4" office:value-type="string" calcext:value-type="string">
            <text:p>FATMA ASI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1-15" calcext:value-type="date">
            <text:p>15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1:48:18" calcext:value-type="date">
            <text:p>11.06.2021</text:p>
          </table:table-cell>
          <table:table-cell table:style-name="ce4" office:value-type="string" calcext:value-type="string">
            <text:p>131,9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233767300" calcext:value-type="float">
            <text:p>18233767300</text:p>
          </table:table-cell>
          <table:table-cell table:style-name="ce4" office:value-type="string" calcext:value-type="string">
            <text:p>OĞULCAN KARAGÖ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5-09-17" calcext:value-type="date">
            <text:p>17.09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1:48:19" calcext:value-type="date">
            <text:p>11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5770623104" calcext:value-type="float">
            <text:p>35770623104</text:p>
          </table:table-cell>
          <table:table-cell table:style-name="ce4" office:value-type="string" calcext:value-type="string">
            <text:p>DÜRDANE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3" calcext:value-type="date">
            <text:p>03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3:42:20" calcext:value-type="date">
            <text:p>11.06.2021</text:p>
          </table:table-cell>
          <table:table-cell table:style-name="ce4" office:value-type="string" calcext:value-type="string">
            <text:p>114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3:42:21" calcext:value-type="date">
            <text:p>11.06.2021</text:p>
          </table:table-cell>
          <table:table-cell table:style-name="ce4" office:value-type="string" calcext:value-type="string">
            <text:p>52,0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996972868" calcext:value-type="float">
            <text:p>11996972868</text:p>
          </table:table-cell>
          <table:table-cell table:style-name="ce4" office:value-type="string" calcext:value-type="string">
            <text:p>SÜHEYLA ÇİĞDE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3:42:21" calcext:value-type="date">
            <text:p>11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280645596" calcext:value-type="float">
            <text:p>16280645596</text:p>
          </table:table-cell>
          <table:table-cell table:style-name="ce4" office:value-type="string" calcext:value-type="string">
            <text:p>HÜSEYİN DA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4-02-15" calcext:value-type="date">
            <text:p>15.02.19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5:23:51" calcext:value-type="date">
            <text:p>11.06.2021</text:p>
          </table:table-cell>
          <table:table-cell table:style-name="ce4" office:value-type="string" calcext:value-type="string">
            <text:p>213,8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372768298" calcext:value-type="float">
            <text:p>31372768298</text:p>
          </table:table-cell>
          <table:table-cell table:style-name="ce4" office:value-type="string" calcext:value-type="string">
            <text:p>TUĞBA DAĞ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08-06" calcext:value-type="date">
            <text:p>06.08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1T15:23:53" calcext:value-type="date">
            <text:p>11.06.2021</text:p>
          </table:table-cell>
          <table:table-cell table:style-name="ce4" office:value-type="string" calcext:value-type="string">
            <text:p>501,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4436373252" calcext:value-type="float">
            <text:p>54436373252</text:p>
          </table:table-cell>
          <table:table-cell table:style-name="ce4" office:value-type="string" calcext:value-type="string">
            <text:p>HÜSEYİN TURGU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3-16" calcext:value-type="date">
            <text:p>16.03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4T11:45:43" calcext:value-type="date">
            <text:p>14.06.2021</text:p>
          </table:table-cell>
          <table:table-cell table:style-name="ce4" office:value-type="string" calcext:value-type="string">
            <text:p>1623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9-18" calcext:value-type="date">
            <text:p>18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4T12:19:04" calcext:value-type="date">
            <text:p>14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962844616" calcext:value-type="float">
            <text:p>15962844616</text:p>
          </table:table-cell>
          <table:table-cell table:style-name="ce4" office:value-type="string" calcext:value-type="string">
            <text:p>ZARİFE T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3-01" calcext:value-type="date">
            <text:p>01.03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4T13:54:11" calcext:value-type="date">
            <text:p>14.06.2021</text:p>
          </table:table-cell>
          <table:table-cell table:style-name="ce4" office:value-type="string" calcext:value-type="string">
            <text:p>ÇALIŞMADAN SONUÇ ALINAMIYOR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197842798" calcext:value-type="float">
            <text:p>29197842798</text:p>
          </table:table-cell>
          <table:table-cell table:style-name="ce4" office:value-type="string" calcext:value-type="string">
            <text:p>AYŞE KAVALA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4-05" calcext:value-type="date">
            <text:p>05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4T15:21:16" calcext:value-type="date">
            <text:p>14.06.2021</text:p>
          </table:table-cell>
          <table:table-cell table:style-name="ce4" office:value-type="string" calcext:value-type="string">
            <text:p>ÇALIŞMADAN SONUÇ ALINAMIYOR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967308816" calcext:value-type="float">
            <text:p>31967308816</text:p>
          </table:table-cell>
          <table:table-cell table:style-name="ce4" office:value-type="string" calcext:value-type="string">
            <text:p>MERVE ÇAĞ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4-11-10" calcext:value-type="date">
            <text:p>10.11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5T15:04:11" calcext:value-type="date">
            <text:p>15.06.2021</text:p>
          </table:table-cell>
          <table:table-cell table:style-name="ce4" office:value-type="string" calcext:value-type="string">
            <text:p>62880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3457689634" calcext:value-type="float">
            <text:p>33457689634</text:p>
          </table:table-cell>
          <table:table-cell table:style-name="ce4" office:value-type="string" calcext:value-type="string">
            <text:p>AHMET EYİ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8-25" calcext:value-type="date">
            <text:p>25.08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6T11:48:25" calcext:value-type="date">
            <text:p>16.06.2021</text:p>
          </table:table-cell>
          <table:table-cell table:style-name="ce4" office:value-type="string" calcext:value-type="string">
            <text:p>43,65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2836092376" calcext:value-type="float">
            <text:p>62836092376</text:p>
          </table:table-cell>
          <table:table-cell table:style-name="ce4" office:value-type="string" calcext:value-type="string">
            <text:p>SATİ BOSTAN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9-02-20" calcext:value-type="date">
            <text:p>20.02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6T11:48:28" calcext:value-type="date">
            <text:p>16.06.2021</text:p>
          </table:table-cell>
          <table:table-cell table:style-name="ce4" office:value-type="string" calcext:value-type="string">
            <text:p>107200000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0522464478" calcext:value-type="float">
            <text:p>40522464478</text:p>
          </table:table-cell>
          <table:table-cell table:style-name="ce4" office:value-type="string" calcext:value-type="string">
            <text:p>RABİA UĞU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9-01-01" calcext:value-type="date">
            <text:p>01.01.19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7T12:02:37" calcext:value-type="date">
            <text:p>17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769517798" calcext:value-type="float">
            <text:p>25769517798</text:p>
          </table:table-cell>
          <table:table-cell table:style-name="ce4" office:value-type="string" calcext:value-type="string">
            <text:p>HALİL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1:34:31" calcext:value-type="date">
            <text:p>18.06.2021</text:p>
          </table:table-cell>
          <table:table-cell table:style-name="ce4" office:value-type="string" calcext:value-type="string">
            <text:p>37730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6300829316" calcext:value-type="float">
            <text:p>46300829316</text:p>
          </table:table-cell>
          <table:table-cell table:style-name="ce4" office:value-type="string" calcext:value-type="string">
            <text:p>ABDUL METİN ECE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2-16" calcext:value-type="date">
            <text:p>16.0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3:48:27" calcext:value-type="date">
            <text:p>18.06.2021</text:p>
          </table:table-cell>
          <table:table-cell table:style-name="ce4" office:value-type="string" calcext:value-type="string">
            <text:p>2487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193275408" calcext:value-type="float">
            <text:p>16193275408</text:p>
          </table:table-cell>
          <table:table-cell table:style-name="ce4" office:value-type="string" calcext:value-type="string">
            <text:p>RECEP ÇA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11-25" calcext:value-type="date">
            <text:p>25.1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3:48:31" calcext:value-type="date">
            <text:p>18.06.2021</text:p>
          </table:table-cell>
          <table:table-cell table:style-name="ce4" office:value-type="string" calcext:value-type="string">
            <text:p>69,75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161038460" calcext:value-type="float">
            <text:p>10161038460</text:p>
          </table:table-cell>
          <table:table-cell table:style-name="ce4" office:value-type="string" calcext:value-type="string">
            <text:p>ALAATTİ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1-01" calcext:value-type="date">
            <text:p>01.01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4:36:00" calcext:value-type="date">
            <text:p>18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244443184" calcext:value-type="float">
            <text:p>22244443184</text:p>
          </table:table-cell>
          <table:table-cell table:style-name="ce4" office:value-type="string" calcext:value-type="string">
            <text:p>ZİHNİ ÖZD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6-04" calcext:value-type="date">
            <text:p>04.06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18T14:56:13" calcext:value-type="date">
            <text:p>18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002114090" calcext:value-type="float">
            <text:p>21002114090</text:p>
          </table:table-cell>
          <table:table-cell table:style-name="ce4" office:value-type="string" calcext:value-type="string">
            <text:p>ESRA YAR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5-09" calcext:value-type="date">
            <text:p>09.05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1T11:39:05" calcext:value-type="date">
            <text:p>21.06.2021</text:p>
          </table:table-cell>
          <table:table-cell table:style-name="ce4" office:value-type="string" calcext:value-type="string">
            <text:p>490,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376572394" calcext:value-type="float">
            <text:p>48376572394</text:p>
          </table:table-cell>
          <table:table-cell table:style-name="ce4" office:value-type="string" calcext:value-type="string">
            <text:p>SATİ UR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01-01" calcext:value-type="date">
            <text:p>01.01.19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1T11:39:07" calcext:value-type="date">
            <text:p>21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195399546" calcext:value-type="float">
            <text:p>29195399546</text:p>
          </table:table-cell>
          <table:table-cell table:style-name="ce4" office:value-type="string" calcext:value-type="string">
            <text:p>DURSUN YAM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2-02" calcext:value-type="date">
            <text:p>02.02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1T14:53:48" calcext:value-type="date">
            <text:p>21.06.2021</text:p>
          </table:table-cell>
          <table:table-cell table:style-name="ce4" office:value-type="string" calcext:value-type="string">
            <text:p>18,37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437897826" calcext:value-type="float">
            <text:p>44437897826</text:p>
          </table:table-cell>
          <table:table-cell table:style-name="ce4" office:value-type="string" calcext:value-type="string">
            <text:p>HANİFE İKİK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7-16" calcext:value-type="date">
            <text:p>16.07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2:07:32" calcext:value-type="date">
            <text:p>22.06.2021</text:p>
          </table:table-cell>
          <table:table-cell table:style-name="ce4" office:value-type="string" calcext:value-type="string">
            <text:p>735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203911502" calcext:value-type="float">
            <text:p>38203911502</text:p>
          </table:table-cell>
          <table:table-cell table:style-name="ce4" office:value-type="string" calcext:value-type="string">
            <text:p>HÜSEYİN B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1-11-15" calcext:value-type="date">
            <text:p>15.11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2:09:22" calcext:value-type="date">
            <text:p>22.06.2021</text:p>
          </table:table-cell>
          <table:table-cell table:style-name="ce4" office:value-type="string" calcext:value-type="string">
            <text:p>1,240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763589940" calcext:value-type="float">
            <text:p>36763589940</text:p>
          </table:table-cell>
          <table:table-cell table:style-name="ce4" office:value-type="string" calcext:value-type="string">
            <text:p>PERİHAN İP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8-18" calcext:value-type="date">
            <text:p>18.08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2:09:23" calcext:value-type="date">
            <text:p>22.06.2021</text:p>
          </table:table-cell>
          <table:table-cell table:style-name="ce4" office:value-type="string" calcext:value-type="string">
            <text:p>737,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778589430" calcext:value-type="float">
            <text:p>36778589430</text:p>
          </table:table-cell>
          <table:table-cell table:style-name="ce4" office:value-type="string" calcext:value-type="string">
            <text:p>ABDULKADİR İPE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12-10" calcext:value-type="date">
            <text:p>10.12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3:39:36" calcext:value-type="date">
            <text:p>22.06.2021</text:p>
          </table:table-cell>
          <table:table-cell table:style-name="ce4" office:value-type="string" calcext:value-type="string">
            <text:p>4780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1553657142" calcext:value-type="float">
            <text:p>51553657142</text:p>
          </table:table-cell>
          <table:table-cell table:style-name="ce4" office:value-type="string" calcext:value-type="string">
            <text:p>ŞAHİN CAN BA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8-01-01" calcext:value-type="date">
            <text:p>01.01.199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4:35:03" calcext:value-type="date">
            <text:p>22.06.2021</text:p>
          </table:table-cell>
          <table:table-cell table:style-name="ce4" office:value-type="string" calcext:value-type="string">
            <text:p>412,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338884710" calcext:value-type="float">
            <text:p>99338884710</text:p>
          </table:table-cell>
          <table:table-cell table:style-name="ce4" office:value-type="string" calcext:value-type="string">
            <text:p>SHEKIBA AYA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2-04" calcext:value-type="date">
            <text:p>04.02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2T14:35:34" calcext:value-type="date">
            <text:p>22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2115411234" calcext:value-type="float">
            <text:p>42115411234</text:p>
          </table:table-cell>
          <table:table-cell table:style-name="ce4" office:value-type="string" calcext:value-type="string">
            <text:p>ŞENGÜL AYG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4-10" calcext:value-type="date">
            <text:p>10.04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3:45:37" calcext:value-type="date">
            <text:p>23.06.2021</text:p>
          </table:table-cell>
          <table:table-cell table:style-name="ce4" office:value-type="string" calcext:value-type="string">
            <text:p>8,503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827187620" calcext:value-type="float">
            <text:p>18827187620</text:p>
          </table:table-cell>
          <table:table-cell table:style-name="ce4" office:value-type="string" calcext:value-type="string">
            <text:p>ÜNAL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11-17" calcext:value-type="date">
            <text:p>17.1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3:45:38" calcext:value-type="date">
            <text:p>23.06.2021</text:p>
          </table:table-cell>
          <table:table-cell table:style-name="ce4" office:value-type="string" calcext:value-type="string">
            <text:p>6032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8325243414" calcext:value-type="float">
            <text:p>28325243414</text:p>
          </table:table-cell>
          <table:table-cell table:style-name="ce4" office:value-type="string" calcext:value-type="string">
            <text:p>LEYLA SAR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8-02" calcext:value-type="date">
            <text:p>02.08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4:10:36" calcext:value-type="date">
            <text:p>23.06.2021</text:p>
          </table:table-cell>
          <table:table-cell table:style-name="ce4" office:value-type="string" calcext:value-type="string">
            <text:p>30,71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359536024" calcext:value-type="float">
            <text:p>38359536024</text:p>
          </table:table-cell>
          <table:table-cell table:style-name="ce4" office:value-type="string" calcext:value-type="string">
            <text:p>MUSTAFA ATMAC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1-24" calcext:value-type="date">
            <text:p>24.0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4:51:04" calcext:value-type="date">
            <text:p>23.06.2021</text:p>
          </table:table-cell>
          <table:table-cell table:style-name="ce4" office:value-type="string" calcext:value-type="string">
            <text:p>5723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5377195902" calcext:value-type="float">
            <text:p>65377195902</text:p>
          </table:table-cell>
          <table:table-cell table:style-name="ce4" office:value-type="string" calcext:value-type="string">
            <text:p>HABİBE YILDIRI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7-01" calcext:value-type="date">
            <text:p>01.07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5:42:23" calcext:value-type="date">
            <text:p>23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3313371248" calcext:value-type="float">
            <text:p>13313371248</text:p>
          </table:table-cell>
          <table:table-cell table:style-name="ce4" office:value-type="string" calcext:value-type="string">
            <text:p>HÜLYA KORK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1-04" calcext:value-type="date">
            <text:p>04.01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3T16:26:06" calcext:value-type="date">
            <text:p>23.06.2021</text:p>
          </table:table-cell>
          <table:table-cell table:style-name="ce4" office:value-type="string" calcext:value-type="string">
            <text:p>668,2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5-13" calcext:value-type="date">
            <text:p>13.05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4T12:42:15" calcext:value-type="date">
            <text:p>24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536297008" calcext:value-type="float">
            <text:p>15536297008</text:p>
          </table:table-cell>
          <table:table-cell table:style-name="ce4" office:value-type="string" calcext:value-type="string">
            <text:p>MUHAMMED ALİ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02-15" calcext:value-type="date">
            <text:p>15.02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5T11:47:47" calcext:value-type="date">
            <text:p>25.06.2021</text:p>
          </table:table-cell>
          <table:table-cell table:style-name="ce4" office:value-type="string" calcext:value-type="string">
            <text:p>35510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165804596" calcext:value-type="float">
            <text:p>17165804596</text:p>
          </table:table-cell>
          <table:table-cell table:style-name="ce4" office:value-type="string" calcext:value-type="string">
            <text:p>MEHMET ÇET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6-15" calcext:value-type="date">
            <text:p>15.06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5T13:55:30" calcext:value-type="date">
            <text:p>25.06.2021</text:p>
          </table:table-cell>
          <table:table-cell table:style-name="ce4" office:value-type="string" calcext:value-type="string">
            <text:p>49,1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4978021412" calcext:value-type="float">
            <text:p>64978021412</text:p>
          </table:table-cell>
          <table:table-cell table:style-name="ce4" office:value-type="string" calcext:value-type="string">
            <text:p>ŞERİFE KENDİRCİ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8-10" calcext:value-type="date">
            <text:p>10.08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5T14:46:40" calcext:value-type="date">
            <text:p>25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5615334316" calcext:value-type="float">
            <text:p>55615334316</text:p>
          </table:table-cell>
          <table:table-cell table:style-name="ce4" office:value-type="string" calcext:value-type="string">
            <text:p>AYŞE 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1-11" calcext:value-type="date">
            <text:p>11.0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5T15:42:18" calcext:value-type="date">
            <text:p>25.06.2021</text:p>
          </table:table-cell>
          <table:table-cell table:style-name="ce4" office:value-type="string" calcext:value-type="string">
            <text:p>1049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6098509260" calcext:value-type="float">
            <text:p>56098509260</text:p>
          </table:table-cell>
          <table:table-cell table:style-name="ce4" office:value-type="string" calcext:value-type="string">
            <text:p>HABİBE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5-12-09" calcext:value-type="date">
            <text:p>09.12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8T12:13:55" calcext:value-type="date">
            <text:p>28.06.2021</text:p>
          </table:table-cell>
          <table:table-cell table:style-name="ce4" office:value-type="string" calcext:value-type="string">
            <text:p>5,366x10^3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9861152770" calcext:value-type="float">
            <text:p>49861152770</text:p>
          </table:table-cell>
          <table:table-cell table:style-name="ce4" office:value-type="string" calcext:value-type="string">
            <text:p>ZAHİD GÜL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1-01" calcext:value-type="date">
            <text:p>01.01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8T12:13:58" calcext:value-type="date">
            <text:p>28.06.2021</text:p>
          </table:table-cell>
          <table:table-cell table:style-name="ce4" office:value-type="string" calcext:value-type="string">
            <text:p>ÇALIŞMADAN SONUÇ ALINAMIYOR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1474327048" calcext:value-type="float">
            <text:p>61474327048</text:p>
          </table:table-cell>
          <table:table-cell table:style-name="ce4" office:value-type="string" calcext:value-type="string">
            <text:p>REMZİYE ALI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28" calcext:value-type="date">
            <text:p>28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8T13:52:21" calcext:value-type="date">
            <text:p>28.06.2021</text:p>
          </table:table-cell>
          <table:table-cell table:style-name="ce4" office:value-type="string" calcext:value-type="string">
            <text:p>ÇALIŞMADAN SONUÇ ALINAMIYOR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336136600" calcext:value-type="float">
            <text:p>20336136600</text:p>
          </table:table-cell>
          <table:table-cell table:style-name="ce4" office:value-type="string" calcext:value-type="string">
            <text:p>CAHİT SERKAN ELMA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08-05" calcext:value-type="date">
            <text:p>05.08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8T15:31:28" calcext:value-type="date">
            <text:p>28.06.2021</text:p>
          </table:table-cell>
          <table:table-cell table:style-name="ce4" office:value-type="string" calcext:value-type="string">
            <text:p>4,94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729150530" calcext:value-type="float">
            <text:p>99729150530</text:p>
          </table:table-cell>
          <table:table-cell table:style-name="ce4" office:value-type="string" calcext:value-type="string">
            <text:p>TEMOOR SHAH TOWHID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9-05" calcext:value-type="date">
            <text:p>05.09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8T15:31:28" calcext:value-type="date">
            <text:p>28.06.2021</text:p>
          </table:table-cell>
          <table:table-cell table:style-name="ce4" office:value-type="string" calcext:value-type="string">
            <text:p>5,366x10^3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678959382" calcext:value-type="float">
            <text:p>25678959382</text:p>
          </table:table-cell>
          <table:table-cell table:style-name="ce4" office:value-type="string" calcext:value-type="string">
            <text:p>ZEYNEP MUTLUYIL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1" calcext:value-type="date">
            <text:p>11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1:34:38" calcext:value-type="date">
            <text:p>29.06.2021</text:p>
          </table:table-cell>
          <table:table-cell table:style-name="ce4" office:value-type="string" calcext:value-type="string">
            <text:p>2359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1" calcext:value-type="date">
            <text:p>01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3:39:42" calcext:value-type="date">
            <text:p>29.06.2021</text:p>
          </table:table-cell>
          <table:table-cell table:style-name="ce4" office:value-type="string" calcext:value-type="string">
            <text:p>285,8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02" calcext:value-type="date">
            <text:p>02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3:40:19" calcext:value-type="date">
            <text:p>29.06.2021</text:p>
          </table:table-cell>
          <table:table-cell table:style-name="ce4" office:value-type="string" calcext:value-type="string">
            <text:p>942,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2684285862" calcext:value-type="float">
            <text:p>32684285862</text:p>
          </table:table-cell>
          <table:table-cell table:style-name="ce4" office:value-type="string" calcext:value-type="string">
            <text:p>NURSULTAN GÜNSEL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1-08-12" calcext:value-type="date">
            <text:p>12.08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3:42:36" calcext:value-type="date">
            <text:p>29.06.2021</text:p>
          </table:table-cell>
          <table:table-cell table:style-name="ce4" office:value-type="string" calcext:value-type="string">
            <text:p>9523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197842798" calcext:value-type="float">
            <text:p>29197842798</text:p>
          </table:table-cell>
          <table:table-cell table:style-name="ce4" office:value-type="string" calcext:value-type="string">
            <text:p>AYŞE KAVALA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4-05" calcext:value-type="date">
            <text:p>05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29T15:49:14" calcext:value-type="date">
            <text:p>29.06.2021</text:p>
          </table:table-cell>
          <table:table-cell table:style-name="ce4" office:value-type="string" calcext:value-type="string">
            <text:p>84,6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448599592" calcext:value-type="float">
            <text:p>36448599592</text:p>
          </table:table-cell>
          <table:table-cell table:style-name="ce4" office:value-type="string" calcext:value-type="string">
            <text:p>FATMA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6-26" calcext:value-type="date">
            <text:p>26.06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2:04:01" calcext:value-type="date">
            <text:p>30.06.2021</text:p>
          </table:table-cell>
          <table:table-cell table:style-name="ce4" office:value-type="string" calcext:value-type="string">
            <text:p>2136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7271906510" calcext:value-type="float">
            <text:p>27271906510</text:p>
          </table:table-cell>
          <table:table-cell table:style-name="ce4" office:value-type="string" calcext:value-type="string">
            <text:p>HAVVA 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12-10" calcext:value-type="date">
            <text:p>10.1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2:13:47" calcext:value-type="date">
            <text:p>30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461571946" calcext:value-type="float">
            <text:p>18461571946</text:p>
          </table:table-cell>
          <table:table-cell table:style-name="ce4" office:value-type="string" calcext:value-type="string">
            <text:p>HÜSEYİN ALTUNO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3-13" calcext:value-type="date">
            <text:p>13.03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2:13:48" calcext:value-type="date">
            <text:p>30.06.2021</text:p>
          </table:table-cell>
          <table:table-cell table:style-name="ce4" office:value-type="string" calcext:value-type="string">
            <text:p>905,9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784627326" calcext:value-type="float">
            <text:p>16784627326</text:p>
          </table:table-cell>
          <table:table-cell table:style-name="ce4" office:value-type="string" calcext:value-type="string">
            <text:p>MELİKE CEB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6-15" calcext:value-type="date">
            <text:p>15.06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3:14:22" calcext:value-type="date">
            <text:p>30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537610370" calcext:value-type="float">
            <text:p>99537610370</text:p>
          </table:table-cell>
          <table:table-cell table:style-name="ce4" office:value-type="string" calcext:value-type="string">
            <text:p>MAHAMAT IBRAHIM SIAM AHM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2-06-18" calcext:value-type="date">
            <text:p>18.06.200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5:06:17" calcext:value-type="date">
            <text:p>30.06.2021</text:p>
          </table:table-cell>
          <table:table-cell table:style-name="ce4" office:value-type="string" calcext:value-type="string">
            <text:p>2204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929083868" calcext:value-type="float">
            <text:p>21929083868</text:p>
          </table:table-cell>
          <table:table-cell table:style-name="ce4" office:value-type="string" calcext:value-type="string">
            <text:p>NURAN AK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7-01" calcext:value-type="date">
            <text:p>01.07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6-30T16:21:30" calcext:value-type="date">
            <text:p>30.06.2021</text:p>
          </table:table-cell>
          <table:table-cell table:style-name="ce4" office:value-type="string" calcext:value-type="string">
            <text:p>79,19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4164379512" calcext:value-type="float">
            <text:p>24164379512</text:p>
          </table:table-cell>
          <table:table-cell table:style-name="ce4" office:value-type="string" calcext:value-type="string">
            <text:p>HAMZA ERİLG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7-31" calcext:value-type="date">
            <text:p>31.07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3:32:06" calcext:value-type="date">
            <text:p>01.07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3:32:09" calcext:value-type="date">
            <text:p>01.07.2021</text:p>
          </table:table-cell>
          <table:table-cell table:style-name="ce4" office:value-type="string" calcext:value-type="string">
            <text:p>4,23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30" calcext:value-type="date">
            <text:p>30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3:32:10" calcext:value-type="date">
            <text:p>01.07.2021</text:p>
          </table:table-cell>
          <table:table-cell table:style-name="ce4" office:value-type="string" calcext:value-type="string">
            <text:p>2,053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586061718" calcext:value-type="float">
            <text:p>22586061718</text:p>
          </table:table-cell>
          <table:table-cell table:style-name="ce4" office:value-type="string" calcext:value-type="string">
            <text:p>MEHTAP 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9-28" calcext:value-type="date">
            <text:p>28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3:57:40" calcext:value-type="date">
            <text:p>01.07.2021</text:p>
          </table:table-cell>
          <table:table-cell table:style-name="ce4" office:value-type="string" calcext:value-type="string">
            <text:p>6,90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632698372" calcext:value-type="float">
            <text:p>44632698372</text:p>
          </table:table-cell>
          <table:table-cell table:style-name="ce4" office:value-type="string" calcext:value-type="string">
            <text:p>AHMET YUSUF PU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12-08-09" calcext:value-type="date">
            <text:p>09.08.201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5:51:06" calcext:value-type="date">
            <text:p>01.07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9777156084" calcext:value-type="float">
            <text:p>49777156084</text:p>
          </table:table-cell>
          <table:table-cell table:style-name="ce4" office:value-type="string" calcext:value-type="string">
            <text:p>SUDİYE SAR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6-25" calcext:value-type="date">
            <text:p>25.06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5:51:07" calcext:value-type="date">
            <text:p>01.07.2021</text:p>
          </table:table-cell>
          <table:table-cell table:style-name="ce4" office:value-type="string" calcext:value-type="string">
            <text:p>481,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2441294458" calcext:value-type="float">
            <text:p>32441294458</text:p>
          </table:table-cell>
          <table:table-cell table:style-name="ce4" office:value-type="string" calcext:value-type="string">
            <text:p>RAHİM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1-05-08" calcext:value-type="date">
            <text:p>08.05.200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1T15:51:08" calcext:value-type="date">
            <text:p>01.07.2021</text:p>
          </table:table-cell>
          <table:table-cell table:style-name="ce4" office:value-type="string" calcext:value-type="string">
            <text:p>4475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345068790" calcext:value-type="float">
            <text:p>99345068790</text:p>
          </table:table-cell>
          <table:table-cell table:style-name="ce4" office:value-type="string" calcext:value-type="string">
            <text:p>RAZIA HAZAR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1-01" calcext:value-type="date">
            <text:p>01.0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2T11:02:39" calcext:value-type="date">
            <text:p>02.07.2021</text:p>
          </table:table-cell>
          <table:table-cell table:style-name="ce4" office:value-type="string" calcext:value-type="string">
            <text:p>51,6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2789056068" calcext:value-type="float">
            <text:p>52789056068</text:p>
          </table:table-cell>
          <table:table-cell table:style-name="ce4" office:value-type="string" calcext:value-type="string">
            <text:p>AYCAN AKDA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09-11" calcext:value-type="date">
            <text:p>11.09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2:32:52" calcext:value-type="date">
            <text:p>05.07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022638634" calcext:value-type="float">
            <text:p>22022638634</text:p>
          </table:table-cell>
          <table:table-cell table:style-name="ce4" office:value-type="string" calcext:value-type="string">
            <text:p>HATİCE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5-01" calcext:value-type="date">
            <text:p>01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2:32:54" calcext:value-type="date">
            <text:p>05.07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7087136626" calcext:value-type="float">
            <text:p>67087136626</text:p>
          </table:table-cell>
          <table:table-cell table:style-name="ce4" office:value-type="string" calcext:value-type="string">
            <text:p>İLYAS DEMİR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1-01" calcext:value-type="date">
            <text:p>01.01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4:48:37" calcext:value-type="date">
            <text:p>05.07.2021</text:p>
          </table:table-cell>
          <table:table-cell table:style-name="ce4" office:value-type="string" calcext:value-type="string">
            <text:p>1233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493431154" calcext:value-type="float">
            <text:p>22493431154</text:p>
          </table:table-cell>
          <table:table-cell table:style-name="ce4" office:value-type="string" calcext:value-type="string">
            <text:p>ALİ TELL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1-01" calcext:value-type="date">
            <text:p>01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6:06:55" calcext:value-type="date">
            <text:p>05.07.2021</text:p>
          </table:table-cell>
          <table:table-cell table:style-name="ce4" office:value-type="string" calcext:value-type="string">
            <text:p>812,3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039704724" calcext:value-type="float">
            <text:p>20039704724</text:p>
          </table:table-cell>
          <table:table-cell table:style-name="ce4" office:value-type="string" calcext:value-type="string">
            <text:p>HALİL ARS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01-01" calcext:value-type="date">
            <text:p>01.01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6:06:55" calcext:value-type="date">
            <text:p>05.07.2021</text:p>
          </table:table-cell>
          <table:table-cell table:style-name="ce4" office:value-type="string" calcext:value-type="string">
            <text:p>20,1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140974042" calcext:value-type="float">
            <text:p>12140974042</text:p>
          </table:table-cell>
          <table:table-cell table:style-name="ce4" office:value-type="string" calcext:value-type="string">
            <text:p>NERİMAN DEMİR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10-09" calcext:value-type="date">
            <text:p>09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5T16:06:58" calcext:value-type="date">
            <text:p>05.07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4151010456" calcext:value-type="float">
            <text:p>54151010456</text:p>
          </table:table-cell>
          <table:table-cell table:style-name="ce4" office:value-type="string" calcext:value-type="string">
            <text:p>MÜZEYYEN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7-11" calcext:value-type="date">
            <text:p>11.07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6T11:55:45" calcext:value-type="date">
            <text:p>06.07.2021</text:p>
          </table:table-cell>
          <table:table-cell table:style-name="ce4" office:value-type="string" calcext:value-type="string">
            <text:p>2,30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3387369216" calcext:value-type="float">
            <text:p>43387369216</text:p>
          </table:table-cell>
          <table:table-cell table:style-name="ce4" office:value-type="string" calcext:value-type="string">
            <text:p>DAMLA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0-05-17" calcext:value-type="date">
            <text:p>17.05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6T11:58:56" calcext:value-type="date">
            <text:p>06.07.2021</text:p>
          </table:table-cell>
          <table:table-cell table:style-name="ce4" office:value-type="string" calcext:value-type="string">
            <text:p>39,92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687597730" calcext:value-type="float">
            <text:p>17687597730</text:p>
          </table:table-cell>
          <table:table-cell table:style-name="ce4" office:value-type="string" calcext:value-type="string">
            <text:p>ALİ YEŞİL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10-12" calcext:value-type="date">
            <text:p>12.10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6T16:02:30" calcext:value-type="date">
            <text:p>06.07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595756728" calcext:value-type="float">
            <text:p>48595756728</text:p>
          </table:table-cell>
          <table:table-cell table:style-name="ce4" office:value-type="string" calcext:value-type="string">
            <text:p>MUSTAFA ÖZ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01-11" calcext:value-type="date">
            <text:p>11.01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6T16:03:59" calcext:value-type="date">
            <text:p>06.07.2021</text:p>
          </table:table-cell>
          <table:table-cell table:style-name="ce4" office:value-type="string" calcext:value-type="string">
            <text:p>63,2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5263011576" calcext:value-type="float">
            <text:p>65263011576</text:p>
          </table:table-cell>
          <table:table-cell table:style-name="ce4" office:value-type="string" calcext:value-type="string">
            <text:p>YAYLA BOZKU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2-07-01" calcext:value-type="date">
            <text:p>01.07.19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6T16:07:53" calcext:value-type="date">
            <text:p>06.07.2021</text:p>
          </table:table-cell>
          <table:table-cell table:style-name="ce4" office:value-type="string" calcext:value-type="string">
            <text:p>YETERSİZ NUMUNE.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229537588" calcext:value-type="float">
            <text:p>25229537588</text:p>
          </table:table-cell>
          <table:table-cell table:style-name="ce4" office:value-type="string" calcext:value-type="string">
            <text:p>ASİYE ZENG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3-13" calcext:value-type="date">
            <text:p>13.03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2:31:21" calcext:value-type="date">
            <text:p>07.07.2021</text:p>
          </table:table-cell>
          <table:table-cell table:style-name="ce4" office:value-type="string" calcext:value-type="string">
            <text:p>311,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920334084" calcext:value-type="float">
            <text:p>14920334084</text:p>
          </table:table-cell>
          <table:table-cell table:style-name="ce4" office:value-type="string" calcext:value-type="string">
            <text:p>NURGÜL YILDI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12-15" calcext:value-type="date">
            <text:p>15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3:23:39" calcext:value-type="date">
            <text:p>07.07.2021</text:p>
          </table:table-cell>
          <table:table-cell table:style-name="ce4" office:value-type="string" calcext:value-type="string">
            <text:p>ÇALIŞMADAN SONUÇ ALINAMAMIŞTIR.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037279746" calcext:value-type="float">
            <text:p>16037279746</text:p>
          </table:table-cell>
          <table:table-cell table:style-name="ce4" office:value-type="string" calcext:value-type="string">
            <text:p>GÜNGÖR TUNÇKO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3:40:22" calcext:value-type="date">
            <text:p>07.07.2021</text:p>
          </table:table-cell>
          <table:table-cell table:style-name="ce4" office:value-type="string" calcext:value-type="string">
            <text:p>73,57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8006882048" calcext:value-type="float">
            <text:p>28006882048</text:p>
          </table:table-cell>
          <table:table-cell table:style-name="ce4" office:value-type="string" calcext:value-type="string">
            <text:p>SERKAN BELGÜZ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6-28" calcext:value-type="date">
            <text:p>28.06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3:40:24" calcext:value-type="date">
            <text:p>07.07.2021</text:p>
          </table:table-cell>
          <table:table-cell table:style-name="ce4" office:value-type="string" calcext:value-type="string">
            <text:p>1663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12-03" calcext:value-type="date">
            <text:p>03.1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4:04:20" calcext:value-type="date">
            <text:p>07.07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815151538" calcext:value-type="float">
            <text:p>36815151538</text:p>
          </table:table-cell>
          <table:table-cell table:style-name="ce4" office:value-type="string" calcext:value-type="string">
            <text:p>HACER ZEYL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8-01" calcext:value-type="date">
            <text:p>01.08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5:40:22" calcext:value-type="date">
            <text:p>07.07.2021</text:p>
          </table:table-cell>
          <table:table-cell table:style-name="ce4" office:value-type="string" calcext:value-type="string">
            <text:p>ÇALIŞMADAN SONUÇ ALINAMAMIŞTIR.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470361004" calcext:value-type="float">
            <text:p>30470361004</text:p>
          </table:table-cell>
          <table:table-cell table:style-name="ce4" office:value-type="string" calcext:value-type="string">
            <text:p>HASAN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4-14" calcext:value-type="date">
            <text:p>14.04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7T16:04:08" calcext:value-type="date">
            <text:p>07.07.2021</text:p>
          </table:table-cell>
          <table:table-cell table:style-name="ce4" office:value-type="string" calcext:value-type="string">
            <text:p>6,10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8003882102" calcext:value-type="float">
            <text:p>28003882102</text:p>
          </table:table-cell>
          <table:table-cell table:style-name="ce4" office:value-type="string" calcext:value-type="string">
            <text:p>ERKAN BELGÜZ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6-07" calcext:value-type="date">
            <text:p>07.06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8T11:39:24" calcext:value-type="date">
            <text:p>08.07.2021</text:p>
          </table:table-cell>
          <table:table-cell table:style-name="ce4" office:value-type="string" calcext:value-type="string">
            <text:p>192,5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2397774362" calcext:value-type="float">
            <text:p>42397774362</text:p>
          </table:table-cell>
          <table:table-cell table:style-name="ce4" office:value-type="string" calcext:value-type="string">
            <text:p>CEMİLE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5-25" calcext:value-type="date">
            <text:p>25.05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8T12:31:27" calcext:value-type="date">
            <text:p>08.07.2021</text:p>
          </table:table-cell>
          <table:table-cell table:style-name="ce4" office:value-type="string" calcext:value-type="string">
            <text:p>6,055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153513448" calcext:value-type="float">
            <text:p>20153513448</text:p>
          </table:table-cell>
          <table:table-cell table:style-name="ce4" office:value-type="string" calcext:value-type="string">
            <text:p>HACER AT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4-15" calcext:value-type="date">
            <text:p>15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0:55:49" calcext:value-type="date">
            <text:p>09.07.2021</text:p>
          </table:table-cell>
          <table:table-cell table:style-name="ce4" office:value-type="string" calcext:value-type="string">
            <text:p>98,27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575803116" calcext:value-type="float">
            <text:p>15575803116</text:p>
          </table:table-cell>
          <table:table-cell table:style-name="ce4" office:value-type="string" calcext:value-type="string">
            <text:p>NURGÜL ŞEN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7-22" calcext:value-type="date">
            <text:p>22.07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0:55:52" calcext:value-type="date">
            <text:p>09.07.2021</text:p>
          </table:table-cell>
          <table:table-cell table:style-name="ce4" office:value-type="string" calcext:value-type="string">
            <text:p>17390000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901585018" calcext:value-type="float">
            <text:p>36901585018</text:p>
          </table:table-cell>
          <table:table-cell table:style-name="ce4" office:value-type="string" calcext:value-type="string">
            <text:p>MURTAZA ALP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4-05" calcext:value-type="date">
            <text:p>05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3:33:21" calcext:value-type="date">
            <text:p>09.07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769517798" calcext:value-type="float">
            <text:p>25769517798</text:p>
          </table:table-cell>
          <table:table-cell table:style-name="ce4" office:value-type="string" calcext:value-type="string">
            <text:p>HALİL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5:25:22" calcext:value-type="date">
            <text:p>09.07.2021</text:p>
          </table:table-cell>
          <table:table-cell table:style-name="ce4" office:value-type="string" calcext:value-type="string">
            <text:p>464900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1-05" calcext:value-type="date">
            <text:p>05.01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09T16:17:32" calcext:value-type="date">
            <text:p>09.07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624199372" calcext:value-type="float">
            <text:p>29624199372</text:p>
          </table:table-cell>
          <table:table-cell table:style-name="ce4" office:value-type="string" calcext:value-type="string">
            <text:p>KENAN ÇİFTÇ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01-30" calcext:value-type="date">
            <text:p>30.0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1:41:17" calcext:value-type="date">
            <text:p>12.07.2021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503593074" calcext:value-type="float">
            <text:p>11503593074</text:p>
          </table:table-cell>
          <table:table-cell table:style-name="ce4" office:value-type="string" calcext:value-type="string">
            <text:p>ERGÜN İ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2-10" calcext:value-type="date">
            <text:p>10.02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2:40:15" calcext:value-type="date">
            <text:p>12.07.2021</text:p>
          </table:table-cell>
          <table:table-cell table:style-name="ce4" office:value-type="string" calcext:value-type="string">
            <text:p>341,9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25" calcext:value-type="date">
            <text:p>25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5:32:33" calcext:value-type="date">
            <text:p>12.07.2021</text:p>
          </table:table-cell>
          <table:table-cell table:style-name="ce4" office:value-type="string" calcext:value-type="string">
            <text:p>620,7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5:32:34" calcext:value-type="date">
            <text:p>12.07.2021</text:p>
          </table:table-cell>
          <table:table-cell table:style-name="ce4" office:value-type="string" calcext:value-type="string">
            <text:p>100,7</text:p>
            <text:p>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962844616" calcext:value-type="float">
            <text:p>15962844616</text:p>
          </table:table-cell>
          <table:table-cell table:style-name="ce4" office:value-type="string" calcext:value-type="string">
            <text:p>ZARİFE T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3-01" calcext:value-type="date">
            <text:p>01.03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5:32:36" calcext:value-type="date">
            <text:p>12.07.2021</text:p>
          </table:table-cell>
          <table:table-cell table:style-name="ce4" office:value-type="string" calcext:value-type="string">
            <text:p>105,2</text:p>
            <text:p>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4387658240" calcext:value-type="float">
            <text:p>34387658240</text:p>
          </table:table-cell>
          <table:table-cell table:style-name="ce4" office:value-type="string" calcext:value-type="string">
            <text:p>SEMANUR Y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8-03-04" calcext:value-type="date">
            <text:p>04.03.199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2T16:53:59" calcext:value-type="date">
            <text:p>12.07.2021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960489592" calcext:value-type="float">
            <text:p>20960489592</text:p>
          </table:table-cell>
          <table:table-cell table:style-name="ce4" office:value-type="string" calcext:value-type="string">
            <text:p>EDALI C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05-14" calcext:value-type="date">
            <text:p>14.05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2:11:49" calcext:value-type="date">
            <text:p>13.07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248912748" calcext:value-type="float">
            <text:p>38248912748</text:p>
          </table:table-cell>
          <table:table-cell table:style-name="ce4" office:value-type="string" calcext:value-type="string">
            <text:p>MİKTAT ALTIN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2-02-20" calcext:value-type="date">
            <text:p>20.02.195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2:11:51" calcext:value-type="date">
            <text:p>13.07.2021</text:p>
          </table:table-cell>
          <table:table-cell table:style-name="ce4" office:value-type="string" calcext:value-type="string">
            <text:p>286,6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467957118" calcext:value-type="float">
            <text:p>44467957118</text:p>
          </table:table-cell>
          <table:table-cell table:style-name="ce4" office:value-type="string" calcext:value-type="string">
            <text:p>ZAFER AKDA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4-09-19" calcext:value-type="date">
            <text:p>19.09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2:11:52" calcext:value-type="date">
            <text:p>13.07.2021</text:p>
          </table:table-cell>
          <table:table-cell table:style-name="ce4" office:value-type="string" calcext:value-type="string">
            <text:p>363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5277686410" calcext:value-type="float">
            <text:p>45277686410</text:p>
          </table:table-cell>
          <table:table-cell table:style-name="ce4" office:value-type="string" calcext:value-type="string">
            <text:p>ZEHRA AVŞ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6-16" calcext:value-type="date">
            <text:p>16.06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2:11:53" calcext:value-type="date">
            <text:p>13.07.2021</text:p>
          </table:table-cell>
          <table:table-cell table:style-name="ce4" office:value-type="string" calcext:value-type="string">
            <text:p>5,363 x10^2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1693128174" calcext:value-type="float">
            <text:p>61693128174</text:p>
          </table:table-cell>
          <table:table-cell table:style-name="ce4" office:value-type="string" calcext:value-type="string">
            <text:p>FİKRET AK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12-24" calcext:value-type="date">
            <text:p>24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4:16:20" calcext:value-type="date">
            <text:p>13.07.2021</text:p>
          </table:table-cell>
          <table:table-cell table:style-name="ce4" office:value-type="string" calcext:value-type="string">
            <text:p>146,3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827820592" calcext:value-type="float">
            <text:p>29827820592</text:p>
          </table:table-cell>
          <table:table-cell table:style-name="ce4" office:value-type="string" calcext:value-type="string">
            <text:p>HULUSİ EŞK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5-10" calcext:value-type="date">
            <text:p>10.05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4:16:21" calcext:value-type="date">
            <text:p>13.07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242444870" calcext:value-type="float">
            <text:p>41242444870</text:p>
          </table:table-cell>
          <table:table-cell table:style-name="ce4" office:value-type="string" calcext:value-type="string">
            <text:p>MUSTAFA GÜL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6-04-26" calcext:value-type="date">
            <text:p>26.04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4:16:22" calcext:value-type="date">
            <text:p>13.07.2021</text:p>
          </table:table-cell>
          <table:table-cell table:style-name="ce4" office:value-type="string" calcext:value-type="string">
            <text:p>5,05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2073972846" calcext:value-type="float">
            <text:p>42073972846</text:p>
          </table:table-cell>
          <table:table-cell table:style-name="ce4" office:value-type="string" calcext:value-type="string">
            <text:p>ŞERİFE ENGÜ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08-20" calcext:value-type="date">
            <text:p>20.08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4:16:23" calcext:value-type="date">
            <text:p>13.07.2021</text:p>
          </table:table-cell>
          <table:table-cell table:style-name="ce4" office:value-type="string" calcext:value-type="string">
            <text:p>1092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767153390" calcext:value-type="float">
            <text:p>36767153390</text:p>
          </table:table-cell>
          <table:table-cell table:style-name="ce4" office:value-type="string" calcext:value-type="string">
            <text:p>SELAHATTİN ÇİTİ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3-30" calcext:value-type="date">
            <text:p>30.03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3T15:47:02" calcext:value-type="date">
            <text:p>13.07.2021</text:p>
          </table:table-cell>
          <table:table-cell table:style-name="ce4" office:value-type="string" calcext:value-type="string">
            <text:p>ÇALIŞMADAN SONUÇ ALINAMAMIŞTIR.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379338448" calcext:value-type="float">
            <text:p>25379338448</text:p>
          </table:table-cell>
          <table:table-cell table:style-name="ce4" office:value-type="string" calcext:value-type="string">
            <text:p>EMRİYE YILDI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4-10-23" calcext:value-type="date">
            <text:p>23.10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1:59:33" calcext:value-type="date">
            <text:p>16.07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3073900274" calcext:value-type="float">
            <text:p>33073900274</text:p>
          </table:table-cell>
          <table:table-cell table:style-name="ce4" office:value-type="string" calcext:value-type="string">
            <text:p>FATİH AL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6-23" calcext:value-type="date">
            <text:p>23.06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1:59:34" calcext:value-type="date">
            <text:p>16.07.2021</text:p>
          </table:table-cell>
          <table:table-cell table:style-name="ce4" office:value-type="string" calcext:value-type="string">
            <text:p>9657000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337169458" calcext:value-type="float">
            <text:p>19337169458</text:p>
          </table:table-cell>
          <table:table-cell table:style-name="ce4" office:value-type="string" calcext:value-type="string">
            <text:p>MEHMET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8-05" calcext:value-type="date">
            <text:p>05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1:59:40" calcext:value-type="date">
            <text:p>16.07.2021</text:p>
          </table:table-cell>
          <table:table-cell table:style-name="ce4" office:value-type="string" calcext:value-type="string">
            <text:p>17,7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6-10" calcext:value-type="date">
            <text:p>10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2:03:27" calcext:value-type="date">
            <text:p>16.07.2021</text:p>
          </table:table-cell>
          <table:table-cell table:style-name="ce4" office:value-type="string" calcext:value-type="string">
            <text:p>134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70942011464" calcext:value-type="float">
            <text:p>70942011464</text:p>
          </table:table-cell>
          <table:table-cell table:style-name="ce4" office:value-type="string" calcext:value-type="string">
            <text:p>ŞERİFE HASPOL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4-12" calcext:value-type="date">
            <text:p>12.04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3:11:07" calcext:value-type="date">
            <text:p>16.07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528763870" calcext:value-type="float">
            <text:p>31528763870</text:p>
          </table:table-cell>
          <table:table-cell table:style-name="ce4" office:value-type="string" calcext:value-type="string">
            <text:p>EMİNE MELEK AK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7-10" calcext:value-type="date">
            <text:p>10.07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16T15:16:11" calcext:value-type="date">
            <text:p>16.07.2021</text:p>
          </table:table-cell>
          <table:table-cell table:style-name="ce4" office:value-type="string" calcext:value-type="string">
            <text:p>51,82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869573398" calcext:value-type="float">
            <text:p>99869573398</text:p>
          </table:table-cell>
          <table:table-cell table:style-name="ce4" office:value-type="string" calcext:value-type="string">
            <text:p>ZOHRE AYYUB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5-02-20" calcext:value-type="date">
            <text:p>20.02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6T11:39:24" calcext:value-type="date">
            <text:p>26.07.2021</text:p>
          </table:table-cell>
          <table:table-cell table:style-name="ce4" office:value-type="string" calcext:value-type="string">
            <text:p>65,84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585088038" calcext:value-type="float">
            <text:p>38585088038</text:p>
          </table:table-cell>
          <table:table-cell table:style-name="ce4" office:value-type="string" calcext:value-type="string">
            <text:p>GAZİ DİRİ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1-20" calcext:value-type="date">
            <text:p>20.01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6T13:43:09" calcext:value-type="date">
            <text:p>26.07.2021</text:p>
          </table:table-cell>
          <table:table-cell table:style-name="ce4" office:value-type="string" calcext:value-type="string">
            <text:p>ÇALIŞMADAN SONUÇ ALINAMAMIŞTIR.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1474327048" calcext:value-type="float">
            <text:p>61474327048</text:p>
          </table:table-cell>
          <table:table-cell table:style-name="ce4" office:value-type="string" calcext:value-type="string">
            <text:p>REMZİYE ALI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28" calcext:value-type="date">
            <text:p>28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6T14:36:35" calcext:value-type="date">
            <text:p>26.07.2021</text:p>
          </table:table-cell>
          <table:table-cell table:style-name="ce4" office:value-type="string" calcext:value-type="string">
            <text:p>23,68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624199372" calcext:value-type="float">
            <text:p>29624199372</text:p>
          </table:table-cell>
          <table:table-cell table:style-name="ce4" office:value-type="string" calcext:value-type="string">
            <text:p>KENAN ÇİFTÇ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01-30" calcext:value-type="date">
            <text:p>30.0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7T10:58:10" calcext:value-type="date">
            <text:p>27.07.2021</text:p>
          </table:table-cell>
          <table:table-cell table:style-name="ce4" office:value-type="string" calcext:value-type="string">
            <text:p>271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7911218766" calcext:value-type="float">
            <text:p>47911218766</text:p>
          </table:table-cell>
          <table:table-cell table:style-name="ce4" office:value-type="string" calcext:value-type="string">
            <text:p>ESRA DEMİR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2-16" calcext:value-type="date">
            <text:p>16.02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7T14:32:10" calcext:value-type="date">
            <text:p>27.07.2021</text:p>
          </table:table-cell>
          <table:table-cell table:style-name="ce4" office:value-type="string" calcext:value-type="string">
            <text:p>4270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817254284" calcext:value-type="float">
            <text:p>16817254284</text:p>
          </table:table-cell>
          <table:table-cell table:style-name="ce4" office:value-type="string" calcext:value-type="string">
            <text:p>SALİH ÖNC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1-07" calcext:value-type="date">
            <text:p>07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7T14:33:11" calcext:value-type="date">
            <text:p>27.07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320437756" calcext:value-type="float">
            <text:p>41320437756</text:p>
          </table:table-cell>
          <table:table-cell table:style-name="ce4" office:value-type="string" calcext:value-type="string">
            <text:p>AYTEN ÇAVUŞ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4-08" calcext:value-type="date">
            <text:p>08.04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7-27T14:52:13" calcext:value-type="date">
            <text:p>27.07.2021</text:p>
          </table:table-cell>
          <table:table-cell table:style-name="ce4" office:value-type="string" calcext:value-type="string">
            <text:p>1,393x10^2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920334084" calcext:value-type="float">
            <text:p>14920334084</text:p>
          </table:table-cell>
          <table:table-cell table:style-name="ce4" office:value-type="string" calcext:value-type="string">
            <text:p>NURGÜL YILDI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12-15" calcext:value-type="date">
            <text:p>15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2T15:22:14" calcext:value-type="date">
            <text:p>02.08.2021</text:p>
          </table:table-cell>
          <table:table-cell table:style-name="ce4" office:value-type="string" calcext:value-type="string">
            <text:p>46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409541496" calcext:value-type="float">
            <text:p>19409541496</text:p>
          </table:table-cell>
          <table:table-cell table:style-name="ce4" office:value-type="string" calcext:value-type="string">
            <text:p>AYŞE ONU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5-10" calcext:value-type="date">
            <text:p>10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3T11:31:02" calcext:value-type="date">
            <text:p>03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351798876" calcext:value-type="float">
            <text:p>17351798876</text:p>
          </table:table-cell>
          <table:table-cell table:style-name="ce4" office:value-type="string" calcext:value-type="string">
            <text:p>MUSTAFA ALT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8-20" calcext:value-type="date">
            <text:p>20.08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3T13:55:27" calcext:value-type="date">
            <text:p>03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7150137796" calcext:value-type="float">
            <text:p>67150137796</text:p>
          </table:table-cell>
          <table:table-cell table:style-name="ce4" office:value-type="string" calcext:value-type="string">
            <text:p>ŞÜKRÜYE DU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3T15:18:36" calcext:value-type="date">
            <text:p>03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239900472" calcext:value-type="float">
            <text:p>44239900472</text:p>
          </table:table-cell>
          <table:table-cell table:style-name="ce4" office:value-type="string" calcext:value-type="string">
            <text:p>HÜSEYİN SOY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12-10" calcext:value-type="date">
            <text:p>10.12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4T10:10:55" calcext:value-type="date">
            <text:p>04.08.2021</text:p>
          </table:table-cell>
          <table:table-cell table:style-name="ce4" office:value-type="string" calcext:value-type="string">
            <text:p>808,2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956182718" calcext:value-type="float">
            <text:p>18956182718</text:p>
          </table:table-cell>
          <table:table-cell table:style-name="ce4" office:value-type="string" calcext:value-type="string">
            <text:p>SALİHA ÖZK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1-27" calcext:value-type="date">
            <text:p>27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4T14:54:44" calcext:value-type="date">
            <text:p>04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812048948" calcext:value-type="float">
            <text:p>39812048948</text:p>
          </table:table-cell>
          <table:table-cell table:style-name="ce4" office:value-type="string" calcext:value-type="string">
            <text:p>HATİCE BAŞCI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1-01" calcext:value-type="date">
            <text:p>01.01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4:05" calcext:value-type="date">
            <text:p>05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369969560" calcext:value-type="float">
            <text:p>25369969560</text:p>
          </table:table-cell>
          <table:table-cell table:style-name="ce4" office:value-type="string" calcext:value-type="string">
            <text:p>ŞAHİN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11-01" calcext:value-type="date">
            <text:p>01.1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4:45" calcext:value-type="date">
            <text:p>05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119170266" calcext:value-type="float">
            <text:p>36119170266</text:p>
          </table:table-cell>
          <table:table-cell table:style-name="ce4" office:value-type="string" calcext:value-type="string">
            <text:p>AHU TUĞBA KALAY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9-01" calcext:value-type="date">
            <text:p>01.09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5:16" calcext:value-type="date">
            <text:p>05.08.2021</text:p>
          </table:table-cell>
          <table:table-cell table:style-name="ce4" office:value-type="string" calcext:value-type="string">
            <text:p>1,711x10^2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374899402" calcext:value-type="float">
            <text:p>44374899402</text:p>
          </table:table-cell>
          <table:table-cell table:style-name="ce4" office:value-type="string" calcext:value-type="string">
            <text:p>FADİME İLT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1-03" calcext:value-type="date">
            <text:p>03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5:51" calcext:value-type="date">
            <text:p>05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163809448" calcext:value-type="float">
            <text:p>30163809448</text:p>
          </table:table-cell>
          <table:table-cell table:style-name="ce4" office:value-type="string" calcext:value-type="string">
            <text:p>ALTUN POL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01-01" calcext:value-type="date">
            <text:p>01.01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1:37:05" calcext:value-type="date">
            <text:p>05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739863020" calcext:value-type="float">
            <text:p>39739863020</text:p>
          </table:table-cell>
          <table:table-cell table:style-name="ce4" office:value-type="string" calcext:value-type="string">
            <text:p>MERVE AKÇ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2-24" calcext:value-type="date">
            <text:p>24.02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5:07:38" calcext:value-type="date">
            <text:p>05.08.2021</text:p>
          </table:table-cell>
          <table:table-cell table:style-name="ce4" office:value-type="string" calcext:value-type="string">
            <text:p>1,040x10^2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3079743464" calcext:value-type="float">
            <text:p>13079743464</text:p>
          </table:table-cell>
          <table:table-cell table:style-name="ce4" office:value-type="string" calcext:value-type="string">
            <text:p>MECİT AV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9-02-02" calcext:value-type="date">
            <text:p>02.02.19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5T15:32:01" calcext:value-type="date">
            <text:p>05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140916394" calcext:value-type="float">
            <text:p>38140916394</text:p>
          </table:table-cell>
          <table:table-cell table:style-name="ce4" office:value-type="string" calcext:value-type="string">
            <text:p>ADİLE ALTIN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2-23" calcext:value-type="date">
            <text:p>23.02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6T10:54:51" calcext:value-type="date">
            <text:p>06.08.2021</text:p>
          </table:table-cell>
          <table:table-cell table:style-name="ce4" office:value-type="string" calcext:value-type="string">
            <text:p>104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270099738" calcext:value-type="float">
            <text:p>38270099738</text:p>
          </table:table-cell>
          <table:table-cell table:style-name="ce4" office:value-type="string" calcext:value-type="string">
            <text:p>ELİF NUR AYD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10-13" calcext:value-type="date">
            <text:p>13.10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6T10:56:18" calcext:value-type="date">
            <text:p>06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7653596498" calcext:value-type="float">
            <text:p>47653596498</text:p>
          </table:table-cell>
          <table:table-cell table:style-name="ce4" office:value-type="string" calcext:value-type="string">
            <text:p>ZÜLFİKİR ÇOB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4-04-20" calcext:value-type="date">
            <text:p>20.04.19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6T11:12:51" calcext:value-type="date">
            <text:p>06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769517798" calcext:value-type="float">
            <text:p>25769517798</text:p>
          </table:table-cell>
          <table:table-cell table:style-name="ce4" office:value-type="string" calcext:value-type="string">
            <text:p>HALİL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9T11:46:10" calcext:value-type="date">
            <text:p>09.08.2021</text:p>
          </table:table-cell>
          <table:table-cell table:style-name="ce4" office:value-type="string" calcext:value-type="string">
            <text:p>1185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5113643646" calcext:value-type="float">
            <text:p>35113643646</text:p>
          </table:table-cell>
          <table:table-cell table:style-name="ce4" office:value-type="string" calcext:value-type="string">
            <text:p>FATMA HEKİM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9T11:50:22" calcext:value-type="date">
            <text:p>09.08.2021</text:p>
          </table:table-cell>
          <table:table-cell table:style-name="ce4" office:value-type="string" calcext:value-type="string">
            <text:p>12,75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767347254" calcext:value-type="float">
            <text:p>30767347254</text:p>
          </table:table-cell>
          <table:table-cell table:style-name="ce4" office:value-type="string" calcext:value-type="string">
            <text:p>AHMET ESLE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3-10" calcext:value-type="date">
            <text:p>10.03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09T14:18:06" calcext:value-type="date">
            <text:p>09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9873710234" calcext:value-type="float">
            <text:p>49873710234</text:p>
          </table:table-cell>
          <table:table-cell table:style-name="ce4" office:value-type="string" calcext:value-type="string">
            <text:p>CÜNEYT ERDOĞ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11-21" calcext:value-type="date">
            <text:p>21.11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1:31:22" calcext:value-type="date">
            <text:p>10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449832966" calcext:value-type="float">
            <text:p>29449832966</text:p>
          </table:table-cell>
          <table:table-cell table:style-name="ce4" office:value-type="string" calcext:value-type="string">
            <text:p>HÜSEYİN BAĞ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4-29" calcext:value-type="date">
            <text:p>29.04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1:31:22" calcext:value-type="date">
            <text:p>10.08.2021</text:p>
          </table:table-cell>
          <table:table-cell table:style-name="ce4" office:value-type="string" calcext:value-type="string">
            <text:p>796,1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8313639410" calcext:value-type="float">
            <text:p>28313639410</text:p>
          </table:table-cell>
          <table:table-cell table:style-name="ce4" office:value-type="string" calcext:value-type="string">
            <text:p>FATMA ÖZKOC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2-21" calcext:value-type="date">
            <text:p>21.02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3:37:12" calcext:value-type="date">
            <text:p>10.08.2021</text:p>
          </table:table-cell>
          <table:table-cell table:style-name="ce4" office:value-type="string" calcext:value-type="string">
            <text:p>39,77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6731923104" calcext:value-type="float">
            <text:p>26731923104</text:p>
          </table:table-cell>
          <table:table-cell table:style-name="ce4" office:value-type="string" calcext:value-type="string">
            <text:p>NECMİ BACI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9-28" calcext:value-type="date">
            <text:p>28.09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3:42:15" calcext:value-type="date">
            <text:p>10.08.2021</text:p>
          </table:table-cell>
          <table:table-cell table:style-name="ce4" office:value-type="string" calcext:value-type="string">
            <text:p>17,69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2-01" calcext:value-type="date">
            <text:p>01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4:09:18" calcext:value-type="date">
            <text:p>10.08.2021</text:p>
          </table:table-cell>
          <table:table-cell table:style-name="ce4" office:value-type="string" calcext:value-type="string">
            <text:p>597,9</text:p>
            <text:p>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360794456" calcext:value-type="float">
            <text:p>17360794456</text:p>
          </table:table-cell>
          <table:table-cell table:style-name="ce4" office:value-type="string" calcext:value-type="string">
            <text:p>İSMAİL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7-01" calcext:value-type="date">
            <text:p>01.07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0T14:35:25" calcext:value-type="date">
            <text:p>10.08.2021</text:p>
          </table:table-cell>
          <table:table-cell table:style-name="ce4" office:value-type="string" calcext:value-type="string">
            <text:p>277,4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70393029766" calcext:value-type="float">
            <text:p>70393029766</text:p>
          </table:table-cell>
          <table:table-cell table:style-name="ce4" office:value-type="string" calcext:value-type="string">
            <text:p>HAKAN KARAS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12-09" calcext:value-type="date">
            <text:p>09.1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1T11:54:55" calcext:value-type="date">
            <text:p>11.08.2021</text:p>
          </table:table-cell>
          <table:table-cell table:style-name="ce4" office:value-type="string" calcext:value-type="string">
            <text:p>38,95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264772068" calcext:value-type="float">
            <text:p>31264772068</text:p>
          </table:table-cell>
          <table:table-cell table:style-name="ce4" office:value-type="string" calcext:value-type="string">
            <text:p>ERCAN POLAT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12-31" calcext:value-type="date">
            <text:p>31.1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1T14:22:59" calcext:value-type="date">
            <text:p>11.08.2021</text:p>
          </table:table-cell>
          <table:table-cell table:style-name="ce4" office:value-type="string" calcext:value-type="string">
            <text:p>1137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12-07" calcext:value-type="date">
            <text:p>07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1T14:43:26" calcext:value-type="date">
            <text:p>11.08.2021</text:p>
          </table:table-cell>
          <table:table-cell table:style-name="ce4" office:value-type="string" calcext:value-type="string">
            <text:p>1391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767153390" calcext:value-type="float">
            <text:p>36767153390</text:p>
          </table:table-cell>
          <table:table-cell table:style-name="ce4" office:value-type="string" calcext:value-type="string">
            <text:p>SELAHATTİN ÇİTİ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3-30" calcext:value-type="date">
            <text:p>30.03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1T14:43:26" calcext:value-type="date">
            <text:p>11.08.2021</text:p>
          </table:table-cell>
          <table:table-cell table:style-name="ce4" office:value-type="string" calcext:value-type="string">
            <text:p>42,07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328470454" calcext:value-type="float">
            <text:p>10328470454</text:p>
          </table:table-cell>
          <table:table-cell table:style-name="ce4" office:value-type="string" calcext:value-type="string">
            <text:p>DENİZ AKS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7-07" calcext:value-type="date">
            <text:p>07.07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09:19" calcext:value-type="date">
            <text:p>13.08.2021</text:p>
          </table:table-cell>
          <table:table-cell table:style-name="ce4" office:value-type="string" calcext:value-type="string">
            <text:p>1589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0285844982" calcext:value-type="float">
            <text:p>40285844982</text:p>
          </table:table-cell>
          <table:table-cell table:style-name="ce4" office:value-type="string" calcext:value-type="string">
            <text:p>MEMNUNE G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4-18" calcext:value-type="date">
            <text:p>18.04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09:22" calcext:value-type="date">
            <text:p>13.08.2021</text:p>
          </table:table-cell>
          <table:table-cell table:style-name="ce4" office:value-type="string" calcext:value-type="string">
            <text:p>137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2214408678" calcext:value-type="float">
            <text:p>42214408678</text:p>
          </table:table-cell>
          <table:table-cell table:style-name="ce4" office:value-type="string" calcext:value-type="string">
            <text:p>REFİKA ŞEN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4-11-21" calcext:value-type="date">
            <text:p>21.1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09:23" calcext:value-type="date">
            <text:p>13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470361004" calcext:value-type="float">
            <text:p>30470361004</text:p>
          </table:table-cell>
          <table:table-cell table:style-name="ce4" office:value-type="string" calcext:value-type="string">
            <text:p>HASAN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4-14" calcext:value-type="date">
            <text:p>14.04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13:32" calcext:value-type="date">
            <text:p>13.08.2021</text:p>
          </table:table-cell>
          <table:table-cell table:style-name="ce4" office:value-type="string" calcext:value-type="string">
            <text:p>155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7-10" calcext:value-type="date">
            <text:p>10.07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13:33" calcext:value-type="date">
            <text:p>13.08.2021</text:p>
          </table:table-cell>
          <table:table-cell table:style-name="ce4" office:value-type="string" calcext:value-type="string">
            <text:p>16,67</text:p>
            <text:p>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533217374" calcext:value-type="float">
            <text:p>12533217374</text:p>
          </table:table-cell>
          <table:table-cell table:style-name="ce4" office:value-type="string" calcext:value-type="string">
            <text:p>GÜLHAN AR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10-09" calcext:value-type="date">
            <text:p>09.10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15:13" calcext:value-type="date">
            <text:p>13.08.2021</text:p>
          </table:table-cell>
          <table:table-cell table:style-name="ce4" office:value-type="string" calcext:value-type="string">
            <text:p>1539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142837732" calcext:value-type="float">
            <text:p>16142837732</text:p>
          </table:table-cell>
          <table:table-cell table:style-name="ce4" office:value-type="string" calcext:value-type="string">
            <text:p>EMİNE ÖZYU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5-09-20" calcext:value-type="date">
            <text:p>20.09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3:58:02" calcext:value-type="date">
            <text:p>13.08.2021</text:p>
          </table:table-cell>
          <table:table-cell table:style-name="ce4" office:value-type="string" calcext:value-type="string">
            <text:p>27,98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550636248" calcext:value-type="float">
            <text:p>16550636248</text:p>
          </table:table-cell>
          <table:table-cell table:style-name="ce4" office:value-type="string" calcext:value-type="string">
            <text:p>MUHAMMET ÖMER FARUK ALTUN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4-05-13" calcext:value-type="date">
            <text:p>13.05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3T15:10:08" calcext:value-type="date">
            <text:p>13.08.2021</text:p>
          </table:table-cell>
          <table:table-cell table:style-name="ce4" office:value-type="string" calcext:value-type="string">
            <text:p>2940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678959382" calcext:value-type="float">
            <text:p>25678959382</text:p>
          </table:table-cell>
          <table:table-cell table:style-name="ce4" office:value-type="string" calcext:value-type="string">
            <text:p>ZEYNEP MUTLUYIL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1" calcext:value-type="date">
            <text:p>11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7T14:48:31" calcext:value-type="date">
            <text:p>17.08.2021</text:p>
          </table:table-cell>
          <table:table-cell table:style-name="ce4" office:value-type="string" calcext:value-type="string">
            <text:p>3101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3442740274" calcext:value-type="float">
            <text:p>13442740274</text:p>
          </table:table-cell>
          <table:table-cell table:style-name="ce4" office:value-type="string" calcext:value-type="string">
            <text:p>SAFİYE YALÇ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4-03-01" calcext:value-type="date">
            <text:p>01.03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7T15:36:21" calcext:value-type="date">
            <text:p>17.08.2021</text:p>
          </table:table-cell>
          <table:table-cell table:style-name="ce4" office:value-type="string" calcext:value-type="string">
            <text:p>119,5</text:p>
            <text:p>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1-18" calcext:value-type="date">
            <text:p>1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7T15:36:22" calcext:value-type="date">
            <text:p>17.08.2021</text:p>
          </table:table-cell>
          <table:table-cell table:style-name="ce4" office:value-type="string" calcext:value-type="string">
            <text:p>8,154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454828558" calcext:value-type="float">
            <text:p>16454828558</text:p>
          </table:table-cell>
          <table:table-cell table:style-name="ce4" office:value-type="string" calcext:value-type="string">
            <text:p>MUSA GÜNE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1-10" calcext:value-type="date">
            <text:p>10.01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8T13:29:14" calcext:value-type="date">
            <text:p>18.08.2021</text:p>
          </table:table-cell>
          <table:table-cell table:style-name="ce4" office:value-type="string" calcext:value-type="string">
            <text:p>ÇALIŞMADAN SONUÇ ALINAMAMIŞTIR.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2" calcext:value-type="date">
            <text:p>02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19T14:04:08" calcext:value-type="date">
            <text:p>19.08.2021</text:p>
          </table:table-cell>
          <table:table-cell table:style-name="ce4" office:value-type="string" calcext:value-type="string">
            <text:p>427,8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729150530" calcext:value-type="float">
            <text:p>99729150530</text:p>
          </table:table-cell>
          <table:table-cell table:style-name="ce4" office:value-type="string" calcext:value-type="string">
            <text:p>TEMOOR SHAH TOWHID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9-05" calcext:value-type="date">
            <text:p>05.09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0T14:05:58" calcext:value-type="date">
            <text:p>20.08.2021</text:p>
          </table:table-cell>
          <table:table-cell table:style-name="ce4" office:value-type="string" calcext:value-type="string">
            <text:p>100,3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5793658052" calcext:value-type="float">
            <text:p>45793658052</text:p>
          </table:table-cell>
          <table:table-cell table:style-name="ce4" office:value-type="string" calcext:value-type="string">
            <text:p>ZELİHA YAV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8-15" calcext:value-type="date">
            <text:p>15.08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2:10:37" calcext:value-type="date">
            <text:p>23.08.2021</text:p>
          </table:table-cell>
          <table:table-cell table:style-name="ce4" office:value-type="string" calcext:value-type="string">
            <text:p>171,4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049007394" calcext:value-type="float">
            <text:p>11049007394</text:p>
          </table:table-cell>
          <table:table-cell table:style-name="ce4" office:value-type="string" calcext:value-type="string">
            <text:p>CELAL 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1-13" calcext:value-type="date">
            <text:p>13.0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2:10:59" calcext:value-type="date">
            <text:p>23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12-13" calcext:value-type="date">
            <text:p>13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2:11:00" calcext:value-type="date">
            <text:p>23.08.2021</text:p>
          </table:table-cell>
          <table:table-cell table:style-name="ce4" office:value-type="string" calcext:value-type="string">
            <text:p>375,8</text:p>
            <text:p>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894488036" calcext:value-type="float">
            <text:p>20894488036</text:p>
          </table:table-cell>
          <table:table-cell table:style-name="ce4" office:value-type="string" calcext:value-type="string">
            <text:p>NEVGİ AYD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1-17" calcext:value-type="date">
            <text:p>17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2:27:55" calcext:value-type="date">
            <text:p>23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728923152" calcext:value-type="float">
            <text:p>14728923152</text:p>
          </table:table-cell>
          <table:table-cell table:style-name="ce4" office:value-type="string" calcext:value-type="string">
            <text:p>İRFAN GÖKSU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9-02-01" calcext:value-type="date">
            <text:p>01.02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5:49:03" calcext:value-type="date">
            <text:p>23.08.2021</text:p>
          </table:table-cell>
          <table:table-cell table:style-name="ce4" office:value-type="string" calcext:value-type="string">
            <text:p>1070</text:p>
            <text:p>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5174345778" calcext:value-type="float">
            <text:p>55174345778</text:p>
          </table:table-cell>
          <table:table-cell table:style-name="ce4" office:value-type="string" calcext:value-type="string">
            <text:p>RIZA ÇIN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9-26" calcext:value-type="date">
            <text:p>26.09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3T15:49:04" calcext:value-type="date">
            <text:p>23.08.2021</text:p>
          </table:table-cell>
          <table:table-cell table:style-name="ce4" office:value-type="string" calcext:value-type="string">
            <text:p>12,08</text:p>
            <text:p>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9806194574" calcext:value-type="float">
            <text:p>59806194574</text:p>
          </table:table-cell>
          <table:table-cell table:style-name="ce4" office:value-type="string" calcext:value-type="string">
            <text:p>EYÜP PEKŞ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3-28" calcext:value-type="date">
            <text:p>28.03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1:31:23" calcext:value-type="date">
            <text:p>24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6444494298" calcext:value-type="float">
            <text:p>26444494298</text:p>
          </table:table-cell>
          <table:table-cell table:style-name="ce4" office:value-type="string" calcext:value-type="string">
            <text:p>BEKİR ÖZTÜR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1-13" calcext:value-type="date">
            <text:p>13.01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2:18:57" calcext:value-type="date">
            <text:p>24.08.2021</text:p>
          </table:table-cell>
          <table:table-cell table:style-name="ce4" office:value-type="string" calcext:value-type="string">
            <text:p>3592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034513514" calcext:value-type="float">
            <text:p>39034513514</text:p>
          </table:table-cell>
          <table:table-cell table:style-name="ce4" office:value-type="string" calcext:value-type="string">
            <text:p>SİNAN AKARS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8-08" calcext:value-type="date">
            <text:p>08.08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2:18:59" calcext:value-type="date">
            <text:p>24.08.2021</text:p>
          </table:table-cell>
          <table:table-cell table:style-name="ce4" office:value-type="string" calcext:value-type="string">
            <text:p>296,9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7-01" calcext:value-type="date">
            <text:p>01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4:00:47" calcext:value-type="date">
            <text:p>24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356032280" calcext:value-type="float">
            <text:p>10356032280</text:p>
          </table:table-cell>
          <table:table-cell table:style-name="ce4" office:value-type="string" calcext:value-type="string">
            <text:p>NİDANUR KOCAB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6-03-15" calcext:value-type="date">
            <text:p>15.03.200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4T15:16:05" calcext:value-type="date">
            <text:p>24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15" calcext:value-type="date">
            <text:p>15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5T11:55:24" calcext:value-type="date">
            <text:p>25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362102782" calcext:value-type="float">
            <text:p>21362102782</text:p>
          </table:table-cell>
          <table:table-cell table:style-name="ce4" office:value-type="string" calcext:value-type="string">
            <text:p>SÜHEYLA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6-04" calcext:value-type="date">
            <text:p>04.06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5T14:22:57" calcext:value-type="date">
            <text:p>25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126043966" calcext:value-type="float">
            <text:p>23126043966</text:p>
          </table:table-cell>
          <table:table-cell table:style-name="ce4" office:value-type="string" calcext:value-type="string">
            <text:p>ÖZLEM IŞ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7-01" calcext:value-type="date">
            <text:p>01.07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5T15:37:04" calcext:value-type="date">
            <text:p>25.08.2021</text:p>
          </table:table-cell>
          <table:table-cell table:style-name="ce4" office:value-type="string" calcext:value-type="string">
            <text:p>63,43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076512452" calcext:value-type="float">
            <text:p>39076512452</text:p>
          </table:table-cell>
          <table:table-cell table:style-name="ce4" office:value-type="string" calcext:value-type="string">
            <text:p>YILMAZ UZU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4-03" calcext:value-type="date">
            <text:p>03.04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1:58:51" calcext:value-type="date">
            <text:p>26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988148390" calcext:value-type="float">
            <text:p>19988148390</text:p>
          </table:table-cell>
          <table:table-cell table:style-name="ce4" office:value-type="string" calcext:value-type="string">
            <text:p>AYHAN KARS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5-01" calcext:value-type="date">
            <text:p>01.05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4:11:38" calcext:value-type="date">
            <text:p>26.08.2021</text:p>
          </table:table-cell>
          <table:table-cell table:style-name="ce4" office:value-type="string" calcext:value-type="string">
            <text:p>42890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12-17" calcext:value-type="date">
            <text:p>17.1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4:11:41" calcext:value-type="date">
            <text:p>26.08.2021</text:p>
          </table:table-cell>
          <table:table-cell table:style-name="ce4" office:value-type="string" calcext:value-type="string">
            <text:p>587,3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106811910" calcext:value-type="float">
            <text:p>30106811910</text:p>
          </table:table-cell>
          <table:table-cell table:style-name="ce4" office:value-type="string" calcext:value-type="string">
            <text:p>SELDA AKB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9-21" calcext:value-type="date">
            <text:p>21.09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5:23:02" calcext:value-type="date">
            <text:p>26.08.2021</text:p>
          </table:table-cell>
          <table:table-cell table:style-name="ce4" office:value-type="string" calcext:value-type="string">
            <text:p>195,7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3730386900" calcext:value-type="float">
            <text:p>13730386900</text:p>
          </table:table-cell>
          <table:table-cell table:style-name="ce4" office:value-type="string" calcext:value-type="string">
            <text:p>FATMA KES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9-03-23" calcext:value-type="date">
            <text:p>23.03.199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6T15:45:06" calcext:value-type="date">
            <text:p>26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540400154" calcext:value-type="float">
            <text:p>23540400154</text:p>
          </table:table-cell>
          <table:table-cell table:style-name="ce4" office:value-type="string" calcext:value-type="string">
            <text:p>GÜLSÜM TAŞK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01-19" calcext:value-type="date">
            <text:p>19.01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7T13:34:37" calcext:value-type="date">
            <text:p>27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5546524602" calcext:value-type="float">
            <text:p>55546524602</text:p>
          </table:table-cell>
          <table:table-cell table:style-name="ce4" office:value-type="string" calcext:value-type="string">
            <text:p>ÖZGÜR BAHÇİV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2-06-17" calcext:value-type="date">
            <text:p>17.06.200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27T13:35:59" calcext:value-type="date">
            <text:p>27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717493834" calcext:value-type="float">
            <text:p>20717493834</text:p>
          </table:table-cell>
          <table:table-cell table:style-name="ce4" office:value-type="string" calcext:value-type="string">
            <text:p>AZİZ KEÇE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3-20" calcext:value-type="date">
            <text:p>20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31T14:30:12" calcext:value-type="date">
            <text:p>31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906187608" calcext:value-type="float">
            <text:p>29906187608</text:p>
          </table:table-cell>
          <table:table-cell table:style-name="ce4" office:value-type="string" calcext:value-type="string">
            <text:p>YUSUF Ş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5-20" calcext:value-type="date">
            <text:p>20.05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31T14:30:17" calcext:value-type="date">
            <text:p>31.08.2021</text:p>
          </table:table-cell>
          <table:table-cell table:style-name="ce4" office:value-type="string" calcext:value-type="string">
            <text:p>44,63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0628165970" calcext:value-type="float">
            <text:p>60628165970</text:p>
          </table:table-cell>
          <table:table-cell table:style-name="ce4" office:value-type="string" calcext:value-type="string">
            <text:p>SALİCE KAŞIKE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12-19" calcext:value-type="date">
            <text:p>19.12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8-31T16:27:47" calcext:value-type="date">
            <text:p>31.08.2021</text:p>
          </table:table-cell>
          <table:table-cell table:style-name="ce4" office:value-type="string" calcext:value-type="string">
            <text:p>2089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841623988" calcext:value-type="float">
            <text:p>16841623988</text:p>
          </table:table-cell>
          <table:table-cell table:style-name="ce4" office:value-type="string" calcext:value-type="string">
            <text:p>MUSTAFA İLG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6-01" calcext:value-type="date">
            <text:p>0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2:00:04" calcext:value-type="date">
            <text:p>01.09.2021</text:p>
          </table:table-cell>
          <table:table-cell table:style-name="ce4" office:value-type="string" calcext:value-type="string">
            <text:p>15,8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791794822" calcext:value-type="float">
            <text:p>41791794822</text:p>
          </table:table-cell>
          <table:table-cell table:style-name="ce4" office:value-type="string" calcext:value-type="string">
            <text:p>NURİ BÜYÜK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8-15" calcext:value-type="date">
            <text:p>15.08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2:00:05" calcext:value-type="date">
            <text:p>01.09.2021</text:p>
          </table:table-cell>
          <table:table-cell table:style-name="ce4" office:value-type="string" calcext:value-type="string">
            <text:p>245,6</text:p>
            <text:p>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3:26:17" calcext:value-type="date">
            <text:p>01.09.2021</text:p>
          </table:table-cell>
          <table:table-cell table:style-name="ce4" office:value-type="string" calcext:value-type="string">
            <text:p>17,96</text:p>
            <text:p>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5-13" calcext:value-type="date">
            <text:p>13.05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3:26:20" calcext:value-type="date">
            <text:p>01.09.2021</text:p>
          </table:table-cell>
          <table:table-cell table:style-name="ce4" office:value-type="string" calcext:value-type="string">
            <text:p>2471</text:p>
            <text:p>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950184152" calcext:value-type="float">
            <text:p>18950184152</text:p>
          </table:table-cell>
          <table:table-cell table:style-name="ce4" office:value-type="string" calcext:value-type="string">
            <text:p>NEVİN 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7-16" calcext:value-type="date">
            <text:p>16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4:05:23" calcext:value-type="date">
            <text:p>01.09.2021</text:p>
          </table:table-cell>
          <table:table-cell table:style-name="ce4" office:value-type="string" calcext:value-type="string">
            <text:p>9,727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111045388" calcext:value-type="float">
            <text:p>23111045388</text:p>
          </table:table-cell>
          <table:table-cell table:style-name="ce4" office:value-type="string" calcext:value-type="string">
            <text:p>RECEP AYD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1-01" calcext:value-type="date">
            <text:p>01.01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1T14:05:24" calcext:value-type="date">
            <text:p>01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513139408" calcext:value-type="float">
            <text:p>11513139408</text:p>
          </table:table-cell>
          <table:table-cell table:style-name="ce4" office:value-type="string" calcext:value-type="string">
            <text:p>EMİNE OKY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2-02" calcext:value-type="date">
            <text:p>02.02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6:43" calcext:value-type="date">
            <text:p>02.09.2021</text:p>
          </table:table-cell>
          <table:table-cell table:style-name="ce4" office:value-type="string" calcext:value-type="string">
            <text:p>70,8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799055054" calcext:value-type="float">
            <text:p>22799055054</text:p>
          </table:table-cell>
          <table:table-cell table:style-name="ce4" office:value-type="string" calcext:value-type="string">
            <text:p>SAMET BİÇ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4-18" calcext:value-type="date">
            <text:p>18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6:44" calcext:value-type="date">
            <text:p>02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7041246660" calcext:value-type="float">
            <text:p>47041246660</text:p>
          </table:table-cell>
          <table:table-cell table:style-name="ce4" office:value-type="string" calcext:value-type="string">
            <text:p>BİLAL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1-01" calcext:value-type="date">
            <text:p>01.01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9:46" calcext:value-type="date">
            <text:p>02.09.2021</text:p>
          </table:table-cell>
          <table:table-cell table:style-name="ce4" office:value-type="string" calcext:value-type="string">
            <text:p>70,45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226846672" calcext:value-type="float">
            <text:p>10226846672</text:p>
          </table:table-cell>
          <table:table-cell table:style-name="ce4" office:value-type="string" calcext:value-type="string">
            <text:p>GÜLŞEN BAYS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4-05" calcext:value-type="date">
            <text:p>05.04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9:48" calcext:value-type="date">
            <text:p>02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359536024" calcext:value-type="float">
            <text:p>38359536024</text:p>
          </table:table-cell>
          <table:table-cell table:style-name="ce4" office:value-type="string" calcext:value-type="string">
            <text:p>MUSTAFA ATMAC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1-24" calcext:value-type="date">
            <text:p>24.0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2:39:48" calcext:value-type="date">
            <text:p>02.09.2021</text:p>
          </table:table-cell>
          <table:table-cell table:style-name="ce4" office:value-type="string" calcext:value-type="string">
            <text:p>2671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317666406" calcext:value-type="float">
            <text:p>21317666406</text:p>
          </table:table-cell>
          <table:table-cell table:style-name="ce4" office:value-type="string" calcext:value-type="string">
            <text:p>ÖMER AKKOYU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9-20" calcext:value-type="date">
            <text:p>20.09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2T16:18:26" calcext:value-type="date">
            <text:p>02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344676590" calcext:value-type="float">
            <text:p>15344676590</text:p>
          </table:table-cell>
          <table:table-cell table:style-name="ce4" office:value-type="string" calcext:value-type="string">
            <text:p>ZÜBEYDE TÜFENKÇ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5-01" calcext:value-type="date">
            <text:p>01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3T15:24:14" calcext:value-type="date">
            <text:p>03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335676882" calcext:value-type="float">
            <text:p>15335676882</text:p>
          </table:table-cell>
          <table:table-cell table:style-name="ce4" office:value-type="string" calcext:value-type="string">
            <text:p>TÜRKAN GÖBE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5-18" calcext:value-type="date">
            <text:p>18.05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3T15:38:52" calcext:value-type="date">
            <text:p>03.09.2021</text:p>
          </table:table-cell>
          <table:table-cell table:style-name="ce4" office:value-type="string" calcext:value-type="string">
            <text:p>37,77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0458693392" calcext:value-type="float">
            <text:p>50458693392</text:p>
          </table:table-cell>
          <table:table-cell table:style-name="ce4" office:value-type="string" calcext:value-type="string">
            <text:p>İBRAHİM 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1-15" calcext:value-type="date">
            <text:p>15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3T16:00:56" calcext:value-type="date">
            <text:p>03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7535118038" calcext:value-type="float">
            <text:p>57535118038</text:p>
          </table:table-cell>
          <table:table-cell table:style-name="ce4" office:value-type="string" calcext:value-type="string">
            <text:p>MAHMUT AKB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0-11" calcext:value-type="date">
            <text:p>11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3T16:00:57" calcext:value-type="date">
            <text:p>03.09.2021</text:p>
          </table:table-cell>
          <table:table-cell table:style-name="ce4" office:value-type="string" calcext:value-type="string">
            <text:p>1099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4732657850" calcext:value-type="float">
            <text:p>34732657850</text:p>
          </table:table-cell>
          <table:table-cell table:style-name="ce4" office:value-type="string" calcext:value-type="string">
            <text:p>ALİ AKAL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2-15" calcext:value-type="date">
            <text:p>15.0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6T15:06:42" calcext:value-type="date">
            <text:p>06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7438126962" calcext:value-type="float">
            <text:p>67438126962</text:p>
          </table:table-cell>
          <table:table-cell table:style-name="ce4" office:value-type="string" calcext:value-type="string">
            <text:p>MAZLUM ÖZÜBE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1-01" calcext:value-type="date">
            <text:p>01.01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6T15:06:44" calcext:value-type="date">
            <text:p>06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7859450340" calcext:value-type="float">
            <text:p>57859450340</text:p>
          </table:table-cell>
          <table:table-cell table:style-name="ce4" office:value-type="string" calcext:value-type="string">
            <text:p>SIDDIKA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4-04" calcext:value-type="date">
            <text:p>04.04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6T15:06:45" calcext:value-type="date">
            <text:p>06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802589214" calcext:value-type="float">
            <text:p>36802589214</text:p>
          </table:table-cell>
          <table:table-cell table:style-name="ce4" office:value-type="string" calcext:value-type="string">
            <text:p>UĞUR KU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4-06-18" calcext:value-type="date">
            <text:p>18.06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6T15:06:47" calcext:value-type="date">
            <text:p>06.09.2021</text:p>
          </table:table-cell>
          <table:table-cell table:style-name="ce4" office:value-type="string" calcext:value-type="string">
            <text:p>123,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082479304" calcext:value-type="float">
            <text:p>10082479304</text:p>
          </table:table-cell>
          <table:table-cell table:style-name="ce4" office:value-type="string" calcext:value-type="string">
            <text:p>AYTEN YALÇ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06-01" calcext:value-type="date">
            <text:p>01.06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4:39:46" calcext:value-type="date">
            <text:p>07.09.2021</text:p>
          </table:table-cell>
          <table:table-cell table:style-name="ce4" office:value-type="string" calcext:value-type="string">
            <text:p>7883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662925454" calcext:value-type="float">
            <text:p>41662925454</text:p>
          </table:table-cell>
          <table:table-cell table:style-name="ce4" office:value-type="string" calcext:value-type="string">
            <text:p>HATİCE KOŞA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07-30" calcext:value-type="date">
            <text:p>30.07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4:39:48" calcext:value-type="date">
            <text:p>07.09.2021</text:p>
          </table:table-cell>
          <table:table-cell table:style-name="ce4" office:value-type="string" calcext:value-type="string">
            <text:p>152800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777123436" calcext:value-type="float">
            <text:p>20777123436</text:p>
          </table:table-cell>
          <table:table-cell table:style-name="ce4" office:value-type="string" calcext:value-type="string">
            <text:p>HÜSEYİN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05-05" calcext:value-type="date">
            <text:p>05.05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5:36:11" calcext:value-type="date">
            <text:p>07.09.2021</text:p>
          </table:table-cell>
          <table:table-cell table:style-name="ce4" office:value-type="string" calcext:value-type="string">
            <text:p>ÇALIŞMADAN SONUÇ ALINAMIYOR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159704086" calcext:value-type="float">
            <text:p>20159704086</text:p>
          </table:table-cell>
          <table:table-cell table:style-name="ce4" office:value-type="string" calcext:value-type="string">
            <text:p>DURAN UL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10-21" calcext:value-type="date">
            <text:p>21.10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5:37:55" calcext:value-type="date">
            <text:p>07.09.2021</text:p>
          </table:table-cell>
          <table:table-cell table:style-name="ce4" office:value-type="string" calcext:value-type="string">
            <text:p>294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614767408" calcext:value-type="float">
            <text:p>12614767408</text:p>
          </table:table-cell>
          <table:table-cell table:style-name="ce4" office:value-type="string" calcext:value-type="string">
            <text:p>SONER SAP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9-02" calcext:value-type="date">
            <text:p>02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5:37:55" calcext:value-type="date">
            <text:p>07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244443184" calcext:value-type="float">
            <text:p>22244443184</text:p>
          </table:table-cell>
          <table:table-cell table:style-name="ce4" office:value-type="string" calcext:value-type="string">
            <text:p>ZİHNİ ÖZD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6-04" calcext:value-type="date">
            <text:p>04.06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7T15:37:56" calcext:value-type="date">
            <text:p>07.09.2021</text:p>
          </table:table-cell>
          <table:table-cell table:style-name="ce4" office:value-type="string" calcext:value-type="string">
            <text:p>ÇALIŞMADAN SONUÇ ALINAMIYOR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9155216576" calcext:value-type="float">
            <text:p>59155216576</text:p>
          </table:table-cell>
          <table:table-cell table:style-name="ce4" office:value-type="string" calcext:value-type="string">
            <text:p>CEM BEK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6-12-28" calcext:value-type="date">
            <text:p>28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8T14:15:09" calcext:value-type="date">
            <text:p>08.09.2021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454828558" calcext:value-type="float">
            <text:p>16454828558</text:p>
          </table:table-cell>
          <table:table-cell table:style-name="ce4" office:value-type="string" calcext:value-type="string">
            <text:p>MUSA GÜNE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1-10" calcext:value-type="date">
            <text:p>10.01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8T14:16:54" calcext:value-type="date">
            <text:p>08.09.2021</text:p>
          </table:table-cell>
          <table:table-cell table:style-name="ce4" office:value-type="string" calcext:value-type="string">
            <text:p>ÇALIŞMADAN SONUÇ ALINAMIYOR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7911218766" calcext:value-type="float">
            <text:p>47911218766</text:p>
          </table:table-cell>
          <table:table-cell table:style-name="ce4" office:value-type="string" calcext:value-type="string">
            <text:p>ESRA DEMİR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2-16" calcext:value-type="date">
            <text:p>16.02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8T14:19:24" calcext:value-type="date">
            <text:p>08.09.2021</text:p>
          </table:table-cell>
          <table:table-cell table:style-name="ce4" office:value-type="string" calcext:value-type="string">
            <text:p>7007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752695732" calcext:value-type="float">
            <text:p>44752695732</text:p>
          </table:table-cell>
          <table:table-cell table:style-name="ce4" office:value-type="string" calcext:value-type="string">
            <text:p>ALİ TOPR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11-17" calcext:value-type="date">
            <text:p>17.1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8T15:55:57" calcext:value-type="date">
            <text:p>08.09.2021</text:p>
          </table:table-cell>
          <table:table-cell table:style-name="ce4" office:value-type="string" calcext:value-type="string">
            <text:p>1253000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460827262" calcext:value-type="float">
            <text:p>16460827262</text:p>
          </table:table-cell>
          <table:table-cell table:style-name="ce4" office:value-type="string" calcext:value-type="string">
            <text:p>LÜTFİYE SEZ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12-10" calcext:value-type="date">
            <text:p>10.1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8T15:55:58" calcext:value-type="date">
            <text:p>08.09.2021</text:p>
          </table:table-cell>
          <table:table-cell table:style-name="ce4" office:value-type="string" calcext:value-type="string">
            <text:p>1,537x10^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3301371908" calcext:value-type="float">
            <text:p>13301371908</text:p>
          </table:table-cell>
          <table:table-cell table:style-name="ce4" office:value-type="string" calcext:value-type="string">
            <text:p>ABBAS KÖYL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2-28" calcext:value-type="date">
            <text:p>28.02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3:42:34" calcext:value-type="date">
            <text:p>09.09.2021</text:p>
          </table:table-cell>
          <table:table-cell table:style-name="ce4" office:value-type="string" calcext:value-type="string">
            <text:p>1139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719763534" calcext:value-type="float">
            <text:p>12719763534</text:p>
          </table:table-cell>
          <table:table-cell table:style-name="ce4" office:value-type="string" calcext:value-type="string">
            <text:p>SADIK TELL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5-14" calcext:value-type="date">
            <text:p>14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3:42:35" calcext:value-type="date">
            <text:p>09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0598356934" calcext:value-type="float">
            <text:p>60598356934</text:p>
          </table:table-cell>
          <table:table-cell table:style-name="ce4" office:value-type="string" calcext:value-type="string">
            <text:p>HAYRETTİN İN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2-02" calcext:value-type="date">
            <text:p>02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3:44:05" calcext:value-type="date">
            <text:p>09.09.2021</text:p>
          </table:table-cell>
          <table:table-cell table:style-name="ce4" office:value-type="string" calcext:value-type="string">
            <text:p>165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2963280250" calcext:value-type="float">
            <text:p>32963280250</text:p>
          </table:table-cell>
          <table:table-cell table:style-name="ce4" office:value-type="string" calcext:value-type="string">
            <text:p>SATİ ÜN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8-01" calcext:value-type="date">
            <text:p>01.08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3:44:47" calcext:value-type="date">
            <text:p>09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049213012" calcext:value-type="float">
            <text:p>48049213012</text:p>
          </table:table-cell>
          <table:table-cell table:style-name="ce4" office:value-type="string" calcext:value-type="string">
            <text:p>EMİNE COŞK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5-05" calcext:value-type="date">
            <text:p>05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09T16:16:17" calcext:value-type="date">
            <text:p>09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239968044" calcext:value-type="float">
            <text:p>12239968044</text:p>
          </table:table-cell>
          <table:table-cell table:style-name="ce4" office:value-type="string" calcext:value-type="string">
            <text:p>RUKİYE AYK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10-05" calcext:value-type="date">
            <text:p>05.10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0T13:36:10" calcext:value-type="date">
            <text:p>10.09.2021</text:p>
          </table:table-cell>
          <table:table-cell table:style-name="ce4" office:value-type="string" calcext:value-type="string">
            <text:p>670,7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4433003978" calcext:value-type="float">
            <text:p>54433003978</text:p>
          </table:table-cell>
          <table:table-cell table:style-name="ce4" office:value-type="string" calcext:value-type="string">
            <text:p>YİĞİT ARDA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20-01-23" calcext:value-type="date">
            <text:p>23.01.202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0T13:36:11" calcext:value-type="date">
            <text:p>10.09.2021</text:p>
          </table:table-cell>
          <table:table-cell table:style-name="ce4" office:value-type="string" calcext:value-type="string">
            <text:p>9816000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6482932950" calcext:value-type="float">
            <text:p>26482932950</text:p>
          </table:table-cell>
          <table:table-cell table:style-name="ce4" office:value-type="string" calcext:value-type="string">
            <text:p>YAKUP GENÇ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3-01" calcext:value-type="date">
            <text:p>01.03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4T13:00:08" calcext:value-type="date">
            <text:p>14.09.2021</text:p>
          </table:table-cell>
          <table:table-cell table:style-name="ce4" office:value-type="string" calcext:value-type="string">
            <text:p>104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292735446" calcext:value-type="float">
            <text:p>19292735446</text:p>
          </table:table-cell>
          <table:table-cell table:style-name="ce4" office:value-type="string" calcext:value-type="string">
            <text:p>ZEYNEP ÇEVİ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12-20" calcext:value-type="date">
            <text:p>20.12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4T13:00:09" calcext:value-type="date">
            <text:p>14.09.2021</text:p>
          </table:table-cell>
          <table:table-cell table:style-name="ce4" office:value-type="string" calcext:value-type="string">
            <text:p>661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4849652854" calcext:value-type="float">
            <text:p>34849652854</text:p>
          </table:table-cell>
          <table:table-cell table:style-name="ce4" office:value-type="string" calcext:value-type="string">
            <text:p>BUĞRA GÖKS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08-20" calcext:value-type="date">
            <text:p>20.08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4T15:20:31" calcext:value-type="date">
            <text:p>14.09.2021</text:p>
          </table:table-cell>
          <table:table-cell table:style-name="ce4" office:value-type="string" calcext:value-type="string">
            <text:p>1556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5556296316" calcext:value-type="float">
            <text:p>45556296316</text:p>
          </table:table-cell>
          <table:table-cell table:style-name="ce4" office:value-type="string" calcext:value-type="string">
            <text:p>KEMAL US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5-01" calcext:value-type="date">
            <text:p>01.05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4T15:20:33" calcext:value-type="date">
            <text:p>14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9-18" calcext:value-type="date">
            <text:p>18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5T13:08:58" calcext:value-type="date">
            <text:p>15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0430031106" calcext:value-type="float">
            <text:p>40430031106</text:p>
          </table:table-cell>
          <table:table-cell table:style-name="ce4" office:value-type="string" calcext:value-type="string">
            <text:p>ALİ OSMAN KO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5-22" calcext:value-type="date">
            <text:p>22.05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5T13:09:45" calcext:value-type="date">
            <text:p>15.09.2021</text:p>
          </table:table-cell>
          <table:table-cell table:style-name="ce4" office:value-type="string" calcext:value-type="string">
            <text:p>164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2298405150" calcext:value-type="float">
            <text:p>42298405150</text:p>
          </table:table-cell>
          <table:table-cell table:style-name="ce4" office:value-type="string" calcext:value-type="string">
            <text:p>AYŞE İMİ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3-01" calcext:value-type="date">
            <text:p>01.03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5T15:43:39" calcext:value-type="date">
            <text:p>15.09.2021</text:p>
          </table:table-cell>
          <table:table-cell table:style-name="ce4" office:value-type="string" calcext:value-type="string">
            <text:p>67,2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336136600" calcext:value-type="float">
            <text:p>20336136600</text:p>
          </table:table-cell>
          <table:table-cell table:style-name="ce4" office:value-type="string" calcext:value-type="string">
            <text:p>CAHİT SERKAN ELMA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08-05" calcext:value-type="date">
            <text:p>05.08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6T12:20:32" calcext:value-type="date">
            <text:p>16.09.2021</text:p>
          </table:table-cell>
          <table:table-cell table:style-name="ce4" office:value-type="string" calcext:value-type="string">
            <text:p>1773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953315958" calcext:value-type="float">
            <text:p>44953315958</text:p>
          </table:table-cell>
          <table:table-cell table:style-name="ce4" office:value-type="string" calcext:value-type="string">
            <text:p>HÜSEYİN DOMUR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6T12:20:33" calcext:value-type="date">
            <text:p>16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6-10" calcext:value-type="date">
            <text:p>10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7T13:06:51" calcext:value-type="date">
            <text:p>17.09.2021</text:p>
          </table:table-cell>
          <table:table-cell table:style-name="ce4" office:value-type="string" calcext:value-type="string">
            <text:p>5,503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526325872" calcext:value-type="float">
            <text:p>31526325872</text:p>
          </table:table-cell>
          <table:table-cell table:style-name="ce4" office:value-type="string" calcext:value-type="string">
            <text:p>HANİFE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4-09" calcext:value-type="date">
            <text:p>09.04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17T16:57:03" calcext:value-type="date">
            <text:p>17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454828558" calcext:value-type="float">
            <text:p>16454828558</text:p>
          </table:table-cell>
          <table:table-cell table:style-name="ce4" office:value-type="string" calcext:value-type="string">
            <text:p>MUSA GÜNE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1-10" calcext:value-type="date">
            <text:p>10.01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0T13:00:10" calcext:value-type="date">
            <text:p>20.09.2021</text:p>
          </table:table-cell>
          <table:table-cell table:style-name="ce4" office:value-type="string" calcext:value-type="string">
            <text:p>38,4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6355161216" calcext:value-type="float">
            <text:p>66355161216</text:p>
          </table:table-cell>
          <table:table-cell table:style-name="ce4" office:value-type="string" calcext:value-type="string">
            <text:p>ÖZCAN GÜRBÜ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02-01" calcext:value-type="date">
            <text:p>01.02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0T13:00:11" calcext:value-type="date">
            <text:p>20.09.2021</text:p>
          </table:table-cell>
          <table:table-cell table:style-name="ce4" office:value-type="string" calcext:value-type="string">
            <text:p>1293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6220168180" calcext:value-type="float">
            <text:p>66220168180</text:p>
          </table:table-cell>
          <table:table-cell table:style-name="ce4" office:value-type="string" calcext:value-type="string">
            <text:p>SEMRA ÖZAYD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6-25" calcext:value-type="date">
            <text:p>25.06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1T14:18:33" calcext:value-type="date">
            <text:p>21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996972868" calcext:value-type="float">
            <text:p>11996972868</text:p>
          </table:table-cell>
          <table:table-cell table:style-name="ce4" office:value-type="string" calcext:value-type="string">
            <text:p>SÜHEYLA ÇİĞDE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1T14:18:33" calcext:value-type="date">
            <text:p>21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2420612080" calcext:value-type="float">
            <text:p>52420612080</text:p>
          </table:table-cell>
          <table:table-cell table:style-name="ce4" office:value-type="string" calcext:value-type="string">
            <text:p>BİRCAN UZ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1-01" calcext:value-type="date">
            <text:p>01.01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1T14:24:53" calcext:value-type="date">
            <text:p>21.09.2021</text:p>
          </table:table-cell>
          <table:table-cell table:style-name="ce4" office:value-type="string" calcext:value-type="string">
            <text:p>1509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0236140360" calcext:value-type="float">
            <text:p>50236140360</text:p>
          </table:table-cell>
          <table:table-cell table:style-name="ce4" office:value-type="string" calcext:value-type="string">
            <text:p>SUNA ER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12-15" calcext:value-type="date">
            <text:p>15.1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2T11:01:24" calcext:value-type="date">
            <text:p>22.09.2021</text:p>
          </table:table-cell>
          <table:table-cell table:style-name="ce4" office:value-type="string" calcext:value-type="string">
            <text:p>6,967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25" calcext:value-type="date">
            <text:p>25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3T11:41:55" calcext:value-type="date">
            <text:p>23.09.2021</text:p>
          </table:table-cell>
          <table:table-cell table:style-name="ce4" office:value-type="string" calcext:value-type="string">
            <text:p>136,7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244443184" calcext:value-type="float">
            <text:p>22244443184</text:p>
          </table:table-cell>
          <table:table-cell table:style-name="ce4" office:value-type="string" calcext:value-type="string">
            <text:p>ZİHNİ ÖZD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6-04" calcext:value-type="date">
            <text:p>04.06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3T11:41:58" calcext:value-type="date">
            <text:p>23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406067838" calcext:value-type="float">
            <text:p>22406067838</text:p>
          </table:table-cell>
          <table:table-cell table:style-name="ce4" office:value-type="string" calcext:value-type="string">
            <text:p>NURCAN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2-01" calcext:value-type="date">
            <text:p>01.02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3T13:54:30" calcext:value-type="date">
            <text:p>23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3860245540" calcext:value-type="float">
            <text:p>33860245540</text:p>
          </table:table-cell>
          <table:table-cell table:style-name="ce4" office:value-type="string" calcext:value-type="string">
            <text:p>AHMET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1-25" calcext:value-type="date">
            <text:p>25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4T15:07:43" calcext:value-type="date">
            <text:p>24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3926577408" calcext:value-type="float">
            <text:p>53926577408</text:p>
          </table:table-cell>
          <table:table-cell table:style-name="ce4" office:value-type="string" calcext:value-type="string">
            <text:p>KENAN HAMAR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5-02" calcext:value-type="date">
            <text:p>02.05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4T15:10:00" calcext:value-type="date">
            <text:p>24.09.2021</text:p>
          </table:table-cell>
          <table:table-cell table:style-name="ce4" office:value-type="string" calcext:value-type="string">
            <text:p>2878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311768724" calcext:value-type="float">
            <text:p>18311768724</text:p>
          </table:table-cell>
          <table:table-cell table:style-name="ce4" office:value-type="string" calcext:value-type="string">
            <text:p>YASİN BEK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0-05-10" calcext:value-type="date">
            <text:p>10.05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4T15:10:36" calcext:value-type="date">
            <text:p>24.09.2021</text:p>
          </table:table-cell>
          <table:table-cell table:style-name="ce4" office:value-type="string" calcext:value-type="string">
            <text:p>1420000000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8270244686" calcext:value-type="float">
            <text:p>58270244686</text:p>
          </table:table-cell>
          <table:table-cell table:style-name="ce4" office:value-type="string" calcext:value-type="string">
            <text:p>DURDANE TE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10" calcext:value-type="date">
            <text:p>10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1:19:39" calcext:value-type="date">
            <text:p>27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341065348" calcext:value-type="float">
            <text:p>39341065348</text:p>
          </table:table-cell>
          <table:table-cell table:style-name="ce4" office:value-type="string" calcext:value-type="string">
            <text:p>RIZA YEŞİLIR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10-13" calcext:value-type="date">
            <text:p>13.10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1:24:24" calcext:value-type="date">
            <text:p>27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70027042956" calcext:value-type="float">
            <text:p>70027042956</text:p>
          </table:table-cell>
          <table:table-cell table:style-name="ce4" office:value-type="string" calcext:value-type="string">
            <text:p>KAZIM UZU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10-22" calcext:value-type="date">
            <text:p>22.10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1:45:48" calcext:value-type="date">
            <text:p>27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3457689634" calcext:value-type="float">
            <text:p>33457689634</text:p>
          </table:table-cell>
          <table:table-cell table:style-name="ce4" office:value-type="string" calcext:value-type="string">
            <text:p>AHMET EYİ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8-25" calcext:value-type="date">
            <text:p>25.08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1:48:30" calcext:value-type="date">
            <text:p>27.09.2021</text:p>
          </table:table-cell>
          <table:table-cell table:style-name="ce4" office:value-type="string" calcext:value-type="string">
            <text:p>308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376572394" calcext:value-type="float">
            <text:p>48376572394</text:p>
          </table:table-cell>
          <table:table-cell table:style-name="ce4" office:value-type="string" calcext:value-type="string">
            <text:p>SATİ UR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01-01" calcext:value-type="date">
            <text:p>01.01.19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3:43:29" calcext:value-type="date">
            <text:p>27.09.2021</text:p>
          </table:table-cell>
          <table:table-cell table:style-name="ce4" office:value-type="string" calcext:value-type="string">
            <text:p>98,47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604758934" calcext:value-type="float">
            <text:p>48604758934</text:p>
          </table:table-cell>
          <table:table-cell table:style-name="ce4" office:value-type="string" calcext:value-type="string">
            <text:p>NESİBE KAÇ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1-15" calcext:value-type="date">
            <text:p>15.01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4:46:30" calcext:value-type="date">
            <text:p>27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795955298" calcext:value-type="float">
            <text:p>25795955298</text:p>
          </table:table-cell>
          <table:table-cell table:style-name="ce4" office:value-type="string" calcext:value-type="string">
            <text:p>ŞAZİYE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2-01" calcext:value-type="date">
            <text:p>01.02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7T15:26:58" calcext:value-type="date">
            <text:p>27.09.2021</text:p>
          </table:table-cell>
          <table:table-cell table:style-name="ce4" office:value-type="string" calcext:value-type="string">
            <text:p>1328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9155216576" calcext:value-type="float">
            <text:p>59155216576</text:p>
          </table:table-cell>
          <table:table-cell table:style-name="ce4" office:value-type="string" calcext:value-type="string">
            <text:p>CEM BEK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6-12-28" calcext:value-type="date">
            <text:p>28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3:30:16" calcext:value-type="date">
            <text:p>28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286836066" calcext:value-type="float">
            <text:p>16286836066</text:p>
          </table:table-cell>
          <table:table-cell table:style-name="ce4" office:value-type="string" calcext:value-type="string">
            <text:p>HASİNE CERT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1-11" calcext:value-type="date">
            <text:p>11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3:30:20" calcext:value-type="date">
            <text:p>28.09.2021</text:p>
          </table:table-cell>
          <table:table-cell table:style-name="ce4" office:value-type="string" calcext:value-type="string">
            <text:p>268,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2789056068" calcext:value-type="float">
            <text:p>52789056068</text:p>
          </table:table-cell>
          <table:table-cell table:style-name="ce4" office:value-type="string" calcext:value-type="string">
            <text:p>AYCAN AKDA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09-11" calcext:value-type="date">
            <text:p>11.09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3:31:32" calcext:value-type="date">
            <text:p>28.09.2021</text:p>
          </table:table-cell>
          <table:table-cell table:style-name="ce4" office:value-type="string" calcext:value-type="string">
            <text:p>42,26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0414466818" calcext:value-type="float">
            <text:p>40414466818</text:p>
          </table:table-cell>
          <table:table-cell table:style-name="ce4" office:value-type="string" calcext:value-type="string">
            <text:p>YADİGAR SAKA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1-07" calcext:value-type="date">
            <text:p>07.0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3:40:22" calcext:value-type="date">
            <text:p>28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981779054" calcext:value-type="float">
            <text:p>17981779054</text:p>
          </table:table-cell>
          <table:table-cell table:style-name="ce4" office:value-type="string" calcext:value-type="string">
            <text:p>LEVENT ANL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4-04" calcext:value-type="date">
            <text:p>04.04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8T14:42:14" calcext:value-type="date">
            <text:p>28.09.2021</text:p>
          </table:table-cell>
          <table:table-cell table:style-name="ce4" office:value-type="string" calcext:value-type="string">
            <text:p>159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1" calcext:value-type="date">
            <text:p>01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1:32:05" calcext:value-type="date">
            <text:p>29.09.2021</text:p>
          </table:table-cell>
          <table:table-cell table:style-name="ce4" office:value-type="string" calcext:value-type="string">
            <text:p>3816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286279064" calcext:value-type="float">
            <text:p>31286279064</text:p>
          </table:table-cell>
          <table:table-cell table:style-name="ce4" office:value-type="string" calcext:value-type="string">
            <text:p>HASAN OC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10-09" calcext:value-type="date">
            <text:p>09.10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1:32:05" calcext:value-type="date">
            <text:p>29.09.2021</text:p>
          </table:table-cell>
          <table:table-cell table:style-name="ce4" office:value-type="string" calcext:value-type="string">
            <text:p>3815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5090348846" calcext:value-type="float">
            <text:p>55090348846</text:p>
          </table:table-cell>
          <table:table-cell table:style-name="ce4" office:value-type="string" calcext:value-type="string">
            <text:p>MÜZEYYEN AYBARS KARAC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2-20" calcext:value-type="date">
            <text:p>20.02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1:32:06" calcext:value-type="date">
            <text:p>29.09.2021</text:p>
          </table:table-cell>
          <table:table-cell table:style-name="ce4" office:value-type="string" calcext:value-type="string">
            <text:p>90,96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986514846" calcext:value-type="float">
            <text:p>38986514846</text:p>
          </table:table-cell>
          <table:table-cell table:style-name="ce4" office:value-type="string" calcext:value-type="string">
            <text:p>MEVLÜT P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06-23" calcext:value-type="date">
            <text:p>23.06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28:00" calcext:value-type="date">
            <text:p>29.09.2021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983514900" calcext:value-type="float">
            <text:p>38983514900</text:p>
          </table:table-cell>
          <table:table-cell table:style-name="ce4" office:value-type="string" calcext:value-type="string">
            <text:p>NAFİYE POL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5-09-05" calcext:value-type="date">
            <text:p>05.09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29:34" calcext:value-type="date">
            <text:p>29.09.2021</text:p>
          </table:table-cell>
          <table:table-cell table:style-name="ce4" office:value-type="string" calcext:value-type="string">
            <text:p>1,04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7374234846" calcext:value-type="float">
            <text:p>47374234846</text:p>
          </table:table-cell>
          <table:table-cell table:style-name="ce4" office:value-type="string" calcext:value-type="string">
            <text:p>BEKİR ÇELİK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07-15" calcext:value-type="date">
            <text:p>15.07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32:38" calcext:value-type="date">
            <text:p>29.09.2021</text:p>
          </table:table-cell>
          <table:table-cell table:style-name="ce4" office:value-type="string" calcext:value-type="string">
            <text:p>89,57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377165806" calcext:value-type="float">
            <text:p>36377165806</text:p>
          </table:table-cell>
          <table:table-cell table:style-name="ce4" office:value-type="string" calcext:value-type="string">
            <text:p>DÖNDÜ GÖKM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2-17" calcext:value-type="date">
            <text:p>17.02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32:38" calcext:value-type="date">
            <text:p>29.09.2021</text:p>
          </table:table-cell>
          <table:table-cell table:style-name="ce4" office:value-type="string" calcext:value-type="string">
            <text:p>24,19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7356235410" calcext:value-type="float">
            <text:p>47356235410</text:p>
          </table:table-cell>
          <table:table-cell table:style-name="ce4" office:value-type="string" calcext:value-type="string">
            <text:p>FATMA ÇELİKSO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5-17" calcext:value-type="date">
            <text:p>17.05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33:23" calcext:value-type="date">
            <text:p>29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2528047654" calcext:value-type="float">
            <text:p>52528047654</text:p>
          </table:table-cell>
          <table:table-cell table:style-name="ce4" office:value-type="string" calcext:value-type="string">
            <text:p>PERİHAN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5-01" calcext:value-type="date">
            <text:p>01.05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29T15:43:04" calcext:value-type="date">
            <text:p>29.09.2021</text:p>
          </table:table-cell>
          <table:table-cell table:style-name="ce4" office:value-type="string" calcext:value-type="string">
            <text:p>36,7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287234678" calcext:value-type="float">
            <text:p>36287234678</text:p>
          </table:table-cell>
          <table:table-cell table:style-name="ce4" office:value-type="string" calcext:value-type="string">
            <text:p>MİYASE YA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10-10" calcext:value-type="date">
            <text:p>10.10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30T11:32:38" calcext:value-type="date">
            <text:p>30.09.2021</text:p>
          </table:table-cell>
          <table:table-cell table:style-name="ce4" office:value-type="string" calcext:value-type="string">
            <text:p>264,7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348700868" calcext:value-type="float">
            <text:p>20348700868</text:p>
          </table:table-cell>
          <table:table-cell table:style-name="ce4" office:value-type="string" calcext:value-type="string">
            <text:p>MEHMET ÜNV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9-03" calcext:value-type="date">
            <text:p>03.09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30T13:42:25" calcext:value-type="date">
            <text:p>30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5260867218" calcext:value-type="float">
            <text:p>15260867218</text:p>
          </table:table-cell>
          <table:table-cell table:style-name="ce4" office:value-type="string" calcext:value-type="string">
            <text:p>YÜKSEL ANGÜ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2-01-01" calcext:value-type="date">
            <text:p>01.01.19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09-30T13:42:27" calcext:value-type="date">
            <text:p>30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590898370" calcext:value-type="float">
            <text:p>38590898370</text:p>
          </table:table-cell>
          <table:table-cell table:style-name="ce4" office:value-type="string" calcext:value-type="string">
            <text:p>FADİME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2-20" calcext:value-type="date">
            <text:p>20.0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1T12:32:24" calcext:value-type="date">
            <text:p>01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322075474" calcext:value-type="float">
            <text:p>22322075474</text:p>
          </table:table-cell>
          <table:table-cell table:style-name="ce4" office:value-type="string" calcext:value-type="string">
            <text:p>FATİH KARAMEŞE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1-12-20" calcext:value-type="date">
            <text:p>20.12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1T12:32:24" calcext:value-type="date">
            <text:p>01.10.2021</text:p>
          </table:table-cell>
          <table:table-cell table:style-name="ce4" office:value-type="string" calcext:value-type="string">
            <text:p>448,2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6728914672" calcext:value-type="float">
            <text:p>26728914672</text:p>
          </table:table-cell>
          <table:table-cell table:style-name="ce4" office:value-type="string" calcext:value-type="string">
            <text:p>ZEYNEP SARPDA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1T12:32:26" calcext:value-type="date">
            <text:p>01.10.2021</text:p>
          </table:table-cell>
          <table:table-cell table:style-name="ce4" office:value-type="string" calcext:value-type="string">
            <text:p>118,9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1982641590" calcext:value-type="float">
            <text:p>51982641590</text:p>
          </table:table-cell>
          <table:table-cell table:style-name="ce4" office:value-type="string" calcext:value-type="string">
            <text:p>NURAN ŞEN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7-25" calcext:value-type="date">
            <text:p>25.07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1T13:46:02" calcext:value-type="date">
            <text:p>01.10.2021</text:p>
          </table:table-cell>
          <table:table-cell table:style-name="ce4" office:value-type="string" calcext:value-type="string">
            <text:p>14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981676032" calcext:value-type="float">
            <text:p>20981676032</text:p>
          </table:table-cell>
          <table:table-cell table:style-name="ce4" office:value-type="string" calcext:value-type="string">
            <text:p>ALİ DUR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3-08" calcext:value-type="date">
            <text:p>08.03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4T11:25:10" calcext:value-type="date">
            <text:p>04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4385002074" calcext:value-type="float">
            <text:p>54385002074</text:p>
          </table:table-cell>
          <table:table-cell table:style-name="ce4" office:value-type="string" calcext:value-type="string">
            <text:p>SELAHATTİN 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9-01-01" calcext:value-type="date">
            <text:p>01.01.19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4T14:25:41" calcext:value-type="date">
            <text:p>04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319443750" calcext:value-type="float">
            <text:p>22319443750</text:p>
          </table:table-cell>
          <table:table-cell table:style-name="ce4" office:value-type="string" calcext:value-type="string">
            <text:p>AHMET B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39-07-01" calcext:value-type="date">
            <text:p>01.07.193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4T14:46:42" calcext:value-type="date">
            <text:p>04.10.2021</text:p>
          </table:table-cell>
          <table:table-cell table:style-name="ce4" office:value-type="string" calcext:value-type="string">
            <text:p>144,6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351772838" calcext:value-type="float">
            <text:p>20351772838</text:p>
          </table:table-cell>
          <table:table-cell table:style-name="ce4" office:value-type="string" calcext:value-type="string">
            <text:p>SERAP ALIM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2-18" calcext:value-type="date">
            <text:p>18.0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5T15:04:44" calcext:value-type="date">
            <text:p>05.10.2021</text:p>
          </table:table-cell>
          <table:table-cell table:style-name="ce4" office:value-type="string" calcext:value-type="string">
            <text:p>379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823816094" calcext:value-type="float">
            <text:p>16823816094</text:p>
          </table:table-cell>
          <table:table-cell table:style-name="ce4" office:value-type="string" calcext:value-type="string">
            <text:p>MUSTAFA AK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4-02" calcext:value-type="date">
            <text:p>02.04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5T15:17:28" calcext:value-type="date">
            <text:p>05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397328972" calcext:value-type="float">
            <text:p>31397328972</text:p>
          </table:table-cell>
          <table:table-cell table:style-name="ce4" office:value-type="string" calcext:value-type="string">
            <text:p>KADİR KOC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2-15" calcext:value-type="date">
            <text:p>15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5T15:30:28" calcext:value-type="date">
            <text:p>05.10.2021</text:p>
          </table:table-cell>
          <table:table-cell table:style-name="ce4" office:value-type="string" calcext:value-type="string">
            <text:p>135,7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986514846" calcext:value-type="float">
            <text:p>38986514846</text:p>
          </table:table-cell>
          <table:table-cell table:style-name="ce4" office:value-type="string" calcext:value-type="string">
            <text:p>MEVLÜT P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06-23" calcext:value-type="date">
            <text:p>23.06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5T15:40:20" calcext:value-type="date">
            <text:p>05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340071458" calcext:value-type="float">
            <text:p>22340071458</text:p>
          </table:table-cell>
          <table:table-cell table:style-name="ce4" office:value-type="string" calcext:value-type="string">
            <text:p>ZEYCAN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7-01" calcext:value-type="date">
            <text:p>01.07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6T11:51:37" calcext:value-type="date">
            <text:p>06.10.2021</text:p>
          </table:table-cell>
          <table:table-cell table:style-name="ce4" office:value-type="string" calcext:value-type="string">
            <text:p>124,5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9204630378" calcext:value-type="float">
            <text:p>49204630378</text:p>
          </table:table-cell>
          <table:table-cell table:style-name="ce4" office:value-type="string" calcext:value-type="string">
            <text:p>RASIM ÖZ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7T12:07:02" calcext:value-type="date">
            <text:p>07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7T14:15:44" calcext:value-type="date">
            <text:p>07.10.2021</text:p>
          </table:table-cell>
          <table:table-cell table:style-name="ce4" office:value-type="string" calcext:value-type="string">
            <text:p>26,85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3193708194" calcext:value-type="float">
            <text:p>33193708194</text:p>
          </table:table-cell>
          <table:table-cell table:style-name="ce4" office:value-type="string" calcext:value-type="string">
            <text:p>RUHİGÜL KURUL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11-10" calcext:value-type="date">
            <text:p>10.11.19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8T10:57:01" calcext:value-type="date">
            <text:p>08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520497458" calcext:value-type="float">
            <text:p>39520497458</text:p>
          </table:table-cell>
          <table:table-cell table:style-name="ce4" office:value-type="string" calcext:value-type="string">
            <text:p>ARİFE DÖN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12-01" calcext:value-type="date">
            <text:p>01.12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08T13:30:02" calcext:value-type="date">
            <text:p>08.10.2021</text:p>
          </table:table-cell>
          <table:table-cell table:style-name="ce4" office:value-type="string" calcext:value-type="string">
            <text:p>690,7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4276671466" calcext:value-type="float">
            <text:p>34276671466</text:p>
          </table:table-cell>
          <table:table-cell table:style-name="ce4" office:value-type="string" calcext:value-type="string">
            <text:p>EMİNE BİNGÖ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7-03" calcext:value-type="date">
            <text:p>03.07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1T11:49:32" calcext:value-type="date">
            <text:p>11.10.2021</text:p>
          </table:table-cell>
          <table:table-cell table:style-name="ce4" office:value-type="string" calcext:value-type="string">
            <text:p>3713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115612128" calcext:value-type="float">
            <text:p>36115612128</text:p>
          </table:table-cell>
          <table:table-cell table:style-name="ce4" office:value-type="string" calcext:value-type="string">
            <text:p>DÜRDANE ÇELİ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9-07" calcext:value-type="date">
            <text:p>07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1T14:27:20" calcext:value-type="date">
            <text:p>11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5936178844" calcext:value-type="float">
            <text:p>35936178844</text:p>
          </table:table-cell>
          <table:table-cell table:style-name="ce4" office:value-type="string" calcext:value-type="string">
            <text:p>ÇİÇEK KILINÇ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10-01" calcext:value-type="date">
            <text:p>01.10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2T09:15:04" calcext:value-type="date">
            <text:p>12.10.2021</text:p>
          </table:table-cell>
          <table:table-cell table:style-name="ce4" office:value-type="string" calcext:value-type="string">
            <text:p>330,9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30" calcext:value-type="date">
            <text:p>30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2T14:39:56" calcext:value-type="date">
            <text:p>12.10.2021</text:p>
          </table:table-cell>
          <table:table-cell table:style-name="ce4" office:value-type="string" calcext:value-type="string">
            <text:p>129,5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8006882048" calcext:value-type="float">
            <text:p>28006882048</text:p>
          </table:table-cell>
          <table:table-cell table:style-name="ce4" office:value-type="string" calcext:value-type="string">
            <text:p>SERKAN BELGÜZ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6-28" calcext:value-type="date">
            <text:p>28.06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3T11:21:28" calcext:value-type="date">
            <text:p>13.10.2021</text:p>
          </table:table-cell>
          <table:table-cell table:style-name="ce4" office:value-type="string" calcext:value-type="string">
            <text:p>15,28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309608004" calcext:value-type="float">
            <text:p>17309608004</text:p>
          </table:table-cell>
          <table:table-cell table:style-name="ce4" office:value-type="string" calcext:value-type="string">
            <text:p>ŞAHİDE SAP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9-07" calcext:value-type="date">
            <text:p>07.09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3T11:34:46" calcext:value-type="date">
            <text:p>13.10.2021</text:p>
          </table:table-cell>
          <table:table-cell table:style-name="ce4" office:value-type="string" calcext:value-type="string">
            <text:p>7,74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359894118" calcext:value-type="float">
            <text:p>44359894118</text:p>
          </table:table-cell>
          <table:table-cell table:style-name="ce4" office:value-type="string" calcext:value-type="string">
            <text:p>OSMAN BULU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5-02-02" calcext:value-type="date">
            <text:p>02.02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4T10:11:10" calcext:value-type="date">
            <text:p>14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414392228" calcext:value-type="float">
            <text:p>29414392228</text:p>
          </table:table-cell>
          <table:table-cell table:style-name="ce4" office:value-type="string" calcext:value-type="string">
            <text:p>FEHMİ ŞAHİN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12-06" calcext:value-type="date">
            <text:p>06.12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4T10:59:46" calcext:value-type="date">
            <text:p>14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6166079854" calcext:value-type="float">
            <text:p>66166079854</text:p>
          </table:table-cell>
          <table:table-cell table:style-name="ce4" office:value-type="string" calcext:value-type="string">
            <text:p>GÜRKAN ÇALIŞK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0-11-03" calcext:value-type="date">
            <text:p>03.11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5T12:41:07" calcext:value-type="date">
            <text:p>15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3328931796" calcext:value-type="float">
            <text:p>13328931796</text:p>
          </table:table-cell>
          <table:table-cell table:style-name="ce4" office:value-type="string" calcext:value-type="string">
            <text:p>ARİFE ERT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10-08" calcext:value-type="date">
            <text:p>08.10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5T12:49:13" calcext:value-type="date">
            <text:p>15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977081656" calcext:value-type="float">
            <text:p>21977081656</text:p>
          </table:table-cell>
          <table:table-cell table:style-name="ce4" office:value-type="string" calcext:value-type="string">
            <text:p>ZEYNEP SEYREK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8-09-02" calcext:value-type="date">
            <text:p>02.09.199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5T15:34:32" calcext:value-type="date">
            <text:p>15.10.2021</text:p>
          </table:table-cell>
          <table:table-cell table:style-name="ce4" office:value-type="string" calcext:value-type="string">
            <text:p>587600000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194039052" calcext:value-type="float">
            <text:p>10194039052</text:p>
          </table:table-cell>
          <table:table-cell table:style-name="ce4" office:value-type="string" calcext:value-type="string">
            <text:p>ALİ AL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1-05" calcext:value-type="date">
            <text:p>05.0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8T14:21:35" calcext:value-type="date">
            <text:p>18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193477978" calcext:value-type="float">
            <text:p>10193477978</text:p>
          </table:table-cell>
          <table:table-cell table:style-name="ce4" office:value-type="string" calcext:value-type="string">
            <text:p>ŞABAN SEYREK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5-03-08" calcext:value-type="date">
            <text:p>08.03.200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8T14:23:28" calcext:value-type="date">
            <text:p>18.10.2021</text:p>
          </table:table-cell>
          <table:table-cell table:style-name="ce4" office:value-type="string" calcext:value-type="string">
            <text:p>321700000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971081874" calcext:value-type="float">
            <text:p>21971081874</text:p>
          </table:table-cell>
          <table:table-cell table:style-name="ce4" office:value-type="string" calcext:value-type="string">
            <text:p>MERYEM SEYREK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0-03-16" calcext:value-type="date">
            <text:p>16.03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8T14:24:06" calcext:value-type="date">
            <text:p>18.10.2021</text:p>
          </table:table-cell>
          <table:table-cell table:style-name="ce4" office:value-type="string" calcext:value-type="string">
            <text:p>504200000</text:p>
            <text:p/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380836054" calcext:value-type="float">
            <text:p>29380836054</text:p>
          </table:table-cell>
          <table:table-cell table:style-name="ce4" office:value-type="string" calcext:value-type="string">
            <text:p>FADİME ATALMI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1-01" calcext:value-type="date">
            <text:p>01.01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9T13:31:22" calcext:value-type="date">
            <text:p>19.10.2021</text:p>
          </table:table-cell>
          <table:table-cell table:style-name="ce4" office:value-type="string" calcext:value-type="string">
            <text:p>3613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582198622" calcext:value-type="float">
            <text:p>29582198622</text:p>
          </table:table-cell>
          <table:table-cell table:style-name="ce4" office:value-type="string" calcext:value-type="string">
            <text:p>NARGÜL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6-06" calcext:value-type="date">
            <text:p>06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19T14:05:54" calcext:value-type="date">
            <text:p>19.10.2021</text:p>
          </table:table-cell>
          <table:table-cell table:style-name="ce4" office:value-type="string" calcext:value-type="string">
            <text:p>466,6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208508544" calcext:value-type="float">
            <text:p>39208508544</text:p>
          </table:table-cell>
          <table:table-cell table:style-name="ce4" office:value-type="string" calcext:value-type="string">
            <text:p>MAHMUT GEN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9-15" calcext:value-type="date">
            <text:p>15.09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0T11:13:27" calcext:value-type="date">
            <text:p>20.10.2021</text:p>
          </table:table-cell>
          <table:table-cell table:style-name="ce4" office:value-type="string" calcext:value-type="string">
            <text:p>986300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7007207668" calcext:value-type="float">
            <text:p>37007207668</text:p>
          </table:table-cell>
          <table:table-cell table:style-name="ce4" office:value-type="string" calcext:value-type="string">
            <text:p>AYÇA KELKİ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12-10" calcext:value-type="date">
            <text:p>10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0T12:10:56" calcext:value-type="date">
            <text:p>20.10.2021</text:p>
          </table:table-cell>
          <table:table-cell table:style-name="ce4" office:value-type="string" calcext:value-type="string">
            <text:p>2565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868713878" calcext:value-type="float">
            <text:p>19868713878</text:p>
          </table:table-cell>
          <table:table-cell table:style-name="ce4" office:value-type="string" calcext:value-type="string">
            <text:p>ARİFE D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38-08-05" calcext:value-type="date">
            <text:p>05.08.193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0T13:54:02" calcext:value-type="date">
            <text:p>20.10.2021</text:p>
          </table:table-cell>
          <table:table-cell table:style-name="ce4" office:value-type="string" calcext:value-type="string">
            <text:p>86,56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873976934" calcext:value-type="float">
            <text:p>11873976934</text:p>
          </table:table-cell>
          <table:table-cell table:style-name="ce4" office:value-type="string" calcext:value-type="string">
            <text:p>FERHAT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11-11" calcext:value-type="date">
            <text:p>11.1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0T13:54:03" calcext:value-type="date">
            <text:p>20.10.2021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9954149106" calcext:value-type="float">
            <text:p>49954149106</text:p>
          </table:table-cell>
          <table:table-cell table:style-name="ce4" office:value-type="string" calcext:value-type="string">
            <text:p>ZÜHAL A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6-06" calcext:value-type="date">
            <text:p>06.06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1T12:09:23" calcext:value-type="date">
            <text:p>21.10.2021</text:p>
          </table:table-cell>
          <table:table-cell table:style-name="ce4" office:value-type="string" calcext:value-type="string">
            <text:p>702,1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6854919442" calcext:value-type="float">
            <text:p>26854919442</text:p>
          </table:table-cell>
          <table:table-cell table:style-name="ce4" office:value-type="string" calcext:value-type="string">
            <text:p>ŞÜKRÜ SULUGÖ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9-10" calcext:value-type="date">
            <text:p>10.09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2T13:30:12" calcext:value-type="date">
            <text:p>22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2501065408" calcext:value-type="float">
            <text:p>52501065408</text:p>
          </table:table-cell>
          <table:table-cell table:style-name="ce4" office:value-type="string" calcext:value-type="string">
            <text:p>SEVDA OMA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4-01" calcext:value-type="date">
            <text:p>01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2T14:45:02" calcext:value-type="date">
            <text:p>22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022485440" calcext:value-type="float">
            <text:p>10022485440</text:p>
          </table:table-cell>
          <table:table-cell table:style-name="ce4" office:value-type="string" calcext:value-type="string">
            <text:p>GÜLHANIM KARAKELLE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2T15:10:45" calcext:value-type="date">
            <text:p>22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0669459474" calcext:value-type="float">
            <text:p>40669459474</text:p>
          </table:table-cell>
          <table:table-cell table:style-name="ce4" office:value-type="string" calcext:value-type="string">
            <text:p>AYSUN AKBULU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08-20" calcext:value-type="date">
            <text:p>20.08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5T12:39:05" calcext:value-type="date">
            <text:p>25.10.2021</text:p>
          </table:table-cell>
          <table:table-cell table:style-name="ce4" office:value-type="string" calcext:value-type="string">
            <text:p>313,7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998080928" calcext:value-type="float">
            <text:p>21998080928</text:p>
          </table:table-cell>
          <table:table-cell table:style-name="ce4" office:value-type="string" calcext:value-type="string">
            <text:p>NARİNGÜL SEYREK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1-28" calcext:value-type="date">
            <text:p>28.0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0-27T14:37:40" calcext:value-type="date">
            <text:p>27.10.2021</text:p>
          </table:table-cell>
          <table:table-cell table:style-name="ce4" office:value-type="string" calcext:value-type="string">
            <text:p>11500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251064370" calcext:value-type="float">
            <text:p>39251064370</text:p>
          </table:table-cell>
          <table:table-cell table:style-name="ce4" office:value-type="string" calcext:value-type="string">
            <text:p>MEHMET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02-01" calcext:value-type="date">
            <text:p>01.02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1T13:50:13" calcext:value-type="date">
            <text:p>01.11.2021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954780506" calcext:value-type="float">
            <text:p>17954780506</text:p>
          </table:table-cell>
          <table:table-cell table:style-name="ce4" office:value-type="string" calcext:value-type="string">
            <text:p>ENGİN 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6-11-10" calcext:value-type="date">
            <text:p>10.11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1T14:09:23" calcext:value-type="date">
            <text:p>01.11.2021</text:p>
          </table:table-cell>
          <table:table-cell table:style-name="ce4" office:value-type="string" calcext:value-type="string">
            <text:p>46,29</text:p>
            <text:p/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290104582" calcext:value-type="float">
            <text:p>21290104582</text:p>
          </table:table-cell>
          <table:table-cell table:style-name="ce4" office:value-type="string" calcext:value-type="string">
            <text:p>METEHAN DAŞ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2-01-10" calcext:value-type="date">
            <text:p>10.01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1T14:17:15" calcext:value-type="date">
            <text:p>01.11.2021</text:p>
          </table:table-cell>
          <table:table-cell table:style-name="ce4" office:value-type="string" calcext:value-type="string">
            <text:p>985500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12-03" calcext:value-type="date">
            <text:p>03.1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1T14:49:07" calcext:value-type="date">
            <text:p>01.11.2021</text:p>
          </table:table-cell>
          <table:table-cell table:style-name="ce4" office:value-type="string" calcext:value-type="string">
            <text:p>71,1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8483866128" calcext:value-type="float">
            <text:p>28483866128</text:p>
          </table:table-cell>
          <table:table-cell table:style-name="ce4" office:value-type="string" calcext:value-type="string">
            <text:p>CEMAL SİN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6-04" calcext:value-type="date">
            <text:p>04.06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0:44:02" calcext:value-type="date">
            <text:p>02.11.2021</text:p>
          </table:table-cell>
          <table:table-cell table:style-name="ce4" office:value-type="string" calcext:value-type="string">
            <text:p>22,3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4895984368" calcext:value-type="float">
            <text:p>24895984368</text:p>
          </table:table-cell>
          <table:table-cell table:style-name="ce4" office:value-type="string" calcext:value-type="string">
            <text:p>LEMAN SE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3-23" calcext:value-type="date">
            <text:p>23.03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0:51:37" calcext:value-type="date">
            <text:p>02.11.2021</text:p>
          </table:table-cell>
          <table:table-cell table:style-name="ce4" office:value-type="string" calcext:value-type="string">
            <text:p>186,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181445074" calcext:value-type="float">
            <text:p>22181445074</text:p>
          </table:table-cell>
          <table:table-cell table:style-name="ce4" office:value-type="string" calcext:value-type="string">
            <text:p>REFREF DU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9-01" calcext:value-type="date">
            <text:p>01.09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2:11:52" calcext:value-type="date">
            <text:p>02.11.2021</text:p>
          </table:table-cell>
          <table:table-cell table:style-name="ce4" office:value-type="string" calcext:value-type="string">
            <text:p>124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2156476994" calcext:value-type="float">
            <text:p>52156476994</text:p>
          </table:table-cell>
          <table:table-cell table:style-name="ce4" office:value-type="string" calcext:value-type="string">
            <text:p>ABDURRAHİM ÇEV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4-08-24" calcext:value-type="date">
            <text:p>24.08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2:13:27" calcext:value-type="date">
            <text:p>02.11.2021</text:p>
          </table:table-cell>
          <table:table-cell table:style-name="ce4" office:value-type="string" calcext:value-type="string">
            <text:p>118,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540993912" calcext:value-type="float">
            <text:p>11540993912</text:p>
          </table:table-cell>
          <table:table-cell table:style-name="ce4" office:value-type="string" calcext:value-type="string">
            <text:p>HÜSAMETTİN YİĞİ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9-08" calcext:value-type="date">
            <text:p>08.09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2:16:10" calcext:value-type="date">
            <text:p>02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417093858" calcext:value-type="float">
            <text:p>38417093858</text:p>
          </table:table-cell>
          <table:table-cell table:style-name="ce4" office:value-type="string" calcext:value-type="string">
            <text:p>MÜNEVVER YAVU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4-01" calcext:value-type="date">
            <text:p>01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4:29:48" calcext:value-type="date">
            <text:p>02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129846868" calcext:value-type="float">
            <text:p>40129846868</text:p>
          </table:table-cell>
          <table:table-cell table:style-name="ce4" office:value-type="string" calcext:value-type="string">
            <text:p>ALİYE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5-07-01" calcext:value-type="date">
            <text:p>01.07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2T14:33:15" calcext:value-type="date">
            <text:p>02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7909207454" calcext:value-type="float">
            <text:p>17909207454</text:p>
          </table:table-cell>
          <table:table-cell table:style-name="ce4" office:value-type="string" calcext:value-type="string">
            <text:p>AHMET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5-02" calcext:value-type="date">
            <text:p>02.05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3T13:44:02" calcext:value-type="date">
            <text:p>03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868152448" calcext:value-type="float">
            <text:p>19868152448</text:p>
          </table:table-cell>
          <table:table-cell table:style-name="ce4" office:value-type="string" calcext:value-type="string">
            <text:p>SEBAHATTİN Y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3T13:44:07" calcext:value-type="date">
            <text:p>03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1-05" calcext:value-type="date">
            <text:p>05.01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4T12:24:50" calcext:value-type="date">
            <text:p>04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6099279040" calcext:value-type="float">
            <text:p>46099279040</text:p>
          </table:table-cell>
          <table:table-cell table:style-name="ce4" office:value-type="string" calcext:value-type="string">
            <text:p>PENBE ZENG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1-15" calcext:value-type="date">
            <text:p>15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4T12:24:52" calcext:value-type="date">
            <text:p>04.11.2021</text:p>
          </table:table-cell>
          <table:table-cell table:style-name="ce4" office:value-type="string" calcext:value-type="string">
            <text:p>194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6041376888" calcext:value-type="float">
            <text:p>56041376888</text:p>
          </table:table-cell>
          <table:table-cell table:style-name="ce4" office:value-type="string" calcext:value-type="string">
            <text:p>FERDİ COŞKU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5-08-12" calcext:value-type="date">
            <text:p>12.08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4T12:30:57" calcext:value-type="date">
            <text:p>04.11.2021</text:p>
          </table:table-cell>
          <table:table-cell table:style-name="ce4" office:value-type="string" calcext:value-type="string">
            <text:p>392,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067312840" calcext:value-type="float">
            <text:p>45067312840</text:p>
          </table:table-cell>
          <table:table-cell table:style-name="ce4" office:value-type="string" calcext:value-type="string">
            <text:p>OSMAN ALP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6-22" calcext:value-type="date">
            <text:p>22.06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5T11:31:01" calcext:value-type="date">
            <text:p>05.11.2021</text:p>
          </table:table-cell>
          <table:table-cell table:style-name="ce4" office:value-type="string" calcext:value-type="string">
            <text:p>113,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6549263728" calcext:value-type="float">
            <text:p>46549263728</text:p>
          </table:table-cell>
          <table:table-cell table:style-name="ce4" office:value-type="string" calcext:value-type="string">
            <text:p>NERİMAN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1-02-09" calcext:value-type="date">
            <text:p>09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5T13:39:11" calcext:value-type="date">
            <text:p>05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2941086758" calcext:value-type="float">
            <text:p>62941086758</text:p>
          </table:table-cell>
          <table:table-cell table:style-name="ce4" office:value-type="string" calcext:value-type="string">
            <text:p>DURA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5T15:25:41" calcext:value-type="date">
            <text:p>05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7929218192" calcext:value-type="float">
            <text:p>47929218192</text:p>
          </table:table-cell>
          <table:table-cell table:style-name="ce4" office:value-type="string" calcext:value-type="string">
            <text:p>SALİHA AKIN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2-01" calcext:value-type="date">
            <text:p>01.0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8T10:04:16" calcext:value-type="date">
            <text:p>08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697495462" calcext:value-type="float">
            <text:p>39697495462</text:p>
          </table:table-cell>
          <table:table-cell table:style-name="ce4" office:value-type="string" calcext:value-type="string">
            <text:p>YASİN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15-12-08" calcext:value-type="date">
            <text:p>08.12.201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8T10:04:17" calcext:value-type="date">
            <text:p>08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203911502" calcext:value-type="float">
            <text:p>38203911502</text:p>
          </table:table-cell>
          <table:table-cell table:style-name="ce4" office:value-type="string" calcext:value-type="string">
            <text:p>HÜSEYİN B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1-11-15" calcext:value-type="date">
            <text:p>15.11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8T11:18:37" calcext:value-type="date">
            <text:p>08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8T11:30:04" calcext:value-type="date">
            <text:p>08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076512148" calcext:value-type="float">
            <text:p>39076512148</text:p>
          </table:table-cell>
          <table:table-cell table:style-name="ce4" office:value-type="string" calcext:value-type="string">
            <text:p>DÜRDANE AK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8T11:32:46" calcext:value-type="date">
            <text:p>08.11.2021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135444676" calcext:value-type="float">
            <text:p>11135444676</text:p>
          </table:table-cell>
          <table:table-cell table:style-name="ce4" office:value-type="string" calcext:value-type="string">
            <text:p>KEMAL YILDIRI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2-03" calcext:value-type="date">
            <text:p>03.02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9T11:36:44" calcext:value-type="date">
            <text:p>09.11.2021</text:p>
          </table:table-cell>
          <table:table-cell table:style-name="ce4" office:value-type="string" calcext:value-type="string">
            <text:p>583,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1465765524" calcext:value-type="float">
            <text:p>31465765524</text:p>
          </table:table-cell>
          <table:table-cell table:style-name="ce4" office:value-type="string" calcext:value-type="string">
            <text:p>AYŞEGÜL ÖZH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5-02" calcext:value-type="date">
            <text:p>02.05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09T13:53:19" calcext:value-type="date">
            <text:p>09.11.2021</text:p>
          </table:table-cell>
          <table:table-cell table:style-name="ce4" office:value-type="string" calcext:value-type="string">
            <text:p>3,753x10^4</text:p>
            <text:p/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7596788622" calcext:value-type="float">
            <text:p>47596788622</text:p>
          </table:table-cell>
          <table:table-cell table:style-name="ce4" office:value-type="string" calcext:value-type="string">
            <text:p>SATİ PÜSK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7-05" calcext:value-type="date">
            <text:p>05.07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0T10:28:45" calcext:value-type="date">
            <text:p>10.11.2021</text:p>
          </table:table-cell>
          <table:table-cell table:style-name="ce4" office:value-type="string" calcext:value-type="string">
            <text:p>31,3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7-10" calcext:value-type="date">
            <text:p>10.07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0T11:31:58" calcext:value-type="date">
            <text:p>10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266867236" calcext:value-type="float">
            <text:p>15266867236</text:p>
          </table:table-cell>
          <table:table-cell table:style-name="ce4" office:value-type="string" calcext:value-type="string">
            <text:p>MEHMET AYAT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3-01" calcext:value-type="date">
            <text:p>01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0T13:46:07" calcext:value-type="date">
            <text:p>10.11.2021</text:p>
          </table:table-cell>
          <table:table-cell table:style-name="ce4" office:value-type="string" calcext:value-type="string">
            <text:p>195,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548296662" calcext:value-type="float">
            <text:p>15548296662</text:p>
          </table:table-cell>
          <table:table-cell table:style-name="ce4" office:value-type="string" calcext:value-type="string">
            <text:p>YUNİS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2-15" calcext:value-type="date">
            <text:p>15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0T14:36:46" calcext:value-type="date">
            <text:p>10.11.2021</text:p>
          </table:table-cell>
          <table:table-cell table:style-name="ce4" office:value-type="string" calcext:value-type="string">
            <text:p>127,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545296726" calcext:value-type="float">
            <text:p>15545296726</text:p>
          </table:table-cell>
          <table:table-cell table:style-name="ce4" office:value-type="string" calcext:value-type="string">
            <text:p>MAHMUT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8-01" calcext:value-type="date">
            <text:p>01.08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2:52:20" calcext:value-type="date">
            <text:p>11.11.2021</text:p>
          </table:table-cell>
          <table:table-cell table:style-name="ce4" office:value-type="string" calcext:value-type="string">
            <text:p>2099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201441868" calcext:value-type="float">
            <text:p>11201441868</text:p>
          </table:table-cell>
          <table:table-cell table:style-name="ce4" office:value-type="string" calcext:value-type="string">
            <text:p>SÜZAN GÜ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19" calcext:value-type="date">
            <text:p>19.04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2:52:20" calcext:value-type="date">
            <text:p>11.11.2021</text:p>
          </table:table-cell>
          <table:table-cell table:style-name="ce4" office:value-type="string" calcext:value-type="string">
            <text:p>368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745862970" calcext:value-type="float">
            <text:p>39745862970</text:p>
          </table:table-cell>
          <table:table-cell table:style-name="ce4" office:value-type="string" calcext:value-type="string">
            <text:p>ÜMMÜGÜLSÜM KAR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7-13" calcext:value-type="date">
            <text:p>13.07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2:52:21" calcext:value-type="date">
            <text:p>11.11.2021</text:p>
          </table:table-cell>
          <table:table-cell table:style-name="ce4" office:value-type="string" calcext:value-type="string">
            <text:p>27,1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511498358" calcext:value-type="float">
            <text:p>39511498358</text:p>
          </table:table-cell>
          <table:table-cell table:style-name="ce4" office:value-type="string" calcext:value-type="string">
            <text:p>SULTAN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9-09" calcext:value-type="date">
            <text:p>09.09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2:53:13" calcext:value-type="date">
            <text:p>11.11.2021</text:p>
          </table:table-cell>
          <table:table-cell table:style-name="ce4" office:value-type="string" calcext:value-type="string">
            <text:p>201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362102782" calcext:value-type="float">
            <text:p>21362102782</text:p>
          </table:table-cell>
          <table:table-cell table:style-name="ce4" office:value-type="string" calcext:value-type="string">
            <text:p>SÜHEYLA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6-04" calcext:value-type="date">
            <text:p>04.06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1T14:43:36" calcext:value-type="date">
            <text:p>11.11.2021</text:p>
          </table:table-cell>
          <table:table-cell table:style-name="ce4" office:value-type="string" calcext:value-type="string">
            <text:p>95,50</text:p>
            <text:p/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926416834" calcext:value-type="float">
            <text:p>41926416834</text:p>
          </table:table-cell>
          <table:table-cell table:style-name="ce4" office:value-type="string" calcext:value-type="string">
            <text:p>HANDAN EŞMEL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11-27" calcext:value-type="date">
            <text:p>27.1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2T11:30:14" calcext:value-type="date">
            <text:p>12.11.2021</text:p>
          </table:table-cell>
          <table:table-cell table:style-name="ce4" office:value-type="string" calcext:value-type="string">
            <text:p>36450</text:p>
            <text:p/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0825513950" calcext:value-type="float">
            <text:p>20825513950</text:p>
          </table:table-cell>
          <table:table-cell table:style-name="ce4" office:value-type="string" calcext:value-type="string">
            <text:p>VEYSİ ÇEV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9-02-17" calcext:value-type="date">
            <text:p>17.02.199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2T13:16:41" calcext:value-type="date">
            <text:p>12.11.2021</text:p>
          </table:table-cell>
          <table:table-cell table:style-name="ce4" office:value-type="string" calcext:value-type="string">
            <text:p>4637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8529201966" calcext:value-type="float">
            <text:p>48529201966</text:p>
          </table:table-cell>
          <table:table-cell table:style-name="ce4" office:value-type="string" calcext:value-type="string">
            <text:p>SÜNDÜS BEK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12-12" calcext:value-type="date">
            <text:p>12.1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2T13:31:04" calcext:value-type="date">
            <text:p>12.11.2021</text:p>
          </table:table-cell>
          <table:table-cell table:style-name="ce4" office:value-type="string" calcext:value-type="string">
            <text:p>2679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7729117976" calcext:value-type="float">
            <text:p>67729117976</text:p>
          </table:table-cell>
          <table:table-cell table:style-name="ce4" office:value-type="string" calcext:value-type="string">
            <text:p>MUSA SARIC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2-05" calcext:value-type="date">
            <text:p>05.02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2T14:44:40" calcext:value-type="date">
            <text:p>12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99961776802" calcext:value-type="float">
            <text:p>99961776802</text:p>
          </table:table-cell>
          <table:table-cell table:style-name="ce4" office:value-type="string" calcext:value-type="string">
            <text:p>HANAN ALHAS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2-03" calcext:value-type="date">
            <text:p>03.02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5T13:10:38" calcext:value-type="date">
            <text:p>15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892285722" calcext:value-type="float">
            <text:p>45892285722</text:p>
          </table:table-cell>
          <table:table-cell table:style-name="ce4" office:value-type="string" calcext:value-type="string">
            <text:p>İLHAN YÜCE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5T13:10:39" calcext:value-type="date">
            <text:p>15.11.2021</text:p>
          </table:table-cell>
          <table:table-cell table:style-name="ce4" office:value-type="string" calcext:value-type="string">
            <text:p>2,368</text:p>
            <text:p/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3360352938" calcext:value-type="float">
            <text:p>43360352938</text:p>
          </table:table-cell>
          <table:table-cell table:style-name="ce4" office:value-type="string" calcext:value-type="string">
            <text:p>MEVLÜDE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2-02" calcext:value-type="date">
            <text:p>02.02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5T14:39:34" calcext:value-type="date">
            <text:p>15.11.2021</text:p>
          </table:table-cell>
          <table:table-cell table:style-name="ce4" office:value-type="string" calcext:value-type="string">
            <text:p>861,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910420976" calcext:value-type="float">
            <text:p>22910420976</text:p>
          </table:table-cell>
          <table:table-cell table:style-name="ce4" office:value-type="string" calcext:value-type="string">
            <text:p>NERİMAN EROĞU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12-20" calcext:value-type="date">
            <text:p>20.1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1:25:53" calcext:value-type="date">
            <text:p>16.11.2021</text:p>
          </table:table-cell>
          <table:table-cell table:style-name="ce4" office:value-type="string" calcext:value-type="string">
            <text:p>119,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7961254874" calcext:value-type="float">
            <text:p>57961254874</text:p>
          </table:table-cell>
          <table:table-cell table:style-name="ce4" office:value-type="string" calcext:value-type="string">
            <text:p>ZELİHA SAR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5-23" calcext:value-type="date">
            <text:p>23.05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1:26:31" calcext:value-type="date">
            <text:p>16.11.2021</text:p>
          </table:table-cell>
          <table:table-cell table:style-name="ce4" office:value-type="string" calcext:value-type="string">
            <text:p>YETERSİZ NUMUNE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7991253854" calcext:value-type="float">
            <text:p>57991253854</text:p>
          </table:table-cell>
          <table:table-cell table:style-name="ce4" office:value-type="string" calcext:value-type="string">
            <text:p>ALİ SAR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3-08" calcext:value-type="date">
            <text:p>08.03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1:49:54" calcext:value-type="date">
            <text:p>16.11.2021</text:p>
          </table:table-cell>
          <table:table-cell table:style-name="ce4" office:value-type="string" calcext:value-type="string">
            <text:p>528,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3489923002" calcext:value-type="float">
            <text:p>43489923002</text:p>
          </table:table-cell>
          <table:table-cell table:style-name="ce4" office:value-type="string" calcext:value-type="string">
            <text:p>AYŞE Gİ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10-26" calcext:value-type="date">
            <text:p>26.10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1:49:55" calcext:value-type="date">
            <text:p>16.11.2021</text:p>
          </table:table-cell>
          <table:table-cell table:style-name="ce4" office:value-type="string" calcext:value-type="string">
            <text:p>366,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076512148" calcext:value-type="float">
            <text:p>39076512148</text:p>
          </table:table-cell>
          <table:table-cell table:style-name="ce4" office:value-type="string" calcext:value-type="string">
            <text:p>DÜRDANE AK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1:49:56" calcext:value-type="date">
            <text:p>16.11.2021</text:p>
          </table:table-cell>
          <table:table-cell table:style-name="ce4" office:value-type="string" calcext:value-type="string">
            <text:p>51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2" calcext:value-type="date">
            <text:p>02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3:37:55" calcext:value-type="date">
            <text:p>16.11.2021</text:p>
          </table:table-cell>
          <table:table-cell table:style-name="ce4" office:value-type="string" calcext:value-type="string">
            <text:p>326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7127471992" calcext:value-type="float">
            <text:p>57127471992</text:p>
          </table:table-cell>
          <table:table-cell table:style-name="ce4" office:value-type="string" calcext:value-type="string">
            <text:p>SAADET SAĞLA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1-25" calcext:value-type="date">
            <text:p>25.01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6T14:42:41" calcext:value-type="date">
            <text:p>16.11.2021</text:p>
          </table:table-cell>
          <table:table-cell table:style-name="ce4" office:value-type="string" calcext:value-type="string">
            <text:p>120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485802406" calcext:value-type="float">
            <text:p>41485802406</text:p>
          </table:table-cell>
          <table:table-cell table:style-name="ce4" office:value-type="string" calcext:value-type="string">
            <text:p>AYŞE KARA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01-01" calcext:value-type="date">
            <text:p>01.0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7T12:11:30" calcext:value-type="date">
            <text:p>17.11.2021</text:p>
          </table:table-cell>
          <table:table-cell table:style-name="ce4" office:value-type="string" calcext:value-type="string">
            <text:p>11,6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2243074300" calcext:value-type="float">
            <text:p>52243074300</text:p>
          </table:table-cell>
          <table:table-cell table:style-name="ce4" office:value-type="string" calcext:value-type="string">
            <text:p>DURAN EKİN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4-16" calcext:value-type="date">
            <text:p>16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8T13:50:08" calcext:value-type="date">
            <text:p>18.11.2021</text:p>
          </table:table-cell>
          <table:table-cell table:style-name="ce4" office:value-type="string" calcext:value-type="string">
            <text:p>YETERSİZ NUMUNE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251064370" calcext:value-type="float">
            <text:p>39251064370</text:p>
          </table:table-cell>
          <table:table-cell table:style-name="ce4" office:value-type="string" calcext:value-type="string">
            <text:p>MEHMET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02-01" calcext:value-type="date">
            <text:p>01.02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18T13:50:11" calcext:value-type="date">
            <text:p>18.11.2021</text:p>
          </table:table-cell>
          <table:table-cell table:style-name="ce4" office:value-type="string" calcext:value-type="string">
            <text:p>36,1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1264772068" calcext:value-type="float">
            <text:p>31264772068</text:p>
          </table:table-cell>
          <table:table-cell table:style-name="ce4" office:value-type="string" calcext:value-type="string">
            <text:p>ERCAN POLAT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12-31" calcext:value-type="date">
            <text:p>31.1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2T13:10:35" calcext:value-type="date">
            <text:p>22.11.2021</text:p>
          </table:table-cell>
          <table:table-cell table:style-name="ce4" office:value-type="string" calcext:value-type="string">
            <text:p>41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4861318822" calcext:value-type="float">
            <text:p>14861318822</text:p>
          </table:table-cell>
          <table:table-cell table:style-name="ce4" office:value-type="string" calcext:value-type="string">
            <text:p>GÜLAY DÜM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11-06" calcext:value-type="date">
            <text:p>06.11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2T13:12:58" calcext:value-type="date">
            <text:p>22.11.2021</text:p>
          </table:table-cell>
          <table:table-cell table:style-name="ce4" office:value-type="string" calcext:value-type="string">
            <text:p>183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4883547374" calcext:value-type="float">
            <text:p>54883547374</text:p>
          </table:table-cell>
          <table:table-cell table:style-name="ce4" office:value-type="string" calcext:value-type="string">
            <text:p>LÜTFİ ORU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3-07-01" calcext:value-type="date">
            <text:p>01.07.194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2T13:30:52" calcext:value-type="date">
            <text:p>22.11.2021</text:p>
          </table:table-cell>
          <table:table-cell table:style-name="ce4" office:value-type="string" calcext:value-type="string">
            <text:p>105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12-07" calcext:value-type="date">
            <text:p>07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2T15:00:52" calcext:value-type="date">
            <text:p>22.11.2021</text:p>
          </table:table-cell>
          <table:table-cell table:style-name="ce4" office:value-type="string" calcext:value-type="string">
            <text:p>7467</text:p>
            <text:p/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1:42:19" calcext:value-type="date">
            <text:p>23.11.2021</text:p>
          </table:table-cell>
          <table:table-cell table:style-name="ce4" office:value-type="string" calcext:value-type="string">
            <text:p>3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400267264" calcext:value-type="float">
            <text:p>16400267264</text:p>
          </table:table-cell>
          <table:table-cell table:style-name="ce4" office:value-type="string" calcext:value-type="string">
            <text:p>CELAL BAY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5-15" calcext:value-type="date">
            <text:p>15.05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1:52:02" calcext:value-type="date">
            <text:p>23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255003774" calcext:value-type="float">
            <text:p>41255003774</text:p>
          </table:table-cell>
          <table:table-cell table:style-name="ce4" office:value-type="string" calcext:value-type="string">
            <text:p>EMİNE ALDAT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2-02" calcext:value-type="date">
            <text:p>02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1:52:02" calcext:value-type="date">
            <text:p>23.11.2021</text:p>
          </table:table-cell>
          <table:table-cell table:style-name="ce4" office:value-type="string" calcext:value-type="string">
            <text:p>19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9987148404" calcext:value-type="float">
            <text:p>49987148404</text:p>
          </table:table-cell>
          <table:table-cell table:style-name="ce4" office:value-type="string" calcext:value-type="string">
            <text:p>SEVGİ ÖZM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10-10" calcext:value-type="date">
            <text:p>10.10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3:36:49" calcext:value-type="date">
            <text:p>23.11.2021</text:p>
          </table:table-cell>
          <table:table-cell table:style-name="ce4" office:value-type="string" calcext:value-type="string">
            <text:p>32,327,38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2-01" calcext:value-type="date">
            <text:p>01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3T14:54:55" calcext:value-type="date">
            <text:p>23.11.2021</text:p>
          </table:table-cell>
          <table:table-cell table:style-name="ce4" office:value-type="string" calcext:value-type="string">
            <text:p>1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4070240370" calcext:value-type="float">
            <text:p>34070240370</text:p>
          </table:table-cell>
          <table:table-cell table:style-name="ce4" office:value-type="string" calcext:value-type="string">
            <text:p>FATMA H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8-05" calcext:value-type="date">
            <text:p>05.08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4T11:01:39" calcext:value-type="date">
            <text:p>24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856052460" calcext:value-type="float">
            <text:p>22856052460</text:p>
          </table:table-cell>
          <table:table-cell table:style-name="ce4" office:value-type="string" calcext:value-type="string">
            <text:p>AYSEL SOY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5-12" calcext:value-type="date">
            <text:p>12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4T13:15:27" calcext:value-type="date">
            <text:p>24.11.2021</text:p>
          </table:table-cell>
          <table:table-cell table:style-name="ce4" office:value-type="string" calcext:value-type="string">
            <text:p>36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4018947622" calcext:value-type="float">
            <text:p>14018947622</text:p>
          </table:table-cell>
          <table:table-cell table:style-name="ce4" office:value-type="string" calcext:value-type="string">
            <text:p>GÜLER ANDİ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5-05" calcext:value-type="date">
            <text:p>05.05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4T13:15:28" calcext:value-type="date">
            <text:p>24.11.2021</text:p>
          </table:table-cell>
          <table:table-cell table:style-name="ce4" office:value-type="string" calcext:value-type="string">
            <text:p>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3127749790" calcext:value-type="float">
            <text:p>13127749790</text:p>
          </table:table-cell>
          <table:table-cell table:style-name="ce4" office:value-type="string" calcext:value-type="string">
            <text:p>AYHAN ÇUHAD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3-25" calcext:value-type="date">
            <text:p>25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4T15:15:23" calcext:value-type="date">
            <text:p>24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6033842774" calcext:value-type="float">
            <text:p>46033842774</text:p>
          </table:table-cell>
          <table:table-cell table:style-name="ce4" office:value-type="string" calcext:value-type="string">
            <text:p>SALİCE KILINÇ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1-03" calcext:value-type="date">
            <text:p>03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1:30:28" calcext:value-type="date">
            <text:p>25.11.2021</text:p>
          </table:table-cell>
          <table:table-cell table:style-name="ce4" office:value-type="string" calcext:value-type="string">
            <text:p>1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836421188" calcext:value-type="float">
            <text:p>41836421188</text:p>
          </table:table-cell>
          <table:table-cell table:style-name="ce4" office:value-type="string" calcext:value-type="string">
            <text:p>ZEYNEP ÇAĞ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7-20" calcext:value-type="date">
            <text:p>20.07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1:30:29" calcext:value-type="date">
            <text:p>25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337169458" calcext:value-type="float">
            <text:p>19337169458</text:p>
          </table:table-cell>
          <table:table-cell table:style-name="ce4" office:value-type="string" calcext:value-type="string">
            <text:p>MEHMET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8-05" calcext:value-type="date">
            <text:p>05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1:32:57" calcext:value-type="date">
            <text:p>25.11.2021</text:p>
          </table:table-cell>
          <table:table-cell table:style-name="ce4" office:value-type="string" calcext:value-type="string">
            <text:p>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298677930" calcext:value-type="float">
            <text:p>45298677930</text:p>
          </table:table-cell>
          <table:table-cell table:style-name="ce4" office:value-type="string" calcext:value-type="string">
            <text:p>SAFFET SATILMI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3-11" calcext:value-type="date">
            <text:p>11.03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3:07:23" calcext:value-type="date">
            <text:p>25.11.2021</text:p>
          </table:table-cell>
          <table:table-cell table:style-name="ce4" office:value-type="string" calcext:value-type="string">
            <text:p>1,79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5615333180" calcext:value-type="float">
            <text:p>55615333180</text:p>
          </table:table-cell>
          <table:table-cell table:style-name="ce4" office:value-type="string" calcext:value-type="string">
            <text:p>ABBAS YILDIRI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2-03" calcext:value-type="date">
            <text:p>03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3:12:06" calcext:value-type="date">
            <text:p>25.11.2021</text:p>
          </table:table-cell>
          <table:table-cell table:style-name="ce4" office:value-type="string" calcext:value-type="string">
            <text:p>2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6789819440" calcext:value-type="float">
            <text:p>46789819440</text:p>
          </table:table-cell>
          <table:table-cell table:style-name="ce4" office:value-type="string" calcext:value-type="string">
            <text:p>SAMED ER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8-03" calcext:value-type="date">
            <text:p>03.08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3:52:50" calcext:value-type="date">
            <text:p>25.11.2021</text:p>
          </table:table-cell>
          <table:table-cell table:style-name="ce4" office:value-type="string" calcext:value-type="string">
            <text:p>8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015107094" calcext:value-type="float">
            <text:p>38015107094</text:p>
          </table:table-cell>
          <table:table-cell table:style-name="ce4" office:value-type="string" calcext:value-type="string">
            <text:p>AYŞEGÜL TOR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3-18" calcext:value-type="date">
            <text:p>18.03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5T14:58:58" calcext:value-type="date">
            <text:p>25.11.2021</text:p>
          </table:table-cell>
          <table:table-cell table:style-name="ce4" office:value-type="string" calcext:value-type="string">
            <text:p>9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341214516" calcext:value-type="float">
            <text:p>23341214516</text:p>
          </table:table-cell>
          <table:table-cell table:style-name="ce4" office:value-type="string" calcext:value-type="string">
            <text:p>HAVVA PI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1-12" calcext:value-type="date">
            <text:p>12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6T13:56:08" calcext:value-type="date">
            <text:p>26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4385041884" calcext:value-type="float">
            <text:p>34385041884</text:p>
          </table:table-cell>
          <table:table-cell table:style-name="ce4" office:value-type="string" calcext:value-type="string">
            <text:p>HÜSEYİN KUTLU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4-24" calcext:value-type="date">
            <text:p>24.04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6T13:56:10" calcext:value-type="date">
            <text:p>26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3046714198" calcext:value-type="float">
            <text:p>33046714198</text:p>
          </table:table-cell>
          <table:table-cell table:style-name="ce4" office:value-type="string" calcext:value-type="string">
            <text:p>MERVE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10-08" calcext:value-type="date">
            <text:p>08.10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6T14:27:21" calcext:value-type="date">
            <text:p>26.11.2021</text:p>
          </table:table-cell>
          <table:table-cell table:style-name="ce4" office:value-type="string" calcext:value-type="string">
            <text:p>1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841623988" calcext:value-type="float">
            <text:p>16841623988</text:p>
          </table:table-cell>
          <table:table-cell table:style-name="ce4" office:value-type="string" calcext:value-type="string">
            <text:p>MUSTAFA İLG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6-01" calcext:value-type="date">
            <text:p>01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9T11:51:33" calcext:value-type="date">
            <text:p>29.11.2021</text:p>
          </table:table-cell>
          <table:table-cell table:style-name="ce4" office:value-type="string" calcext:value-type="string">
            <text:p>10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7961254874" calcext:value-type="float">
            <text:p>57961254874</text:p>
          </table:table-cell>
          <table:table-cell table:style-name="ce4" office:value-type="string" calcext:value-type="string">
            <text:p>ZELİHA SAR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5-23" calcext:value-type="date">
            <text:p>23.05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29T15:28:35" calcext:value-type="date">
            <text:p>29.11.2021</text:p>
          </table:table-cell>
          <table:table-cell table:style-name="ce4" office:value-type="string" calcext:value-type="string">
            <text:p>1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30" calcext:value-type="date">
            <text:p>30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1-30T13:50:31" calcext:value-type="date">
            <text:p>30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4164379512" calcext:value-type="float">
            <text:p>24164379512</text:p>
          </table:table-cell>
          <table:table-cell table:style-name="ce4" office:value-type="string" calcext:value-type="string">
            <text:p>HAMZA ERİLG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7-31" calcext:value-type="date">
            <text:p>31.07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1T13:00:53" calcext:value-type="date">
            <text:p>01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827520814" calcext:value-type="float">
            <text:p>38827520814</text:p>
          </table:table-cell>
          <table:table-cell table:style-name="ce4" office:value-type="string" calcext:value-type="string">
            <text:p>DÜRDANE ALP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10-10" calcext:value-type="date">
            <text:p>10.10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1T13:03:24" calcext:value-type="date">
            <text:p>01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7850886936" calcext:value-type="float">
            <text:p>27850886936</text:p>
          </table:table-cell>
          <table:table-cell table:style-name="ce4" office:value-type="string" calcext:value-type="string">
            <text:p>MUSTAFA ÇALK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1T13:03:25" calcext:value-type="date">
            <text:p>01.12.2021</text:p>
          </table:table-cell>
          <table:table-cell table:style-name="ce4" office:value-type="string" calcext:value-type="string">
            <text:p>1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6648487768" calcext:value-type="float">
            <text:p>26648487768</text:p>
          </table:table-cell>
          <table:table-cell table:style-name="ce4" office:value-type="string" calcext:value-type="string">
            <text:p>DURSUN CANB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1:41:01" calcext:value-type="date">
            <text:p>02.12.2021</text:p>
          </table:table-cell>
          <table:table-cell table:style-name="ce4" office:value-type="string" calcext:value-type="string">
            <text:p>72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0598356934" calcext:value-type="float">
            <text:p>60598356934</text:p>
          </table:table-cell>
          <table:table-cell table:style-name="ce4" office:value-type="string" calcext:value-type="string">
            <text:p>HAYRETTİN İN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2-02" calcext:value-type="date">
            <text:p>02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1:41:02" calcext:value-type="date">
            <text:p>02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7265024558" calcext:value-type="float">
            <text:p>27265024558</text:p>
          </table:table-cell>
          <table:table-cell table:style-name="ce4" office:value-type="string" calcext:value-type="string">
            <text:p>ŞEMSİ IŞ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04-06" calcext:value-type="date">
            <text:p>06.04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1:41:04" calcext:value-type="date">
            <text:p>02.12.2021</text:p>
          </table:table-cell>
          <table:table-cell table:style-name="ce4" office:value-type="string" calcext:value-type="string">
            <text:p>10,05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739863020" calcext:value-type="float">
            <text:p>39739863020</text:p>
          </table:table-cell>
          <table:table-cell table:style-name="ce4" office:value-type="string" calcext:value-type="string">
            <text:p>MERVE AKÇ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2-24" calcext:value-type="date">
            <text:p>24.02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4:00:13" calcext:value-type="date">
            <text:p>02.12.2021</text:p>
          </table:table-cell>
          <table:table-cell table:style-name="ce4" office:value-type="string" calcext:value-type="string">
            <text:p>3,76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5678959382" calcext:value-type="float">
            <text:p>25678959382</text:p>
          </table:table-cell>
          <table:table-cell table:style-name="ce4" office:value-type="string" calcext:value-type="string">
            <text:p>ZEYNEP MUTLUYIL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1" calcext:value-type="date">
            <text:p>11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4:25:49" calcext:value-type="date">
            <text:p>02.12.2021</text:p>
          </table:table-cell>
          <table:table-cell table:style-name="ce4" office:value-type="string" calcext:value-type="string">
            <text:p>22,95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988148390" calcext:value-type="float">
            <text:p>19988148390</text:p>
          </table:table-cell>
          <table:table-cell table:style-name="ce4" office:value-type="string" calcext:value-type="string">
            <text:p>AYHAN KARS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5-01" calcext:value-type="date">
            <text:p>01.05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2T15:13:46" calcext:value-type="date">
            <text:p>02.12.2021</text:p>
          </table:table-cell>
          <table:table-cell table:style-name="ce4" office:value-type="string" calcext:value-type="string">
            <text:p>1,14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3457689634" calcext:value-type="float">
            <text:p>33457689634</text:p>
          </table:table-cell>
          <table:table-cell table:style-name="ce4" office:value-type="string" calcext:value-type="string">
            <text:p>AHMET EYİ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8-25" calcext:value-type="date">
            <text:p>25.08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3T14:21:06" calcext:value-type="date">
            <text:p>03.12.2021</text:p>
          </table:table-cell>
          <table:table-cell table:style-name="ce4" office:value-type="string" calcext:value-type="string">
            <text:p>4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430031106" calcext:value-type="float">
            <text:p>40430031106</text:p>
          </table:table-cell>
          <table:table-cell table:style-name="ce4" office:value-type="string" calcext:value-type="string">
            <text:p>ALİ OSMAN KO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5-22" calcext:value-type="date">
            <text:p>22.05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3T14:21:07" calcext:value-type="date">
            <text:p>03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3242270788" calcext:value-type="float">
            <text:p>33242270788</text:p>
          </table:table-cell>
          <table:table-cell table:style-name="ce4" office:value-type="string" calcext:value-type="string">
            <text:p>BAHAR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9-01" calcext:value-type="date">
            <text:p>01.09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3T14:21:07" calcext:value-type="date">
            <text:p>03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503593074" calcext:value-type="float">
            <text:p>11503593074</text:p>
          </table:table-cell>
          <table:table-cell table:style-name="ce4" office:value-type="string" calcext:value-type="string">
            <text:p>ERGÜN İ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2-10" calcext:value-type="date">
            <text:p>10.02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3T14:21:09" calcext:value-type="date">
            <text:p>03.12.2021</text:p>
          </table:table-cell>
          <table:table-cell table:style-name="ce4" office:value-type="string" calcext:value-type="string">
            <text:p>7,05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12-07" calcext:value-type="date">
            <text:p>07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1:07:39" calcext:value-type="date">
            <text:p>06.12.2021</text:p>
          </table:table-cell>
          <table:table-cell table:style-name="ce4" office:value-type="string" calcext:value-type="string">
            <text:p>1,95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761561470" calcext:value-type="float">
            <text:p>21761561470</text:p>
          </table:table-cell>
          <table:table-cell table:style-name="ce4" office:value-type="string" calcext:value-type="string">
            <text:p>SAİME İNCE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1-01" calcext:value-type="date">
            <text:p>01.0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4:22:53" calcext:value-type="date">
            <text:p>06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4:23:52" calcext:value-type="date">
            <text:p>06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9155216576" calcext:value-type="float">
            <text:p>59155216576</text:p>
          </table:table-cell>
          <table:table-cell table:style-name="ce4" office:value-type="string" calcext:value-type="string">
            <text:p>CEM BEK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6-12-28" calcext:value-type="date">
            <text:p>28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4:38:44" calcext:value-type="date">
            <text:p>06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429033770" calcext:value-type="float">
            <text:p>23429033770</text:p>
          </table:table-cell>
          <table:table-cell table:style-name="ce4" office:value-type="string" calcext:value-type="string">
            <text:p>HALİS P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4-01" calcext:value-type="date">
            <text:p>01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6T14:51:33" calcext:value-type="date">
            <text:p>06.12.2021</text:p>
          </table:table-cell>
          <table:table-cell table:style-name="ce4" office:value-type="string" calcext:value-type="string">
            <text:p>2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536197842" calcext:value-type="float">
            <text:p>18536197842</text:p>
          </table:table-cell>
          <table:table-cell table:style-name="ce4" office:value-type="string" calcext:value-type="string">
            <text:p>APDULLAH ÖZ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2-05" calcext:value-type="date">
            <text:p>05.0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7T13:06:58" calcext:value-type="date">
            <text:p>07.12.2021</text:p>
          </table:table-cell>
          <table:table-cell table:style-name="ce4" office:value-type="string" calcext:value-type="string">
            <text:p>3,02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1120338824" calcext:value-type="float">
            <text:p>61120338824</text:p>
          </table:table-cell>
          <table:table-cell table:style-name="ce4" office:value-type="string" calcext:value-type="string">
            <text:p>HAYRETTİN ASI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4-04" calcext:value-type="date">
            <text:p>04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7T13:07:03" calcext:value-type="date">
            <text:p>07.12.2021</text:p>
          </table:table-cell>
          <table:table-cell table:style-name="ce4" office:value-type="string" calcext:value-type="string">
            <text:p>74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719424732" calcext:value-type="float">
            <text:p>41719424732</text:p>
          </table:table-cell>
          <table:table-cell table:style-name="ce4" office:value-type="string" calcext:value-type="string">
            <text:p>NİHAL UÇ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06-04" calcext:value-type="date">
            <text:p>04.06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7T13:09:53" calcext:value-type="date">
            <text:p>07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2214408678" calcext:value-type="float">
            <text:p>42214408678</text:p>
          </table:table-cell>
          <table:table-cell table:style-name="ce4" office:value-type="string" calcext:value-type="string">
            <text:p>REFİKA ŞEN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4-11-21" calcext:value-type="date">
            <text:p>21.11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7T13:09:54" calcext:value-type="date">
            <text:p>07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560296206" calcext:value-type="float">
            <text:p>15560296206</text:p>
          </table:table-cell>
          <table:table-cell table:style-name="ce4" office:value-type="string" calcext:value-type="string">
            <text:p>FARUK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2-15" calcext:value-type="date">
            <text:p>15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1:00:47" calcext:value-type="date">
            <text:p>08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7180224218" calcext:value-type="float">
            <text:p>17180224218</text:p>
          </table:table-cell>
          <table:table-cell table:style-name="ce4" office:value-type="string" calcext:value-type="string">
            <text:p>ŞABAN SÜMB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1-09-20" calcext:value-type="date">
            <text:p>20.09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3:24:48" calcext:value-type="date">
            <text:p>08.12.2021</text:p>
          </table:table-cell>
          <table:table-cell table:style-name="ce4" office:value-type="string" calcext:value-type="string">
            <text:p>19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8844413824" calcext:value-type="float">
            <text:p>28844413824</text:p>
          </table:table-cell>
          <table:table-cell table:style-name="ce4" office:value-type="string" calcext:value-type="string">
            <text:p>RABİYE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4-01" calcext:value-type="date">
            <text:p>01.04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3:37:05" calcext:value-type="date">
            <text:p>08.12.2021</text:p>
          </table:table-cell>
          <table:table-cell table:style-name="ce4" office:value-type="string" calcext:value-type="string">
            <text:p>4,90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02" calcext:value-type="date">
            <text:p>02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3:38:53" calcext:value-type="date">
            <text:p>08.12.2021</text:p>
          </table:table-cell>
          <table:table-cell table:style-name="ce4" office:value-type="string" calcext:value-type="string">
            <text:p>18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8606861962" calcext:value-type="float">
            <text:p>28606861962</text:p>
          </table:table-cell>
          <table:table-cell table:style-name="ce4" office:value-type="string" calcext:value-type="string">
            <text:p>SEMANUR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4-23" calcext:value-type="date">
            <text:p>23.04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8T14:25:20" calcext:value-type="date">
            <text:p>08.12.2021</text:p>
          </table:table-cell>
          <table:table-cell table:style-name="ce4" office:value-type="string" calcext:value-type="string">
            <text:p>91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238001578" calcext:value-type="float">
            <text:p>11238001578</text:p>
          </table:table-cell>
          <table:table-cell table:style-name="ce4" office:value-type="string" calcext:value-type="string">
            <text:p>MEHMET ZEKİ ÇOKO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12-15" calcext:value-type="date">
            <text:p>15.1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0:35:10" calcext:value-type="date">
            <text:p>09.12.2021</text:p>
          </table:table-cell>
          <table:table-cell table:style-name="ce4" office:value-type="string" calcext:value-type="string">
            <text:p>99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8871746948" calcext:value-type="float">
            <text:p>48871746948</text:p>
          </table:table-cell>
          <table:table-cell table:style-name="ce4" office:value-type="string" calcext:value-type="string">
            <text:p>NAZIM GÜR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9-30" calcext:value-type="date">
            <text:p>30.09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1:29:35" calcext:value-type="date">
            <text:p>09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8804415858" calcext:value-type="float">
            <text:p>58804415858</text:p>
          </table:table-cell>
          <table:table-cell table:style-name="ce4" office:value-type="string" calcext:value-type="string">
            <text:p>GÜLAY DUR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6-20" calcext:value-type="date">
            <text:p>20.06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2:42:33" calcext:value-type="date">
            <text:p>09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791794822" calcext:value-type="float">
            <text:p>41791794822</text:p>
          </table:table-cell>
          <table:table-cell table:style-name="ce4" office:value-type="string" calcext:value-type="string">
            <text:p>NURİ BÜYÜK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8-15" calcext:value-type="date">
            <text:p>15.08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2:54:17" calcext:value-type="date">
            <text:p>09.12.2021</text:p>
          </table:table-cell>
          <table:table-cell table:style-name="ce4" office:value-type="string" calcext:value-type="string">
            <text:p>35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797421814" calcext:value-type="float">
            <text:p>41797421814</text:p>
          </table:table-cell>
          <table:table-cell table:style-name="ce4" office:value-type="string" calcext:value-type="string">
            <text:p>ÇETİN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3-05" calcext:value-type="date">
            <text:p>05.03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2:58:09" calcext:value-type="date">
            <text:p>09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997247106" calcext:value-type="float">
            <text:p>16997247106</text:p>
          </table:table-cell>
          <table:table-cell table:style-name="ce4" office:value-type="string" calcext:value-type="string">
            <text:p>ZÜLFİKİR KAPUSU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7-01" calcext:value-type="date">
            <text:p>01.07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5:08:27" calcext:value-type="date">
            <text:p>09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6855817240" calcext:value-type="float">
            <text:p>46855817240</text:p>
          </table:table-cell>
          <table:table-cell table:style-name="ce4" office:value-type="string" calcext:value-type="string">
            <text:p>ARİFE ER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1-03-10" calcext:value-type="date">
            <text:p>10.03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09T15:09:44" calcext:value-type="date">
            <text:p>09.12.2021</text:p>
          </table:table-cell>
          <table:table-cell table:style-name="ce4" office:value-type="string" calcext:value-type="string">
            <text:p>15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0235807648" calcext:value-type="float">
            <text:p>30235807648</text:p>
          </table:table-cell>
          <table:table-cell table:style-name="ce4" office:value-type="string" calcext:value-type="string">
            <text:p>CEMİLE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1-01" calcext:value-type="date">
            <text:p>01.0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0:13:31" calcext:value-type="date">
            <text:p>10.12.2021</text:p>
          </table:table-cell>
          <table:table-cell table:style-name="ce4" office:value-type="string" calcext:value-type="string">
            <text:p>9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809421436" calcext:value-type="float">
            <text:p>41809421436</text:p>
          </table:table-cell>
          <table:table-cell table:style-name="ce4" office:value-type="string" calcext:value-type="string">
            <text:p>METİN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6-01" calcext:value-type="date">
            <text:p>01.06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04:35" calcext:value-type="date">
            <text:p>10.12.2021</text:p>
          </table:table-cell>
          <table:table-cell table:style-name="ce4" office:value-type="string" calcext:value-type="string">
            <text:p>55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586061718" calcext:value-type="float">
            <text:p>22586061718</text:p>
          </table:table-cell>
          <table:table-cell table:style-name="ce4" office:value-type="string" calcext:value-type="string">
            <text:p>MEHTAP 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9-28" calcext:value-type="date">
            <text:p>28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37:07" calcext:value-type="date">
            <text:p>10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4090678894" calcext:value-type="float">
            <text:p>34090678894</text:p>
          </table:table-cell>
          <table:table-cell table:style-name="ce4" office:value-type="string" calcext:value-type="string">
            <text:p>NEŞE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1-02" calcext:value-type="date">
            <text:p>02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37:08" calcext:value-type="date">
            <text:p>10.12.2021</text:p>
          </table:table-cell>
          <table:table-cell table:style-name="ce4" office:value-type="string" calcext:value-type="string">
            <text:p>7,30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126043966" calcext:value-type="float">
            <text:p>23126043966</text:p>
          </table:table-cell>
          <table:table-cell table:style-name="ce4" office:value-type="string" calcext:value-type="string">
            <text:p>ÖZLEM IŞ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7-01" calcext:value-type="date">
            <text:p>01.07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37:09" calcext:value-type="date">
            <text:p>10.12.2021</text:p>
          </table:table-cell>
          <table:table-cell table:style-name="ce4" office:value-type="string" calcext:value-type="string">
            <text:p>32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4591698980" calcext:value-type="float">
            <text:p>14591698980</text:p>
          </table:table-cell>
          <table:table-cell table:style-name="ce4" office:value-type="string" calcext:value-type="string">
            <text:p>ZEKİYE ÖN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3-06" calcext:value-type="date">
            <text:p>06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50:07" calcext:value-type="date">
            <text:p>10.12.2021</text:p>
          </table:table-cell>
          <table:table-cell table:style-name="ce4" office:value-type="string" calcext:value-type="string">
            <text:p>98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3301371908" calcext:value-type="float">
            <text:p>13301371908</text:p>
          </table:table-cell>
          <table:table-cell table:style-name="ce4" office:value-type="string" calcext:value-type="string">
            <text:p>ABBAS KÖYL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2-28" calcext:value-type="date">
            <text:p>28.02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1:54:02" calcext:value-type="date">
            <text:p>10.12.2021</text:p>
          </table:table-cell>
          <table:table-cell table:style-name="ce4" office:value-type="string" calcext:value-type="string">
            <text:p>7,37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4850987496" calcext:value-type="float">
            <text:p>24850987496</text:p>
          </table:table-cell>
          <table:table-cell table:style-name="ce4" office:value-type="string" calcext:value-type="string">
            <text:p>AYLİN GÜ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06-12" calcext:value-type="date">
            <text:p>12.06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0T14:31:55" calcext:value-type="date">
            <text:p>10.12.2021</text:p>
          </table:table-cell>
          <table:table-cell table:style-name="ce4" office:value-type="string" calcext:value-type="string">
            <text:p>8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536297008" calcext:value-type="float">
            <text:p>15536297008</text:p>
          </table:table-cell>
          <table:table-cell table:style-name="ce4" office:value-type="string" calcext:value-type="string">
            <text:p>MUHAMMED ALİ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02-15" calcext:value-type="date">
            <text:p>15.02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3T12:25:17" calcext:value-type="date">
            <text:p>13.12.2021</text:p>
          </table:table-cell>
          <table:table-cell table:style-name="ce4" office:value-type="string" calcext:value-type="string">
            <text:p>1,55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495401480" calcext:value-type="float">
            <text:p>23495401480</text:p>
          </table:table-cell>
          <table:table-cell table:style-name="ce4" office:value-type="string" calcext:value-type="string">
            <text:p>SEVDA YİĞİ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10-10" calcext:value-type="date">
            <text:p>10.10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3T12:25:18" calcext:value-type="date">
            <text:p>13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5-13" calcext:value-type="date">
            <text:p>13.05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3T12:30:59" calcext:value-type="date">
            <text:p>13.12.2021</text:p>
          </table:table-cell>
          <table:table-cell table:style-name="ce4" office:value-type="string" calcext:value-type="string">
            <text:p>4,17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6921479336" calcext:value-type="float">
            <text:p>26921479336</text:p>
          </table:table-cell>
          <table:table-cell table:style-name="ce4" office:value-type="string" calcext:value-type="string">
            <text:p>HARUN KORK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5-03" calcext:value-type="date">
            <text:p>03.05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3T15:21:02" calcext:value-type="date">
            <text:p>13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718157784" calcext:value-type="float">
            <text:p>19718157784</text:p>
          </table:table-cell>
          <table:table-cell table:style-name="ce4" office:value-type="string" calcext:value-type="string">
            <text:p>İSA GÖR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3-01" calcext:value-type="date">
            <text:p>01.03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4T11:35:37" calcext:value-type="date">
            <text:p>14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9980185870" calcext:value-type="float">
            <text:p>59980185870</text:p>
          </table:table-cell>
          <table:table-cell table:style-name="ce4" office:value-type="string" calcext:value-type="string">
            <text:p>TUĞÇE MELİKE KELE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04-19" calcext:value-type="date">
            <text:p>19.04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4T11:35:40" calcext:value-type="date">
            <text:p>14.12.2021</text:p>
          </table:table-cell>
          <table:table-cell table:style-name="ce4" office:value-type="string" calcext:value-type="string">
            <text:p>3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575803116" calcext:value-type="float">
            <text:p>15575803116</text:p>
          </table:table-cell>
          <table:table-cell table:style-name="ce4" office:value-type="string" calcext:value-type="string">
            <text:p>NURGÜL ŞEN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7-22" calcext:value-type="date">
            <text:p>22.07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4T14:25:31" calcext:value-type="date">
            <text:p>14.12.2021</text:p>
          </table:table-cell>
          <table:table-cell table:style-name="ce4" office:value-type="string" calcext:value-type="string">
            <text:p>73,435,05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739863020" calcext:value-type="float">
            <text:p>39739863020</text:p>
          </table:table-cell>
          <table:table-cell table:style-name="ce4" office:value-type="string" calcext:value-type="string">
            <text:p>MERVE AKÇ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2-24" calcext:value-type="date">
            <text:p>24.02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4T15:46:21" calcext:value-type="date">
            <text:p>14.12.2021</text:p>
          </table:table-cell>
          <table:table-cell table:style-name="ce4" office:value-type="string" calcext:value-type="string">
            <text:p>1,30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2745390442" calcext:value-type="float">
            <text:p>42745390442</text:p>
          </table:table-cell>
          <table:table-cell table:style-name="ce4" office:value-type="string" calcext:value-type="string">
            <text:p>SADIK GEÇG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8-01" calcext:value-type="date">
            <text:p>01.08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5T11:50:16" calcext:value-type="date">
            <text:p>15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4374899402" calcext:value-type="float">
            <text:p>44374899402</text:p>
          </table:table-cell>
          <table:table-cell table:style-name="ce4" office:value-type="string" calcext:value-type="string">
            <text:p>FADİME İLT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1-03" calcext:value-type="date">
            <text:p>03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6T13:23:06" calcext:value-type="date">
            <text:p>16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6815151538" calcext:value-type="float">
            <text:p>36815151538</text:p>
          </table:table-cell>
          <table:table-cell table:style-name="ce4" office:value-type="string" calcext:value-type="string">
            <text:p>HACER ZEYL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8-01" calcext:value-type="date">
            <text:p>01.08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6T13:42:35" calcext:value-type="date">
            <text:p>16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6643593920" calcext:value-type="float">
            <text:p>36643593920</text:p>
          </table:table-cell>
          <table:table-cell table:style-name="ce4" office:value-type="string" calcext:value-type="string">
            <text:p>BAHAR İPEK AR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02-02" calcext:value-type="date">
            <text:p>02.0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6T13:44:09" calcext:value-type="date">
            <text:p>16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3412074502" calcext:value-type="float">
            <text:p>63412074502</text:p>
          </table:table-cell>
          <table:table-cell table:style-name="ce4" office:value-type="string" calcext:value-type="string">
            <text:p>ERCAN ÖZ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0-04-12" calcext:value-type="date">
            <text:p>12.04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6T13:44:10" calcext:value-type="date">
            <text:p>16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4728923152" calcext:value-type="float">
            <text:p>14728923152</text:p>
          </table:table-cell>
          <table:table-cell table:style-name="ce4" office:value-type="string" calcext:value-type="string">
            <text:p>İRFAN GÖKSU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9-02-01" calcext:value-type="date">
            <text:p>01.02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17T13:21:04" calcext:value-type="date">
            <text:p>17.12.2021</text:p>
          </table:table-cell>
          <table:table-cell table:style-name="ce4" office:value-type="string" calcext:value-type="string">
            <text:p>87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3760356270" calcext:value-type="float">
            <text:p>13760356270</text:p>
          </table:table-cell>
          <table:table-cell table:style-name="ce4" office:value-type="string" calcext:value-type="string">
            <text:p>HÜSNÜ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1-01" calcext:value-type="date">
            <text:p>01.01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0T13:53:11" calcext:value-type="date">
            <text:p>20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097839126" calcext:value-type="float">
            <text:p>16097839126</text:p>
          </table:table-cell>
          <table:table-cell table:style-name="ce4" office:value-type="string" calcext:value-type="string">
            <text:p>NURTEN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4-06" calcext:value-type="date">
            <text:p>06.04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0T14:48:12" calcext:value-type="date">
            <text:p>20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001514902" calcext:value-type="float">
            <text:p>39001514902</text:p>
          </table:table-cell>
          <table:table-cell table:style-name="ce4" office:value-type="string" calcext:value-type="string">
            <text:p>NECİP UZU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4-30" calcext:value-type="date">
            <text:p>30.04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1T13:50:45" calcext:value-type="date">
            <text:p>21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9710003798" calcext:value-type="float">
            <text:p>29710003798</text:p>
          </table:table-cell>
          <table:table-cell table:style-name="ce4" office:value-type="string" calcext:value-type="string">
            <text:p>HASAN BAYR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6-25" calcext:value-type="date">
            <text:p>25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1T13:52:33" calcext:value-type="date">
            <text:p>21.12.2021</text:p>
          </table:table-cell>
          <table:table-cell table:style-name="ce4" office:value-type="string" calcext:value-type="string">
            <text:p>22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4077011530" calcext:value-type="float">
            <text:p>24077011530</text:p>
          </table:table-cell>
          <table:table-cell table:style-name="ce4" office:value-type="string" calcext:value-type="string">
            <text:p>GÜLDEN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2-01" calcext:value-type="date">
            <text:p>01.02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2T10:57:21" calcext:value-type="date">
            <text:p>22.12.2021</text:p>
          </table:table-cell>
          <table:table-cell table:style-name="ce4" office:value-type="string" calcext:value-type="string">
            <text:p>23,9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4848320968" calcext:value-type="float">
            <text:p>44848320968</text:p>
          </table:table-cell>
          <table:table-cell table:style-name="ce4" office:value-type="string" calcext:value-type="string">
            <text:p>RUKİYE AKG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1-01" calcext:value-type="date">
            <text:p>01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2T10:57:22" calcext:value-type="date">
            <text:p>22.12.2021</text:p>
          </table:table-cell>
          <table:table-cell table:style-name="ce4" office:value-type="string" calcext:value-type="string">
            <text:p>938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0371507974" calcext:value-type="float">
            <text:p>50371507974</text:p>
          </table:table-cell>
          <table:table-cell table:style-name="ce4" office:value-type="string" calcext:value-type="string">
            <text:p>AHMET ARİF SAĞI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3-09-25" calcext:value-type="date">
            <text:p>25.09.200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3T11:55:37" calcext:value-type="date">
            <text:p>23.12.2021</text:p>
          </table:table-cell>
          <table:table-cell table:style-name="ce4" office:value-type="string" calcext:value-type="string">
            <text:p>121100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945451024" calcext:value-type="float">
            <text:p>40945451024</text:p>
          </table:table-cell>
          <table:table-cell table:style-name="ce4" office:value-type="string" calcext:value-type="string">
            <text:p>MERVE DEMİRSO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1-09-27" calcext:value-type="date">
            <text:p>27.09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3T11:56:22" calcext:value-type="date">
            <text:p>23.12.2021</text:p>
          </table:table-cell>
          <table:table-cell table:style-name="ce4" office:value-type="string" calcext:value-type="string">
            <text:p>214,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8913184288" calcext:value-type="float">
            <text:p>48913184288</text:p>
          </table:table-cell>
          <table:table-cell table:style-name="ce4" office:value-type="string" calcext:value-type="string">
            <text:p>CABİR ÇAK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1-07-29" calcext:value-type="date">
            <text:p>29.07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4T12:29:56" calcext:value-type="date">
            <text:p>24.12.2021</text:p>
          </table:table-cell>
          <table:table-cell table:style-name="ce4" office:value-type="string" calcext:value-type="string">
            <text:p>44,9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909451596" calcext:value-type="float">
            <text:p>40909451596</text:p>
          </table:table-cell>
          <table:table-cell table:style-name="ce4" office:value-type="string" calcext:value-type="string">
            <text:p>HÜSEYİN AKDA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03-22" calcext:value-type="date">
            <text:p>22.03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4T12:29:57" calcext:value-type="date">
            <text:p>24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4905317610" calcext:value-type="float">
            <text:p>44905317610</text:p>
          </table:table-cell>
          <table:table-cell table:style-name="ce4" office:value-type="string" calcext:value-type="string">
            <text:p>ŞERİFE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7-03-20" calcext:value-type="date">
            <text:p>20.03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4T12:29:57" calcext:value-type="date">
            <text:p>24.12.2021</text:p>
          </table:table-cell>
          <table:table-cell table:style-name="ce4" office:value-type="string" calcext:value-type="string">
            <text:p>80880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3600361744" calcext:value-type="float">
            <text:p>43600361744</text:p>
          </table:table-cell>
          <table:table-cell table:style-name="ce4" office:value-type="string" calcext:value-type="string">
            <text:p>HACI ALİ ÖNC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7T09:40:27" calcext:value-type="date">
            <text:p>27.12.2021</text:p>
          </table:table-cell>
          <table:table-cell table:style-name="ce4" office:value-type="string" calcext:value-type="string">
            <text:p>85,5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12-17" calcext:value-type="date">
            <text:p>17.1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7T09:50:28" calcext:value-type="date">
            <text:p>27.12.2021</text:p>
          </table:table-cell>
          <table:table-cell table:style-name="ce4" office:value-type="string" calcext:value-type="string">
            <text:p>69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7293798740" calcext:value-type="float">
            <text:p>47293798740</text:p>
          </table:table-cell>
          <table:table-cell table:style-name="ce4" office:value-type="string" calcext:value-type="string">
            <text:p>RAFET VURUC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6-10" calcext:value-type="date">
            <text:p>10.06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8T13:43:31" calcext:value-type="date">
            <text:p>28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996972868" calcext:value-type="float">
            <text:p>11996972868</text:p>
          </table:table-cell>
          <table:table-cell table:style-name="ce4" office:value-type="string" calcext:value-type="string">
            <text:p>SÜHEYLA ÇİĞDE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01" calcext:value-type="date">
            <text:p>01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8T13:43:32" calcext:value-type="date">
            <text:p>28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6554929406" calcext:value-type="float">
            <text:p>26554929406</text:p>
          </table:table-cell>
          <table:table-cell table:style-name="ce4" office:value-type="string" calcext:value-type="string">
            <text:p>HAYRETTİN BİLK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11-02" calcext:value-type="date">
            <text:p>02.1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8T14:26:25" calcext:value-type="date">
            <text:p>28.12.2021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707984606" calcext:value-type="float">
            <text:p>41707984606</text:p>
          </table:table-cell>
          <table:table-cell table:style-name="ce4" office:value-type="string" calcext:value-type="string">
            <text:p>NAHİDE GÜNAYD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2-02" calcext:value-type="date">
            <text:p>02.02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9T10:32:54" calcext:value-type="date">
            <text:p>29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4067240130" calcext:value-type="float">
            <text:p>34067240130</text:p>
          </table:table-cell>
          <table:table-cell table:style-name="ce4" office:value-type="string" calcext:value-type="string">
            <text:p>REMZİ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3-15" calcext:value-type="date">
            <text:p>15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9T11:37:02" calcext:value-type="date">
            <text:p>29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8270244686" calcext:value-type="float">
            <text:p>58270244686</text:p>
          </table:table-cell>
          <table:table-cell table:style-name="ce4" office:value-type="string" calcext:value-type="string">
            <text:p>DURDANE TE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10" calcext:value-type="date">
            <text:p>10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29T12:11:09" calcext:value-type="date">
            <text:p>29.12.2021</text:p>
          </table:table-cell>
          <table:table-cell table:style-name="ce4" office:value-type="string" calcext:value-type="string">
            <text:p>6,104x10^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7750224334" calcext:value-type="float">
            <text:p>17750224334</text:p>
          </table:table-cell>
          <table:table-cell table:style-name="ce4" office:value-type="string" calcext:value-type="string">
            <text:p>HALİME GÜMÜ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1-01-15" calcext:value-type="date">
            <text:p>15.01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30T13:17:13" calcext:value-type="date">
            <text:p>30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70393029766" calcext:value-type="float">
            <text:p>70393029766</text:p>
          </table:table-cell>
          <table:table-cell table:style-name="ce4" office:value-type="string" calcext:value-type="string">
            <text:p>HAKAN KARAS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12-09" calcext:value-type="date">
            <text:p>09.1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1-12-30T15:21:20" calcext:value-type="date">
            <text:p>30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6640594074" calcext:value-type="float">
            <text:p>36640594074</text:p>
          </table:table-cell>
          <table:table-cell table:style-name="ce4" office:value-type="string" calcext:value-type="string">
            <text:p>GÜLCAN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02-19" calcext:value-type="date">
            <text:p>19.02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0:46:34" calcext:value-type="date">
            <text:p>03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8619752316" calcext:value-type="float">
            <text:p>48619752316</text:p>
          </table:table-cell>
          <table:table-cell table:style-name="ce4" office:value-type="string" calcext:value-type="string">
            <text:p>MEHMET ŞİMŞE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05-25" calcext:value-type="date">
            <text:p>25.05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0:46:35" calcext:value-type="date">
            <text:p>03.01.2022</text:p>
          </table:table-cell>
          <table:table-cell table:style-name="ce4" office:value-type="string" calcext:value-type="string">
            <text:p>47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71428085948" calcext:value-type="float">
            <text:p>71428085948</text:p>
          </table:table-cell>
          <table:table-cell table:style-name="ce4" office:value-type="string" calcext:value-type="string">
            <text:p>SERAP PE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5-28" calcext:value-type="date">
            <text:p>28.05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0:46:37" calcext:value-type="date">
            <text:p>03.01.2022</text:p>
          </table:table-cell>
          <table:table-cell table:style-name="ce4" office:value-type="string" calcext:value-type="string">
            <text:p>6515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841152854" calcext:value-type="float">
            <text:p>19841152854</text:p>
          </table:table-cell>
          <table:table-cell table:style-name="ce4" office:value-type="string" calcext:value-type="string">
            <text:p>SALİH EVCİ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1-24" calcext:value-type="date">
            <text:p>24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3:34:59" calcext:value-type="date">
            <text:p>03.01.2022</text:p>
          </table:table-cell>
          <table:table-cell table:style-name="ce4" office:value-type="string" calcext:value-type="string">
            <text:p>28,4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7254467670" calcext:value-type="float">
            <text:p>27254467670</text:p>
          </table:table-cell>
          <table:table-cell table:style-name="ce4" office:value-type="string" calcext:value-type="string">
            <text:p>AYŞE HA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1-15" calcext:value-type="date">
            <text:p>15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3T15:54:52" calcext:value-type="date">
            <text:p>03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970282704" calcext:value-type="float">
            <text:p>45970282704</text:p>
          </table:table-cell>
          <table:table-cell table:style-name="ce4" office:value-type="string" calcext:value-type="string">
            <text:p>HALİS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2-06" calcext:value-type="date">
            <text:p>06.02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4T11:16:21" calcext:value-type="date">
            <text:p>04.01.2022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9311837532" calcext:value-type="float">
            <text:p>29311837532</text:p>
          </table:table-cell>
          <table:table-cell table:style-name="ce4" office:value-type="string" calcext:value-type="string">
            <text:p>ÜMMÜGÜLSÜM HALIM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4-17" calcext:value-type="date">
            <text:p>17.04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4T14:05:21" calcext:value-type="date">
            <text:p>04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4815322032" calcext:value-type="float">
            <text:p>44815322032</text:p>
          </table:table-cell>
          <table:table-cell table:style-name="ce4" office:value-type="string" calcext:value-type="string">
            <text:p>ŞAKİRE SO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6-03" calcext:value-type="date">
            <text:p>03.06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4T14:22:58" calcext:value-type="date">
            <text:p>04.01.2022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653192454" calcext:value-type="float">
            <text:p>18653192454</text:p>
          </table:table-cell>
          <table:table-cell table:style-name="ce4" office:value-type="string" calcext:value-type="string">
            <text:p>GÜLHAN KUŞLU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1" calcext:value-type="date">
            <text:p>01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5T11:30:27" calcext:value-type="date">
            <text:p>05.01.2022</text:p>
          </table:table-cell>
          <table:table-cell table:style-name="ce4" office:value-type="string" calcext:value-type="string">
            <text:p>174,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499164520" calcext:value-type="float">
            <text:p>19499164520</text:p>
          </table:table-cell>
          <table:table-cell table:style-name="ce4" office:value-type="string" calcext:value-type="string">
            <text:p>MURAT YÜZBAŞ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12-12" calcext:value-type="date">
            <text:p>12.12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5T11:30:28" calcext:value-type="date">
            <text:p>05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574162038" calcext:value-type="float">
            <text:p>19574162038</text:p>
          </table:table-cell>
          <table:table-cell table:style-name="ce4" office:value-type="string" calcext:value-type="string">
            <text:p>HATİCE FIRAT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2-10" calcext:value-type="date">
            <text:p>10.0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5T13:04:39" calcext:value-type="date">
            <text:p>05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8361760768" calcext:value-type="float">
            <text:p>48361760768</text:p>
          </table:table-cell>
          <table:table-cell table:style-name="ce4" office:value-type="string" calcext:value-type="string">
            <text:p>SEMRA KALAY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3-06" calcext:value-type="date">
            <text:p>06.03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5T13:15:20" calcext:value-type="date">
            <text:p>05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6778589430" calcext:value-type="float">
            <text:p>36778589430</text:p>
          </table:table-cell>
          <table:table-cell table:style-name="ce4" office:value-type="string" calcext:value-type="string">
            <text:p>ABDULKADİR İPE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12-10" calcext:value-type="date">
            <text:p>10.12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3:15:02" calcext:value-type="date">
            <text:p>06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6220168180" calcext:value-type="float">
            <text:p>66220168180</text:p>
          </table:table-cell>
          <table:table-cell table:style-name="ce4" office:value-type="string" calcext:value-type="string">
            <text:p>SEMRA ÖZAYD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6-25" calcext:value-type="date">
            <text:p>25.06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3:15:06" calcext:value-type="date">
            <text:p>06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364069226" calcext:value-type="float">
            <text:p>22364069226</text:p>
          </table:table-cell>
          <table:table-cell table:style-name="ce4" office:value-type="string" calcext:value-type="string">
            <text:p>ŞERİFE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2-01" calcext:value-type="date">
            <text:p>01.02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3:15:08" calcext:value-type="date">
            <text:p>06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7050245838" calcext:value-type="float">
            <text:p>47050245838</text:p>
          </table:table-cell>
          <table:table-cell table:style-name="ce4" office:value-type="string" calcext:value-type="string">
            <text:p>ASIM ERS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08" calcext:value-type="date">
            <text:p>08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5:06:33" calcext:value-type="date">
            <text:p>06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739256458" calcext:value-type="float">
            <text:p>16739256458</text:p>
          </table:table-cell>
          <table:table-cell table:style-name="ce4" office:value-type="string" calcext:value-type="string">
            <text:p>EMİNE DEDE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8-22" calcext:value-type="date">
            <text:p>22.08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5:23:51" calcext:value-type="date">
            <text:p>06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705458294" calcext:value-type="float">
            <text:p>40705458294</text:p>
          </table:table-cell>
          <table:table-cell table:style-name="ce4" office:value-type="string" calcext:value-type="string">
            <text:p>CENGİZ 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1-19" calcext:value-type="date">
            <text:p>19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6T15:27:02" calcext:value-type="date">
            <text:p>06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207455906" calcext:value-type="float">
            <text:p>40207455906</text:p>
          </table:table-cell>
          <table:table-cell table:style-name="ce4" office:value-type="string" calcext:value-type="string">
            <text:p>AYLİN KAP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06-12" calcext:value-type="date">
            <text:p>12.06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2:26:41" calcext:value-type="date">
            <text:p>07.01.2022</text:p>
          </table:table-cell>
          <table:table-cell table:style-name="ce4" office:value-type="string" calcext:value-type="string">
            <text:p>536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6554929406" calcext:value-type="float">
            <text:p>26554929406</text:p>
          </table:table-cell>
          <table:table-cell table:style-name="ce4" office:value-type="string" calcext:value-type="string">
            <text:p>HAYRETTİN BİLK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11-02" calcext:value-type="date">
            <text:p>02.1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2:46:36" calcext:value-type="date">
            <text:p>07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2283405110" calcext:value-type="float">
            <text:p>42283405110</text:p>
          </table:table-cell>
          <table:table-cell table:style-name="ce4" office:value-type="string" calcext:value-type="string">
            <text:p>SALİH DİL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2-29" calcext:value-type="date">
            <text:p>29.1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2:55:19" calcext:value-type="date">
            <text:p>07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9129406036" calcext:value-type="float">
            <text:p>29129406036</text:p>
          </table:table-cell>
          <table:table-cell table:style-name="ce4" office:value-type="string" calcext:value-type="string">
            <text:p>KENAN ÇOB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11-28" calcext:value-type="date">
            <text:p>28.11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2:58:39" calcext:value-type="date">
            <text:p>07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340071458" calcext:value-type="float">
            <text:p>22340071458</text:p>
          </table:table-cell>
          <table:table-cell table:style-name="ce4" office:value-type="string" calcext:value-type="string">
            <text:p>ZEYCAN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7-01" calcext:value-type="date">
            <text:p>01.07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3:02:44" calcext:value-type="date">
            <text:p>07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3077603506" calcext:value-type="float">
            <text:p>53077603506</text:p>
          </table:table-cell>
          <table:table-cell table:style-name="ce4" office:value-type="string" calcext:value-type="string">
            <text:p>SALİH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07-01" calcext:value-type="date">
            <text:p>01.07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07T14:41:53" calcext:value-type="date">
            <text:p>07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7136282442" calcext:value-type="float">
            <text:p>57136282442</text:p>
          </table:table-cell>
          <table:table-cell table:style-name="ce4" office:value-type="string" calcext:value-type="string">
            <text:p>AZİZ GÖK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6-17" calcext:value-type="date">
            <text:p>17.06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0T13:50:01" calcext:value-type="date">
            <text:p>10.01.2022</text:p>
          </table:table-cell>
          <table:table-cell table:style-name="ce4" office:value-type="string" calcext:value-type="string">
            <text:p>140,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515857186" calcext:value-type="float">
            <text:p>15515857186</text:p>
          </table:table-cell>
          <table:table-cell table:style-name="ce4" office:value-type="string" calcext:value-type="string">
            <text:p>ASLIHAN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8-05-10" calcext:value-type="date">
            <text:p>10.05.199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0:24:10" calcext:value-type="date">
            <text:p>11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2877385958" calcext:value-type="float">
            <text:p>42877385958</text:p>
          </table:table-cell>
          <table:table-cell table:style-name="ce4" office:value-type="string" calcext:value-type="string">
            <text:p>LEYLA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2-18" calcext:value-type="date">
            <text:p>18.0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2:25:56" calcext:value-type="date">
            <text:p>11.01.2022</text:p>
          </table:table-cell>
          <table:table-cell table:style-name="ce4" office:value-type="string" calcext:value-type="string">
            <text:p>18,3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3999348470" calcext:value-type="float">
            <text:p>43999348470</text:p>
          </table:table-cell>
          <table:table-cell table:style-name="ce4" office:value-type="string" calcext:value-type="string">
            <text:p>SERDAR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8-27" calcext:value-type="date">
            <text:p>27.08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2:25:57" calcext:value-type="date">
            <text:p>11.01.2022</text:p>
          </table:table-cell>
          <table:table-cell table:style-name="ce4" office:value-type="string" calcext:value-type="string">
            <text:p>68,3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0472542960" calcext:value-type="float">
            <text:p>10472542960</text:p>
          </table:table-cell>
          <table:table-cell table:style-name="ce4" office:value-type="string" calcext:value-type="string">
            <text:p>SÜLEYMAN MAHMUT KAYAGİ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1-22" calcext:value-type="date">
            <text:p>22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2:25:58" calcext:value-type="date">
            <text:p>11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7204241382" calcext:value-type="float">
            <text:p>17204241382</text:p>
          </table:table-cell>
          <table:table-cell table:style-name="ce4" office:value-type="string" calcext:value-type="string">
            <text:p>SARE KOÇAK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6-25" calcext:value-type="date">
            <text:p>25.06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3:37:58" calcext:value-type="date">
            <text:p>11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424301722" calcext:value-type="float">
            <text:p>45424301722</text:p>
          </table:table-cell>
          <table:table-cell table:style-name="ce4" office:value-type="string" calcext:value-type="string">
            <text:p>MUSTAFA ŞANALMI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10-05" calcext:value-type="date">
            <text:p>05.10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1T14:36:15" calcext:value-type="date">
            <text:p>11.01.2022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0981676032" calcext:value-type="float">
            <text:p>20981676032</text:p>
          </table:table-cell>
          <table:table-cell table:style-name="ce4" office:value-type="string" calcext:value-type="string">
            <text:p>ALİ DUR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3-08" calcext:value-type="date">
            <text:p>08.03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2T11:03:34" calcext:value-type="date">
            <text:p>12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7005719834" calcext:value-type="float">
            <text:p>47005719834</text:p>
          </table:table-cell>
          <table:table-cell table:style-name="ce4" office:value-type="string" calcext:value-type="string">
            <text:p>ENGİN KADİR KART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15" calcext:value-type="date">
            <text:p>15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2T11:04:45" calcext:value-type="date">
            <text:p>12.01.2022</text:p>
          </table:table-cell>
          <table:table-cell table:style-name="ce4" office:value-type="string" calcext:value-type="string">
            <text:p>ÇALIŞMADAN SONUÇ ALINMIYOR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3761395526" calcext:value-type="float">
            <text:p>53761395526</text:p>
          </table:table-cell>
          <table:table-cell table:style-name="ce4" office:value-type="string" calcext:value-type="string">
            <text:p>SALİH AK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6-01" calcext:value-type="date">
            <text:p>01.06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2T12:42:33" calcext:value-type="date">
            <text:p>12.01.2022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5138977192" calcext:value-type="float">
            <text:p>25138977192</text:p>
          </table:table-cell>
          <table:table-cell table:style-name="ce4" office:value-type="string" calcext:value-type="string">
            <text:p>HACER BAYG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10-01" calcext:value-type="date">
            <text:p>01.10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2T14:46:10" calcext:value-type="date">
            <text:p>12.01.2022</text:p>
          </table:table-cell>
          <table:table-cell table:style-name="ce4" office:value-type="string" calcext:value-type="string">
            <text:p>ÇALIŞAMADAN SONUÇ ALINAMIYOR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4000347942" calcext:value-type="float">
            <text:p>14000347942</text:p>
          </table:table-cell>
          <table:table-cell table:style-name="ce4" office:value-type="string" calcext:value-type="string">
            <text:p>ABDULSEDTAR TÜRK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7-01" calcext:value-type="date">
            <text:p>01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3T11:59:44" calcext:value-type="date">
            <text:p>13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7395234580" calcext:value-type="float">
            <text:p>47395234580</text:p>
          </table:table-cell>
          <table:table-cell table:style-name="ce4" office:value-type="string" calcext:value-type="string">
            <text:p>NAGİHAN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01-29" calcext:value-type="date">
            <text:p>29.01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3T14:02:35" calcext:value-type="date">
            <text:p>13.01.2022</text:p>
          </table:table-cell>
          <table:table-cell table:style-name="ce4" office:value-type="string" calcext:value-type="string">
            <text:p>YETERSİZ NUMUNE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5016538842" calcext:value-type="float">
            <text:p>25016538842</text:p>
          </table:table-cell>
          <table:table-cell table:style-name="ce4" office:value-type="string" calcext:value-type="string">
            <text:p>ZEYNEP KESM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11-15" calcext:value-type="date">
            <text:p>15.1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3T15:20:47" calcext:value-type="date">
            <text:p>13.01.2022</text:p>
          </table:table-cell>
          <table:table-cell table:style-name="ce4" office:value-type="string" calcext:value-type="string">
            <text:p>20,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349027740" calcext:value-type="float">
            <text:p>40349027740</text:p>
          </table:table-cell>
          <table:table-cell table:style-name="ce4" office:value-type="string" calcext:value-type="string">
            <text:p>YUSUF ÇAK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2-26" calcext:value-type="date">
            <text:p>26.1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3T15:21:42" calcext:value-type="date">
            <text:p>13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193275408" calcext:value-type="float">
            <text:p>16193275408</text:p>
          </table:table-cell>
          <table:table-cell table:style-name="ce4" office:value-type="string" calcext:value-type="string">
            <text:p>RECEP ÇA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11-25" calcext:value-type="date">
            <text:p>25.1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06:03" calcext:value-type="date">
            <text:p>14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7989439898" calcext:value-type="float">
            <text:p>27989439898</text:p>
          </table:table-cell>
          <table:table-cell table:style-name="ce4" office:value-type="string" calcext:value-type="string">
            <text:p>ZÖHRE EDİZ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02-01" calcext:value-type="date">
            <text:p>01.0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06:05" calcext:value-type="date">
            <text:p>14.01.2022</text:p>
          </table:table-cell>
          <table:table-cell table:style-name="ce4" office:value-type="string" calcext:value-type="string">
            <text:p>18,7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873976934" calcext:value-type="float">
            <text:p>11873976934</text:p>
          </table:table-cell>
          <table:table-cell table:style-name="ce4" office:value-type="string" calcext:value-type="string">
            <text:p>FERHAT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11-11" calcext:value-type="date">
            <text:p>11.11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23:52" calcext:value-type="date">
            <text:p>14.01.2022</text:p>
          </table:table-cell>
          <table:table-cell table:style-name="ce4" office:value-type="string" calcext:value-type="string">
            <text:p>244,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950184152" calcext:value-type="float">
            <text:p>18950184152</text:p>
          </table:table-cell>
          <table:table-cell table:style-name="ce4" office:value-type="string" calcext:value-type="string">
            <text:p>NEVİN 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7-16" calcext:value-type="date">
            <text:p>16.07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41:33" calcext:value-type="date">
            <text:p>14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8076584338" calcext:value-type="float">
            <text:p>48076584338</text:p>
          </table:table-cell>
          <table:table-cell table:style-name="ce4" office:value-type="string" calcext:value-type="string">
            <text:p>İHSAN KARS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1-09-16" calcext:value-type="date">
            <text:p>16.09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4T15:55:56" calcext:value-type="date">
            <text:p>14.01.2022</text:p>
          </table:table-cell>
          <table:table-cell table:style-name="ce4" office:value-type="string" calcext:value-type="string">
            <text:p>112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769629062" calcext:value-type="float">
            <text:p>16769629062</text:p>
          </table:table-cell>
          <table:table-cell table:style-name="ce4" office:value-type="string" calcext:value-type="string">
            <text:p>MEHMET ÇAK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3-16" calcext:value-type="date">
            <text:p>16.03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1:38:35" calcext:value-type="date">
            <text:p>17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4905317610" calcext:value-type="float">
            <text:p>44905317610</text:p>
          </table:table-cell>
          <table:table-cell table:style-name="ce4" office:value-type="string" calcext:value-type="string">
            <text:p>ŞERİFE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7-03-20" calcext:value-type="date">
            <text:p>20.03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3:13:40" calcext:value-type="date">
            <text:p>17.01.2022</text:p>
          </table:table-cell>
          <table:table-cell table:style-name="ce4" office:value-type="string" calcext:value-type="string">
            <text:p>20,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921575396" calcext:value-type="float">
            <text:p>23921575396</text:p>
          </table:table-cell>
          <table:table-cell table:style-name="ce4" office:value-type="string" calcext:value-type="string">
            <text:p>BEKİR ARS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3-07" calcext:value-type="date">
            <text:p>07.03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4:56:56" calcext:value-type="date">
            <text:p>17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482661190" calcext:value-type="float">
            <text:p>21482661190</text:p>
          </table:table-cell>
          <table:table-cell table:style-name="ce4" office:value-type="string" calcext:value-type="string">
            <text:p>HARU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0-10-30" calcext:value-type="date">
            <text:p>30.10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4:56:57" calcext:value-type="date">
            <text:p>17.01.2022</text:p>
          </table:table-cell>
          <table:table-cell table:style-name="ce4" office:value-type="string" calcext:value-type="string">
            <text:p>18010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9338838048" calcext:value-type="float">
            <text:p>29338838048</text:p>
          </table:table-cell>
          <table:table-cell table:style-name="ce4" office:value-type="string" calcext:value-type="string">
            <text:p>NEVİN E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5-20" calcext:value-type="date">
            <text:p>20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4:56:58" calcext:value-type="date">
            <text:p>17.01.2022</text:p>
          </table:table-cell>
          <table:table-cell table:style-name="ce4" office:value-type="string" calcext:value-type="string">
            <text:p>38,4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2836092376" calcext:value-type="float">
            <text:p>62836092376</text:p>
          </table:table-cell>
          <table:table-cell table:style-name="ce4" office:value-type="string" calcext:value-type="string">
            <text:p>SATİ BOSTAN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9-02-20" calcext:value-type="date">
            <text:p>20.02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7T15:57:40" calcext:value-type="date">
            <text:p>17.01.2022</text:p>
          </table:table-cell>
          <table:table-cell table:style-name="ce4" office:value-type="string" calcext:value-type="string">
            <text:p>483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9197842798" calcext:value-type="float">
            <text:p>29197842798</text:p>
          </table:table-cell>
          <table:table-cell table:style-name="ce4" office:value-type="string" calcext:value-type="string">
            <text:p>AYŞE KAVALA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4-05" calcext:value-type="date">
            <text:p>05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8T12:11:55" calcext:value-type="date">
            <text:p>18.01.2022</text:p>
          </table:table-cell>
          <table:table-cell table:style-name="ce4" office:value-type="string" calcext:value-type="string">
            <text:p>313,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510464824" calcext:value-type="float">
            <text:p>40510464824</text:p>
          </table:table-cell>
          <table:table-cell table:style-name="ce4" office:value-type="string" calcext:value-type="string">
            <text:p>HALİL İBRAHİM UĞU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8T13:28:25" calcext:value-type="date">
            <text:p>18.01.2022</text:p>
          </table:table-cell>
          <table:table-cell table:style-name="ce4" office:value-type="string" calcext:value-type="string">
            <text:p>5246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674193978" calcext:value-type="float">
            <text:p>39674193978</text:p>
          </table:table-cell>
          <table:table-cell table:style-name="ce4" office:value-type="string" calcext:value-type="string">
            <text:p>HASAN HÜSEYİN LAÇ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12-13" calcext:value-type="date">
            <text:p>13.12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8T14:31:47" calcext:value-type="date">
            <text:p>18.01.2022</text:p>
          </table:table-cell>
          <table:table-cell table:style-name="ce4" office:value-type="string" calcext:value-type="string">
            <text:p>34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0336136600" calcext:value-type="float">
            <text:p>20336136600</text:p>
          </table:table-cell>
          <table:table-cell table:style-name="ce4" office:value-type="string" calcext:value-type="string">
            <text:p>CAHİT SERKAN ELMA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08-05" calcext:value-type="date">
            <text:p>05.08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8T15:26:25" calcext:value-type="date">
            <text:p>18.01.2022</text:p>
          </table:table-cell>
          <table:table-cell table:style-name="ce4" office:value-type="string" calcext:value-type="string">
            <text:p>727,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694492174" calcext:value-type="float">
            <text:p>39694492174</text:p>
          </table:table-cell>
          <table:table-cell table:style-name="ce4" office:value-type="string" calcext:value-type="string">
            <text:p>ALİ ÇAT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4-25" calcext:value-type="date">
            <text:p>25.04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2:01:03" calcext:value-type="date">
            <text:p>19.01.2022</text:p>
          </table:table-cell>
          <table:table-cell table:style-name="ce4" office:value-type="string" calcext:value-type="string">
            <text:p>264100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652493540" calcext:value-type="float">
            <text:p>39652493540</text:p>
          </table:table-cell>
          <table:table-cell table:style-name="ce4" office:value-type="string" calcext:value-type="string">
            <text:p>HACER ÇAT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06-10" calcext:value-type="date">
            <text:p>10.06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2:01:04" calcext:value-type="date">
            <text:p>19.01.2022</text:p>
          </table:table-cell>
          <table:table-cell table:style-name="ce4" office:value-type="string" calcext:value-type="string">
            <text:p>25,7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200541160" calcext:value-type="float">
            <text:p>38200541160</text:p>
          </table:table-cell>
          <table:table-cell table:style-name="ce4" office:value-type="string" calcext:value-type="string">
            <text:p>TÜRKAN TURAP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5-23" calcext:value-type="date">
            <text:p>23.05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2:01:09" calcext:value-type="date">
            <text:p>19.01.2022</text:p>
          </table:table-cell>
          <table:table-cell table:style-name="ce4" office:value-type="string" calcext:value-type="string">
            <text:p>539,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4815322032" calcext:value-type="float">
            <text:p>44815322032</text:p>
          </table:table-cell>
          <table:table-cell table:style-name="ce4" office:value-type="string" calcext:value-type="string">
            <text:p>ŞAKİRE SO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6-03" calcext:value-type="date">
            <text:p>03.06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4:35:24" calcext:value-type="date">
            <text:p>19.01.2022</text:p>
          </table:table-cell>
          <table:table-cell table:style-name="ce4" office:value-type="string" calcext:value-type="string">
            <text:p>213700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510592490" calcext:value-type="float">
            <text:p>23510592490</text:p>
          </table:table-cell>
          <table:table-cell table:style-name="ce4" office:value-type="string" calcext:value-type="string">
            <text:p>MİYASE AKKU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2-04" calcext:value-type="date">
            <text:p>04.0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4:59:06" calcext:value-type="date">
            <text:p>19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7005719834" calcext:value-type="float">
            <text:p>47005719834</text:p>
          </table:table-cell>
          <table:table-cell table:style-name="ce4" office:value-type="string" calcext:value-type="string">
            <text:p>ENGİN KADİR KART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15" calcext:value-type="date">
            <text:p>15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19T15:41:13" calcext:value-type="date">
            <text:p>19.01.2022</text:p>
          </table:table-cell>
          <table:table-cell table:style-name="ce4" office:value-type="string" calcext:value-type="string">
            <text:p>270400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6122944886" calcext:value-type="float">
            <text:p>26122944886</text:p>
          </table:table-cell>
          <table:table-cell table:style-name="ce4" office:value-type="string" calcext:value-type="string">
            <text:p>SEDAT AKM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4-08-23" calcext:value-type="date">
            <text:p>23.08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0T11:43:27" calcext:value-type="date">
            <text:p>20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629666988" calcext:value-type="float">
            <text:p>15629666988</text:p>
          </table:table-cell>
          <table:table-cell table:style-name="ce4" office:value-type="string" calcext:value-type="string">
            <text:p>FİKRİYE AK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06-07" calcext:value-type="date">
            <text:p>07.06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0T12:42:16" calcext:value-type="date">
            <text:p>20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970282704" calcext:value-type="float">
            <text:p>45970282704</text:p>
          </table:table-cell>
          <table:table-cell table:style-name="ce4" office:value-type="string" calcext:value-type="string">
            <text:p>HALİS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2-06" calcext:value-type="date">
            <text:p>06.02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0T12:42:17" calcext:value-type="date">
            <text:p>20.01.2022</text:p>
          </table:table-cell>
          <table:table-cell table:style-name="ce4" office:value-type="string" calcext:value-type="string">
            <text:p>1.603x10^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424301722" calcext:value-type="float">
            <text:p>45424301722</text:p>
          </table:table-cell>
          <table:table-cell table:style-name="ce4" office:value-type="string" calcext:value-type="string">
            <text:p>MUSTAFA ŞANALMI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10-05" calcext:value-type="date">
            <text:p>05.10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0T14:51:17" calcext:value-type="date">
            <text:p>20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551899446" calcext:value-type="float">
            <text:p>38551899446</text:p>
          </table:table-cell>
          <table:table-cell table:style-name="ce4" office:value-type="string" calcext:value-type="string">
            <text:p>İSMAİL KASAP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4-08-29" calcext:value-type="date">
            <text:p>29.08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2:21:30" calcext:value-type="date">
            <text:p>21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4601995466" calcext:value-type="float">
            <text:p>24601995466</text:p>
          </table:table-cell>
          <table:table-cell table:style-name="ce4" office:value-type="string" calcext:value-type="string">
            <text:p>MURAT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5-24" calcext:value-type="date">
            <text:p>24.05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2:21:31" calcext:value-type="date">
            <text:p>21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611897474" calcext:value-type="float">
            <text:p>38611897474</text:p>
          </table:table-cell>
          <table:table-cell table:style-name="ce4" office:value-type="string" calcext:value-type="string">
            <text:p>NURETTİN KASAP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1-10" calcext:value-type="date">
            <text:p>10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2:21:32" calcext:value-type="date">
            <text:p>21.01.2022</text:p>
          </table:table-cell>
          <table:table-cell table:style-name="ce4" office:value-type="string" calcext:value-type="string">
            <text:p>5529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3487738786" calcext:value-type="float">
            <text:p>13487738786</text:p>
          </table:table-cell>
          <table:table-cell table:style-name="ce4" office:value-type="string" calcext:value-type="string">
            <text:p>PEHLÜL YALÇ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1-20" calcext:value-type="date">
            <text:p>20.01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3:26:04" calcext:value-type="date">
            <text:p>21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2740390310" calcext:value-type="float">
            <text:p>12740390310</text:p>
          </table:table-cell>
          <table:table-cell table:style-name="ce4" office:value-type="string" calcext:value-type="string">
            <text:p>KARANFİL AKDA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1T15:08:09" calcext:value-type="date">
            <text:p>21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974082328" calcext:value-type="float">
            <text:p>21974082328</text:p>
          </table:table-cell>
          <table:table-cell table:style-name="ce4" office:value-type="string" calcext:value-type="string">
            <text:p>ÜNAL SAR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4-17" calcext:value-type="date">
            <text:p>17.04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4T10:21:43" calcext:value-type="date">
            <text:p>24.01.2022</text:p>
          </table:table-cell>
          <table:table-cell table:style-name="ce4" office:value-type="string" calcext:value-type="string">
            <text:p>51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526064052" calcext:value-type="float">
            <text:p>22526064052</text:p>
          </table:table-cell>
          <table:table-cell table:style-name="ce4" office:value-type="string" calcext:value-type="string">
            <text:p>ÖMER AK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2-10" calcext:value-type="date">
            <text:p>10.02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4T14:27:21" calcext:value-type="date">
            <text:p>24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290104582" calcext:value-type="float">
            <text:p>21290104582</text:p>
          </table:table-cell>
          <table:table-cell table:style-name="ce4" office:value-type="string" calcext:value-type="string">
            <text:p>METEHAN DAŞ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2-01-10" calcext:value-type="date">
            <text:p>10.01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1:46:08" calcext:value-type="date">
            <text:p>25.01.2022</text:p>
          </table:table-cell>
          <table:table-cell table:style-name="ce4" office:value-type="string" calcext:value-type="string">
            <text:p>1075000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4387658240" calcext:value-type="float">
            <text:p>34387658240</text:p>
          </table:table-cell>
          <table:table-cell table:style-name="ce4" office:value-type="string" calcext:value-type="string">
            <text:p>SEMANUR Y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8-03-04" calcext:value-type="date">
            <text:p>04.03.199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1:46:10" calcext:value-type="date">
            <text:p>25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2593956268" calcext:value-type="float">
            <text:p>12593956268</text:p>
          </table:table-cell>
          <table:table-cell table:style-name="ce4" office:value-type="string" calcext:value-type="string">
            <text:p>YASEMİN DAYANGA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2-24" calcext:value-type="date">
            <text:p>24.02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1:46:10" calcext:value-type="date">
            <text:p>25.01.2022</text:p>
          </table:table-cell>
          <table:table-cell table:style-name="ce4" office:value-type="string" calcext:value-type="string">
            <text:p>156,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579429390" calcext:value-type="float">
            <text:p>11579429390</text:p>
          </table:table-cell>
          <table:table-cell table:style-name="ce4" office:value-type="string" calcext:value-type="string">
            <text:p>YALÇI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1-18" calcext:value-type="date">
            <text:p>1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2:01:34" calcext:value-type="date">
            <text:p>25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7497871928" calcext:value-type="float">
            <text:p>47497871928</text:p>
          </table:table-cell>
          <table:table-cell table:style-name="ce4" office:value-type="string" calcext:value-type="string">
            <text:p>FETHİ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4-16" calcext:value-type="date">
            <text:p>16.04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3:13:59" calcext:value-type="date">
            <text:p>25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1150776224" calcext:value-type="float">
            <text:p>31150776224</text:p>
          </table:table-cell>
          <table:table-cell table:style-name="ce4" office:value-type="string" calcext:value-type="string">
            <text:p>OSMAN ÖND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5-20" calcext:value-type="date">
            <text:p>20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3:14:00" calcext:value-type="date">
            <text:p>25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7703890646" calcext:value-type="float">
            <text:p>27703890646</text:p>
          </table:table-cell>
          <table:table-cell table:style-name="ce4" office:value-type="string" calcext:value-type="string">
            <text:p>MUSTAFA KARA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7-29" calcext:value-type="date">
            <text:p>29.07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5T14:46:36" calcext:value-type="date">
            <text:p>25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5906175804" calcext:value-type="float">
            <text:p>35906175804</text:p>
          </table:table-cell>
          <table:table-cell table:style-name="ce4" office:value-type="string" calcext:value-type="string">
            <text:p>HALİT DEMİR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5-25" calcext:value-type="date">
            <text:p>25.05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6T11:16:53" calcext:value-type="date">
            <text:p>26.01.2022</text:p>
          </table:table-cell>
          <table:table-cell table:style-name="ce4" office:value-type="string" calcext:value-type="string">
            <text:p>2,523x10^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9664052176" calcext:value-type="float">
            <text:p>69664052176</text:p>
          </table:table-cell>
          <table:table-cell table:style-name="ce4" office:value-type="string" calcext:value-type="string">
            <text:p>ÖMER ÖZTÜR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2-06" calcext:value-type="date">
            <text:p>06.02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7T10:05:51" calcext:value-type="date">
            <text:p>27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111045388" calcext:value-type="float">
            <text:p>23111045388</text:p>
          </table:table-cell>
          <table:table-cell table:style-name="ce4" office:value-type="string" calcext:value-type="string">
            <text:p>RECEP AYD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1-01" calcext:value-type="date">
            <text:p>01.01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7T12:18:14" calcext:value-type="date">
            <text:p>27.01.2022</text:p>
          </table:table-cell>
          <table:table-cell table:style-name="ce4" office:value-type="string" calcext:value-type="string">
            <text:p>12,8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0164368708" calcext:value-type="float">
            <text:p>30164368708</text:p>
          </table:table-cell>
          <table:table-cell table:style-name="ce4" office:value-type="string" calcext:value-type="string">
            <text:p>KADİR ER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11-10" calcext:value-type="date">
            <text:p>10.11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8T14:22:37" calcext:value-type="date">
            <text:p>28.01.2022</text:p>
          </table:table-cell>
          <table:table-cell table:style-name="ce4" office:value-type="string" calcext:value-type="string">
            <text:p>15,6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137110332" calcext:value-type="float">
            <text:p>21137110332</text:p>
          </table:table-cell>
          <table:table-cell table:style-name="ce4" office:value-type="string" calcext:value-type="string">
            <text:p>ŞÜKRÜ EKİ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11-06" calcext:value-type="date">
            <text:p>06.1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8T14:22:40" calcext:value-type="date">
            <text:p>28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6355161216" calcext:value-type="float">
            <text:p>66355161216</text:p>
          </table:table-cell>
          <table:table-cell table:style-name="ce4" office:value-type="string" calcext:value-type="string">
            <text:p>ÖZCAN GÜRBÜ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0-02-01" calcext:value-type="date">
            <text:p>01.02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28T15:00:43" calcext:value-type="date">
            <text:p>28.01.2022</text:p>
          </table:table-cell>
          <table:table-cell table:style-name="ce4" office:value-type="string" calcext:value-type="string">
            <text:p>126,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2452780638" calcext:value-type="float">
            <text:p>12452780638</text:p>
          </table:table-cell>
          <table:table-cell table:style-name="ce4" office:value-type="string" calcext:value-type="string">
            <text:p>DUYGU İŞBİL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2-12-21" calcext:value-type="date">
            <text:p>21.12.200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1-31T13:39:00" calcext:value-type="date">
            <text:p>31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460827262" calcext:value-type="float">
            <text:p>16460827262</text:p>
          </table:table-cell>
          <table:table-cell table:style-name="ce4" office:value-type="string" calcext:value-type="string">
            <text:p>LÜTFİYE SEZ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12-10" calcext:value-type="date">
            <text:p>10.1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09:40:42" calcext:value-type="date">
            <text:p>01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3878058002" calcext:value-type="float">
            <text:p>33878058002</text:p>
          </table:table-cell>
          <table:table-cell table:style-name="ce4" office:value-type="string" calcext:value-type="string">
            <text:p>DOĞAN İŞBİL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1-04-04" calcext:value-type="date">
            <text:p>04.04.199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10:03:56" calcext:value-type="date">
            <text:p>01.02.2022</text:p>
          </table:table-cell>
          <table:table-cell table:style-name="ce4" office:value-type="string" calcext:value-type="string">
            <text:p>11,9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3914056832" calcext:value-type="float">
            <text:p>33914056832</text:p>
          </table:table-cell>
          <table:table-cell table:style-name="ce4" office:value-type="string" calcext:value-type="string">
            <text:p>MEHMET İŞBİL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7-01" calcext:value-type="date">
            <text:p>01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10:05:44" calcext:value-type="date">
            <text:p>01.02.2022</text:p>
          </table:table-cell>
          <table:table-cell table:style-name="ce4" office:value-type="string" calcext:value-type="string">
            <text:p>1637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8021881156" calcext:value-type="float">
            <text:p>28021881156</text:p>
          </table:table-cell>
          <table:table-cell table:style-name="ce4" office:value-type="string" calcext:value-type="string">
            <text:p>ÖMER ATE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3-18" calcext:value-type="date">
            <text:p>18.03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12:48:36" calcext:value-type="date">
            <text:p>01.02.2022</text:p>
          </table:table-cell>
          <table:table-cell table:style-name="ce4" office:value-type="string" calcext:value-type="string">
            <text:p>232,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2470105746" calcext:value-type="float">
            <text:p>62470105746</text:p>
          </table:table-cell>
          <table:table-cell table:style-name="ce4" office:value-type="string" calcext:value-type="string">
            <text:p>CEMİLE ŞENC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7-28" calcext:value-type="date">
            <text:p>28.07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1T15:17:23" calcext:value-type="date">
            <text:p>01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4924878676" calcext:value-type="float">
            <text:p>14924878676</text:p>
          </table:table-cell>
          <table:table-cell table:style-name="ce4" office:value-type="string" calcext:value-type="string">
            <text:p>HASAN AKTU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1-01" calcext:value-type="date">
            <text:p>01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2T11:10:35" calcext:value-type="date">
            <text:p>02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2642059700" calcext:value-type="float">
            <text:p>52642059700</text:p>
          </table:table-cell>
          <table:table-cell table:style-name="ce4" office:value-type="string" calcext:value-type="string">
            <text:p>AHMET TURAN KASIML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6-01-05" calcext:value-type="date">
            <text:p>05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2T14:33:33" calcext:value-type="date">
            <text:p>02.02.2022</text:p>
          </table:table-cell>
          <table:table-cell table:style-name="ce4" office:value-type="string" calcext:value-type="string">
            <text:p>6113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751155846" calcext:value-type="float">
            <text:p>19751155846</text:p>
          </table:table-cell>
          <table:table-cell table:style-name="ce4" office:value-type="string" calcext:value-type="string">
            <text:p>İSMET UÇ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6-10" calcext:value-type="date">
            <text:p>10.06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2T14:56:43" calcext:value-type="date">
            <text:p>02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4053346616" calcext:value-type="float">
            <text:p>44053346616</text:p>
          </table:table-cell>
          <table:table-cell table:style-name="ce4" office:value-type="string" calcext:value-type="string">
            <text:p>EROL BOZ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1-01" calcext:value-type="date">
            <text:p>01.01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2T15:17:49" calcext:value-type="date">
            <text:p>02.02.2022</text:p>
          </table:table-cell>
          <table:table-cell table:style-name="ce4" office:value-type="string" calcext:value-type="string">
            <text:p>3006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4276671466" calcext:value-type="float">
            <text:p>34276671466</text:p>
          </table:table-cell>
          <table:table-cell table:style-name="ce4" office:value-type="string" calcext:value-type="string">
            <text:p>EMİNE BİNGÖ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7-03" calcext:value-type="date">
            <text:p>03.07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4T11:43:12" calcext:value-type="date">
            <text:p>04.02.2022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7555230592" calcext:value-type="float">
            <text:p>17555230592</text:p>
          </table:table-cell>
          <table:table-cell table:style-name="ce4" office:value-type="string" calcext:value-type="string">
            <text:p>FİLİZ EKİNC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10-01" calcext:value-type="date">
            <text:p>01.10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4T14:57:50" calcext:value-type="date">
            <text:p>04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929083868" calcext:value-type="float">
            <text:p>21929083868</text:p>
          </table:table-cell>
          <table:table-cell table:style-name="ce4" office:value-type="string" calcext:value-type="string">
            <text:p>NURAN AK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07-01" calcext:value-type="date">
            <text:p>01.07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4T14:58:01" calcext:value-type="date">
            <text:p>04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5163540118" calcext:value-type="float">
            <text:p>25163540118</text:p>
          </table:table-cell>
          <table:table-cell table:style-name="ce4" office:value-type="string" calcext:value-type="string">
            <text:p>BEKİR ALTINDA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03-03" calcext:value-type="date">
            <text:p>03.03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4T15:44:44" calcext:value-type="date">
            <text:p>04.02.2022</text:p>
          </table:table-cell>
          <table:table-cell table:style-name="ce4" office:value-type="string" calcext:value-type="string">
            <text:p>56,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7885113942" calcext:value-type="float">
            <text:p>67885113942</text:p>
          </table:table-cell>
          <table:table-cell table:style-name="ce4" office:value-type="string" calcext:value-type="string">
            <text:p>MUSTAFA YALÇ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9-21" calcext:value-type="date">
            <text:p>21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1:55:33" calcext:value-type="date">
            <text:p>07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325304242" calcext:value-type="float">
            <text:p>45325304242</text:p>
          </table:table-cell>
          <table:table-cell table:style-name="ce4" office:value-type="string" calcext:value-type="string">
            <text:p>AYŞEGÜL US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2-01" calcext:value-type="date">
            <text:p>01.02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3:35:44" calcext:value-type="date">
            <text:p>07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4301005356" calcext:value-type="float">
            <text:p>54301005356</text:p>
          </table:table-cell>
          <table:table-cell table:style-name="ce4" office:value-type="string" calcext:value-type="string">
            <text:p>KEMAL 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10-01" calcext:value-type="date">
            <text:p>01.10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3:46:51" calcext:value-type="date">
            <text:p>07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4555330062" calcext:value-type="float">
            <text:p>14555330062</text:p>
          </table:table-cell>
          <table:table-cell table:style-name="ce4" office:value-type="string" calcext:value-type="string">
            <text:p>BİLAL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5-05" calcext:value-type="date">
            <text:p>05.05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3:47:51" calcext:value-type="date">
            <text:p>07.02.2022</text:p>
          </table:table-cell>
          <table:table-cell table:style-name="ce4" office:value-type="string" calcext:value-type="string">
            <text:p>104,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0283805818" calcext:value-type="float">
            <text:p>30283805818</text:p>
          </table:table-cell>
          <table:table-cell table:style-name="ce4" office:value-type="string" calcext:value-type="string">
            <text:p>ZİYAATTİN ŞAHİNPIN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1-10" calcext:value-type="date">
            <text:p>10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5:20:35" calcext:value-type="date">
            <text:p>07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1334103998" calcext:value-type="float">
            <text:p>51334103998</text:p>
          </table:table-cell>
          <table:table-cell table:style-name="ce4" office:value-type="string" calcext:value-type="string">
            <text:p>AKGÜL AYB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10-30" calcext:value-type="date">
            <text:p>30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7T15:32:47" calcext:value-type="date">
            <text:p>07.02.2022</text:p>
          </table:table-cell>
          <table:table-cell table:style-name="ce4" office:value-type="string" calcext:value-type="string">
            <text:p>416,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827521040" calcext:value-type="float">
            <text:p>38827521040</text:p>
          </table:table-cell>
          <table:table-cell table:style-name="ce4" office:value-type="string" calcext:value-type="string">
            <text:p>DÜRDANE SAĞDI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1-28" calcext:value-type="date">
            <text:p>28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8T13:00:07" calcext:value-type="date">
            <text:p>08.02.2022</text:p>
          </table:table-cell>
          <table:table-cell table:style-name="ce4" office:value-type="string" calcext:value-type="string">
            <text:p>24,4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540400154" calcext:value-type="float">
            <text:p>23540400154</text:p>
          </table:table-cell>
          <table:table-cell table:style-name="ce4" office:value-type="string" calcext:value-type="string">
            <text:p>GÜLSÜM TAŞK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01-19" calcext:value-type="date">
            <text:p>19.01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8T13:09:05" calcext:value-type="date">
            <text:p>08.02.2022</text:p>
          </table:table-cell>
          <table:table-cell table:style-name="ce4" office:value-type="string" calcext:value-type="string">
            <text:p>19,4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684586608" calcext:value-type="float">
            <text:p>23684586608</text:p>
          </table:table-cell>
          <table:table-cell table:style-name="ce4" office:value-type="string" calcext:value-type="string">
            <text:p>ZÜBEYDE G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2-01" calcext:value-type="date">
            <text:p>01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08T13:09:17" calcext:value-type="date">
            <text:p>08.02.2022</text:p>
          </table:table-cell>
          <table:table-cell table:style-name="ce4" office:value-type="string" calcext:value-type="string">
            <text:p>33,5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3761395526" calcext:value-type="float">
            <text:p>53761395526</text:p>
          </table:table-cell>
          <table:table-cell table:style-name="ce4" office:value-type="string" calcext:value-type="string">
            <text:p>SALİH AK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6-01" calcext:value-type="date">
            <text:p>01.06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1:52:55" calcext:value-type="date">
            <text:p>10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2115411234" calcext:value-type="float">
            <text:p>42115411234</text:p>
          </table:table-cell>
          <table:table-cell table:style-name="ce4" office:value-type="string" calcext:value-type="string">
            <text:p>ŞENGÜL AYG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4-10" calcext:value-type="date">
            <text:p>10.04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1:52:56" calcext:value-type="date">
            <text:p>10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1250402658" calcext:value-type="float">
            <text:p>31250402658</text:p>
          </table:table-cell>
          <table:table-cell table:style-name="ce4" office:value-type="string" calcext:value-type="string">
            <text:p>SEVGİ SOY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2-10" calcext:value-type="date">
            <text:p>10.02.199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1:56:33" calcext:value-type="date">
            <text:p>10.02.2022</text:p>
          </table:table-cell>
          <table:table-cell table:style-name="ce4" office:value-type="string" calcext:value-type="string">
            <text:p>34,9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4440892870" calcext:value-type="float">
            <text:p>44440892870</text:p>
          </table:table-cell>
          <table:table-cell table:style-name="ce4" office:value-type="string" calcext:value-type="string">
            <text:p>HATİCE KU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01-08" calcext:value-type="date">
            <text:p>08.0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2:29:47" calcext:value-type="date">
            <text:p>10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6196608324" calcext:value-type="float">
            <text:p>36196608324</text:p>
          </table:table-cell>
          <table:table-cell table:style-name="ce4" office:value-type="string" calcext:value-type="string">
            <text:p>NİZAMETTİN UY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12-11" calcext:value-type="date">
            <text:p>11.12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2:29:48" calcext:value-type="date">
            <text:p>10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9536830400" calcext:value-type="float">
            <text:p>29536830400</text:p>
          </table:table-cell>
          <table:table-cell table:style-name="ce4" office:value-type="string" calcext:value-type="string">
            <text:p>YADİGAR SÖĞÜTL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0-03-23" calcext:value-type="date">
            <text:p>23.03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4:46:18" calcext:value-type="date">
            <text:p>10.02.2022</text:p>
          </table:table-cell>
          <table:table-cell table:style-name="ce4" office:value-type="string" calcext:value-type="string">
            <text:p>22,8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9348169352" calcext:value-type="float">
            <text:p>49348169352</text:p>
          </table:table-cell>
          <table:table-cell table:style-name="ce4" office:value-type="string" calcext:value-type="string">
            <text:p>HURİYE DANI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01-01" calcext:value-type="date">
            <text:p>01.01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0T14:46:41" calcext:value-type="date">
            <text:p>10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793658052" calcext:value-type="float">
            <text:p>45793658052</text:p>
          </table:table-cell>
          <table:table-cell table:style-name="ce4" office:value-type="string" calcext:value-type="string">
            <text:p>ZELİHA YAV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8-15" calcext:value-type="date">
            <text:p>15.08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0:35" calcext:value-type="date">
            <text:p>11.02.2022</text:p>
          </table:table-cell>
          <table:table-cell table:style-name="ce4" office:value-type="string" calcext:value-type="string">
            <text:p>537,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486093124" calcext:value-type="float">
            <text:p>38486093124</text:p>
          </table:table-cell>
          <table:table-cell table:style-name="ce4" office:value-type="string" calcext:value-type="string">
            <text:p>İBRAHİM 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7-10" calcext:value-type="date">
            <text:p>10.07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0:49" calcext:value-type="date">
            <text:p>11.02.2022</text:p>
          </table:table-cell>
          <table:table-cell table:style-name="ce4" office:value-type="string" calcext:value-type="string">
            <text:p>46,4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266867236" calcext:value-type="float">
            <text:p>15266867236</text:p>
          </table:table-cell>
          <table:table-cell table:style-name="ce4" office:value-type="string" calcext:value-type="string">
            <text:p>MEHMET AYAT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3-01" calcext:value-type="date">
            <text:p>01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7:32" calcext:value-type="date">
            <text:p>11.02.2022</text:p>
          </table:table-cell>
          <table:table-cell table:style-name="ce4" office:value-type="string" calcext:value-type="string">
            <text:p>22,5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1967308816" calcext:value-type="float">
            <text:p>31967308816</text:p>
          </table:table-cell>
          <table:table-cell table:style-name="ce4" office:value-type="string" calcext:value-type="string">
            <text:p>MERVE ÇAĞ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4-11-10" calcext:value-type="date">
            <text:p>10.11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7:33" calcext:value-type="date">
            <text:p>11.02.2022</text:p>
          </table:table-cell>
          <table:table-cell table:style-name="ce4" office:value-type="string" calcext:value-type="string">
            <text:p>101,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4664393404" calcext:value-type="float">
            <text:p>54664393404</text:p>
          </table:table-cell>
          <table:table-cell table:style-name="ce4" office:value-type="string" calcext:value-type="string">
            <text:p>RESUL AK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5-11-16" calcext:value-type="date">
            <text:p>16.11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2:37:34" calcext:value-type="date">
            <text:p>11.02.2022</text:p>
          </table:table-cell>
          <table:table-cell table:style-name="ce4" office:value-type="string" calcext:value-type="string">
            <text:p>23,6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5315010536" calcext:value-type="float">
            <text:p>35315010536</text:p>
          </table:table-cell>
          <table:table-cell table:style-name="ce4" office:value-type="string" calcext:value-type="string">
            <text:p>BAHRİ AKYO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4-04" calcext:value-type="date">
            <text:p>04.04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5:22:38" calcext:value-type="date">
            <text:p>11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5198537340" calcext:value-type="float">
            <text:p>55198537340</text:p>
          </table:table-cell>
          <table:table-cell table:style-name="ce4" office:value-type="string" calcext:value-type="string">
            <text:p>HASAN ER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5-01" calcext:value-type="date">
            <text:p>01.05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1T15:27:54" calcext:value-type="date">
            <text:p>11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789459972" calcext:value-type="float">
            <text:p>40789459972</text:p>
          </table:table-cell>
          <table:table-cell table:style-name="ce4" office:value-type="string" calcext:value-type="string">
            <text:p>REMZİ 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11-12" calcext:value-type="date">
            <text:p>12.11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2:43:31" calcext:value-type="date">
            <text:p>14.02.2022</text:p>
          </table:table-cell>
          <table:table-cell table:style-name="ce4" office:value-type="string" calcext:value-type="string">
            <text:p>529,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915455700" calcext:value-type="float">
            <text:p>40915455700</text:p>
          </table:table-cell>
          <table:table-cell table:style-name="ce4" office:value-type="string" calcext:value-type="string">
            <text:p>İSA 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1-01" calcext:value-type="date">
            <text:p>01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3:08:32" calcext:value-type="date">
            <text:p>14.02.2022</text:p>
          </table:table-cell>
          <table:table-cell table:style-name="ce4" office:value-type="string" calcext:value-type="string">
            <text:p>47,2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3569029548" calcext:value-type="float">
            <text:p>53569029548</text:p>
          </table:table-cell>
          <table:table-cell table:style-name="ce4" office:value-type="string" calcext:value-type="string">
            <text:p>HACI CAN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1-10" calcext:value-type="date">
            <text:p>10.01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3:12:46" calcext:value-type="date">
            <text:p>14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2111304500" calcext:value-type="float">
            <text:p>32111304500</text:p>
          </table:table-cell>
          <table:table-cell table:style-name="ce4" office:value-type="string" calcext:value-type="string">
            <text:p>SÜREYYA H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12-03" calcext:value-type="date">
            <text:p>03.12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3:12:47" calcext:value-type="date">
            <text:p>14.02.2022</text:p>
          </table:table-cell>
          <table:table-cell table:style-name="ce4" office:value-type="string" calcext:value-type="string">
            <text:p>47,4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7909551920" calcext:value-type="float">
            <text:p>37909551920</text:p>
          </table:table-cell>
          <table:table-cell table:style-name="ce4" office:value-type="string" calcext:value-type="string">
            <text:p>KAAN YENİL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3-06" calcext:value-type="date">
            <text:p>06.03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3:30:47" calcext:value-type="date">
            <text:p>14.02.2022</text:p>
          </table:table-cell>
          <table:table-cell table:style-name="ce4" office:value-type="string" calcext:value-type="string">
            <text:p>269900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3518031264" calcext:value-type="float">
            <text:p>53518031264</text:p>
          </table:table-cell>
          <table:table-cell table:style-name="ce4" office:value-type="string" calcext:value-type="string">
            <text:p>ANAKIZ CAN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4T14:38:23" calcext:value-type="date">
            <text:p>14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344303946" calcext:value-type="float">
            <text:p>15344303946</text:p>
          </table:table-cell>
          <table:table-cell table:style-name="ce4" office:value-type="string" calcext:value-type="string">
            <text:p>CAFER GÜRSES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3-01" calcext:value-type="date">
            <text:p>01.03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5T11:28:00" calcext:value-type="date">
            <text:p>15.02.2022</text:p>
          </table:table-cell>
          <table:table-cell table:style-name="ce4" office:value-type="string" calcext:value-type="string">
            <text:p>108,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1264772068" calcext:value-type="float">
            <text:p>31264772068</text:p>
          </table:table-cell>
          <table:table-cell table:style-name="ce4" office:value-type="string" calcext:value-type="string">
            <text:p>ERCAN POLAT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12-31" calcext:value-type="date">
            <text:p>31.12.195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5T12:34:59" calcext:value-type="date">
            <text:p>15.02.2022</text:p>
          </table:table-cell>
          <table:table-cell table:style-name="ce4" office:value-type="string" calcext:value-type="string">
            <text:p>552,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135444676" calcext:value-type="float">
            <text:p>11135444676</text:p>
          </table:table-cell>
          <table:table-cell table:style-name="ce4" office:value-type="string" calcext:value-type="string">
            <text:p>KEMAL YILDIRI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2-03" calcext:value-type="date">
            <text:p>03.02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5T12:40:35" calcext:value-type="date">
            <text:p>15.02.2022</text:p>
          </table:table-cell>
          <table:table-cell table:style-name="ce4" office:value-type="string" calcext:value-type="string">
            <text:p>49,1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224307194" calcext:value-type="float">
            <text:p>15224307194</text:p>
          </table:table-cell>
          <table:table-cell table:style-name="ce4" office:value-type="string" calcext:value-type="string">
            <text:p>CELİL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6-19" calcext:value-type="date">
            <text:p>19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0:57:36" calcext:value-type="date">
            <text:p>16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007610198" calcext:value-type="float">
            <text:p>22007610198</text:p>
          </table:table-cell>
          <table:table-cell table:style-name="ce4" office:value-type="string" calcext:value-type="string">
            <text:p>NERMİN GÜVEN ÇÖR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6-12-02" calcext:value-type="date">
            <text:p>02.12.197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1:38:27" calcext:value-type="date">
            <text:p>16.02.2022</text:p>
          </table:table-cell>
          <table:table-cell table:style-name="ce4" office:value-type="string" calcext:value-type="string">
            <text:p>111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3745694630" calcext:value-type="float">
            <text:p>33745694630</text:p>
          </table:table-cell>
          <table:table-cell table:style-name="ce4" office:value-type="string" calcext:value-type="string">
            <text:p>MEMET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9-06-12" calcext:value-type="date">
            <text:p>12.06.19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2:40:19" calcext:value-type="date">
            <text:p>16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7924775204" calcext:value-type="float">
            <text:p>17924775204</text:p>
          </table:table-cell>
          <table:table-cell table:style-name="ce4" office:value-type="string" calcext:value-type="string">
            <text:p>MENEKŞE G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12-17" calcext:value-type="date">
            <text:p>17.1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2:40:19" calcext:value-type="date">
            <text:p>16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2243074300" calcext:value-type="float">
            <text:p>52243074300</text:p>
          </table:table-cell>
          <table:table-cell table:style-name="ce4" office:value-type="string" calcext:value-type="string">
            <text:p>DURAN EKİN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4-16" calcext:value-type="date">
            <text:p>16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4:55:47" calcext:value-type="date">
            <text:p>16.02.2022</text:p>
          </table:table-cell>
          <table:table-cell table:style-name="ce4" office:value-type="string" calcext:value-type="string">
            <text:p>13,5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128110624" calcext:value-type="float">
            <text:p>21128110624</text:p>
          </table:table-cell>
          <table:table-cell table:style-name="ce4" office:value-type="string" calcext:value-type="string">
            <text:p>TALİP EKİ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5-13" calcext:value-type="date">
            <text:p>13.05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5:07:18" calcext:value-type="date">
            <text:p>16.02.2022</text:p>
          </table:table-cell>
          <table:table-cell table:style-name="ce4" office:value-type="string" calcext:value-type="string">
            <text:p>383,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0146512936" calcext:value-type="float">
            <text:p>50146512936</text:p>
          </table:table-cell>
          <table:table-cell table:style-name="ce4" office:value-type="string" calcext:value-type="string">
            <text:p>EVREN ÜÇDİRH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4-05-05" calcext:value-type="date">
            <text:p>05.05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6T15:56:25" calcext:value-type="date">
            <text:p>16.02.2022</text:p>
          </table:table-cell>
          <table:table-cell table:style-name="ce4" office:value-type="string" calcext:value-type="string">
            <text:p>52,6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931149962" calcext:value-type="float">
            <text:p>19931149962</text:p>
          </table:table-cell>
          <table:table-cell table:style-name="ce4" office:value-type="string" calcext:value-type="string">
            <text:p>OSMAN ALTUNOR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8-21" calcext:value-type="date">
            <text:p>21.08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7T11:41:04" calcext:value-type="date">
            <text:p>17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7478903640" calcext:value-type="float">
            <text:p>27478903640</text:p>
          </table:table-cell>
          <table:table-cell table:style-name="ce4" office:value-type="string" calcext:value-type="string">
            <text:p>ORHAN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4-01-01" calcext:value-type="date">
            <text:p>01.01.199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7T12:37:28" calcext:value-type="date">
            <text:p>17.02.2022</text:p>
          </table:table-cell>
          <table:table-cell table:style-name="ce4" office:value-type="string" calcext:value-type="string">
            <text:p>58,1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784627326" calcext:value-type="float">
            <text:p>16784627326</text:p>
          </table:table-cell>
          <table:table-cell table:style-name="ce4" office:value-type="string" calcext:value-type="string">
            <text:p>MELİKE CEB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6-15" calcext:value-type="date">
            <text:p>15.06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7T14:48:49" calcext:value-type="date">
            <text:p>17.02.2022</text:p>
          </table:table-cell>
          <table:table-cell table:style-name="ce4" office:value-type="string" calcext:value-type="string">
            <text:p>24,6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4276671466" calcext:value-type="float">
            <text:p>34276671466</text:p>
          </table:table-cell>
          <table:table-cell table:style-name="ce4" office:value-type="string" calcext:value-type="string">
            <text:p>EMİNE BİNGÖ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7-03" calcext:value-type="date">
            <text:p>03.07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8T11:18:16" calcext:value-type="date">
            <text:p>18.02.2022</text:p>
          </table:table-cell>
          <table:table-cell table:style-name="ce4" office:value-type="string" calcext:value-type="string">
            <text:p>866,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002114090" calcext:value-type="float">
            <text:p>21002114090</text:p>
          </table:table-cell>
          <table:table-cell table:style-name="ce4" office:value-type="string" calcext:value-type="string">
            <text:p>ESRA YAR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5-09" calcext:value-type="date">
            <text:p>09.05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8T14:33:01" calcext:value-type="date">
            <text:p>18.02.2022</text:p>
          </table:table-cell>
          <table:table-cell table:style-name="ce4" office:value-type="string" calcext:value-type="string">
            <text:p>26,6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7395234580" calcext:value-type="float">
            <text:p>47395234580</text:p>
          </table:table-cell>
          <table:table-cell table:style-name="ce4" office:value-type="string" calcext:value-type="string">
            <text:p>NAGİHAN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01-29" calcext:value-type="date">
            <text:p>29.01.198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8T15:14:44" calcext:value-type="date">
            <text:p>18.02.2022</text:p>
          </table:table-cell>
          <table:table-cell table:style-name="ce4" office:value-type="string" calcext:value-type="string">
            <text:p>11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3027938512" calcext:value-type="float">
            <text:p>43027938512</text:p>
          </table:table-cell>
          <table:table-cell table:style-name="ce4" office:value-type="string" calcext:value-type="string">
            <text:p>TÜLAY GÜNE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3-03" calcext:value-type="date">
            <text:p>03.03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18T15:14:45" calcext:value-type="date">
            <text:p>18.02.2022</text:p>
          </table:table-cell>
          <table:table-cell table:style-name="ce4" office:value-type="string" calcext:value-type="string">
            <text:p>43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8826559838" calcext:value-type="float">
            <text:p>48826559838</text:p>
          </table:table-cell>
          <table:table-cell table:style-name="ce4" office:value-type="string" calcext:value-type="string">
            <text:p>NİGARİ ŞENDEMİR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2-01" calcext:value-type="date">
            <text:p>01.02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1T12:30:21" calcext:value-type="date">
            <text:p>21.02.2022</text:p>
          </table:table-cell>
          <table:table-cell table:style-name="ce4" office:value-type="string" calcext:value-type="string">
            <text:p>52,1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799055054" calcext:value-type="float">
            <text:p>22799055054</text:p>
          </table:table-cell>
          <table:table-cell table:style-name="ce4" office:value-type="string" calcext:value-type="string">
            <text:p>SAMET BİÇ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4-18" calcext:value-type="date">
            <text:p>18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1T13:32:29" calcext:value-type="date">
            <text:p>21.02.2022</text:p>
          </table:table-cell>
          <table:table-cell table:style-name="ce4" office:value-type="string" calcext:value-type="string">
            <text:p>24,1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6741257938" calcext:value-type="float">
            <text:p>46741257938</text:p>
          </table:table-cell>
          <table:table-cell table:style-name="ce4" office:value-type="string" calcext:value-type="string">
            <text:p>AHMET ÇEL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6-15" calcext:value-type="date">
            <text:p>15.06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1T15:31:15" calcext:value-type="date">
            <text:p>21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088511252" calcext:value-type="float">
            <text:p>39088511252</text:p>
          </table:table-cell>
          <table:table-cell table:style-name="ce4" office:value-type="string" calcext:value-type="string">
            <text:p>RAKİBE ATAP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5-06" calcext:value-type="date">
            <text:p>06.05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1:45:27" calcext:value-type="date">
            <text:p>22.02.2022</text:p>
          </table:table-cell>
          <table:table-cell table:style-name="ce4" office:value-type="string" calcext:value-type="string">
            <text:p>193,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545296726" calcext:value-type="float">
            <text:p>15545296726</text:p>
          </table:table-cell>
          <table:table-cell table:style-name="ce4" office:value-type="string" calcext:value-type="string">
            <text:p>MAHMUT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8-01" calcext:value-type="date">
            <text:p>01.08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1:46:45" calcext:value-type="date">
            <text:p>22.02.2022</text:p>
          </table:table-cell>
          <table:table-cell table:style-name="ce4" office:value-type="string" calcext:value-type="string">
            <text:p>188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0153513448" calcext:value-type="float">
            <text:p>20153513448</text:p>
          </table:table-cell>
          <table:table-cell table:style-name="ce4" office:value-type="string" calcext:value-type="string">
            <text:p>HACER AT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4-15" calcext:value-type="date">
            <text:p>15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3:06:51" calcext:value-type="date">
            <text:p>22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1528763870" calcext:value-type="float">
            <text:p>31528763870</text:p>
          </table:table-cell>
          <table:table-cell table:style-name="ce4" office:value-type="string" calcext:value-type="string">
            <text:p>EMİNE MELEK AK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7-10" calcext:value-type="date">
            <text:p>10.07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3:47:11" calcext:value-type="date">
            <text:p>22.02.2022</text:p>
          </table:table-cell>
          <table:table-cell table:style-name="ce4" office:value-type="string" calcext:value-type="string">
            <text:p>35,2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3479263164" calcext:value-type="float">
            <text:p>33479263164</text:p>
          </table:table-cell>
          <table:table-cell table:style-name="ce4" office:value-type="string" calcext:value-type="string">
            <text:p>TUĞBA GEN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01-10" calcext:value-type="date">
            <text:p>10.01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3:51:09" calcext:value-type="date">
            <text:p>22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3489923002" calcext:value-type="float">
            <text:p>43489923002</text:p>
          </table:table-cell>
          <table:table-cell table:style-name="ce4" office:value-type="string" calcext:value-type="string">
            <text:p>AYŞE GİD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10-26" calcext:value-type="date">
            <text:p>26.10.199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2T14:49:42" calcext:value-type="date">
            <text:p>22.02.2022</text:p>
          </table:table-cell>
          <table:table-cell table:style-name="ce4" office:value-type="string" calcext:value-type="string">
            <text:p>107,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0322470672" calcext:value-type="float">
            <text:p>10322470672</text:p>
          </table:table-cell>
          <table:table-cell table:style-name="ce4" office:value-type="string" calcext:value-type="string">
            <text:p>MERYEM ŞAŞ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9-24" calcext:value-type="date">
            <text:p>24.09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1:30:17" calcext:value-type="date">
            <text:p>23.02.2022</text:p>
          </table:table-cell>
          <table:table-cell table:style-name="ce4" office:value-type="string" calcext:value-type="string">
            <text:p>360,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2654059354" calcext:value-type="float">
            <text:p>52654059354</text:p>
          </table:table-cell>
          <table:table-cell table:style-name="ce4" office:value-type="string" calcext:value-type="string">
            <text:p>NURAN KASIML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06-17" calcext:value-type="date">
            <text:p>17.06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1:30:18" calcext:value-type="date">
            <text:p>23.02.2022</text:p>
          </table:table-cell>
          <table:table-cell table:style-name="ce4" office:value-type="string" calcext:value-type="string">
            <text:p>913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827187620" calcext:value-type="float">
            <text:p>18827187620</text:p>
          </table:table-cell>
          <table:table-cell table:style-name="ce4" office:value-type="string" calcext:value-type="string">
            <text:p>ÜNAL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11-17" calcext:value-type="date">
            <text:p>17.1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1:30:18" calcext:value-type="date">
            <text:p>23.02.2022</text:p>
          </table:table-cell>
          <table:table-cell table:style-name="ce4" office:value-type="string" calcext:value-type="string">
            <text:p>446,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2639059874" calcext:value-type="float">
            <text:p>52639059874</text:p>
          </table:table-cell>
          <table:table-cell table:style-name="ce4" office:value-type="string" calcext:value-type="string">
            <text:p>YASİN KASIML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1-09-08" calcext:value-type="date">
            <text:p>08.09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1:30:19" calcext:value-type="date">
            <text:p>23.02.2022</text:p>
          </table:table-cell>
          <table:table-cell table:style-name="ce4" office:value-type="string" calcext:value-type="string">
            <text:p>8754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430067026" calcext:value-type="float">
            <text:p>22430067026</text:p>
          </table:table-cell>
          <table:table-cell table:style-name="ce4" office:value-type="string" calcext:value-type="string">
            <text:p>AYŞE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2-07-01" calcext:value-type="date">
            <text:p>01.07.194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2:37:20" calcext:value-type="date">
            <text:p>23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406067838" calcext:value-type="float">
            <text:p>22406067838</text:p>
          </table:table-cell>
          <table:table-cell table:style-name="ce4" office:value-type="string" calcext:value-type="string">
            <text:p>NURCAN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2-01" calcext:value-type="date">
            <text:p>01.02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2:52:11" calcext:value-type="date">
            <text:p>23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043550298" calcext:value-type="float">
            <text:p>19043550298</text:p>
          </table:table-cell>
          <table:table-cell table:style-name="ce4" office:value-type="string" calcext:value-type="string">
            <text:p>HACER DİPOV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7-25" calcext:value-type="date">
            <text:p>25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2:58:16" calcext:value-type="date">
            <text:p>23.02.2022</text:p>
          </table:table-cell>
          <table:table-cell table:style-name="ce4" office:value-type="string" calcext:value-type="string">
            <text:p>318,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868152448" calcext:value-type="float">
            <text:p>19868152448</text:p>
          </table:table-cell>
          <table:table-cell table:style-name="ce4" office:value-type="string" calcext:value-type="string">
            <text:p>SEBAHATTİN Y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5:04:27" calcext:value-type="date">
            <text:p>23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4920334084" calcext:value-type="float">
            <text:p>14920334084</text:p>
          </table:table-cell>
          <table:table-cell table:style-name="ce4" office:value-type="string" calcext:value-type="string">
            <text:p>NURGÜL YILDI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6-12-15" calcext:value-type="date">
            <text:p>15.12.198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5:10:56" calcext:value-type="date">
            <text:p>23.02.2022</text:p>
          </table:table-cell>
          <table:table-cell table:style-name="ce4" office:value-type="string" calcext:value-type="string">
            <text:p>242,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0606498162" calcext:value-type="float">
            <text:p>20606498162</text:p>
          </table:table-cell>
          <table:table-cell table:style-name="ce4" office:value-type="string" calcext:value-type="string">
            <text:p>MURAT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20" calcext:value-type="date">
            <text:p>20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3T15:20:02" calcext:value-type="date">
            <text:p>23.02.2022</text:p>
          </table:table-cell>
          <table:table-cell table:style-name="ce4" office:value-type="string" calcext:value-type="string">
            <text:p>104,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5315010536" calcext:value-type="float">
            <text:p>35315010536</text:p>
          </table:table-cell>
          <table:table-cell table:style-name="ce4" office:value-type="string" calcext:value-type="string">
            <text:p>BAHRİ AKYO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4-04" calcext:value-type="date">
            <text:p>04.04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4T12:41:17" calcext:value-type="date">
            <text:p>24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4018947622" calcext:value-type="float">
            <text:p>14018947622</text:p>
          </table:table-cell>
          <table:table-cell table:style-name="ce4" office:value-type="string" calcext:value-type="string">
            <text:p>GÜLER ANDİ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5-05" calcext:value-type="date">
            <text:p>05.05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4T12:41:20" calcext:value-type="date">
            <text:p>24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3704008568" calcext:value-type="float">
            <text:p>53704008568</text:p>
          </table:table-cell>
          <table:table-cell table:style-name="ce4" office:value-type="string" calcext:value-type="string">
            <text:p>KADİR ÖZTÜR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9-30" calcext:value-type="date">
            <text:p>30.09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4T12:41:24" calcext:value-type="date">
            <text:p>24.02.2022</text:p>
          </table:table-cell>
          <table:table-cell table:style-name="ce4" office:value-type="string" calcext:value-type="string">
            <text:p>415,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662925454" calcext:value-type="float">
            <text:p>41662925454</text:p>
          </table:table-cell>
          <table:table-cell table:style-name="ce4" office:value-type="string" calcext:value-type="string">
            <text:p>HATİCE KOŞA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1-07-30" calcext:value-type="date">
            <text:p>30.07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4T15:21:42" calcext:value-type="date">
            <text:p>24.02.2022</text:p>
          </table:table-cell>
          <table:table-cell table:style-name="ce4" office:value-type="string" calcext:value-type="string">
            <text:p>21,1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5438966384" calcext:value-type="float">
            <text:p>25438966384</text:p>
          </table:table-cell>
          <table:table-cell table:style-name="ce4" office:value-type="string" calcext:value-type="string">
            <text:p>ŞADİ ERB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5-09-18" calcext:value-type="date">
            <text:p>18.09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0:45:48" calcext:value-type="date">
            <text:p>25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5770623104" calcext:value-type="float">
            <text:p>35770623104</text:p>
          </table:table-cell>
          <table:table-cell table:style-name="ce4" office:value-type="string" calcext:value-type="string">
            <text:p>DÜRDANE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3" calcext:value-type="date">
            <text:p>03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1:39:22" calcext:value-type="date">
            <text:p>25.02.2022</text:p>
          </table:table-cell>
          <table:table-cell table:style-name="ce4" office:value-type="string" calcext:value-type="string">
            <text:p>77,4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4151010456" calcext:value-type="float">
            <text:p>54151010456</text:p>
          </table:table-cell>
          <table:table-cell table:style-name="ce4" office:value-type="string" calcext:value-type="string">
            <text:p>MÜZEYYEN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7-11" calcext:value-type="date">
            <text:p>11.07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1:39:26" calcext:value-type="date">
            <text:p>25.02.2022</text:p>
          </table:table-cell>
          <table:table-cell table:style-name="ce4" office:value-type="string" calcext:value-type="string">
            <text:p>15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2719763534" calcext:value-type="float">
            <text:p>12719763534</text:p>
          </table:table-cell>
          <table:table-cell table:style-name="ce4" office:value-type="string" calcext:value-type="string">
            <text:p>SADIK TELL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5-14" calcext:value-type="date">
            <text:p>14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1:39:27" calcext:value-type="date">
            <text:p>25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3387369216" calcext:value-type="float">
            <text:p>43387369216</text:p>
          </table:table-cell>
          <table:table-cell table:style-name="ce4" office:value-type="string" calcext:value-type="string">
            <text:p>DAMLA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0-05-17" calcext:value-type="date">
            <text:p>17.05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3:14:10" calcext:value-type="date">
            <text:p>25.02.2022</text:p>
          </table:table-cell>
          <table:table-cell table:style-name="ce4" office:value-type="string" calcext:value-type="string">
            <text:p>31,3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9059409876" calcext:value-type="float">
            <text:p>59059409876</text:p>
          </table:table-cell>
          <table:table-cell table:style-name="ce4" office:value-type="string" calcext:value-type="string">
            <text:p>MÜKERREM İN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1-01-01" calcext:value-type="date">
            <text:p>01.01.195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5T15:26:18" calcext:value-type="date">
            <text:p>25.02.2022</text:p>
          </table:table-cell>
          <table:table-cell table:style-name="ce4" office:value-type="string" calcext:value-type="string">
            <text:p>45,6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4953315958" calcext:value-type="float">
            <text:p>44953315958</text:p>
          </table:table-cell>
          <table:table-cell table:style-name="ce4" office:value-type="string" calcext:value-type="string">
            <text:p>HÜSEYİN DOMUR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3:42:04" calcext:value-type="date">
            <text:p>28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7360794456" calcext:value-type="float">
            <text:p>17360794456</text:p>
          </table:table-cell>
          <table:table-cell table:style-name="ce4" office:value-type="string" calcext:value-type="string">
            <text:p>İSMAİL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7-01" calcext:value-type="date">
            <text:p>01.07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3:42:05" calcext:value-type="date">
            <text:p>28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6645260058" calcext:value-type="float">
            <text:p>46645260058</text:p>
          </table:table-cell>
          <table:table-cell table:style-name="ce4" office:value-type="string" calcext:value-type="string">
            <text:p>ZÜLFİYE US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2-10" calcext:value-type="date">
            <text:p>10.02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4:11:28" calcext:value-type="date">
            <text:p>28.02.2022</text:p>
          </table:table-cell>
          <table:table-cell table:style-name="ce4" office:value-type="string" calcext:value-type="string">
            <text:p>19,6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3267372992" calcext:value-type="float">
            <text:p>43267372992</text:p>
          </table:table-cell>
          <table:table-cell table:style-name="ce4" office:value-type="string" calcext:value-type="string">
            <text:p>FAİK DALG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3-05" calcext:value-type="date">
            <text:p>05.03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4:12:02" calcext:value-type="date">
            <text:p>28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4385273162" calcext:value-type="float">
            <text:p>34385273162</text:p>
          </table:table-cell>
          <table:table-cell table:style-name="ce4" office:value-type="string" calcext:value-type="string">
            <text:p>ZEKİYE ÇOB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06-20" calcext:value-type="date">
            <text:p>20.06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2-28T15:49:28" calcext:value-type="date">
            <text:p>28.02.2022</text:p>
          </table:table-cell>
          <table:table-cell table:style-name="ce4" office:value-type="string" calcext:value-type="string">
            <text:p>525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0161038460" calcext:value-type="float">
            <text:p>10161038460</text:p>
          </table:table-cell>
          <table:table-cell table:style-name="ce4" office:value-type="string" calcext:value-type="string">
            <text:p>ALAATTİN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1-01" calcext:value-type="date">
            <text:p>01.01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3:48:18" calcext:value-type="date">
            <text:p>01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554989106" calcext:value-type="float">
            <text:p>41554989106</text:p>
          </table:table-cell>
          <table:table-cell table:style-name="ce4" office:value-type="string" calcext:value-type="string">
            <text:p>TUĞÇE NUR Çİ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5-09-25" calcext:value-type="date">
            <text:p>25.09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11:57" calcext:value-type="date">
            <text:p>01.03.2022</text:p>
          </table:table-cell>
          <table:table-cell table:style-name="ce4" office:value-type="string" calcext:value-type="string">
            <text:p>172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522464478" calcext:value-type="float">
            <text:p>40522464478</text:p>
          </table:table-cell>
          <table:table-cell table:style-name="ce4" office:value-type="string" calcext:value-type="string">
            <text:p>RABİA UĞU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9-01-01" calcext:value-type="date">
            <text:p>01.01.19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14:53" calcext:value-type="date">
            <text:p>01.03.2022</text:p>
          </table:table-cell>
          <table:table-cell table:style-name="ce4" office:value-type="string" calcext:value-type="string">
            <text:p>16,8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067312840" calcext:value-type="float">
            <text:p>45067312840</text:p>
          </table:table-cell>
          <table:table-cell table:style-name="ce4" office:value-type="string" calcext:value-type="string">
            <text:p>OSMAN ALP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06-22" calcext:value-type="date">
            <text:p>22.06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17:12" calcext:value-type="date">
            <text:p>01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2543433548" calcext:value-type="float">
            <text:p>52543433548</text:p>
          </table:table-cell>
          <table:table-cell table:style-name="ce4" office:value-type="string" calcext:value-type="string">
            <text:p>ESRA SELEM SERİ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5-08-26" calcext:value-type="date">
            <text:p>26.08.198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19:48" calcext:value-type="date">
            <text:p>01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341065348" calcext:value-type="float">
            <text:p>39341065348</text:p>
          </table:table-cell>
          <table:table-cell table:style-name="ce4" office:value-type="string" calcext:value-type="string">
            <text:p>RIZA YEŞİLIR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10-13" calcext:value-type="date">
            <text:p>13.10.194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4:35:58" calcext:value-type="date">
            <text:p>01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8958555920" calcext:value-type="float">
            <text:p>48958555920</text:p>
          </table:table-cell>
          <table:table-cell table:style-name="ce4" office:value-type="string" calcext:value-type="string">
            <text:p>ALİ GÜ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7-08" calcext:value-type="date">
            <text:p>08.07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1T15:17:34" calcext:value-type="date">
            <text:p>01.03.2022</text:p>
          </table:table-cell>
          <table:table-cell table:style-name="ce4" office:value-type="string" calcext:value-type="string">
            <text:p>128,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8860083458" calcext:value-type="float">
            <text:p>68860083458</text:p>
          </table:table-cell>
          <table:table-cell table:style-name="ce4" office:value-type="string" calcext:value-type="string">
            <text:p>MURAT ÇALIŞI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6-14" calcext:value-type="date">
            <text:p>14.06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2T09:34:05" calcext:value-type="date">
            <text:p>02.03.2022</text:p>
          </table:table-cell>
          <table:table-cell table:style-name="ce4" office:value-type="string" calcext:value-type="string">
            <text:p>291,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6099279040" calcext:value-type="float">
            <text:p>46099279040</text:p>
          </table:table-cell>
          <table:table-cell table:style-name="ce4" office:value-type="string" calcext:value-type="string">
            <text:p>PENBE ZENG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1-15" calcext:value-type="date">
            <text:p>15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2T12:17:58" calcext:value-type="date">
            <text:p>02.03.2022</text:p>
          </table:table-cell>
          <table:table-cell table:style-name="ce4" office:value-type="string" calcext:value-type="string">
            <text:p>14,3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007009132" calcext:value-type="float">
            <text:p>11007009132</text:p>
          </table:table-cell>
          <table:table-cell table:style-name="ce4" office:value-type="string" calcext:value-type="string">
            <text:p>MEHMET AKİF DEBE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4-01-30" calcext:value-type="date">
            <text:p>30.01.197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2T12:20:08" calcext:value-type="date">
            <text:p>02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988148390" calcext:value-type="float">
            <text:p>19988148390</text:p>
          </table:table-cell>
          <table:table-cell table:style-name="ce4" office:value-type="string" calcext:value-type="string">
            <text:p>AYHAN KARS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5-01" calcext:value-type="date">
            <text:p>01.05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2T13:04:10" calcext:value-type="date">
            <text:p>02.03.2022</text:p>
          </table:table-cell>
          <table:table-cell table:style-name="ce4" office:value-type="string" calcext:value-type="string">
            <text:p>49,5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7467990058" calcext:value-type="float">
            <text:p>17467990058</text:p>
          </table:table-cell>
          <table:table-cell table:style-name="ce4" office:value-type="string" calcext:value-type="string">
            <text:p>AHMET 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5-19" calcext:value-type="date">
            <text:p>19.05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0:52:58" calcext:value-type="date">
            <text:p>03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823253820" calcext:value-type="float">
            <text:p>16823253820</text:p>
          </table:table-cell>
          <table:table-cell table:style-name="ce4" office:value-type="string" calcext:value-type="string">
            <text:p>ELİF HALİL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10-01" calcext:value-type="date">
            <text:p>01.10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31:52" calcext:value-type="date">
            <text:p>03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3266075888" calcext:value-type="float">
            <text:p>33266075888</text:p>
          </table:table-cell>
          <table:table-cell table:style-name="ce4" office:value-type="string" calcext:value-type="string">
            <text:p>LEMAN AYTA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06-01" calcext:value-type="date">
            <text:p>01.06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48:59" calcext:value-type="date">
            <text:p>03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5090348846" calcext:value-type="float">
            <text:p>55090348846</text:p>
          </table:table-cell>
          <table:table-cell table:style-name="ce4" office:value-type="string" calcext:value-type="string">
            <text:p>MÜZEYYEN AYBARS KARAC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2-20" calcext:value-type="date">
            <text:p>20.02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49:00" calcext:value-type="date">
            <text:p>03.03.2022</text:p>
          </table:table-cell>
          <table:table-cell table:style-name="ce4" office:value-type="string" calcext:value-type="string">
            <text:p>59,2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9954149106" calcext:value-type="float">
            <text:p>49954149106</text:p>
          </table:table-cell>
          <table:table-cell table:style-name="ce4" office:value-type="string" calcext:value-type="string">
            <text:p>ZÜHAL A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6-06" calcext:value-type="date">
            <text:p>06.06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49:00" calcext:value-type="date">
            <text:p>03.03.2022</text:p>
          </table:table-cell>
          <table:table-cell table:style-name="ce4" office:value-type="string" calcext:value-type="string">
            <text:p>201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7262470362" calcext:value-type="float">
            <text:p>57262470362</text:p>
          </table:table-cell>
          <table:table-cell table:style-name="ce4" office:value-type="string" calcext:value-type="string">
            <text:p>İLHAN ARS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7-27" calcext:value-type="date">
            <text:p>27.07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1:50:15" calcext:value-type="date">
            <text:p>03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3202266322" calcext:value-type="float">
            <text:p>63202266322</text:p>
          </table:table-cell>
          <table:table-cell table:style-name="ce4" office:value-type="string" calcext:value-type="string">
            <text:p>GÜLTEN IŞ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4-04" calcext:value-type="date">
            <text:p>04.04.195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3:03:31" calcext:value-type="date">
            <text:p>03.03.2022</text:p>
          </table:table-cell>
          <table:table-cell table:style-name="ce4" office:value-type="string" calcext:value-type="string">
            <text:p>43,4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6166079854" calcext:value-type="float">
            <text:p>66166079854</text:p>
          </table:table-cell>
          <table:table-cell table:style-name="ce4" office:value-type="string" calcext:value-type="string">
            <text:p>GÜRKAN ÇALIŞK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0-11-03" calcext:value-type="date">
            <text:p>03.11.200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3T13:14:30" calcext:value-type="date">
            <text:p>03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743460456" calcext:value-type="float">
            <text:p>21743460456</text:p>
          </table:table-cell>
          <table:table-cell table:style-name="ce4" office:value-type="string" calcext:value-type="string">
            <text:p>MEHMET BA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4T09:45:50" calcext:value-type="date">
            <text:p>04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7345237800" calcext:value-type="float">
            <text:p>17345237800</text:p>
          </table:table-cell>
          <table:table-cell table:style-name="ce4" office:value-type="string" calcext:value-type="string">
            <text:p>YASİN P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1-02-18" calcext:value-type="date">
            <text:p>18.02.200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4T13:12:45" calcext:value-type="date">
            <text:p>04.03.2022</text:p>
          </table:table-cell>
          <table:table-cell table:style-name="ce4" office:value-type="string" calcext:value-type="string">
            <text:p>71300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190076030" calcext:value-type="float">
            <text:p>22190076030</text:p>
          </table:table-cell>
          <table:table-cell table:style-name="ce4" office:value-type="string" calcext:value-type="string">
            <text:p>SÜLEYMAN AK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1-01" calcext:value-type="date">
            <text:p>01.01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4T13:14:50" calcext:value-type="date">
            <text:p>04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716191318" calcext:value-type="float">
            <text:p>18716191318</text:p>
          </table:table-cell>
          <table:table-cell table:style-name="ce4" office:value-type="string" calcext:value-type="string">
            <text:p>SİNAN ALTIN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4-06-08" calcext:value-type="date">
            <text:p>08.06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4T15:22:33" calcext:value-type="date">
            <text:p>04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5774955790" calcext:value-type="float">
            <text:p>25774955790</text:p>
          </table:table-cell>
          <table:table-cell table:style-name="ce4" office:value-type="string" calcext:value-type="string">
            <text:p>MUSA GÜR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02" calcext:value-type="date">
            <text:p>02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1:13:57" calcext:value-type="date">
            <text:p>07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2919384932" calcext:value-type="float">
            <text:p>42919384932</text:p>
          </table:table-cell>
          <table:table-cell table:style-name="ce4" office:value-type="string" calcext:value-type="string">
            <text:p>MUHAMMED ALİ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7-01-01" calcext:value-type="date">
            <text:p>01.01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4:23:07" calcext:value-type="date">
            <text:p>07.03.2022</text:p>
          </table:table-cell>
          <table:table-cell table:style-name="ce4" office:value-type="string" calcext:value-type="string">
            <text:p>27,7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9324728504" calcext:value-type="float">
            <text:p>49324728504</text:p>
          </table:table-cell>
          <table:table-cell table:style-name="ce4" office:value-type="string" calcext:value-type="string">
            <text:p>SEFER GÜÇL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12-04" calcext:value-type="date">
            <text:p>04.12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4:23:08" calcext:value-type="date">
            <text:p>07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201441868" calcext:value-type="float">
            <text:p>11201441868</text:p>
          </table:table-cell>
          <table:table-cell table:style-name="ce4" office:value-type="string" calcext:value-type="string">
            <text:p>SÜZAN GÜ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19" calcext:value-type="date">
            <text:p>19.04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4:29:40" calcext:value-type="date">
            <text:p>07.03.2022</text:p>
          </table:table-cell>
          <table:table-cell table:style-name="ce4" office:value-type="string" calcext:value-type="string">
            <text:p>187,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482656790" calcext:value-type="float">
            <text:p>21482656790</text:p>
          </table:table-cell>
          <table:table-cell table:style-name="ce4" office:value-type="string" calcext:value-type="string">
            <text:p>HÜSEYİN HANLIOĞL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3-12-13" calcext:value-type="date">
            <text:p>13.12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7T15:50:22" calcext:value-type="date">
            <text:p>07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119210104" calcext:value-type="float">
            <text:p>18119210104</text:p>
          </table:table-cell>
          <table:table-cell table:style-name="ce4" office:value-type="string" calcext:value-type="string">
            <text:p>HANİFE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4-19" calcext:value-type="date">
            <text:p>19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8T10:31:48" calcext:value-type="date">
            <text:p>08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280671946" calcext:value-type="float">
            <text:p>45280671946</text:p>
          </table:table-cell>
          <table:table-cell table:style-name="ce4" office:value-type="string" calcext:value-type="string">
            <text:p>FATMA ÖZC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03" calcext:value-type="date">
            <text:p>03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8T12:34:42" calcext:value-type="date">
            <text:p>08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531260368" calcext:value-type="float">
            <text:p>11531260368</text:p>
          </table:table-cell>
          <table:table-cell table:style-name="ce4" office:value-type="string" calcext:value-type="string">
            <text:p>HAKAN KİR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2-09-06" calcext:value-type="date">
            <text:p>06.09.200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8T12:34:43" calcext:value-type="date">
            <text:p>08.03.2022</text:p>
          </table:table-cell>
          <table:table-cell table:style-name="ce4" office:value-type="string" calcext:value-type="string">
            <text:p>27,2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594992022" calcext:value-type="float">
            <text:p>11594992022</text:p>
          </table:table-cell>
          <table:table-cell table:style-name="ce4" office:value-type="string" calcext:value-type="string">
            <text:p>ÖMER KAFAD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1-05" calcext:value-type="date">
            <text:p>05.01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8T15:22:06" calcext:value-type="date">
            <text:p>08.03.2022</text:p>
          </table:table-cell>
          <table:table-cell table:style-name="ce4" office:value-type="string" calcext:value-type="string">
            <text:p>20,1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0082479304" calcext:value-type="float">
            <text:p>10082479304</text:p>
          </table:table-cell>
          <table:table-cell table:style-name="ce4" office:value-type="string" calcext:value-type="string">
            <text:p>AYTEN YALÇ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2-06-01" calcext:value-type="date">
            <text:p>01.06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9T14:31:46" calcext:value-type="date">
            <text:p>09.03.2022</text:p>
          </table:table-cell>
          <table:table-cell table:style-name="ce4" office:value-type="string" calcext:value-type="string">
            <text:p>1423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8804415858" calcext:value-type="float">
            <text:p>58804415858</text:p>
          </table:table-cell>
          <table:table-cell table:style-name="ce4" office:value-type="string" calcext:value-type="string">
            <text:p>GÜLAY DUR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6-20" calcext:value-type="date">
            <text:p>20.06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9T14:31:47" calcext:value-type="date">
            <text:p>09.03.2022</text:p>
          </table:table-cell>
          <table:table-cell table:style-name="ce4" office:value-type="string" calcext:value-type="string">
            <text:p>29,7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4736554504" calcext:value-type="float">
            <text:p>54736554504</text:p>
          </table:table-cell>
          <table:table-cell table:style-name="ce4" office:value-type="string" calcext:value-type="string">
            <text:p>İBRAHİM OKU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5-20" calcext:value-type="date">
            <text:p>20.05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09T15:38:06" calcext:value-type="date">
            <text:p>09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951017378" calcext:value-type="float">
            <text:p>23951017378</text:p>
          </table:table-cell>
          <table:table-cell table:style-name="ce4" office:value-type="string" calcext:value-type="string">
            <text:p>HAKAN KARD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5-13" calcext:value-type="date">
            <text:p>13.05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3:32:00" calcext:value-type="date">
            <text:p>10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1228337620" calcext:value-type="float">
            <text:p>61228337620</text:p>
          </table:table-cell>
          <table:table-cell table:style-name="ce4" office:value-type="string" calcext:value-type="string">
            <text:p>GÜLŞAH İLH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11-07" calcext:value-type="date">
            <text:p>07.11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3:57:45" calcext:value-type="date">
            <text:p>10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6590154632" calcext:value-type="float">
            <text:p>36590154632</text:p>
          </table:table-cell>
          <table:table-cell table:style-name="ce4" office:value-type="string" calcext:value-type="string">
            <text:p>HİLMİ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7-01" calcext:value-type="date">
            <text:p>01.07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4:00:59" calcext:value-type="date">
            <text:p>10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313304698" calcext:value-type="float">
            <text:p>45313304698</text:p>
          </table:table-cell>
          <table:table-cell table:style-name="ce4" office:value-type="string" calcext:value-type="string">
            <text:p>HARUN DOĞ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3-13" calcext:value-type="date">
            <text:p>13.03.197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4:46:40" calcext:value-type="date">
            <text:p>10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502825492" calcext:value-type="float">
            <text:p>16502825492</text:p>
          </table:table-cell>
          <table:table-cell table:style-name="ce4" office:value-type="string" calcext:value-type="string">
            <text:p>HÜSEYİN GÜRBÜ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0-01" calcext:value-type="date">
            <text:p>01.10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0T14:46:52" calcext:value-type="date">
            <text:p>10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4937984028" calcext:value-type="float">
            <text:p>24937984028</text:p>
          </table:table-cell>
          <table:table-cell table:style-name="ce4" office:value-type="string" calcext:value-type="string">
            <text:p>HAFİZE EKİ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9-02-10" calcext:value-type="date">
            <text:p>10.02.194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1T14:00:34" calcext:value-type="date">
            <text:p>11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0496798310" calcext:value-type="float">
            <text:p>30496798310</text:p>
          </table:table-cell>
          <table:table-cell table:style-name="ce4" office:value-type="string" calcext:value-type="string">
            <text:p>DÖNDÜ AT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3-10" calcext:value-type="date">
            <text:p>10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1T14:08:58" calcext:value-type="date">
            <text:p>11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5378969278" calcext:value-type="float">
            <text:p>25378969278</text:p>
          </table:table-cell>
          <table:table-cell table:style-name="ce4" office:value-type="string" calcext:value-type="string">
            <text:p>EROL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4-10" calcext:value-type="date">
            <text:p>10.04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1T14:08:58" calcext:value-type="date">
            <text:p>11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0342701076" calcext:value-type="float">
            <text:p>20342701076</text:p>
          </table:table-cell>
          <table:table-cell table:style-name="ce4" office:value-type="string" calcext:value-type="string">
            <text:p>YUSUF ÜNV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1-12-22" calcext:value-type="date">
            <text:p>22.12.198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1T14:21:23" calcext:value-type="date">
            <text:p>11.03.2022</text:p>
          </table:table-cell>
          <table:table-cell table:style-name="ce4" office:value-type="string" calcext:value-type="string">
            <text:p>20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817254284" calcext:value-type="float">
            <text:p>16817254284</text:p>
          </table:table-cell>
          <table:table-cell table:style-name="ce4" office:value-type="string" calcext:value-type="string">
            <text:p>SALİH ÖNCÜ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01-07" calcext:value-type="date">
            <text:p>07.01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4T11:39:57" calcext:value-type="date">
            <text:p>14.03.2022</text:p>
          </table:table-cell>
          <table:table-cell table:style-name="ce4" office:value-type="string" calcext:value-type="string">
            <text:p>154,8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4732657850" calcext:value-type="float">
            <text:p>34732657850</text:p>
          </table:table-cell>
          <table:table-cell table:style-name="ce4" office:value-type="string" calcext:value-type="string">
            <text:p>ALİ AKAL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2-15" calcext:value-type="date">
            <text:p>15.02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4T13:49:24" calcext:value-type="date">
            <text:p>14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7896344798" calcext:value-type="float">
            <text:p>17896344798</text:p>
          </table:table-cell>
          <table:table-cell table:style-name="ce4" office:value-type="string" calcext:value-type="string">
            <text:p>MUSTAFA BAYRA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02-07" calcext:value-type="date">
            <text:p>07.02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4T15:23:58" calcext:value-type="date">
            <text:p>14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1043337914" calcext:value-type="float">
            <text:p>31043337914</text:p>
          </table:table-cell>
          <table:table-cell table:style-name="ce4" office:value-type="string" calcext:value-type="string">
            <text:p>DURSUN DOĞ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7-06-10" calcext:value-type="date">
            <text:p>10.06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5T11:19:51" calcext:value-type="date">
            <text:p>15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7005719834" calcext:value-type="float">
            <text:p>47005719834</text:p>
          </table:table-cell>
          <table:table-cell table:style-name="ce4" office:value-type="string" calcext:value-type="string">
            <text:p>ENGİN KADİR KART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15" calcext:value-type="date">
            <text:p>15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5T15:24:08" calcext:value-type="date">
            <text:p>15.03.2022</text:p>
          </table:table-cell>
          <table:table-cell table:style-name="ce4" office:value-type="string" calcext:value-type="string">
            <text:p>YETERSİZ NUMUNE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999972704" calcext:value-type="float">
            <text:p>11999972704</text:p>
          </table:table-cell>
          <table:table-cell table:style-name="ce4" office:value-type="string" calcext:value-type="string">
            <text:p>HASAN ÇİĞDE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9-18" calcext:value-type="date">
            <text:p>18.09.197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6T11:51:06" calcext:value-type="date">
            <text:p>16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2372632808" calcext:value-type="float">
            <text:p>52372632808</text:p>
          </table:table-cell>
          <table:table-cell table:style-name="ce4" office:value-type="string" calcext:value-type="string">
            <text:p>ESRA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4-10" calcext:value-type="date">
            <text:p>10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1:22:28" calcext:value-type="date">
            <text:p>17.03.2022</text:p>
          </table:table-cell>
          <table:table-cell table:style-name="ce4" office:value-type="string" calcext:value-type="string">
            <text:p>143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0022485440" calcext:value-type="float">
            <text:p>10022485440</text:p>
          </table:table-cell>
          <table:table-cell table:style-name="ce4" office:value-type="string" calcext:value-type="string">
            <text:p>GÜLHANIM KARAKELLE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2-10" calcext:value-type="date">
            <text:p>10.02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3:47:50" calcext:value-type="date">
            <text:p>17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5032865068" calcext:value-type="float">
            <text:p>35032865068</text:p>
          </table:table-cell>
          <table:table-cell table:style-name="ce4" office:value-type="string" calcext:value-type="string">
            <text:p>MUSA ENG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1-10" calcext:value-type="date">
            <text:p>10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4:12:05" calcext:value-type="date">
            <text:p>17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9359396302" calcext:value-type="float">
            <text:p>59359396302</text:p>
          </table:table-cell>
          <table:table-cell table:style-name="ce4" office:value-type="string" calcext:value-type="string">
            <text:p>AYNUR KU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2-06" calcext:value-type="date">
            <text:p>06.02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5:30:17" calcext:value-type="date">
            <text:p>17.03.2022</text:p>
          </table:table-cell>
          <table:table-cell table:style-name="ce4" office:value-type="string" calcext:value-type="string">
            <text:p>565,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8907184652" calcext:value-type="float">
            <text:p>48907184652</text:p>
          </table:table-cell>
          <table:table-cell table:style-name="ce4" office:value-type="string" calcext:value-type="string">
            <text:p>SEVİM PARLA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4-04-24" calcext:value-type="date">
            <text:p>24.04.195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7T15:40:43" calcext:value-type="date">
            <text:p>17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707984606" calcext:value-type="float">
            <text:p>41707984606</text:p>
          </table:table-cell>
          <table:table-cell table:style-name="ce4" office:value-type="string" calcext:value-type="string">
            <text:p>NAHİDE GÜNAYD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2-02" calcext:value-type="date">
            <text:p>02.02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8T14:15:04" calcext:value-type="date">
            <text:p>18.03.2022</text:p>
          </table:table-cell>
          <table:table-cell table:style-name="ce4" office:value-type="string" calcext:value-type="string">
            <text:p>68,97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0717493834" calcext:value-type="float">
            <text:p>20717493834</text:p>
          </table:table-cell>
          <table:table-cell table:style-name="ce4" office:value-type="string" calcext:value-type="string">
            <text:p>AZİZ KEÇECİ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8-03-20" calcext:value-type="date">
            <text:p>20.03.196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18T15:27:31" calcext:value-type="date">
            <text:p>18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097311820" calcext:value-type="float">
            <text:p>45097311820</text:p>
          </table:table-cell>
          <table:table-cell table:style-name="ce4" office:value-type="string" calcext:value-type="string">
            <text:p>AHMET DURAN ALP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10-10" calcext:value-type="date">
            <text:p>10.10.196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1:20:33" calcext:value-type="date">
            <text:p>21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2140974042" calcext:value-type="float">
            <text:p>12140974042</text:p>
          </table:table-cell>
          <table:table-cell table:style-name="ce4" office:value-type="string" calcext:value-type="string">
            <text:p>NERİMAN DEMİR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10-09" calcext:value-type="date">
            <text:p>09.10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1:20:36" calcext:value-type="date">
            <text:p>21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7790114518" calcext:value-type="float">
            <text:p>37790114518</text:p>
          </table:table-cell>
          <table:table-cell table:style-name="ce4" office:value-type="string" calcext:value-type="string">
            <text:p>SALİM DİRİC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2-12-14" calcext:value-type="date">
            <text:p>14.12.198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1:20:37" calcext:value-type="date">
            <text:p>21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3545588328" calcext:value-type="float">
            <text:p>53545588328</text:p>
          </table:table-cell>
          <table:table-cell table:style-name="ce4" office:value-type="string" calcext:value-type="string">
            <text:p>RECEP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12-20" calcext:value-type="date">
            <text:p>20.12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3:38:40" calcext:value-type="date">
            <text:p>21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6151982230" calcext:value-type="float">
            <text:p>36151982230</text:p>
          </table:table-cell>
          <table:table-cell table:style-name="ce4" office:value-type="string" calcext:value-type="string">
            <text:p>ZEYNEP SATILMI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01-01" calcext:value-type="date">
            <text:p>01.0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3:38:41" calcext:value-type="date">
            <text:p>21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586061718" calcext:value-type="float">
            <text:p>22586061718</text:p>
          </table:table-cell>
          <table:table-cell table:style-name="ce4" office:value-type="string" calcext:value-type="string">
            <text:p>MEHTAP 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9-28" calcext:value-type="date">
            <text:p>28.09.197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4:02:47" calcext:value-type="date">
            <text:p>21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4116344962" calcext:value-type="float">
            <text:p>44116344962</text:p>
          </table:table-cell>
          <table:table-cell table:style-name="ce4" office:value-type="string" calcext:value-type="string">
            <text:p>ZÜHAL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8-04-20" calcext:value-type="date">
            <text:p>20.04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4:02:48" calcext:value-type="date">
            <text:p>21.03.2022</text:p>
          </table:table-cell>
          <table:table-cell table:style-name="ce4" office:value-type="string" calcext:value-type="string">
            <text:p>359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2239968044" calcext:value-type="float">
            <text:p>12239968044</text:p>
          </table:table-cell>
          <table:table-cell table:style-name="ce4" office:value-type="string" calcext:value-type="string">
            <text:p>RUKİYE AYK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10-05" calcext:value-type="date">
            <text:p>05.10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1T14:45:09" calcext:value-type="date">
            <text:p>21.03.2022</text:p>
          </table:table-cell>
          <table:table-cell table:style-name="ce4" office:value-type="string" calcext:value-type="string">
            <text:p>80,9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3860245540" calcext:value-type="float">
            <text:p>33860245540</text:p>
          </table:table-cell>
          <table:table-cell table:style-name="ce4" office:value-type="string" calcext:value-type="string">
            <text:p>AHMET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1-25" calcext:value-type="date">
            <text:p>25.01.197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2:54:13" calcext:value-type="date">
            <text:p>22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9991148226" calcext:value-type="float">
            <text:p>19991148226</text:p>
          </table:table-cell>
          <table:table-cell table:style-name="ce4" office:value-type="string" calcext:value-type="string">
            <text:p>PAKİZE KAR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4-06-07" calcext:value-type="date">
            <text:p>07.06.194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2:54:14" calcext:value-type="date">
            <text:p>22.03.2022</text:p>
          </table:table-cell>
          <table:table-cell table:style-name="ce4" office:value-type="string" calcext:value-type="string">
            <text:p>24,9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1616321104" calcext:value-type="float">
            <text:p>31616321104</text:p>
          </table:table-cell>
          <table:table-cell table:style-name="ce4" office:value-type="string" calcext:value-type="string">
            <text:p>AYDIN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5-16" calcext:value-type="date">
            <text:p>16.05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3:00:05" calcext:value-type="date">
            <text:p>22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176738498" calcext:value-type="float">
            <text:p>21176738498</text:p>
          </table:table-cell>
          <table:table-cell table:style-name="ce4" office:value-type="string" calcext:value-type="string">
            <text:p>BAYRAM EYİ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8-08-10" calcext:value-type="date">
            <text:p>10.08.198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3:04:37" calcext:value-type="date">
            <text:p>22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3935241842" calcext:value-type="float">
            <text:p>33935241842</text:p>
          </table:table-cell>
          <table:table-cell table:style-name="ce4" office:value-type="string" calcext:value-type="string">
            <text:p>CEMAL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06-10" calcext:value-type="date">
            <text:p>10.06.196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2T15:09:53" calcext:value-type="date">
            <text:p>22.03.2022</text:p>
          </table:table-cell>
          <table:table-cell table:style-name="ce4" office:value-type="string" calcext:value-type="string">
            <text:p>206,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0729128540" calcext:value-type="float">
            <text:p>20729128540</text:p>
          </table:table-cell>
          <table:table-cell table:style-name="ce4" office:value-type="string" calcext:value-type="string">
            <text:p>CAFER ÇİNP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1:31:00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8325243414" calcext:value-type="float">
            <text:p>28325243414</text:p>
          </table:table-cell>
          <table:table-cell table:style-name="ce4" office:value-type="string" calcext:value-type="string">
            <text:p>LEYLA SAR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8-02" calcext:value-type="date">
            <text:p>02.08.196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1:32:37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1145004624" calcext:value-type="float">
            <text:p>11145004624</text:p>
          </table:table-cell>
          <table:table-cell table:style-name="ce4" office:value-type="string" calcext:value-type="string">
            <text:p>ZÜBEYDE ÇOKO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9-01" calcext:value-type="date">
            <text:p>01.09.196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3:13:18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6731924958" calcext:value-type="float">
            <text:p>26731924958</text:p>
          </table:table-cell>
          <table:table-cell table:style-name="ce4" office:value-type="string" calcext:value-type="string">
            <text:p>AHMET ERTÜR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2-26" calcext:value-type="date">
            <text:p>26.02.196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3:13:29" calcext:value-type="date">
            <text:p>23.03.2022</text:p>
          </table:table-cell>
          <table:table-cell table:style-name="ce4" office:value-type="string" calcext:value-type="string">
            <text:p>27,9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6287234678" calcext:value-type="float">
            <text:p>36287234678</text:p>
          </table:table-cell>
          <table:table-cell table:style-name="ce4" office:value-type="string" calcext:value-type="string">
            <text:p>MİYASE YA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10-10" calcext:value-type="date">
            <text:p>10.10.198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3:15:05" calcext:value-type="date">
            <text:p>23.03.2022</text:p>
          </table:table-cell>
          <table:table-cell table:style-name="ce4" office:value-type="string" calcext:value-type="string">
            <text:p>578,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311304570" calcext:value-type="float">
            <text:p>15311304570</text:p>
          </table:table-cell>
          <table:table-cell table:style-name="ce4" office:value-type="string" calcext:value-type="string">
            <text:p>MELİHA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5-02-11" calcext:value-type="date">
            <text:p>11.02.194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16:50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722191180" calcext:value-type="float">
            <text:p>18722191180</text:p>
          </table:table-cell>
          <table:table-cell table:style-name="ce4" office:value-type="string" calcext:value-type="string">
            <text:p>SABRİYE ALTIN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2-04" calcext:value-type="date">
            <text:p>04.02.196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3:22" calcext:value-type="date">
            <text:p>23.03.2022</text:p>
          </table:table-cell>
          <table:table-cell table:style-name="ce4" office:value-type="string" calcext:value-type="string">
            <text:p>10,8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2867052050" calcext:value-type="float">
            <text:p>52867052050</text:p>
          </table:table-cell>
          <table:table-cell table:style-name="ce4" office:value-type="string" calcext:value-type="string">
            <text:p>ATALAY ALTUNKO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4-12" calcext:value-type="date">
            <text:p>12.04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3:36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4774352104" calcext:value-type="float">
            <text:p>14774352104</text:p>
          </table:table-cell>
          <table:table-cell table:style-name="ce4" office:value-type="string" calcext:value-type="string">
            <text:p>SULTAN CEY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7-06-04" calcext:value-type="date">
            <text:p>04.06.199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5:21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219040810" calcext:value-type="float">
            <text:p>23219040810</text:p>
          </table:table-cell>
          <table:table-cell table:style-name="ce4" office:value-type="string" calcext:value-type="string">
            <text:p>SALİH ÇETİNBOLA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10-22" calcext:value-type="date">
            <text:p>22.10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5:36" calcext:value-type="date">
            <text:p>23.03.2022</text:p>
          </table:table-cell>
          <table:table-cell table:style-name="ce4" office:value-type="string" calcext:value-type="string">
            <text:p>171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7005719834" calcext:value-type="float">
            <text:p>47005719834</text:p>
          </table:table-cell>
          <table:table-cell table:style-name="ce4" office:value-type="string" calcext:value-type="string">
            <text:p>ENGİN KADİR KART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0-05-15" calcext:value-type="date">
            <text:p>15.05.1980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4:36:17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290194880" calcext:value-type="float">
            <text:p>18290194880</text:p>
          </table:table-cell>
          <table:table-cell table:style-name="ce4" office:value-type="string" calcext:value-type="string">
            <text:p>ABDULKADIR AGC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11-05" calcext:value-type="date">
            <text:p>05.1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5:25:55" calcext:value-type="date">
            <text:p>23.03.2022</text:p>
          </table:table-cell>
          <table:table-cell table:style-name="ce4" office:value-type="string" calcext:value-type="string">
            <text:p>123,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7837537430" calcext:value-type="float">
            <text:p>37837537430</text:p>
          </table:table-cell>
          <table:table-cell table:style-name="ce4" office:value-type="string" calcext:value-type="string">
            <text:p>SÜMEYYE ÇAKMA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8-25" calcext:value-type="date">
            <text:p>25.08.1984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3T15:44:12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3490735642" calcext:value-type="float">
            <text:p>13490735642</text:p>
          </table:table-cell>
          <table:table-cell table:style-name="ce4" office:value-type="string" calcext:value-type="string">
            <text:p>SATİYE AV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01-01" calcext:value-type="date">
            <text:p>01.01.195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0:30:45" calcext:value-type="date">
            <text:p>24.03.2022</text:p>
          </table:table-cell>
          <table:table-cell table:style-name="ce4" office:value-type="string" calcext:value-type="string">
            <text:p>192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553496688" calcext:value-type="float">
            <text:p>39553496688</text:p>
          </table:table-cell>
          <table:table-cell table:style-name="ce4" office:value-type="string" calcext:value-type="string">
            <text:p>GÜLBEYAZ BOZ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12-17" calcext:value-type="date">
            <text:p>17.12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3:01:52" calcext:value-type="date">
            <text:p>24.03.2022</text:p>
          </table:table-cell>
          <table:table-cell table:style-name="ce4" office:value-type="string" calcext:value-type="string">
            <text:p>245,9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0953117584" calcext:value-type="float">
            <text:p>50953117584</text:p>
          </table:table-cell>
          <table:table-cell table:style-name="ce4" office:value-type="string" calcext:value-type="string">
            <text:p>ÖMER FARUK KAŞIKEM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1-01" calcext:value-type="date">
            <text:p>01.01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3:01:54" calcext:value-type="date">
            <text:p>24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3072936914" calcext:value-type="float">
            <text:p>43072936914</text:p>
          </table:table-cell>
          <table:table-cell table:style-name="ce4" office:value-type="string" calcext:value-type="string">
            <text:p>SÜLEYMAN UÇ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6-08-01" calcext:value-type="date">
            <text:p>01.08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3:07:34" calcext:value-type="date">
            <text:p>24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6776922674" calcext:value-type="float">
            <text:p>26776922674</text:p>
          </table:table-cell>
          <table:table-cell table:style-name="ce4" office:value-type="string" calcext:value-type="string">
            <text:p>AYŞE BULU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12-27" calcext:value-type="date">
            <text:p>27.12.1977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3:21:09" calcext:value-type="date">
            <text:p>24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3089681752" calcext:value-type="float">
            <text:p>53089681752</text:p>
          </table:table-cell>
          <table:table-cell table:style-name="ce4" office:value-type="string" calcext:value-type="string">
            <text:p>SİNAN AT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5-03-14" calcext:value-type="date">
            <text:p>14.03.199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4:29:45" calcext:value-type="date">
            <text:p>24.03.2022</text:p>
          </table:table-cell>
          <table:table-cell table:style-name="ce4" office:value-type="string" calcext:value-type="string">
            <text:p>57,1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547296844" calcext:value-type="float">
            <text:p>45547296844</text:p>
          </table:table-cell>
          <table:table-cell table:style-name="ce4" office:value-type="string" calcext:value-type="string">
            <text:p>MUSA ALTUNTA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4-29" calcext:value-type="date">
            <text:p>29.04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4:29:52" calcext:value-type="date">
            <text:p>24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8606861962" calcext:value-type="float">
            <text:p>28606861962</text:p>
          </table:table-cell>
          <table:table-cell table:style-name="ce4" office:value-type="string" calcext:value-type="string">
            <text:p>SEMANUR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4-23" calcext:value-type="date">
            <text:p>23.04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4T15:23:44" calcext:value-type="date">
            <text:p>24.03.2022</text:p>
          </table:table-cell>
          <table:table-cell table:style-name="ce4" office:value-type="string" calcext:value-type="string">
            <text:p>289,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2290738004" calcext:value-type="float">
            <text:p>32290738004</text:p>
          </table:table-cell>
          <table:table-cell table:style-name="ce4" office:value-type="string" calcext:value-type="string">
            <text:p>ELİF İŞER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3-12-07" calcext:value-type="date">
            <text:p>07.12.197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5T11:44:04" calcext:value-type="date">
            <text:p>25.03.2022</text:p>
          </table:table-cell>
          <table:table-cell table:style-name="ce4" office:value-type="string" calcext:value-type="string">
            <text:p>795,1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99961776802" calcext:value-type="float">
            <text:p>99961776802</text:p>
          </table:table-cell>
          <table:table-cell table:style-name="ce4" office:value-type="string" calcext:value-type="string">
            <text:p>HANAN ALHAS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2-03" calcext:value-type="date">
            <text:p>03.02.197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5T11:46:49" calcext:value-type="date">
            <text:p>25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2836092376" calcext:value-type="float">
            <text:p>62836092376</text:p>
          </table:table-cell>
          <table:table-cell table:style-name="ce4" office:value-type="string" calcext:value-type="string">
            <text:p>SATİ BOSTAN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9-02-20" calcext:value-type="date">
            <text:p>20.02.1989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5T15:22:46" calcext:value-type="date">
            <text:p>25.03.2022</text:p>
          </table:table-cell>
          <table:table-cell table:style-name="ce4" office:value-type="string" calcext:value-type="string">
            <text:p>11560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7195401954" calcext:value-type="float">
            <text:p>37195401954</text:p>
          </table:table-cell>
          <table:table-cell table:style-name="ce4" office:value-type="string" calcext:value-type="string">
            <text:p>SALİH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6-08-10" calcext:value-type="date">
            <text:p>10.08.199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5T15:22:53" calcext:value-type="date">
            <text:p>25.03.2022</text:p>
          </table:table-cell>
          <table:table-cell table:style-name="ce4" office:value-type="string" calcext:value-type="string">
            <text:p>199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466299926" calcext:value-type="float">
            <text:p>45466299926</text:p>
          </table:table-cell>
          <table:table-cell table:style-name="ce4" office:value-type="string" calcext:value-type="string">
            <text:p>ŞERİFE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1-04" calcext:value-type="date">
            <text:p>04.01.1962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3:36:14" calcext:value-type="date">
            <text:p>28.03.2022</text:p>
          </table:table-cell>
          <table:table-cell table:style-name="ce4" office:value-type="string" calcext:value-type="string">
            <text:p>2703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097681572" calcext:value-type="float">
            <text:p>45097681572</text:p>
          </table:table-cell>
          <table:table-cell table:style-name="ce4" office:value-type="string" calcext:value-type="string">
            <text:p>NACİYE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6-02" calcext:value-type="date">
            <text:p>02.06.1966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3:38:59" calcext:value-type="date">
            <text:p>28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9321160376" calcext:value-type="float">
            <text:p>49321160376</text:p>
          </table:table-cell>
          <table:table-cell table:style-name="ce4" office:value-type="string" calcext:value-type="string">
            <text:p>NURHAN KARAKAŞ SUAT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3-06-01" calcext:value-type="date">
            <text:p>01.06.1993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3:40:39" calcext:value-type="date">
            <text:p>28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548296662" calcext:value-type="float">
            <text:p>15548296662</text:p>
          </table:table-cell>
          <table:table-cell table:style-name="ce4" office:value-type="string" calcext:value-type="string">
            <text:p>YUNİS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2-15" calcext:value-type="date">
            <text:p>15.02.1971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4:26:50" calcext:value-type="date">
            <text:p>28.03.2022</text:p>
          </table:table-cell>
          <table:table-cell table:style-name="ce4" office:value-type="string" calcext:value-type="string">
            <text:p>553,5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076312558" calcext:value-type="float">
            <text:p>45076312558</text:p>
          </table:table-cell>
          <table:table-cell table:style-name="ce4" office:value-type="string" calcext:value-type="string">
            <text:p>YAŞAR ALPA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4-20" calcext:value-type="date">
            <text:p>20.04.196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5:33:26" calcext:value-type="date">
            <text:p>28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2696616584" calcext:value-type="float">
            <text:p>52696616584</text:p>
          </table:table-cell>
          <table:table-cell table:style-name="ce4" office:value-type="string" calcext:value-type="string">
            <text:p>VELİ ÇOB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10-11" calcext:value-type="date">
            <text:p>11.10.1958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6:17:00" calcext:value-type="date">
            <text:p>28.03.2022</text:p>
          </table:table-cell>
          <table:table-cell table:style-name="ce4" office:value-type="string" calcext:value-type="string">
            <text:p>334,6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424301722" calcext:value-type="float">
            <text:p>45424301722</text:p>
          </table:table-cell>
          <table:table-cell table:style-name="ce4" office:value-type="string" calcext:value-type="string">
            <text:p>MUSTAFA ŞANALMI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10-05" calcext:value-type="date">
            <text:p>05.10.1955</text:p>
          </table:table-cell>
          <table:table-cell table:style-name="ce4" office:value-type="string" calcext:value-type="string">
            <text:p>HBV-DNA, Real Time PCR</text:p>
          </table:table-cell>
          <table:table-cell office:value-type="date" office:date-value="2022-03-28T16:17:16" calcext:value-type="date">
            <text:p>28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097312360" calcext:value-type="float">
            <text:p>45097312360</text:p>
          </table:table-cell>
          <table:table-cell table:style-name="ce4" office:value-type="string" calcext:value-type="string">
            <text:p>OSMAN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1-01" calcext:value-type="date">
            <text:p>01.01.1954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0-05-28T11:55:41" calcext:value-type="date">
            <text:p>28.05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48967182308" calcext:value-type="float">
            <text:p>48967182308</text:p>
          </table:table-cell>
          <table:table-cell table:style-name="ce4" office:value-type="string" calcext:value-type="string">
            <text:p>GÜLLÜ CÖME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08" calcext:value-type="date">
            <text:p>08.01.1963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0-06-04T10:34:14" calcext:value-type="date">
            <text:p>04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6111278280" calcext:value-type="float">
            <text:p>46111278280</text:p>
          </table:table-cell>
          <table:table-cell table:style-name="ce4" office:value-type="string" calcext:value-type="string">
            <text:p>BEHİYE 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6-05-04" calcext:value-type="date">
            <text:p>04.05.1946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1-03-25T13:17:28" calcext:value-type="date">
            <text:p>25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414704836" calcext:value-type="float">
            <text:p>14414704836</text:p>
          </table:table-cell>
          <table:table-cell table:style-name="ce4" office:value-type="string" calcext:value-type="string">
            <text:p>GÜLSEREN REŞADİYEL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1-04-21T12:58:28" calcext:value-type="date">
            <text:p>21.04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542360430" calcext:value-type="float">
            <text:p>30542360430</text:p>
          </table:table-cell>
          <table:table-cell table:style-name="ce4" office:value-type="string" calcext:value-type="string">
            <text:p>HASAN BAY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4-04" calcext:value-type="date">
            <text:p>04.04.1953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1-05-18T11:00:53" calcext:value-type="date">
            <text:p>18.05.2021</text:p>
          </table:table-cell>
          <table:table-cell table:style-name="ce4" office:value-type="string" calcext:value-type="string">
            <text:p>Ayrıntılı Rapora Bakınız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768956604" calcext:value-type="float">
            <text:p>25768956604</text:p>
          </table:table-cell>
          <table:table-cell table:style-name="ce4" office:value-type="string" calcext:value-type="string">
            <text:p>FATİH KART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8-02" calcext:value-type="date">
            <text:p>02.08.1983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1-06-14T11:45:42" calcext:value-type="date">
            <text:p>14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248407558" calcext:value-type="float">
            <text:p>12248407558</text:p>
          </table:table-cell>
          <table:table-cell table:style-name="ce4" office:value-type="string" calcext:value-type="string">
            <text:p>YUNİS CEY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9-02-27" calcext:value-type="date">
            <text:p>27.02.1989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1-08-18T16:38:29" calcext:value-type="date">
            <text:p>18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4" office:value-type="string" calcext:value-type="string">
            <text:p>NEZAKET AV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30" calcext:value-type="date">
            <text:p>30.04.1968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1-12-29T11:26:09" calcext:value-type="date">
            <text:p>29.12.2021</text:p>
          </table:table-cell>
          <table:table-cell table:style-name="ce4" office:value-type="string" calcext:value-type="string">
            <text:p>Ayrıntılı Rapora Bakınız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0481359578" calcext:value-type="float">
            <text:p>60481359578</text:p>
          </table:table-cell>
          <table:table-cell table:style-name="ce4" office:value-type="string" calcext:value-type="string">
            <text:p>NEŞİDE KÖ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0-03-25" calcext:value-type="date">
            <text:p>25.03.1940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2-01-13T15:27:48" calcext:value-type="date">
            <text:p>13.01.2022</text:p>
          </table:table-cell>
          <table:table-cell table:style-name="ce4" office:value-type="string" calcext:value-type="string">
            <text:p>Ayrıntılı Rapora Bakınız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6087277898" calcext:value-type="float">
            <text:p>46087277898</text:p>
          </table:table-cell>
          <table:table-cell table:style-name="ce4" office:value-type="string" calcext:value-type="string">
            <text:p>PAKİZE SAYIB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8-11-14" calcext:value-type="date">
            <text:p>14.11.1948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2-01-14T15:06:02" calcext:value-type="date">
            <text:p>14.01.2022</text:p>
          </table:table-cell>
          <table:table-cell table:style-name="ce4" office:value-type="string" calcext:value-type="string">
            <text:p>Ayrıntılı Rapora Bakınız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4" office:value-type="string" calcext:value-type="string">
            <text:p>NEZAKET AV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30" calcext:value-type="date">
            <text:p>30.04.1968</text:p>
          </table:table-cell>
          <table:table-cell table:style-name="ce4" office:value-type="string" calcext:value-type="string">
            <text:p>HCV genotiplendirme <text:s text:c="3"/></text:p>
          </table:table-cell>
          <table:table-cell office:value-type="date" office:date-value="2022-03-02T13:10:31" calcext:value-type="date">
            <text:p>02.03.2022</text:p>
          </table:table-cell>
          <table:table-cell table:style-name="ce4" office:value-type="string" calcext:value-type="string">
            <text:p>3194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9146404418" calcext:value-type="float">
            <text:p>59146404418</text:p>
          </table:table-cell>
          <table:table-cell table:style-name="ce4" office:value-type="string" calcext:value-type="string">
            <text:p>OSMAN ŞIVG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05-12" calcext:value-type="date">
            <text:p>12.05.194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5-04T15:03:49" calcext:value-type="date">
            <text:p>04.05.2020</text:p>
          </table:table-cell>
          <table:table-cell table:style-name="ce4" office:value-type="string" calcext:value-type="string">
            <text:p>Pozitif 3.760x10^3 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45097312360" calcext:value-type="float">
            <text:p>45097312360</text:p>
          </table:table-cell>
          <table:table-cell table:style-name="ce4" office:value-type="string" calcext:value-type="string">
            <text:p>OSMAN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1-01" calcext:value-type="date">
            <text:p>01.01.195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5-15T15:13:27" calcext:value-type="date">
            <text:p>15.05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45097312360" calcext:value-type="float">
            <text:p>45097312360</text:p>
          </table:table-cell>
          <table:table-cell table:style-name="ce4" office:value-type="string" calcext:value-type="string">
            <text:p>OSMAN DEMİ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1-01" calcext:value-type="date">
            <text:p>01.01.195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5-28T11:55:41" calcext:value-type="date">
            <text:p>28.05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IONTEK</text:p>
          </table:table-cell>
          <table:table-cell table:number-columns-repeated="56"/>
        </table:table-row>
        <table:table-row table:style-name="ro1">
          <table:table-cell office:value-type="float" office:value="48967182308" calcext:value-type="float">
            <text:p>48967182308</text:p>
          </table:table-cell>
          <table:table-cell table:style-name="ce4" office:value-type="string" calcext:value-type="string">
            <text:p>GÜLLÜ CÖME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08" calcext:value-type="date">
            <text:p>08.01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04T10:34:14" calcext:value-type="date">
            <text:p>04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3424368168" calcext:value-type="float">
            <text:p>13424368168</text:p>
          </table:table-cell>
          <table:table-cell table:style-name="ce4" office:value-type="string" calcext:value-type="string">
            <text:p>KADRİYE DOĞANSE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3-11-15" calcext:value-type="date">
            <text:p>15.11.198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05T10:41:05" calcext:value-type="date">
            <text:p>05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4280005262" calcext:value-type="float">
            <text:p>54280005262</text:p>
          </table:table-cell>
          <table:table-cell table:style-name="ce4" office:value-type="string" calcext:value-type="string">
            <text:p>HATİCE SÜBÜNLÜ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03-02" calcext:value-type="date">
            <text:p>02.03.195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05T15:46:40" calcext:value-type="date">
            <text:p>05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2484065450" calcext:value-type="float">
            <text:p>22484065450</text:p>
          </table:table-cell>
          <table:table-cell table:style-name="ce4" office:value-type="string" calcext:value-type="string">
            <text:p>SEMİHA AK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1-01" calcext:value-type="date">
            <text:p>01.01.196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08T13:25:46" calcext:value-type="date">
            <text:p>08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2345070804" calcext:value-type="float">
            <text:p>52345070804</text:p>
          </table:table-cell>
          <table:table-cell table:style-name="ce4" office:value-type="string" calcext:value-type="string">
            <text:p>SEVİM FIRTIN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6-01-01" calcext:value-type="date">
            <text:p>01.01.195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12T14:42:28" calcext:value-type="date">
            <text:p>12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7240240202" calcext:value-type="float">
            <text:p>17240240202</text:p>
          </table:table-cell>
          <table:table-cell table:style-name="ce4" office:value-type="string" calcext:value-type="string">
            <text:p>AYSE DE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1-12-14" calcext:value-type="date">
            <text:p>14.12.194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15T15:28:05" calcext:value-type="date">
            <text:p>15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7878443968" calcext:value-type="float">
            <text:p>27878443968</text:p>
          </table:table-cell>
          <table:table-cell table:style-name="ce4" office:value-type="string" calcext:value-type="string">
            <text:p>MENŞURE KANTEK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2-17" calcext:value-type="date">
            <text:p>17.02.196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16T12:58:55" calcext:value-type="date">
            <text:p>16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2669620310" calcext:value-type="float">
            <text:p>52669620310</text:p>
          </table:table-cell>
          <table:table-cell table:style-name="ce4" office:value-type="string" calcext:value-type="string">
            <text:p>AYSEL AZG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6-05" calcext:value-type="date">
            <text:p>05.06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16T14:05:34" calcext:value-type="date">
            <text:p>16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1458661698" calcext:value-type="float">
            <text:p>21458661698</text:p>
          </table:table-cell>
          <table:table-cell table:style-name="ce4" office:value-type="string" calcext:value-type="string">
            <text:p>SALİCE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8-07-01" calcext:value-type="date">
            <text:p>01.07.194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22T12:42:29" calcext:value-type="date">
            <text:p>22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1148109964" calcext:value-type="float">
            <text:p>51148109964</text:p>
          </table:table-cell>
          <table:table-cell table:style-name="ce4" office:value-type="string" calcext:value-type="string">
            <text:p>MÜNİSE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7-08" calcext:value-type="date">
            <text:p>08.07.197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23T11:42:23" calcext:value-type="date">
            <text:p>23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4243340090" calcext:value-type="float">
            <text:p>14243340090</text:p>
          </table:table-cell>
          <table:table-cell table:style-name="ce4" office:value-type="string" calcext:value-type="string">
            <text:p>SEVİM EYÜB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8-15" calcext:value-type="date">
            <text:p>15.08.196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24T12:13:14" calcext:value-type="date">
            <text:p>24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0222141060" calcext:value-type="float">
            <text:p>20222141060</text:p>
          </table:table-cell>
          <table:table-cell table:style-name="ce4" office:value-type="string" calcext:value-type="string">
            <text:p>MÜZEYYEN KOŞ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0-02-18" calcext:value-type="date">
            <text:p>18.02.194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24T12:13:38" calcext:value-type="date">
            <text:p>24.06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0712462430" calcext:value-type="float">
            <text:p>10712462430</text:p>
          </table:table-cell>
          <table:table-cell table:style-name="ce4" office:value-type="string" calcext:value-type="string">
            <text:p>FATMA EZMEC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36-02-01" calcext:value-type="date">
            <text:p>01.02.193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25T11:28:11" calcext:value-type="date">
            <text:p>25.06.2020</text:p>
          </table:table-cell>
          <table:table-cell table:style-name="ce4" office:value-type="string" calcext:value-type="string">
            <text:p>Pozitif <text:s/>6.938x10^6 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0759494820" calcext:value-type="float">
            <text:p>20759494820</text:p>
          </table:table-cell>
          <table:table-cell table:style-name="ce4" office:value-type="string" calcext:value-type="string">
            <text:p>AYŞE BAYIR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7-06-10" calcext:value-type="date">
            <text:p>10.06.194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6-29T12:21:52" calcext:value-type="date">
            <text:p>29.06.2020</text:p>
          </table:table-cell>
          <table:table-cell table:style-name="ce4" office:value-type="string" calcext:value-type="string">
            <text:p>Pozitif 2.002x10^1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4905317610" calcext:value-type="float">
            <text:p>44905317610</text:p>
          </table:table-cell>
          <table:table-cell table:style-name="ce4" office:value-type="string" calcext:value-type="string">
            <text:p>ŞERİFE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7-03-20" calcext:value-type="date">
            <text:p>20.03.194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13T12:46:16" calcext:value-type="date">
            <text:p>13.07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99910262568" calcext:value-type="float">
            <text:p>99910262568</text:p>
          </table:table-cell>
          <table:table-cell table:style-name="ce4" office:value-type="string" calcext:value-type="string">
            <text:p>ayşe özyür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0-01-01" calcext:value-type="date">
            <text:p>01.01.199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15T14:12:00" calcext:value-type="date">
            <text:p>15.07.2020</text:p>
          </table:table-cell>
          <table:table-cell table:style-name="ce4" office:value-type="string" calcext:value-type="string">
            <text:p>Pozitif 1626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9631159780" calcext:value-type="float">
            <text:p>19631159780</text:p>
          </table:table-cell>
          <table:table-cell table:style-name="ce4" office:value-type="string" calcext:value-type="string">
            <text:p>NURİYE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9-20" calcext:value-type="date">
            <text:p>20.09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16T14:34:26" calcext:value-type="date">
            <text:p>16.07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8320574606" calcext:value-type="float">
            <text:p>18320574606</text:p>
          </table:table-cell>
          <table:table-cell table:style-name="ce4" office:value-type="string" calcext:value-type="string">
            <text:p>HAMİDE CELEP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10-09" calcext:value-type="date">
            <text:p>09.10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17T14:03:03" calcext:value-type="date">
            <text:p>17.07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5499528408" calcext:value-type="float">
            <text:p>25499528408</text:p>
          </table:table-cell>
          <table:table-cell table:style-name="ce4" office:value-type="string" calcext:value-type="string">
            <text:p>FATMA ÖZK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7-11" calcext:value-type="date">
            <text:p>11.07.197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20T12:39:53" calcext:value-type="date">
            <text:p>20.07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8587901472" calcext:value-type="float">
            <text:p>38587901472</text:p>
          </table:table-cell>
          <table:table-cell table:style-name="ce4" office:value-type="string" calcext:value-type="string">
            <text:p>ZEKİYE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4-11-15" calcext:value-type="date">
            <text:p>15.11.194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20T12:39:55" calcext:value-type="date">
            <text:p>20.07.2020</text:p>
          </table:table-cell>
          <table:table-cell table:style-name="ce4" office:value-type="string" calcext:value-type="string">
            <text:p>Pozitif <text:s/>55780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6568435718" calcext:value-type="float">
            <text:p>36568435718</text:p>
          </table:table-cell>
          <table:table-cell table:style-name="ce4" office:value-type="string" calcext:value-type="string">
            <text:p>FATMA GÜMÜ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2-07-01" calcext:value-type="date">
            <text:p>01.07.195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22T10:54:25" calcext:value-type="date">
            <text:p>22.07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7180948426" calcext:value-type="float">
            <text:p>37180948426</text:p>
          </table:table-cell>
          <table:table-cell table:style-name="ce4" office:value-type="string" calcext:value-type="string">
            <text:p>CELAL SÜM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2-08-22" calcext:value-type="date">
            <text:p>22.08.194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23T14:20:47" calcext:value-type="date">
            <text:p>23.07.2020</text:p>
          </table:table-cell>
          <table:table-cell table:style-name="ce4" office:value-type="string" calcext:value-type="string">
            <text:p>Pozitif 8.544x10^4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0297472432" calcext:value-type="float">
            <text:p>40297472432</text:p>
          </table:table-cell>
          <table:table-cell table:style-name="ce4" office:value-type="string" calcext:value-type="string">
            <text:p>ŞÜKRAN KORK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24T14:29:48" calcext:value-type="date">
            <text:p>24.07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62269111378" calcext:value-type="float">
            <text:p>62269111378</text:p>
          </table:table-cell>
          <table:table-cell table:style-name="ce4" office:value-type="string" calcext:value-type="string">
            <text:p>AHMET ARS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11-04" calcext:value-type="date">
            <text:p>04.11.196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24T14:58:44" calcext:value-type="date">
            <text:p>24.07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3341214516" calcext:value-type="float">
            <text:p>23341214516</text:p>
          </table:table-cell>
          <table:table-cell table:style-name="ce4" office:value-type="string" calcext:value-type="string">
            <text:p>HAVVA PI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1-12" calcext:value-type="date">
            <text:p>12.01.197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27T11:55:40" calcext:value-type="date">
            <text:p>27.07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99318352864" calcext:value-type="float">
            <text:p>99318352864</text:p>
          </table:table-cell>
          <table:table-cell table:style-name="ce4" office:value-type="string" calcext:value-type="string">
            <text:p>SOAD ALSULAI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1-02" calcext:value-type="date">
            <text:p>02.01.197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7-27T11:55:40" calcext:value-type="date">
            <text:p>27.07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7852220838" calcext:value-type="float">
            <text:p>17852220838</text:p>
          </table:table-cell>
          <table:table-cell table:style-name="ce4" office:value-type="string" calcext:value-type="string">
            <text:p>SEVİM ÇELİ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1-22" calcext:value-type="date">
            <text:p>22.0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8-06T14:01:13" calcext:value-type="date">
            <text:p>06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1833086528" calcext:value-type="float">
            <text:p>21833086528</text:p>
          </table:table-cell>
          <table:table-cell table:style-name="ce4" office:value-type="string" calcext:value-type="string">
            <text:p>ABDULLAH OMAL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1-01" calcext:value-type="date">
            <text:p>01.01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8-06T14:38:07" calcext:value-type="date">
            <text:p>06.08.2020</text:p>
          </table:table-cell>
          <table:table-cell table:style-name="ce4" office:value-type="string" calcext:value-type="string">
            <text:p>sonuç alınamıyor 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4611328504" calcext:value-type="float">
            <text:p>44611328504</text:p>
          </table:table-cell>
          <table:table-cell table:style-name="ce4" office:value-type="string" calcext:value-type="string">
            <text:p>ZEYNEP BULU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38-12-29" calcext:value-type="date">
            <text:p>29.12.193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8-18T10:24:54" calcext:value-type="date">
            <text:p>18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1695091418" calcext:value-type="float">
            <text:p>21695091418</text:p>
          </table:table-cell>
          <table:table-cell table:style-name="ce4" office:value-type="string" calcext:value-type="string">
            <text:p>BUĞRAHAN SÖNME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2-05-29" calcext:value-type="date">
            <text:p>29.05.199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8-18T12:05:26" calcext:value-type="date">
            <text:p>18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5378969278" calcext:value-type="float">
            <text:p>25378969278</text:p>
          </table:table-cell>
          <table:table-cell table:style-name="ce4" office:value-type="string" calcext:value-type="string">
            <text:p>EROL 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4-10" calcext:value-type="date">
            <text:p>10.04.196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8-18T12:05:26" calcext:value-type="date">
            <text:p>18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22406067388" calcext:value-type="float">
            <text:p>22406067388</text:p>
          </table:table-cell>
          <table:table-cell table:style-name="ce4" office:value-type="string" calcext:value-type="string">
            <text:p>HANIM ÇELİK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25-07-01" calcext:value-type="date">
            <text:p>01.07.192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8-20T12:26:16" calcext:value-type="date">
            <text:p>20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9219174232" calcext:value-type="float">
            <text:p>49219174232</text:p>
          </table:table-cell>
          <table:table-cell table:style-name="ce4" office:value-type="string" calcext:value-type="string">
            <text:p>GÜLTEN SÖNME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4-11-18" calcext:value-type="date">
            <text:p>18.11.199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8-26T14:17:58" calcext:value-type="date">
            <text:p>26.08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51592658810" calcext:value-type="float">
            <text:p>51592658810</text:p>
          </table:table-cell>
          <table:table-cell table:style-name="ce4" office:value-type="string" calcext:value-type="string">
            <text:p>EMİNE ATILK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04-05" calcext:value-type="date">
            <text:p>05.04.194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9-01T14:13:34" calcext:value-type="date">
            <text:p>01.09.2020</text:p>
          </table:table-cell>
          <table:table-cell table:style-name="ce4" office:value-type="string" calcext:value-type="string">
            <text:p>POZITIF55480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8136771142" calcext:value-type="float">
            <text:p>48136771142</text:p>
          </table:table-cell>
          <table:table-cell table:style-name="ce4" office:value-type="string" calcext:value-type="string">
            <text:p>ALİM 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5-10" calcext:value-type="date">
            <text:p>10.05.197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9-07T14:37:56" calcext:value-type="date">
            <text:p>07.09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35441263042" calcext:value-type="float">
            <text:p>35441263042</text:p>
          </table:table-cell>
          <table:table-cell table:style-name="ce4" office:value-type="string" calcext:value-type="string">
            <text:p>FADİME GENÇA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11-16" calcext:value-type="date">
            <text:p>16.11.196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9-14T13:35:34" calcext:value-type="date">
            <text:p>14.09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5694292584" calcext:value-type="float">
            <text:p>45694292584</text:p>
          </table:table-cell>
          <table:table-cell table:style-name="ce4" office:value-type="string" calcext:value-type="string">
            <text:p>NURAN DOBA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5-04-18" calcext:value-type="date">
            <text:p>18.04.197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9-15T14:31:41" calcext:value-type="date">
            <text:p>15.09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10839014826" calcext:value-type="float">
            <text:p>10839014826</text:p>
          </table:table-cell>
          <table:table-cell table:style-name="ce4" office:value-type="string" calcext:value-type="string">
            <text:p>YASEMİN AKDA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9-01-12" calcext:value-type="date">
            <text:p>12.01.196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0-09-16T11:19:30" calcext:value-type="date">
            <text:p>16.09.2020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RTA</text:p>
          </table:table-cell>
          <table:table-cell table:number-columns-repeated="56"/>
        </table:table-row>
        <table:table-row table:style-name="ro1">
          <table:table-cell office:value-type="float" office:value="43867916206" calcext:value-type="float">
            <text:p>43867916206</text:p>
          </table:table-cell>
          <table:table-cell table:style-name="ce4" office:value-type="string" calcext:value-type="string">
            <text:p>MESUT ULUS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10-01" calcext:value-type="date">
            <text:p>01.10.197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1-14T11:26:55" calcext:value-type="date">
            <text:p>14.01.2021</text:p>
          </table:table-cell>
          <table:table-cell table:style-name="ce4" office:value-type="string" calcext:value-type="string">
            <text:p><text:s/>16810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184367412" calcext:value-type="float">
            <text:p>99184367412</text:p>
          </table:table-cell>
          <table:table-cell table:style-name="ce4" office:value-type="string" calcext:value-type="string">
            <text:p>M.ENVER SERVAR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5-06" calcext:value-type="date">
            <text:p>06.05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1-21T13:31:38" calcext:value-type="date">
            <text:p>21.0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127211534" calcext:value-type="float">
            <text:p>48127211534</text:p>
          </table:table-cell>
          <table:table-cell table:style-name="ce4" office:value-type="string" calcext:value-type="string">
            <text:p>MEHMET MENEVŞE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4-01" calcext:value-type="date">
            <text:p>01.04.197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1-22T13:00:55" calcext:value-type="date">
            <text:p>22.0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2849556262" calcext:value-type="float">
            <text:p>52849556262</text:p>
          </table:table-cell>
          <table:table-cell table:style-name="ce4" office:value-type="string" calcext:value-type="string">
            <text:p>NÜTVİYE KAR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8-01" calcext:value-type="date">
            <text:p>01.08.196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1-27T10:53:37" calcext:value-type="date">
            <text:p>27.0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823524228" calcext:value-type="float">
            <text:p>19823524228</text:p>
          </table:table-cell>
          <table:table-cell table:style-name="ce4" office:value-type="string" calcext:value-type="string">
            <text:p>ŞABAN AV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4-01" calcext:value-type="date">
            <text:p>01.04.195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1-28T15:23:37" calcext:value-type="date">
            <text:p>28.0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466070670" calcext:value-type="float">
            <text:p>22466070670</text:p>
          </table:table-cell>
          <table:table-cell table:style-name="ce4" office:value-type="string" calcext:value-type="string">
            <text:p>MEHMET KARAMEŞE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1-01" calcext:value-type="date">
            <text:p>01.01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2-12T14:22:33" calcext:value-type="date">
            <text:p>12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8474424020" calcext:value-type="float">
            <text:p>58474424020</text:p>
          </table:table-cell>
          <table:table-cell table:style-name="ce4" office:value-type="string" calcext:value-type="string">
            <text:p>ÖMER GÜNEŞ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38-07-01" calcext:value-type="date">
            <text:p>01.07.193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2-16T16:29:26" calcext:value-type="date">
            <text:p>16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222341896" calcext:value-type="float">
            <text:p>14222341896</text:p>
          </table:table-cell>
          <table:table-cell table:style-name="ce4" office:value-type="string" calcext:value-type="string">
            <text:p>ZELİHA ÖZÇELİ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03-05" calcext:value-type="date">
            <text:p>05.03.195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2-23T12:11:06" calcext:value-type="date">
            <text:p>23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010453164" calcext:value-type="float">
            <text:p>22010453164</text:p>
          </table:table-cell>
          <table:table-cell table:style-name="ce4" office:value-type="string" calcext:value-type="string">
            <text:p>ABDULLAH BUĞRA DUR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9-10-15" calcext:value-type="date">
            <text:p>15.10.199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2-25T12:12:30" calcext:value-type="date">
            <text:p>25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8095105048" calcext:value-type="float">
            <text:p>68095105048</text:p>
          </table:table-cell>
          <table:table-cell table:style-name="ce4" office:value-type="string" calcext:value-type="string">
            <text:p>SEZAİ SAĞI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5-04-15" calcext:value-type="date">
            <text:p>15.04.197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2-26T16:14:07" calcext:value-type="date">
            <text:p>26.0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555330062" calcext:value-type="float">
            <text:p>14555330062</text:p>
          </table:table-cell>
          <table:table-cell table:style-name="ce4" office:value-type="string" calcext:value-type="string">
            <text:p>BİLAL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1-05-05" calcext:value-type="date">
            <text:p>05.05.197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02T13:42:07" calcext:value-type="date">
            <text:p>02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1241106358" calcext:value-type="float">
            <text:p>51241106358</text:p>
          </table:table-cell>
          <table:table-cell table:style-name="ce4" office:value-type="string" calcext:value-type="string">
            <text:p>EMİNE YEŞİLIRMA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1-01" calcext:value-type="date">
            <text:p>01.01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04T12:25:02" calcext:value-type="date">
            <text:p>04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967482604" calcext:value-type="float">
            <text:p>39967482604</text:p>
          </table:table-cell>
          <table:table-cell table:style-name="ce4" office:value-type="string" calcext:value-type="string">
            <text:p>FATMA GÜNDÜ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05T12:31:21" calcext:value-type="date">
            <text:p>05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406325992" calcext:value-type="float">
            <text:p>31406325992</text:p>
          </table:table-cell>
          <table:table-cell table:style-name="ce4" office:value-type="string" calcext:value-type="string">
            <text:p>ŞERİFE KARAC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33-07-01" calcext:value-type="date">
            <text:p>01.07.193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05T14:55:19" calcext:value-type="date">
            <text:p>05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332104242" calcext:value-type="float">
            <text:p>21332104242</text:p>
          </table:table-cell>
          <table:table-cell table:style-name="ce4" office:value-type="string" calcext:value-type="string">
            <text:p>ZAHİDE ÇAKMAKÇ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02-20" calcext:value-type="date">
            <text:p>20.02.195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05T14:57:08" calcext:value-type="date">
            <text:p>05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421574038" calcext:value-type="float">
            <text:p>48421574038</text:p>
          </table:table-cell>
          <table:table-cell table:style-name="ce4" office:value-type="string" calcext:value-type="string">
            <text:p>ALİ ÖMRÜUZU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8-04-21" calcext:value-type="date">
            <text:p>21.04.197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08T12:46:34" calcext:value-type="date">
            <text:p>08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174975640" calcext:value-type="float">
            <text:p>25174975640</text:p>
          </table:table-cell>
          <table:table-cell table:style-name="ce4" office:value-type="string" calcext:value-type="string">
            <text:p>HATİCE ERO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5-20" calcext:value-type="date">
            <text:p>20.05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09T12:44:05" calcext:value-type="date">
            <text:p>09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334202882" calcext:value-type="float">
            <text:p>48334202882</text:p>
          </table:table-cell>
          <table:table-cell table:style-name="ce4" office:value-type="string" calcext:value-type="string">
            <text:p>LEYLA DÖK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1-16" calcext:value-type="date">
            <text:p>16.01.195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11T12:43:59" calcext:value-type="date">
            <text:p>11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7819555384" calcext:value-type="float">
            <text:p>37819555384</text:p>
          </table:table-cell>
          <table:table-cell table:style-name="ce4" office:value-type="string" calcext:value-type="string">
            <text:p>SALİH KO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9-05-20" calcext:value-type="date">
            <text:p>20.05.199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15T11:48:21" calcext:value-type="date">
            <text:p>15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6336501264" calcext:value-type="float">
            <text:p>26336501264</text:p>
          </table:table-cell>
          <table:table-cell table:style-name="ce4" office:value-type="string" calcext:value-type="string">
            <text:p>SABİHA ÖZ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09-25" calcext:value-type="date">
            <text:p>25.09.194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16T11:23:09" calcext:value-type="date">
            <text:p>16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70363027884" calcext:value-type="float">
            <text:p>70363027884</text:p>
          </table:table-cell>
          <table:table-cell table:style-name="ce4" office:value-type="string" calcext:value-type="string">
            <text:p>KORAY ERM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1-05-15" calcext:value-type="date">
            <text:p>15.05.199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16T11:57:21" calcext:value-type="date">
            <text:p>16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6223607290" calcext:value-type="float">
            <text:p>36223607290</text:p>
          </table:table-cell>
          <table:table-cell table:style-name="ce4" office:value-type="string" calcext:value-type="string">
            <text:p>MELEK YÖRÜ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8-10" calcext:value-type="date">
            <text:p>10.08.195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17T11:55:11" calcext:value-type="date">
            <text:p>17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2939553270" calcext:value-type="float">
            <text:p>52939553270</text:p>
          </table:table-cell>
          <table:table-cell table:style-name="ce4" office:value-type="string" calcext:value-type="string">
            <text:p>BİLAL KAR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7-08-10" calcext:value-type="date">
            <text:p>10.08.195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18T13:16:15" calcext:value-type="date">
            <text:p>18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6111278280" calcext:value-type="float">
            <text:p>46111278280</text:p>
          </table:table-cell>
          <table:table-cell table:style-name="ce4" office:value-type="string" calcext:value-type="string">
            <text:p>BEHİYE A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6-05-04" calcext:value-type="date">
            <text:p>04.05.194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25T13:17:28" calcext:value-type="date">
            <text:p>25.03.2021</text:p>
          </table:table-cell>
          <table:table-cell table:style-name="ce4" office:value-type="string" calcext:value-type="string">
            <text:p>178700 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3394701796" calcext:value-type="float">
            <text:p>33394701796</text:p>
          </table:table-cell>
          <table:table-cell table:style-name="ce4" office:value-type="string" calcext:value-type="string">
            <text:p>HÜSNE SAK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11-15" calcext:value-type="date">
            <text:p>15.1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25T13:18:00" calcext:value-type="date">
            <text:p>25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850053050" calcext:value-type="float">
            <text:p>22850053050</text:p>
          </table:table-cell>
          <table:table-cell table:style-name="ce4" office:value-type="string" calcext:value-type="string">
            <text:p>SELAHATTİN YILDIRI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29T13:20:01" calcext:value-type="date">
            <text:p>29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967182308" calcext:value-type="float">
            <text:p>48967182308</text:p>
          </table:table-cell>
          <table:table-cell table:style-name="ce4" office:value-type="string" calcext:value-type="string">
            <text:p>GÜLLÜ CÖME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08" calcext:value-type="date">
            <text:p>08.01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3-31T14:06:01" calcext:value-type="date">
            <text:p>31.03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9929379148" calcext:value-type="float">
            <text:p>59929379148</text:p>
          </table:table-cell>
          <table:table-cell table:style-name="ce4" office:value-type="string" calcext:value-type="string">
            <text:p>AHMET ERDOĞD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10-05" calcext:value-type="date">
            <text:p>05.10.195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4-02T12:20:54" calcext:value-type="date">
            <text:p>02.04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916615260" calcext:value-type="float">
            <text:p>22916615260</text:p>
          </table:table-cell>
          <table:table-cell table:style-name="ce4" office:value-type="string" calcext:value-type="string">
            <text:p>MUHSİN KILIÇ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9-01-11" calcext:value-type="date">
            <text:p>11.01.195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4-08T11:19:11" calcext:value-type="date">
            <text:p>08.04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1158433098" calcext:value-type="float">
            <text:p>41158433098</text:p>
          </table:table-cell>
          <table:table-cell table:style-name="ce4" office:value-type="string" calcext:value-type="string">
            <text:p>ZEYNEP Çİ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4-08T15:23:55" calcext:value-type="date">
            <text:p>08.04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7916885040" calcext:value-type="float">
            <text:p>27916885040</text:p>
          </table:table-cell>
          <table:table-cell table:style-name="ce4" office:value-type="string" calcext:value-type="string">
            <text:p>CEZAİR ATILG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1-05" calcext:value-type="date">
            <text:p>05.01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4-08T15:32:23" calcext:value-type="date">
            <text:p>08.04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5004314326" calcext:value-type="float">
            <text:p>45004314326</text:p>
          </table:table-cell>
          <table:table-cell table:style-name="ce4" office:value-type="string" calcext:value-type="string">
            <text:p>ZEKİYE YILDI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4-07-01" calcext:value-type="date">
            <text:p>01.07.194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4-13T14:46:43" calcext:value-type="date">
            <text:p>13.04.2021</text:p>
          </table:table-cell>
          <table:table-cell table:style-name="ce4" office:value-type="string" calcext:value-type="string">
            <text:p>51100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4060049706" calcext:value-type="float">
            <text:p>64060049706</text:p>
          </table:table-cell>
          <table:table-cell table:style-name="ce4" office:value-type="string" calcext:value-type="string">
            <text:p>ZEKİYE DEMİ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38-09-25" calcext:value-type="date">
            <text:p>25.09.193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4-20T15:04:02" calcext:value-type="date">
            <text:p>20.04.2021</text:p>
          </table:table-cell>
          <table:table-cell table:style-name="ce4" office:value-type="string" calcext:value-type="string">
            <text:p>14830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5072349106" calcext:value-type="float">
            <text:p>55072349106</text:p>
          </table:table-cell>
          <table:table-cell table:style-name="ce4" office:value-type="string" calcext:value-type="string">
            <text:p>FADİME ÇI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2-05" calcext:value-type="date">
            <text:p>05.02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4-21T12:51:32" calcext:value-type="date">
            <text:p>21.04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414704836" calcext:value-type="float">
            <text:p>14414704836</text:p>
          </table:table-cell>
          <table:table-cell table:style-name="ce4" office:value-type="string" calcext:value-type="string">
            <text:p>GÜLSEREN REŞADİYEL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0-01-01" calcext:value-type="date">
            <text:p>01.01.196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4-21T12:58:28" calcext:value-type="date">
            <text:p>21.04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2669620310" calcext:value-type="float">
            <text:p>52669620310</text:p>
          </table:table-cell>
          <table:table-cell table:style-name="ce4" office:value-type="string" calcext:value-type="string">
            <text:p>AYSEL AZG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6-05" calcext:value-type="date">
            <text:p>05.06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5-04T12:18:18" calcext:value-type="date">
            <text:p>04.05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542360430" calcext:value-type="float">
            <text:p>30542360430</text:p>
          </table:table-cell>
          <table:table-cell table:style-name="ce4" office:value-type="string" calcext:value-type="string">
            <text:p>HASAN BAY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4-04" calcext:value-type="date">
            <text:p>04.04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5-18T11:00:53" calcext:value-type="date">
            <text:p>18.05.2021</text:p>
          </table:table-cell>
          <table:table-cell table:style-name="ce4" office:value-type="string" calcext:value-type="string">
            <text:p>9.246x10^4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058643572" calcext:value-type="float">
            <text:p>22058643572</text:p>
          </table:table-cell>
          <table:table-cell table:style-name="ce4" office:value-type="string" calcext:value-type="string">
            <text:p>ALİ GÜRBÜZ ÇEÇ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11-12" calcext:value-type="date">
            <text:p>12.11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5-24T14:28:17" calcext:value-type="date">
            <text:p>24.05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7462565648" calcext:value-type="float">
            <text:p>37462565648</text:p>
          </table:table-cell>
          <table:table-cell table:style-name="ce4" office:value-type="string" calcext:value-type="string">
            <text:p>ZEKİYE AKBIY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1-05" calcext:value-type="date">
            <text:p>05.0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5-27T11:04:34" calcext:value-type="date">
            <text:p>27.05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797189044" calcext:value-type="float">
            <text:p>18797189044</text:p>
          </table:table-cell>
          <table:table-cell table:style-name="ce4" office:value-type="string" calcext:value-type="string">
            <text:p>HAMZA DA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5-08-27" calcext:value-type="date">
            <text:p>27.08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5-27T14:49:04" calcext:value-type="date">
            <text:p>27.05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6983477650" calcext:value-type="float">
            <text:p>56983477650</text:p>
          </table:table-cell>
          <table:table-cell table:style-name="ce4" office:value-type="string" calcext:value-type="string">
            <text:p>HAKKI TALHA YILDI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7-05-01" calcext:value-type="date">
            <text:p>01.05.199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5-28T12:04:53" calcext:value-type="date">
            <text:p>28.05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768956604" calcext:value-type="float">
            <text:p>25768956604</text:p>
          </table:table-cell>
          <table:table-cell table:style-name="ce4" office:value-type="string" calcext:value-type="string">
            <text:p>FATİH KART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8-02" calcext:value-type="date">
            <text:p>02.08.198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14T11:45:42" calcext:value-type="date">
            <text:p>14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404539444" calcext:value-type="float">
            <text:p>38404539444</text:p>
          </table:table-cell>
          <table:table-cell table:style-name="ce4" office:value-type="string" calcext:value-type="string">
            <text:p>FADİME ALMAMI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1-01" calcext:value-type="date">
            <text:p>01.01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15T15:01:38" calcext:value-type="date">
            <text:p>15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318352864" calcext:value-type="float">
            <text:p>99318352864</text:p>
          </table:table-cell>
          <table:table-cell table:style-name="ce4" office:value-type="string" calcext:value-type="string">
            <text:p>SOAD ALSULAI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1-02" calcext:value-type="date">
            <text:p>02.01.197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16T14:29:09" calcext:value-type="date">
            <text:p>16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8456427124" calcext:value-type="float">
            <text:p>58456427124</text:p>
          </table:table-cell>
          <table:table-cell table:style-name="ce4" office:value-type="string" calcext:value-type="string">
            <text:p>MUSTAFA ŞAHİ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1-07-01" calcext:value-type="date">
            <text:p>01.07.194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21T14:49:10" calcext:value-type="date">
            <text:p>21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3545031220" calcext:value-type="float">
            <text:p>53545031220</text:p>
          </table:table-cell>
          <table:table-cell table:style-name="ce4" office:value-type="string" calcext:value-type="string">
            <text:p>ENSAR ÇİME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1-08-02" calcext:value-type="date">
            <text:p>02.08.200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22T13:39:38" calcext:value-type="date">
            <text:p>22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227407982" calcext:value-type="float">
            <text:p>12227407982</text:p>
          </table:table-cell>
          <table:table-cell table:style-name="ce4" office:value-type="string" calcext:value-type="string">
            <text:p>HACER OLG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2-15" calcext:value-type="date">
            <text:p>15.02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22T14:52:00" calcext:value-type="date">
            <text:p>22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722091442" calcext:value-type="float">
            <text:p>21722091442</text:p>
          </table:table-cell>
          <table:table-cell table:style-name="ce4" office:value-type="string" calcext:value-type="string">
            <text:p>FADİME AYB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12-15" calcext:value-type="date">
            <text:p>15.12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22T16:10:59" calcext:value-type="date">
            <text:p>22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5965177792" calcext:value-type="float">
            <text:p>65965177792</text:p>
          </table:table-cell>
          <table:table-cell table:style-name="ce4" office:value-type="string" calcext:value-type="string">
            <text:p>CANSEL YAN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7-10" calcext:value-type="date">
            <text:p>10.07.196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25T11:47:45" calcext:value-type="date">
            <text:p>25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389359796" calcext:value-type="float">
            <text:p>30389359796</text:p>
          </table:table-cell>
          <table:table-cell table:style-name="ce4" office:value-type="string" calcext:value-type="string">
            <text:p>SEMAHAT EDE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4-03" calcext:value-type="date">
            <text:p>03.04.195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6-25T13:54:44" calcext:value-type="date">
            <text:p>25.06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195042242" calcext:value-type="float">
            <text:p>23195042242</text:p>
          </table:table-cell>
          <table:table-cell table:style-name="ce4" office:value-type="string" calcext:value-type="string">
            <text:p>SELVİ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35-01-01" calcext:value-type="date">
            <text:p>01.01.193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7-05T13:33:37" calcext:value-type="date">
            <text:p>05.07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2535621680" calcext:value-type="float">
            <text:p>22535621680</text:p>
          </table:table-cell>
          <table:table-cell table:style-name="ce4" office:value-type="string" calcext:value-type="string">
            <text:p>OSMAN S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7-05T14:48:39" calcext:value-type="date">
            <text:p>05.07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3343261682" calcext:value-type="float">
            <text:p>63343261682</text:p>
          </table:table-cell>
          <table:table-cell table:style-name="ce4" office:value-type="string" calcext:value-type="string">
            <text:p>RAHİME IŞ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01-01" calcext:value-type="date">
            <text:p>01.01.195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7-06T16:04:00" calcext:value-type="date">
            <text:p>06.07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3957349532" calcext:value-type="float">
            <text:p>43957349532</text:p>
          </table:table-cell>
          <table:table-cell table:style-name="ce4" office:value-type="string" calcext:value-type="string">
            <text:p>EYÜP ÇA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9-11-18" calcext:value-type="date">
            <text:p>18.11.198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7-08T11:39:24" calcext:value-type="date">
            <text:p>08.07.2021</text:p>
          </table:table-cell>
          <table:table-cell table:style-name="ce4" office:value-type="string" calcext:value-type="string">
            <text:p>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297137630" calcext:value-type="float">
            <text:p>20297137630</text:p>
          </table:table-cell>
          <table:table-cell table:style-name="ce4" office:value-type="string" calcext:value-type="string">
            <text:p>SUZAN AC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2-07" calcext:value-type="date">
            <text:p>07.02.196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7-08T12:35:42" calcext:value-type="date">
            <text:p>08.07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5787288302" calcext:value-type="float">
            <text:p>45787288302</text:p>
          </table:table-cell>
          <table:table-cell table:style-name="ce4" office:value-type="string" calcext:value-type="string">
            <text:p>AYSEL TURGU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4-08-21" calcext:value-type="date">
            <text:p>21.08.194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7-12T11:41:51" calcext:value-type="date">
            <text:p>12.07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728542528" calcext:value-type="float">
            <text:p>21728542528</text:p>
          </table:table-cell>
          <table:table-cell table:style-name="ce4" office:value-type="string" calcext:value-type="string">
            <text:p>GÜLESER KORUC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7-04" calcext:value-type="date">
            <text:p>04.07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7-16T12:41:30" calcext:value-type="date">
            <text:p>16.07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8767084534" calcext:value-type="float">
            <text:p>68767084534</text:p>
          </table:table-cell>
          <table:table-cell table:style-name="ce4" office:value-type="string" calcext:value-type="string">
            <text:p>SABİRE ARSL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1-05-11" calcext:value-type="date">
            <text:p>11.05.197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7-27T14:52:14" calcext:value-type="date">
            <text:p>27.07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981598446" calcext:value-type="float">
            <text:p>99981598446</text:p>
          </table:table-cell>
          <table:table-cell table:style-name="ce4" office:value-type="string" calcext:value-type="string">
            <text:p>DJIMI BANDI FATIME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2-04-06" calcext:value-type="date">
            <text:p>06.04.200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03T11:31:03" calcext:value-type="date">
            <text:p>03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8026920910" calcext:value-type="float">
            <text:p>38026920910</text:p>
          </table:table-cell>
          <table:table-cell table:style-name="ce4" office:value-type="string" calcext:value-type="string">
            <text:p>HALİME ÖMRÜUZ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0-11-25" calcext:value-type="date">
            <text:p>25.11.200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13T13:09:21" calcext:value-type="date">
            <text:p>13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823524228" calcext:value-type="float">
            <text:p>19823524228</text:p>
          </table:table-cell>
          <table:table-cell table:style-name="ce4" office:value-type="string" calcext:value-type="string">
            <text:p>ŞABAN AVC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8-04-01" calcext:value-type="date">
            <text:p>01.04.195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17T14:48:30" calcext:value-type="date">
            <text:p>17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2248407558" calcext:value-type="float">
            <text:p>12248407558</text:p>
          </table:table-cell>
          <table:table-cell table:style-name="ce4" office:value-type="string" calcext:value-type="string">
            <text:p>YUNİS CEYL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9-02-27" calcext:value-type="date">
            <text:p>27.02.198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18T16:38:30" calcext:value-type="date">
            <text:p>18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7852220838" calcext:value-type="float">
            <text:p>17852220838</text:p>
          </table:table-cell>
          <table:table-cell table:style-name="ce4" office:value-type="string" calcext:value-type="string">
            <text:p>SEVİM ÇELİ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1-22" calcext:value-type="date">
            <text:p>22.0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23T12:27:56" calcext:value-type="date">
            <text:p>23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5145309472" calcext:value-type="float">
            <text:p>45145309472</text:p>
          </table:table-cell>
          <table:table-cell table:style-name="ce4" office:value-type="string" calcext:value-type="string">
            <text:p>NACİYE ÇANKAYA COŞK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2-18" calcext:value-type="date">
            <text:p>18.02.196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25T11:55:28" calcext:value-type="date">
            <text:p>25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106811910" calcext:value-type="float">
            <text:p>30106811910</text:p>
          </table:table-cell>
          <table:table-cell table:style-name="ce4" office:value-type="string" calcext:value-type="string">
            <text:p>SELDA AKB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8-09-21" calcext:value-type="date">
            <text:p>21.09.197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26T15:23:02" calcext:value-type="date">
            <text:p>26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1282439112" calcext:value-type="float">
            <text:p>11282439112</text:p>
          </table:table-cell>
          <table:table-cell table:style-name="ce4" office:value-type="string" calcext:value-type="string">
            <text:p>İSMAİL GÜ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32-07-01" calcext:value-type="date">
            <text:p>01.07.193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26T16:37:40" calcext:value-type="date">
            <text:p>26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2826291194" calcext:value-type="float">
            <text:p>42826291194</text:p>
          </table:table-cell>
          <table:table-cell table:style-name="ce4" office:value-type="string" calcext:value-type="string">
            <text:p>MUHAMMET ERYIL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0-01-01" calcext:value-type="date">
            <text:p>01.01.200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27T13:40:45" calcext:value-type="date">
            <text:p>27.08.2021</text:p>
          </table:table-cell>
          <table:table-cell table:style-name="ce4" office:value-type="string" calcext:value-type="string">
            <text:p><text:s/>2,697x10^6 Pozi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630326072" calcext:value-type="float">
            <text:p>14630326072</text:p>
          </table:table-cell>
          <table:table-cell table:style-name="ce4" office:value-type="string" calcext:value-type="string">
            <text:p>KÜBRA AÇIK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8-09-07" calcext:value-type="date">
            <text:p>07.09.199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31T16:27:45" calcext:value-type="date">
            <text:p>31.08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4" office:value-type="string" calcext:value-type="string">
            <text:p>NEZAKET AV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30" calcext:value-type="date">
            <text:p>30.04.196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8-31T16:27:46" calcext:value-type="date">
            <text:p>31.08.2021</text:p>
          </table:table-cell>
          <table:table-cell table:style-name="ce4" office:value-type="string" calcext:value-type="string">
            <text:p>214000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852757828" calcext:value-type="float">
            <text:p>31852757828</text:p>
          </table:table-cell>
          <table:table-cell table:style-name="ce4" office:value-type="string" calcext:value-type="string">
            <text:p>RAZİYE SO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01T12:00:06" calcext:value-type="date">
            <text:p>01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72379137380" calcext:value-type="float">
            <text:p>72379137380</text:p>
          </table:table-cell>
          <table:table-cell table:style-name="ce4" office:value-type="string" calcext:value-type="string">
            <text:p>METEHAN YÜC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14-05-21" calcext:value-type="date">
            <text:p>21.05.201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01T16:21:10" calcext:value-type="date">
            <text:p>01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947153552" calcext:value-type="float">
            <text:p>30947153552</text:p>
          </table:table-cell>
          <table:table-cell table:style-name="ce4" office:value-type="string" calcext:value-type="string">
            <text:p>ELİF YALÇI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8-20" calcext:value-type="date">
            <text:p>20.08.195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02T12:36:42" calcext:value-type="date">
            <text:p>02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5768956604" calcext:value-type="float">
            <text:p>25768956604</text:p>
          </table:table-cell>
          <table:table-cell table:style-name="ce4" office:value-type="string" calcext:value-type="string">
            <text:p>FATİH KART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3-08-02" calcext:value-type="date">
            <text:p>02.08.198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02T12:36:44" calcext:value-type="date">
            <text:p>02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8229206384" calcext:value-type="float">
            <text:p>48229206384</text:p>
          </table:table-cell>
          <table:table-cell table:style-name="ce4" office:value-type="string" calcext:value-type="string">
            <text:p>ESRA ÇENG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8-11" calcext:value-type="date">
            <text:p>11.08.197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02T16:32:05" calcext:value-type="date">
            <text:p>02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625494642" calcext:value-type="float">
            <text:p>39625494642</text:p>
          </table:table-cell>
          <table:table-cell table:style-name="ce4" office:value-type="string" calcext:value-type="string">
            <text:p>ZEYNEP GİD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1-17" calcext:value-type="date">
            <text:p>17.0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06T15:10:13" calcext:value-type="date">
            <text:p>06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532633470" calcext:value-type="float">
            <text:p>16532633470</text:p>
          </table:table-cell>
          <table:table-cell table:style-name="ce4" office:value-type="string" calcext:value-type="string">
            <text:p>ÖZDEN ÇELİKDEL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12-28" calcext:value-type="date">
            <text:p>28.12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08T14:17:27" calcext:value-type="date">
            <text:p>08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1012780710" calcext:value-type="float">
            <text:p>31012780710</text:p>
          </table:table-cell>
          <table:table-cell table:style-name="ce4" office:value-type="string" calcext:value-type="string">
            <text:p>BİRGÜL AKPIN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6-04-14" calcext:value-type="date">
            <text:p>14.04.196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13T15:27:59" calcext:value-type="date">
            <text:p>13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9434058264" calcext:value-type="float">
            <text:p>39434058264</text:p>
          </table:table-cell>
          <table:table-cell table:style-name="ce4" office:value-type="string" calcext:value-type="string">
            <text:p>KEZİBAN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7-01" calcext:value-type="date">
            <text:p>01.07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15T11:12:06" calcext:value-type="date">
            <text:p>15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1174145492" calcext:value-type="float">
            <text:p>61174145492</text:p>
          </table:table-cell>
          <table:table-cell table:style-name="ce4" office:value-type="string" calcext:value-type="string">
            <text:p>ARZU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04-29" calcext:value-type="date">
            <text:p>29.04.198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15T15:43:38" calcext:value-type="date">
            <text:p>15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0080140106" calcext:value-type="float">
            <text:p>20080140106</text:p>
          </table:table-cell>
          <table:table-cell table:style-name="ce4" office:value-type="string" calcext:value-type="string">
            <text:p>MUSTAFA YAĞMU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5-01-03" calcext:value-type="date">
            <text:p>03.01.199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1T11:11:01" calcext:value-type="date">
            <text:p>21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4243340090" calcext:value-type="float">
            <text:p>14243340090</text:p>
          </table:table-cell>
          <table:table-cell table:style-name="ce4" office:value-type="string" calcext:value-type="string">
            <text:p>SEVİM EYÜB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8-15" calcext:value-type="date">
            <text:p>15.08.196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4T10:56:06" calcext:value-type="date">
            <text:p>24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8027880948" calcext:value-type="float">
            <text:p>28027880948</text:p>
          </table:table-cell>
          <table:table-cell table:style-name="ce4" office:value-type="string" calcext:value-type="string">
            <text:p>FATMA ATE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3-29" calcext:value-type="date">
            <text:p>29.03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4T15:37:56" calcext:value-type="date">
            <text:p>24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9861522962" calcext:value-type="float">
            <text:p>49861522962</text:p>
          </table:table-cell>
          <table:table-cell table:style-name="ce4" office:value-type="string" calcext:value-type="string">
            <text:p>HÜSNE GELB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5-10" calcext:value-type="date">
            <text:p>10.05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7T11:45:48" calcext:value-type="date">
            <text:p>27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3580361546" calcext:value-type="float">
            <text:p>13580361546</text:p>
          </table:table-cell>
          <table:table-cell table:style-name="ce4" office:value-type="string" calcext:value-type="string">
            <text:p>GÜLSEN ÇERİ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4-09" calcext:value-type="date">
            <text:p>09.04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7T11:51:55" calcext:value-type="date">
            <text:p>27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3434404142" calcext:value-type="float">
            <text:p>53434404142</text:p>
          </table:table-cell>
          <table:table-cell table:style-name="ce4" office:value-type="string" calcext:value-type="string">
            <text:p>FADİME AYNAL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7-02-01" calcext:value-type="date">
            <text:p>01.02.196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8T13:30:17" calcext:value-type="date">
            <text:p>28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9567201798" calcext:value-type="float">
            <text:p>29567201798</text:p>
          </table:table-cell>
          <table:table-cell table:style-name="ce4" office:value-type="string" calcext:value-type="string">
            <text:p>NURAN BAYK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12-22" calcext:value-type="date">
            <text:p>22.12.196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8T13:30:24" calcext:value-type="date">
            <text:p>28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436469722" calcext:value-type="float">
            <text:p>10436469722</text:p>
          </table:table-cell>
          <table:table-cell table:style-name="ce4" office:value-type="string" calcext:value-type="string">
            <text:p>İPEK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1-06-02" calcext:value-type="date">
            <text:p>02.06.200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8T13:41:09" calcext:value-type="date">
            <text:p>28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53614587290" calcext:value-type="float">
            <text:p>53614587290</text:p>
          </table:table-cell>
          <table:table-cell table:style-name="ce4" office:value-type="string" calcext:value-type="string">
            <text:p>ALİ KIVILCI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8-20" calcext:value-type="date">
            <text:p>20.08.196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29T13:36:42" calcext:value-type="date">
            <text:p>29.09.2021</text:p>
          </table:table-cell>
          <table:table-cell table:style-name="ce4" office:value-type="string" calcext:value-type="string">
            <text:p>7,585 x10^5 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9823523610" calcext:value-type="float">
            <text:p>19823523610</text:p>
          </table:table-cell>
          <table:table-cell table:style-name="ce4" office:value-type="string" calcext:value-type="string">
            <text:p>AYSUN KALK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12-21" calcext:value-type="date">
            <text:p>21.12.197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30T11:30:49" calcext:value-type="date">
            <text:p>30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9996710432" calcext:value-type="float">
            <text:p>49996710432</text:p>
          </table:table-cell>
          <table:table-cell table:style-name="ce4" office:value-type="string" calcext:value-type="string">
            <text:p>BAYRAM TUNCE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0-08-10" calcext:value-type="date">
            <text:p>10.08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30T11:30:50" calcext:value-type="date">
            <text:p>30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184367412" calcext:value-type="float">
            <text:p>99184367412</text:p>
          </table:table-cell>
          <table:table-cell table:style-name="ce4" office:value-type="string" calcext:value-type="string">
            <text:p>M.ENVER SERVAR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05-06" calcext:value-type="date">
            <text:p>06.05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09-30T11:30:50" calcext:value-type="date">
            <text:p>30.09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63340261746" calcext:value-type="float">
            <text:p>63340261746</text:p>
          </table:table-cell>
          <table:table-cell table:style-name="ce4" office:value-type="string" calcext:value-type="string">
            <text:p>GÜLSER IŞ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11-01" calcext:value-type="date">
            <text:p>01.11.195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06T14:09:24" calcext:value-type="date">
            <text:p>06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6305937162" calcext:value-type="float">
            <text:p>26305937162</text:p>
          </table:table-cell>
          <table:table-cell table:style-name="ce4" office:value-type="string" calcext:value-type="string">
            <text:p>METİN OĞUZH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6-27" calcext:value-type="date">
            <text:p>27.06.197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06T14:09:53" calcext:value-type="date">
            <text:p>06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494714388" calcext:value-type="float">
            <text:p>44494714388</text:p>
          </table:table-cell>
          <table:table-cell table:style-name="ce4" office:value-type="string" calcext:value-type="string">
            <text:p>KEREM KOYUNCU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1-07-07" calcext:value-type="date">
            <text:p>07.07.199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08T10:51:31" calcext:value-type="date">
            <text:p>08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4" office:value-type="string" calcext:value-type="string">
            <text:p>NEZAKET AV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30" calcext:value-type="date">
            <text:p>30.04.196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08T13:30:03" calcext:value-type="date">
            <text:p>08.10.2021</text:p>
          </table:table-cell>
          <table:table-cell table:style-name="ce4" office:value-type="string" calcext:value-type="string">
            <text:p>574800 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44350709978" calcext:value-type="float">
            <text:p>44350709978</text:p>
          </table:table-cell>
          <table:table-cell table:style-name="ce4" office:value-type="string" calcext:value-type="string">
            <text:p>ESRA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6-09-01" calcext:value-type="date">
            <text:p>01.09.199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08T14:28:36" calcext:value-type="date">
            <text:p>08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99268908876" calcext:value-type="float">
            <text:p>99268908876</text:p>
          </table:table-cell>
          <table:table-cell table:style-name="ce4" office:value-type="string" calcext:value-type="string">
            <text:p>ESMA DİBES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2001-01-20" calcext:value-type="date">
            <text:p>20.01.200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11T11:37:02" calcext:value-type="date">
            <text:p>11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6145276484" calcext:value-type="float">
            <text:p>16145276484</text:p>
          </table:table-cell>
          <table:table-cell table:style-name="ce4" office:value-type="string" calcext:value-type="string">
            <text:p>KİBRİYE S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13T14:08:45" calcext:value-type="date">
            <text:p>13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227771320" calcext:value-type="float">
            <text:p>18227771320</text:p>
          </table:table-cell>
          <table:table-cell table:style-name="ce4" office:value-type="string" calcext:value-type="string">
            <text:p>MENEVŞE BOR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6-21" calcext:value-type="date">
            <text:p>21.06.196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14T12:14:16" calcext:value-type="date">
            <text:p>14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7183575896" calcext:value-type="float">
            <text:p>37183575896</text:p>
          </table:table-cell>
          <table:table-cell table:style-name="ce4" office:value-type="string" calcext:value-type="string">
            <text:p>MELİHA UÇ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12-14" calcext:value-type="date">
            <text:p>14.12.195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19T14:40:22" calcext:value-type="date">
            <text:p>19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4558663998" calcext:value-type="float">
            <text:p>34558663998</text:p>
          </table:table-cell>
          <table:table-cell table:style-name="ce4" office:value-type="string" calcext:value-type="string">
            <text:p>DÜRDANE BAKI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38-03-06" calcext:value-type="date">
            <text:p>06.03.193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21T12:09:19" calcext:value-type="date">
            <text:p>21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3870018098" calcext:value-type="float">
            <text:p>23870018098</text:p>
          </table:table-cell>
          <table:table-cell table:style-name="ce4" office:value-type="string" calcext:value-type="string">
            <text:p>NACİYE KORK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07-20" calcext:value-type="date">
            <text:p>20.07.195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21T12:09:21" calcext:value-type="date">
            <text:p>21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30749353846" calcext:value-type="float">
            <text:p>30749353846</text:p>
          </table:table-cell>
          <table:table-cell table:style-name="ce4" office:value-type="string" calcext:value-type="string">
            <text:p>CANSU MER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8-10-18" calcext:value-type="date">
            <text:p>18.10.199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25T13:48:56" calcext:value-type="date">
            <text:p>25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805455110" calcext:value-type="float">
            <text:p>10805455110</text:p>
          </table:table-cell>
          <table:table-cell table:style-name="ce4" office:value-type="string" calcext:value-type="string">
            <text:p>FADİME YAM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7-05" calcext:value-type="date">
            <text:p>05.07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26T11:37:13" calcext:value-type="date">
            <text:p>26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0862453234" calcext:value-type="float">
            <text:p>10862453234</text:p>
          </table:table-cell>
          <table:table-cell table:style-name="ce4" office:value-type="string" calcext:value-type="string">
            <text:p>HASAN YAM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4-06-05" calcext:value-type="date">
            <text:p>05.06.194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26T11:37:14" calcext:value-type="date">
            <text:p>26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3424737506" calcext:value-type="float">
            <text:p>13424737506</text:p>
          </table:table-cell>
          <table:table-cell table:style-name="ce4" office:value-type="string" calcext:value-type="string">
            <text:p>CEVAHİR GÜRÜF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4-15" calcext:value-type="date">
            <text:p>15.04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26T11:55:23" calcext:value-type="date">
            <text:p>26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21956083060" calcext:value-type="float">
            <text:p>21956083060</text:p>
          </table:table-cell>
          <table:table-cell table:style-name="ce4" office:value-type="string" calcext:value-type="string">
            <text:p>SALİHA ÖNCÜ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10" calcext:value-type="date">
            <text:p>10.01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0-26T11:55:23" calcext:value-type="date">
            <text:p>26.10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Qiagen</text:p>
          </table:table-cell>
          <table:table-cell table:number-columns-repeated="56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4" office:value-type="string" calcext:value-type="string">
            <text:p>NEZAKET AV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30" calcext:value-type="date">
            <text:p>30.04.196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2T14:32:47" calcext:value-type="date">
            <text:p>02.11.2021</text:p>
          </table:table-cell>
          <table:table-cell table:style-name="ce4" office:value-type="string" calcext:value-type="string">
            <text:p>3253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4206571782" calcext:value-type="float">
            <text:p>24206571782</text:p>
          </table:table-cell>
          <table:table-cell table:style-name="ce4" office:value-type="string" calcext:value-type="string">
            <text:p>DURSUN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11-15" calcext:value-type="date">
            <text:p>15.11.195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3T13:44:04" calcext:value-type="date">
            <text:p>03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139309846" calcext:value-type="float">
            <text:p>45139309846</text:p>
          </table:table-cell>
          <table:table-cell table:style-name="ce4" office:value-type="string" calcext:value-type="string">
            <text:p>HURİYE DAM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9-03-12" calcext:value-type="date">
            <text:p>12.03.194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4T14:57:26" calcext:value-type="date">
            <text:p>04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758189984" calcext:value-type="float">
            <text:p>18758189984</text:p>
          </table:table-cell>
          <table:table-cell table:style-name="ce4" office:value-type="string" calcext:value-type="string">
            <text:p>NECLA KAY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2-21" calcext:value-type="date">
            <text:p>21.02.195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5T13:39:05" calcext:value-type="date">
            <text:p>05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833187492" calcext:value-type="float">
            <text:p>18833187492</text:p>
          </table:table-cell>
          <table:table-cell table:style-name="ce4" office:value-type="string" calcext:value-type="string">
            <text:p>HULUSİ KAY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0-11-07" calcext:value-type="date">
            <text:p>07.11.196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5T13:41:00" calcext:value-type="date">
            <text:p>05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8334202882" calcext:value-type="float">
            <text:p>48334202882</text:p>
          </table:table-cell>
          <table:table-cell table:style-name="ce4" office:value-type="string" calcext:value-type="string">
            <text:p>LEYLA DÖK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1-16" calcext:value-type="date">
            <text:p>16.01.195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8T11:28:11" calcext:value-type="date">
            <text:p>08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320574606" calcext:value-type="float">
            <text:p>18320574606</text:p>
          </table:table-cell>
          <table:table-cell table:style-name="ce4" office:value-type="string" calcext:value-type="string">
            <text:p>HAMİDE CELEP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10-09" calcext:value-type="date">
            <text:p>09.10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9T11:36:43" calcext:value-type="date">
            <text:p>09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9228213672" calcext:value-type="float">
            <text:p>29228213672</text:p>
          </table:table-cell>
          <table:table-cell table:style-name="ce4" office:value-type="string" calcext:value-type="string">
            <text:p>FEYZİ KORKU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08-01" calcext:value-type="date">
            <text:p>01.08.198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9T13:53:20" calcext:value-type="date">
            <text:p>09.11.2021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015107094" calcext:value-type="float">
            <text:p>38015107094</text:p>
          </table:table-cell>
          <table:table-cell table:style-name="ce4" office:value-type="string" calcext:value-type="string">
            <text:p>AYŞEGÜL TOR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7-03-18" calcext:value-type="date">
            <text:p>18.03.197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09T14:20:11" calcext:value-type="date">
            <text:p>09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690459030" calcext:value-type="float">
            <text:p>40690459030</text:p>
          </table:table-cell>
          <table:table-cell table:style-name="ce4" office:value-type="string" calcext:value-type="string">
            <text:p>FİKRİYE ŞÜKRİYE ÖZE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06-06" calcext:value-type="date">
            <text:p>06.06.194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0T11:31:57" calcext:value-type="date">
            <text:p>10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458661698" calcext:value-type="float">
            <text:p>21458661698</text:p>
          </table:table-cell>
          <table:table-cell table:style-name="ce4" office:value-type="string" calcext:value-type="string">
            <text:p>SALİCE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8-07-01" calcext:value-type="date">
            <text:p>01.07.194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0T11:32:00" calcext:value-type="date">
            <text:p>10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4547554458" calcext:value-type="float">
            <text:p>54547554458</text:p>
          </table:table-cell>
          <table:table-cell table:style-name="ce4" office:value-type="string" calcext:value-type="string">
            <text:p>SELVAN ÇOB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7-01-01" calcext:value-type="date">
            <text:p>01.01.195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0T13:50:06" calcext:value-type="date">
            <text:p>10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397269418" calcext:value-type="float">
            <text:p>16397269418</text:p>
          </table:table-cell>
          <table:table-cell table:style-name="ce4" office:value-type="string" calcext:value-type="string">
            <text:p>HÜSEYİN ELİD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0-11-04" calcext:value-type="date">
            <text:p>04.11.200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1T14:43:28" calcext:value-type="date">
            <text:p>11.11.2021</text:p>
          </table:table-cell>
          <table:table-cell table:style-name="ce4" office:value-type="string" calcext:value-type="string">
            <text:p>ÇALIŞMADAN SONUÇ ALINAMIYOR.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7961254874" calcext:value-type="float">
            <text:p>57961254874</text:p>
          </table:table-cell>
          <table:table-cell table:style-name="ce4" office:value-type="string" calcext:value-type="string">
            <text:p>ZELİHA SAR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5-23" calcext:value-type="date">
            <text:p>23.05.196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6T11:26:31" calcext:value-type="date">
            <text:p>16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0665126270" calcext:value-type="float">
            <text:p>50665126270</text:p>
          </table:table-cell>
          <table:table-cell table:style-name="ce4" office:value-type="string" calcext:value-type="string">
            <text:p>FATMA GÜNDÜ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6-08-06" calcext:value-type="date">
            <text:p>06.08.194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7T12:10:32" calcext:value-type="date">
            <text:p>17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9228213672" calcext:value-type="float">
            <text:p>29228213672</text:p>
          </table:table-cell>
          <table:table-cell table:style-name="ce4" office:value-type="string" calcext:value-type="string">
            <text:p>FEYZİ KORKU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7-08-01" calcext:value-type="date">
            <text:p>01.08.198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7T15:18:58" calcext:value-type="date">
            <text:p>17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2166779406" calcext:value-type="float">
            <text:p>42166779406</text:p>
          </table:table-cell>
          <table:table-cell table:style-name="ce4" office:value-type="string" calcext:value-type="string">
            <text:p>SEHER COMAR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8T09:50:46" calcext:value-type="date">
            <text:p>18.11.2021</text:p>
          </table:table-cell>
          <table:table-cell table:style-name="ce4" office:value-type="string" calcext:value-type="string">
            <text:p>2441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145309472" calcext:value-type="float">
            <text:p>45145309472</text:p>
          </table:table-cell>
          <table:table-cell table:style-name="ce4" office:value-type="string" calcext:value-type="string">
            <text:p>NACİYE ÇANKAYA COŞK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4-02-18" calcext:value-type="date">
            <text:p>18.02.196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8T13:50:13" calcext:value-type="date">
            <text:p>18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2732019892" calcext:value-type="float">
            <text:p>12732019892</text:p>
          </table:table-cell>
          <table:table-cell table:style-name="ce4" office:value-type="string" calcext:value-type="string">
            <text:p>SADULLAH ÜNGÖ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3-11-01" calcext:value-type="date">
            <text:p>01.11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8T13:50:14" calcext:value-type="date">
            <text:p>18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010453164" calcext:value-type="float">
            <text:p>22010453164</text:p>
          </table:table-cell>
          <table:table-cell table:style-name="ce4" office:value-type="string" calcext:value-type="string">
            <text:p>ABDULLAH BUĞRA DUR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9-10-15" calcext:value-type="date">
            <text:p>15.10.199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18T14:02:40" calcext:value-type="date">
            <text:p>18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6062947220" calcext:value-type="float">
            <text:p>26062947220</text:p>
          </table:table-cell>
          <table:table-cell table:style-name="ce4" office:value-type="string" calcext:value-type="string">
            <text:p>HEMİDE ERG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8-18" calcext:value-type="date">
            <text:p>18.08.197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24T13:15:29" calcext:value-type="date">
            <text:p>24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002449138" calcext:value-type="float">
            <text:p>41002449138</text:p>
          </table:table-cell>
          <table:table-cell table:style-name="ce4" office:value-type="string" calcext:value-type="string">
            <text:p>GAZİ DEMİRSOY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4-07-04" calcext:value-type="date">
            <text:p>04.07.196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25T13:12:08" calcext:value-type="date">
            <text:p>25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8840226432" calcext:value-type="float">
            <text:p>58840226432</text:p>
          </table:table-cell>
          <table:table-cell table:style-name="ce4" office:value-type="string" calcext:value-type="string">
            <text:p>KEZİBAN ÜSTÜNE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33-07-01" calcext:value-type="date">
            <text:p>01.07.193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25T15:00:59" calcext:value-type="date">
            <text:p>25.11.2021</text:p>
          </table:table-cell>
          <table:table-cell table:style-name="ce4" office:value-type="string" calcext:value-type="string">
            <text:p><text:s/>141100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7813783334" calcext:value-type="float">
            <text:p>17813783334</text:p>
          </table:table-cell>
          <table:table-cell table:style-name="ce4" office:value-type="string" calcext:value-type="string">
            <text:p>ERDEM BARIŞ ŞENGÜL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9-09-01" calcext:value-type="date">
            <text:p>01.09.197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26T13:56:08" calcext:value-type="date">
            <text:p>26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467298518" calcext:value-type="float">
            <text:p>15467298518</text:p>
          </table:table-cell>
          <table:table-cell table:style-name="ce4" office:value-type="string" calcext:value-type="string">
            <text:p>DERYA YILDI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9-07-15" calcext:value-type="date">
            <text:p>15.07.197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29T12:42:26" calcext:value-type="date">
            <text:p>29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914074468" calcext:value-type="float">
            <text:p>21914074468</text:p>
          </table:table-cell>
          <table:table-cell table:style-name="ce4" office:value-type="string" calcext:value-type="string">
            <text:p>AYŞE TOR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8-02-01" calcext:value-type="date">
            <text:p>01.02.194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29T15:28:33" calcext:value-type="date">
            <text:p>29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2797092170" calcext:value-type="float">
            <text:p>62797092170</text:p>
          </table:table-cell>
          <table:table-cell table:style-name="ce4" office:value-type="string" calcext:value-type="string">
            <text:p>HATİCE KARADENİ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09-26" calcext:value-type="date">
            <text:p>26.09.195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1-30T13:34:45" calcext:value-type="date">
            <text:p>30.11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479198388" calcext:value-type="float">
            <text:p>18479198388</text:p>
          </table:table-cell>
          <table:table-cell table:style-name="ce4" office:value-type="string" calcext:value-type="string">
            <text:p>LÜTFİ ANTEP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3-01-11" calcext:value-type="date">
            <text:p>11.01.199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06T11:07:45" calcext:value-type="date">
            <text:p>06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8136771142" calcext:value-type="float">
            <text:p>48136771142</text:p>
          </table:table-cell>
          <table:table-cell table:style-name="ce4" office:value-type="string" calcext:value-type="string">
            <text:p>ALİM TA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3-05-10" calcext:value-type="date">
            <text:p>10.05.197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07T14:37:57" calcext:value-type="date">
            <text:p>07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0055527976" calcext:value-type="float">
            <text:p>60055527976</text:p>
          </table:table-cell>
          <table:table-cell table:style-name="ce4" office:value-type="string" calcext:value-type="string">
            <text:p>SİBEL BEK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8-29" calcext:value-type="date">
            <text:p>29.08.199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10T11:04:36" calcext:value-type="date">
            <text:p>10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1827086756" calcext:value-type="float">
            <text:p>21827086756</text:p>
          </table:table-cell>
          <table:table-cell table:style-name="ce4" office:value-type="string" calcext:value-type="string">
            <text:p>SÜLEYMAN OMALA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7-08-15" calcext:value-type="date">
            <text:p>15.08.194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10T14:31:56" calcext:value-type="date">
            <text:p>10.12.2021</text:p>
          </table:table-cell>
          <table:table-cell table:style-name="ce4" office:value-type="string" calcext:value-type="string">
            <text:p>489,27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536297008" calcext:value-type="float">
            <text:p>15536297008</text:p>
          </table:table-cell>
          <table:table-cell table:style-name="ce4" office:value-type="string" calcext:value-type="string">
            <text:p>MUHAMMED ALİ KIYME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5-02-15" calcext:value-type="date">
            <text:p>15.02.198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13T12:25:17" calcext:value-type="date">
            <text:p>13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5962177856" calcext:value-type="float">
            <text:p>65962177856</text:p>
          </table:table-cell>
          <table:table-cell table:style-name="ce4" office:value-type="string" calcext:value-type="string">
            <text:p>KORAY NİHAT YANMA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84-07-24" calcext:value-type="date">
            <text:p>24.07.198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16T14:49:39" calcext:value-type="date">
            <text:p>16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1174145492" calcext:value-type="float">
            <text:p>61174145492</text:p>
          </table:table-cell>
          <table:table-cell table:style-name="ce4" office:value-type="string" calcext:value-type="string">
            <text:p>ARZU ŞAHİ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7-04-29" calcext:value-type="date">
            <text:p>29.04.1987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17T13:21:02" calcext:value-type="date">
            <text:p>17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297472432" calcext:value-type="float">
            <text:p>40297472432</text:p>
          </table:table-cell>
          <table:table-cell table:style-name="ce4" office:value-type="string" calcext:value-type="string">
            <text:p>ŞÜKRAN KORK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01-01" calcext:value-type="date">
            <text:p>01.01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17T14:52:21" calcext:value-type="date">
            <text:p>17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7462565648" calcext:value-type="float">
            <text:p>37462565648</text:p>
          </table:table-cell>
          <table:table-cell table:style-name="ce4" office:value-type="string" calcext:value-type="string">
            <text:p>ZEKİYE AKBIYI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1-05" calcext:value-type="date">
            <text:p>05.0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21T13:17:23" calcext:value-type="date">
            <text:p>21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6397269418" calcext:value-type="float">
            <text:p>16397269418</text:p>
          </table:table-cell>
          <table:table-cell table:style-name="ce4" office:value-type="string" calcext:value-type="string">
            <text:p>HÜSEYİN ELİD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0-11-04" calcext:value-type="date">
            <text:p>04.11.200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22T11:26:00" calcext:value-type="date">
            <text:p>22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0967449606" calcext:value-type="float">
            <text:p>10967449606</text:p>
          </table:table-cell>
          <table:table-cell table:style-name="ce4" office:value-type="string" calcext:value-type="string">
            <text:p>ŞAKİRE UYS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04-05" calcext:value-type="date">
            <text:p>05.04.195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22T11:48:43" calcext:value-type="date">
            <text:p>22.12.2021</text:p>
          </table:table-cell>
          <table:table-cell table:style-name="ce4" office:value-type="string" calcext:value-type="string">
            <text:p>336,66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967482604" calcext:value-type="float">
            <text:p>39967482604</text:p>
          </table:table-cell>
          <table:table-cell table:style-name="ce4" office:value-type="string" calcext:value-type="string">
            <text:p>FATMA GÜNDÜ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0-01-01" calcext:value-type="date">
            <text:p>01.01.195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27T15:19:14" calcext:value-type="date">
            <text:p>27.12.2021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4" office:value-type="string" calcext:value-type="string">
            <text:p>NEZAKET AV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30" calcext:value-type="date">
            <text:p>30.04.196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29T11:26:09" calcext:value-type="date">
            <text:p>29.12.2021</text:p>
          </table:table-cell>
          <table:table-cell table:style-name="ce4" office:value-type="string" calcext:value-type="string">
            <text:p>1162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6087277898" calcext:value-type="float">
            <text:p>46087277898</text:p>
          </table:table-cell>
          <table:table-cell table:style-name="ce4" office:value-type="string" calcext:value-type="string">
            <text:p>PAKİZE SAYIB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8-11-14" calcext:value-type="date">
            <text:p>14.11.194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1-12-29T12:28:49" calcext:value-type="date">
            <text:p>29.12.2021</text:p>
          </table:table-cell>
          <table:table-cell table:style-name="ce4" office:value-type="string" calcext:value-type="string">
            <text:p>289,964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3420366660" calcext:value-type="float">
            <text:p>43420366660</text:p>
          </table:table-cell>
          <table:table-cell table:style-name="ce4" office:value-type="string" calcext:value-type="string">
            <text:p>FAYMAN DAMLI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1-03-23" calcext:value-type="date">
            <text:p>23.03.196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05T10:35:27" calcext:value-type="date">
            <text:p>05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0749353846" calcext:value-type="float">
            <text:p>30749353846</text:p>
          </table:table-cell>
          <table:table-cell table:style-name="ce4" office:value-type="string" calcext:value-type="string">
            <text:p>CANSU MER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8-10-18" calcext:value-type="date">
            <text:p>18.10.199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05T11:30:25" calcext:value-type="date">
            <text:p>05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4609327642" calcext:value-type="float">
            <text:p>14609327642</text:p>
          </table:table-cell>
          <table:table-cell table:style-name="ce4" office:value-type="string" calcext:value-type="string">
            <text:p>SIDDIKA ER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4-06-28" calcext:value-type="date">
            <text:p>28.06.199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05T11:30:30" calcext:value-type="date">
            <text:p>05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9824382854" calcext:value-type="float">
            <text:p>59824382854</text:p>
          </table:table-cell>
          <table:table-cell table:style-name="ce4" office:value-type="string" calcext:value-type="string">
            <text:p>REMZİYE YILMA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3-07-01" calcext:value-type="date">
            <text:p>01.07.194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05T13:15:18" calcext:value-type="date">
            <text:p>05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850053050" calcext:value-type="float">
            <text:p>22850053050</text:p>
          </table:table-cell>
          <table:table-cell table:style-name="ce4" office:value-type="string" calcext:value-type="string">
            <text:p>SELAHATTİN YILDIRIM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8-01-01" calcext:value-type="date">
            <text:p>01.01.194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10T13:50:02" calcext:value-type="date">
            <text:p>10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7201579486" calcext:value-type="float">
            <text:p>37201579486</text:p>
          </table:table-cell>
          <table:table-cell table:style-name="ce4" office:value-type="string" calcext:value-type="string">
            <text:p>AYŞE ER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9-10-02" calcext:value-type="date">
            <text:p>02.10.195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10T14:45:29" calcext:value-type="date">
            <text:p>10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159476028" calcext:value-type="float">
            <text:p>40159476028</text:p>
          </table:table-cell>
          <table:table-cell table:style-name="ce4" office:value-type="string" calcext:value-type="string">
            <text:p>MUSTAFA KAYMA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4-01-01" calcext:value-type="date">
            <text:p>01.01.195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10T15:24:16" calcext:value-type="date">
            <text:p>10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72307173954" calcext:value-type="float">
            <text:p>72307173954</text:p>
          </table:table-cell>
          <table:table-cell table:style-name="ce4" office:value-type="string" calcext:value-type="string">
            <text:p>AYGÜN <text:s/>EVME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9-05-25" calcext:value-type="date">
            <text:p>25.05.198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11T12:25:54" calcext:value-type="date">
            <text:p>11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99455587440" calcext:value-type="float">
            <text:p>99455587440</text:p>
          </table:table-cell>
          <table:table-cell table:style-name="ce4" office:value-type="string" calcext:value-type="string">
            <text:p>SAAD TALIB JEBUR JEBU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02-06" calcext:value-type="date">
            <text:p>06.02.196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12T13:38:30" calcext:value-type="date">
            <text:p>12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0055527976" calcext:value-type="float">
            <text:p>60055527976</text:p>
          </table:table-cell>
          <table:table-cell table:style-name="ce4" office:value-type="string" calcext:value-type="string">
            <text:p>SİBEL BEKTAŞ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2-08-29" calcext:value-type="date">
            <text:p>29.08.199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13T15:29:32" calcext:value-type="date">
            <text:p>13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794522774" calcext:value-type="float">
            <text:p>38794522774</text:p>
          </table:table-cell>
          <table:table-cell table:style-name="ce4" office:value-type="string" calcext:value-type="string">
            <text:p>YUSUF IŞI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2-12-03" calcext:value-type="date">
            <text:p>03.12.196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21T15:09:36" calcext:value-type="date">
            <text:p>21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3525364608" calcext:value-type="float">
            <text:p>43525364608</text:p>
          </table:table-cell>
          <table:table-cell table:style-name="ce4" office:value-type="string" calcext:value-type="string">
            <text:p>ÖMER ARAS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4-07-01" calcext:value-type="date">
            <text:p>01.07.194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26T14:19:05" calcext:value-type="date">
            <text:p>26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5209868986" calcext:value-type="float">
            <text:p>15209868986</text:p>
          </table:table-cell>
          <table:table-cell table:style-name="ce4" office:value-type="string" calcext:value-type="string">
            <text:p>HATİCE ANGU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3-21" calcext:value-type="date">
            <text:p>21.03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1-28T14:22:36" calcext:value-type="date">
            <text:p>28.01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3666359518" calcext:value-type="float">
            <text:p>43666359518</text:p>
          </table:table-cell>
          <table:table-cell table:style-name="ce4" office:value-type="string" calcext:value-type="string">
            <text:p>FADİME SATAR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4-10-10" calcext:value-type="date">
            <text:p>10.10.197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01T10:32:03" calcext:value-type="date">
            <text:p>01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67885113942" calcext:value-type="float">
            <text:p>67885113942</text:p>
          </table:table-cell>
          <table:table-cell table:style-name="ce4" office:value-type="string" calcext:value-type="string">
            <text:p>MUSTAFA YALÇIN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2-09-21" calcext:value-type="date">
            <text:p>21.09.197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07T11:55:33" calcext:value-type="date">
            <text:p>07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1334103998" calcext:value-type="float">
            <text:p>51334103998</text:p>
          </table:table-cell>
          <table:table-cell table:style-name="ce4" office:value-type="string" calcext:value-type="string">
            <text:p>AKGÜL AYBE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10-30" calcext:value-type="date">
            <text:p>30.10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07T15:32:47" calcext:value-type="date">
            <text:p>07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6096842582" calcext:value-type="float">
            <text:p>46096842582</text:p>
          </table:table-cell>
          <table:table-cell table:style-name="ce4" office:value-type="string" calcext:value-type="string">
            <text:p>FATMA ÖZTÜRK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3-05-27" calcext:value-type="date">
            <text:p>27.05.195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09T14:01:52" calcext:value-type="date">
            <text:p>09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71149005546" calcext:value-type="float">
            <text:p>71149005546</text:p>
          </table:table-cell>
          <table:table-cell table:style-name="ce4" office:value-type="string" calcext:value-type="string">
            <text:p>SEMRA ORU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9-05-06" calcext:value-type="date">
            <text:p>06.05.198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0T15:07:25" calcext:value-type="date">
            <text:p>10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6219721046" calcext:value-type="float">
            <text:p>46219721046</text:p>
          </table:table-cell>
          <table:table-cell table:style-name="ce4" office:value-type="string" calcext:value-type="string">
            <text:p>SÜHEYLA ARISOY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84-04-18" calcext:value-type="date">
            <text:p>18.04.198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1T12:30:59" calcext:value-type="date">
            <text:p>11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4293005870" calcext:value-type="float">
            <text:p>24293005870</text:p>
          </table:table-cell>
          <table:table-cell table:style-name="ce4" office:value-type="string" calcext:value-type="string">
            <text:p>MUSTAFA BALÇI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1-03-05" calcext:value-type="date">
            <text:p>05.03.196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1T13:21:36" calcext:value-type="date">
            <text:p>11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0586022232" calcext:value-type="float">
            <text:p>40586022232</text:p>
          </table:table-cell>
          <table:table-cell table:style-name="ce4" office:value-type="string" calcext:value-type="string">
            <text:p>MUSTAFA KARADENİZ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44-07-01" calcext:value-type="date">
            <text:p>01.07.1944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1T15:22:57" calcext:value-type="date">
            <text:p>11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4590888792" calcext:value-type="float">
            <text:p>44590888792</text:p>
          </table:table-cell>
          <table:table-cell table:style-name="ce4" office:value-type="string" calcext:value-type="string">
            <text:p>EMİNE BOLAT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91-11-10" calcext:value-type="date">
            <text:p>10.11.199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5T11:17:43" calcext:value-type="date">
            <text:p>15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6062947220" calcext:value-type="float">
            <text:p>26062947220</text:p>
          </table:table-cell>
          <table:table-cell table:style-name="ce4" office:value-type="string" calcext:value-type="string">
            <text:p>HEMİDE ERGÜ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8-18" calcext:value-type="date">
            <text:p>18.08.197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5T12:35:00" calcext:value-type="date">
            <text:p>15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2472627080" calcext:value-type="float">
            <text:p>22472627080</text:p>
          </table:table-cell>
          <table:table-cell table:style-name="ce4" office:value-type="string" calcext:value-type="string">
            <text:p>EMRE ORU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96-08-14" calcext:value-type="date">
            <text:p>14.08.199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5T15:25:55" calcext:value-type="date">
            <text:p>15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9097512646" calcext:value-type="float">
            <text:p>39097512646</text:p>
          </table:table-cell>
          <table:table-cell table:style-name="ce4" office:value-type="string" calcext:value-type="string">
            <text:p>ŞEYHİ 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5-02-08" calcext:value-type="date">
            <text:p>08.02.196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8T11:41:43" calcext:value-type="date">
            <text:p>18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8413571550" calcext:value-type="float">
            <text:p>18413571550</text:p>
          </table:table-cell>
          <table:table-cell table:style-name="ce4" office:value-type="string" calcext:value-type="string">
            <text:p>NEZAKET AVCI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04-30" calcext:value-type="date">
            <text:p>30.04.196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18T15:24:16" calcext:value-type="date">
            <text:p>18.02.2022</text:p>
          </table:table-cell>
          <table:table-cell table:style-name="ce4" office:value-type="string" calcext:value-type="string">
            <text:p>3714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1148109964" calcext:value-type="float">
            <text:p>51148109964</text:p>
          </table:table-cell>
          <table:table-cell table:style-name="ce4" office:value-type="string" calcext:value-type="string">
            <text:p>MÜNİSE DOĞAN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2-07-08" calcext:value-type="date">
            <text:p>08.07.197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21T12:30:21" calcext:value-type="date">
            <text:p>21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7434795508" calcext:value-type="float">
            <text:p>47434795508</text:p>
          </table:table-cell>
          <table:table-cell table:style-name="ce4" office:value-type="string" calcext:value-type="string">
            <text:p>ŞENEL ÖZÇELİK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69-12-01" calcext:value-type="date">
            <text:p>01.12.196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24T12:41:28" calcext:value-type="date">
            <text:p>24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2672058230" calcext:value-type="float">
            <text:p>52672058230</text:p>
          </table:table-cell>
          <table:table-cell table:style-name="ce4" office:value-type="string" calcext:value-type="string">
            <text:p>BİLAL DÜLGE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70-03-01" calcext:value-type="date">
            <text:p>01.03.197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24T15:20:49" calcext:value-type="date">
            <text:p>24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5697291676" calcext:value-type="float">
            <text:p>45697291676</text:p>
          </table:table-cell>
          <table:table-cell table:style-name="ce4" office:value-type="string" calcext:value-type="string">
            <text:p>EMİNE DALGI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5-06-30" calcext:value-type="date">
            <text:p>30.06.196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28T13:42:02" calcext:value-type="date">
            <text:p>28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9567201798" calcext:value-type="float">
            <text:p>29567201798</text:p>
          </table:table-cell>
          <table:table-cell table:style-name="ce4" office:value-type="string" calcext:value-type="string">
            <text:p>NURAN BAYKA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8-12-22" calcext:value-type="date">
            <text:p>22.12.196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28T13:42:06" calcext:value-type="date">
            <text:p>28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5174975640" calcext:value-type="float">
            <text:p>25174975640</text:p>
          </table:table-cell>
          <table:table-cell table:style-name="ce4" office:value-type="string" calcext:value-type="string">
            <text:p>HATİCE ERO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3-05-20" calcext:value-type="date">
            <text:p>20.05.1963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2-28T14:42:35" calcext:value-type="date">
            <text:p>28.02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2085412668" calcext:value-type="float">
            <text:p>42085412668</text:p>
          </table:table-cell>
          <table:table-cell table:style-name="ce4" office:value-type="string" calcext:value-type="string">
            <text:p>KADİR ÇINAR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1956-08-18" calcext:value-type="date">
            <text:p>18.08.1956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01T13:44:21" calcext:value-type="date">
            <text:p>01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9458215504" calcext:value-type="float">
            <text:p>59458215504</text:p>
          </table:table-cell>
          <table:table-cell table:style-name="ce4" office:value-type="string" calcext:value-type="string">
            <text:p>OSMAN TUNA SERT</text:p>
          </table:table-cell>
          <table:table-cell table:style-name="ce4" office:value-type="string" calcext:value-type="string">
            <text:p>Erkek</text:p>
          </table:table-cell>
          <table:table-cell office:value-type="date" office:date-value="2002-04-20" calcext:value-type="date">
            <text:p>20.04.200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04T15:18:27" calcext:value-type="date">
            <text:p>04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7633226202" calcext:value-type="float">
            <text:p>17633226202</text:p>
          </table:table-cell>
          <table:table-cell table:style-name="ce4" office:value-type="string" calcext:value-type="string">
            <text:p>ASUMAN YOZGATLIOĞLU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8-04-18" calcext:value-type="date">
            <text:p>18.04.1958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08T14:59:01" calcext:value-type="date">
            <text:p>08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4876691002" calcext:value-type="float">
            <text:p>14876691002</text:p>
          </table:table-cell>
          <table:table-cell table:style-name="ce4" office:value-type="string" calcext:value-type="string">
            <text:p>BELGÜZAR TEMİZE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5-12-20" calcext:value-type="date">
            <text:p>20.12.195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14T11:39:56" calcext:value-type="date">
            <text:p>14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10967449606" calcext:value-type="float">
            <text:p>10967449606</text:p>
          </table:table-cell>
          <table:table-cell table:style-name="ce4" office:value-type="string" calcext:value-type="string">
            <text:p>ŞAKİRE UYSA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51-04-05" calcext:value-type="date">
            <text:p>05.04.1951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14T11:39:57" calcext:value-type="date">
            <text:p>14.03.2022</text:p>
          </table:table-cell>
          <table:table-cell table:style-name="ce4" office:value-type="string" calcext:value-type="string">
            <text:p>81530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41704423870" calcext:value-type="float">
            <text:p>41704423870</text:p>
          </table:table-cell>
          <table:table-cell table:style-name="ce4" office:value-type="string" calcext:value-type="string">
            <text:p>SALİYE İÇMEGİZ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62-05-15" calcext:value-type="date">
            <text:p>15.05.1962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16T11:28:17" calcext:value-type="date">
            <text:p>16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38632528210" calcext:value-type="float">
            <text:p>38632528210</text:p>
          </table:table-cell>
          <table:table-cell table:style-name="ce4" office:value-type="string" calcext:value-type="string">
            <text:p>ZEYNEP GÜL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5-09-23" calcext:value-type="date">
            <text:p>23.09.1945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16T13:53:37" calcext:value-type="date">
            <text:p>16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53893018782" calcext:value-type="float">
            <text:p>53893018782</text:p>
          </table:table-cell>
          <table:table-cell table:style-name="ce4" office:value-type="string" calcext:value-type="string">
            <text:p>SEBİHA İLERİ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49-01-01" calcext:value-type="date">
            <text:p>01.01.1949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17T14:14:11" calcext:value-type="date">
            <text:p>17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>
          <table:table-cell office:value-type="float" office:value="23272200626" calcext:value-type="float">
            <text:p>23272200626</text:p>
          </table:table-cell>
          <table:table-cell table:style-name="ce4" office:value-type="string" calcext:value-type="string">
            <text:p>VESİLE ORUÇ</text:p>
          </table:table-cell>
          <table:table-cell table:style-name="ce4" office:value-type="string" calcext:value-type="string">
            <text:p>Kadın</text:p>
          </table:table-cell>
          <table:table-cell office:value-type="date" office:date-value="1970-05-01" calcext:value-type="date">
            <text:p>01.05.1970</text:p>
          </table:table-cell>
          <table:table-cell table:style-name="ce4" office:value-type="string" calcext:value-type="string">
            <text:p>HCV-RNA, Kantitatif</text:p>
          </table:table-cell>
          <table:table-cell office:value-type="date" office:date-value="2022-03-23T14:49:51" calcext:value-type="date">
            <text:p>23.03.2022</text:p>
          </table:table-cell>
          <table:table-cell table:style-name="ce4" office:value-type="string" calcext:value-type="string">
            <text:p>Negatif</text:p>
          </table:table-cell>
          <table:table-cell table:style-name="ce7" office:value-type="string" calcext:value-type="string">
            <text:p>Anatolia + Qiagen</text:p>
          </table:table-cell>
          <table:table-cell table:number-columns-repeated="56"/>
        </table:table-row>
        <table:table-row table:style-name="ro1" table:number-rows-repeated="10470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₺</number:text>
      <number:number number:decimal-places="0" number:min-decimal-places="0" number:min-integer-digits="1" number:grouping="true"/>
    </number:number-style>
    <number:number-style style:name="N111">
      <number:text>-₺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₺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₺</number:text>
      <number:number number:decimal-places="2" number:min-decimal-places="2" number:min-integer-digits="1" number:grouping="true"/>
    </number:number-style>
    <number:number-style style:name="N113">
      <number:text>-₺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₺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₺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$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31">
      <number:day number:style="long"/>
      <number:text>.</number:text>
      <number:month number:style="long"/>
      <number:text>.</number:text>
      <number:year number:style="long"/>
    </number:date-style>
    <number:date-style style:name="N132">
      <number:day/>
      <number:text>.</number:text>
      <number:month number:style="long"/>
      <number:text>.</number:text>
      <number:year number:style="long"/>
    </number:date-style>
    <number:date-style style:name="N133">
      <number:day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0111" number:language="tr" number:country="TR">
      <number:day/>
      <number:text> </number:text>
      <number:month number:style="long" number:textual="true"/>
      <number:text> </number:text>
      <number:year number:style="long"/>
      <number:text> </number:text>
      <number:day-of-week number:style="long"/>
    </number:date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ronaldinho424</dc:creator>
    <dc:date>2022-03-31T15:17:18</dc:date>
    <meta:document-statistic meta:table-count="1" meta:cell-count="12224" meta:object-count="0"/>
    <meta:generator>LibreOffice/7.2.7.2$Linux_X86_64 LibreOffice_project/20$Build-2</meta:generator>
  </office:meta>
</office:document-meta>
</file>